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9.398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row table:style-name="ro1">
          <table:table-cell office:value-type="float" office:value="274229">
            <text:p>274229</text:p>
          </table:table-cell>
          <table:table-cell office:value-type="string">
            <text:p>/scotland/safetyhygienescot/outbreakcontrolscotland</text:p>
          </table:table-cell>
          <table:table-cell/>
        </table:table-row>
        <table:table-row table:style-name="ro1">
          <table:table-cell office:value-type="float" office:value="400938">
            <text:p>400938</text:p>
          </table:table-cell>
          <table:table-cell office:value-type="string">
            <text:p>/userdatarep/contentgatewaytest</text:p>
          </table:table-cell>
          <table:table-cell/>
        </table:table-row>
        <table:table-row table:style-name="ro1">
          <table:table-cell office:value-type="float" office:value="426434">
            <text:p>426434</text:p>
          </table:table-cell>
          <table:table-cell office:value-type="string">
            <text:p>/wales/about-fsa-wales/cymru/newyddiondatgan/newyddion/archifnewcym/2007/tac/otm</text:p>
          </table:table-cell>
          <table:table-cell/>
        </table:table-row>
        <table:table-row table:style-name="ro1">
          <table:table-cell office:value-type="float" office:value="426440">
            <text:p>426440</text:p>
          </table:table-cell>
          <table:table-cell office:value-type="string">
            <text:p>/wales/about-fsa-wales/cymru/newyddiondatgan/newyddion/archifnewcym/2007/tac/wfaf071109caerdydd</text:p>
          </table:table-cell>
          <table:table-cell/>
        </table:table-row>
        <table:table-row table:style-name="ro1">
          <table:table-cell office:value-type="float" office:value="427332">
            <text:p>427332</text:p>
          </table:table-cell>
          <table:table-cell office:value-type="string">
            <text:p>/wales/about-fsa-wales/cymru/newyddiondatgan/newyddion/archifnewcym/2007/tac/nutstratw</text:p>
          </table:table-cell>
          <table:table-cell/>
        </table:table-row>
        <table:table-row table:style-name="ro1">
          <table:table-cell office:value-type="float" office:value="439636">
            <text:p>439636</text:p>
          </table:table-cell>
          <table:table-cell office:value-type="string">
            <text:p>/wales/about-fsa-wales/cymru/newyddiondatgan/newyddion/archifnewcym/2008/ion/fformwlafabanodcym</text:p>
          </table:table-cell>
          <table:table-cell/>
        </table:table-row>
        <table:table-row table:style-name="ro1">
          <table:table-cell office:value-type="float" office:value="439752">
            <text:p>439752</text:p>
          </table:table-cell>
          <table:table-cell office:value-type="string">
            <text:p>/wales/about-fsa-wales/cymru/newyddiondatgan/newyddion/archifnewcym/2008/ion/labelupecynnaucym</text:p>
          </table:table-cell>
          <table:table-cell/>
        </table:table-row>
        <table:table-row table:style-name="ro1">
          <table:table-cell office:value-type="float" office:value="439822">
            <text:p>439822</text:p>
          </table:table-cell>
          <table:table-cell office:value-type="string">
            <text:p>/wales/about-fsa-wales/cymru/newyddiondatgan/newyddion/archifnewcym/2008/ion/alergbwydcym</text:p>
          </table:table-cell>
          <table:table-cell/>
        </table:table-row>
        <table:table-row table:style-name="ro1">
          <table:table-cell office:value-type="float" office:value="439919">
            <text:p>439919</text:p>
          </table:table-cell>
          <table:table-cell office:value-type="string">
            <text:p>/wales/about-fsa-wales/cymru/newyddiondatgan/newyddion/archifnewcym/2008/ion/Hystelcym</text:p>
          </table:table-cell>
          <table:table-cell/>
        </table:table-row>
        <table:table-row table:style-name="ro1">
          <table:table-cell office:value-type="float" office:value="440186">
            <text:p>440186</text:p>
          </table:table-cell>
          <table:table-cell office:value-type="string">
            <text:p>/wales/about-fsa-wales/cymru/newyddiondatgan/newyddion/archifnewcym/2008/ion/ArlwywyrBwydIachachcym</text:p>
          </table:table-cell>
          <table:table-cell/>
        </table:table-row>
        <table:table-row table:style-name="ro1">
          <table:table-cell office:value-type="float" office:value="440896">
            <text:p>440896</text:p>
          </table:table-cell>
          <table:table-cell office:value-type="string">
            <text:p>/wales/about-fsa-wales/cymru/newyddiondatgan/newyddion/archifnewcym/2008/ion/PwyllACCEcym</text:p>
          </table:table-cell>
          <table:table-cell/>
        </table:table-row>
        <table:table-row table:style-name="ro1">
          <table:table-cell office:value-type="float" office:value="442494">
            <text:p>442494</text:p>
          </table:table-cell>
          <table:table-cell office:value-type="string">
            <text:p>/wales/about-fsa-wales/cymru/newyddiondatgan/newyddion/archifnewcym/2008/chw/PenodiSteveGarrettcym</text:p>
          </table:table-cell>
          <table:table-cell/>
        </table:table-row>
        <table:table-row table:style-name="ro1">
          <table:table-cell office:value-type="float" office:value="443268">
            <text:p>443268</text:p>
          </table:table-cell>
          <table:table-cell office:value-type="string">
            <text:p>/wales/about-fsa-wales/cymru/newyddiondatgan/newyddion/archifnewcym/2008/chw/brasdircym</text:p>
          </table:table-cell>
          <table:table-cell/>
        </table:table-row>
        <table:table-row table:style-name="ro1">
          <table:table-cell office:value-type="float" office:value="443289">
            <text:p>443289</text:p>
          </table:table-cell>
          <table:table-cell office:value-type="string">
            <text:p>/wales/about-fsa-wales/cymru/newyddiondatgan/newyddion/archifnewcym/2008/chw/WFACCYm</text:p>
          </table:table-cell>
          <table:table-cell/>
        </table:table-row>
        <table:table-row table:style-name="ro1">
          <table:table-cell office:value-type="float" office:value="443416">
            <text:p>443416</text:p>
          </table:table-cell>
          <table:table-cell office:value-type="string">
            <text:p>/wales/about-fsa-wales/cymru/newyddiondatgan/newyddion/archifnewcym/2008/chw/pyscym</text:p>
          </table:table-cell>
          <table:table-cell/>
        </table:table-row>
        <table:table-row table:style-name="ro1">
          <table:table-cell office:value-type="float" office:value="443935">
            <text:p>443935</text:p>
          </table:table-cell>
          <table:table-cell office:value-type="string">
            <text:p>/wales/about-fsa-wales/cymru/newyddiondatgan/newyddion/archifnewcym/2008/chw/PenodiTriAelodCym</text:p>
          </table:table-cell>
          <table:table-cell/>
        </table:table-row>
        <table:table-row table:style-name="ro1">
          <table:table-cell office:value-type="float" office:value="444028">
            <text:p>444028</text:p>
          </table:table-cell>
          <table:table-cell office:value-type="string">
            <text:p>/wales/about-fsa-wales/cymru/newyddiondatgan/newyddion/archifnewcym/2008/chw/YmchwiliadCyhoeddusEcoliCym</text:p>
          </table:table-cell>
          <table:table-cell/>
        </table:table-row>
        <table:table-row table:style-name="ro1">
          <table:table-cell office:value-type="float" office:value="444497">
            <text:p>444497</text:p>
          </table:table-cell>
          <table:table-cell office:value-type="string">
            <text:p>/wales/about-fsa-wales/cymru/newyddiondatgan/newyddion/archifnewcym/2008/chw/WFACcym</text:p>
          </table:table-cell>
          <table:table-cell/>
        </table:table-row>
        <table:table-row table:style-name="ro1">
          <table:table-cell office:value-type="float" office:value="445919">
            <text:p>445919</text:p>
          </table:table-cell>
          <table:table-cell office:value-type="string">
            <text:p>/wales/about-fsa-wales/cymru/newyddiondatgan/newyddion/archifnewcym/2008/chw/ArolwgDiweddarafcym</text:p>
          </table:table-cell>
          <table:table-cell/>
        </table:table-row>
        <table:table-row table:style-name="ro1">
          <table:table-cell office:value-type="float" office:value="445982">
            <text:p>445982</text:p>
          </table:table-cell>
          <table:table-cell office:value-type="string">
            <text:p>/wales/about-fsa-wales/cymru/newyddiondatgan/newyddion/archifnewcym/2008/chw/dvdnewyddcym</text:p>
          </table:table-cell>
          <table:table-cell/>
        </table:table-row>
        <table:table-row table:style-name="ro1">
          <table:table-cell office:value-type="float" office:value="446676">
            <text:p>446676</text:p>
          </table:table-cell>
          <table:table-cell office:value-type="string">
            <text:p>/wales/about-fsa-wales/cymru/newyddiondatgan/newyddion/archifnewcym/2008/chw/GwefanGymraegCym</text:p>
          </table:table-cell>
          <table:table-cell/>
        </table:table-row>
        <table:table-row table:style-name="ro1">
          <table:table-cell office:value-type="float" office:value="448419">
            <text:p>448419</text:p>
          </table:table-cell>
          <table:table-cell office:value-type="string">
            <text:p>/wales/about-fsa-wales/cymru/newyddiondatgan/newyddion/archifnewcym/2008/chw/gwirioneddgwyddoniaethcym</text:p>
          </table:table-cell>
          <table:table-cell/>
        </table:table-row>
        <table:table-row table:style-name="ro1">
          <table:table-cell office:value-type="float" office:value="449943">
            <text:p>449943</text:p>
          </table:table-cell>
          <table:table-cell office:value-type="string">
            <text:p>/wales/about-fsa-wales/cymru/newyddiondatgan/newyddion/archifnewcym/2008/maw/BwydDiogelCym</text:p>
          </table:table-cell>
          <table:table-cell/>
        </table:table-row>
        <table:table-row table:style-name="ro1">
          <table:table-cell office:value-type="float" office:value="451714">
            <text:p>451714</text:p>
          </table:table-cell>
          <table:table-cell office:value-type="string">
            <text:p>/wales/about-fsa-wales/cymru/newyddiondatgan/newyddion/archifnewcym/2008/ebr/Catadasbc</text:p>
          </table:table-cell>
          <table:table-cell/>
        </table:table-row>
        <table:table-row table:style-name="ro1">
          <table:table-cell office:value-type="float" office:value="453178">
            <text:p>453178</text:p>
          </table:table-cell>
          <table:table-cell office:value-type="string">
            <text:p>/wales/about-fsa-wales/cymru/newyddiondatgan/newyddion/archifnewcym/2008/ebr/weleatwellcym</text:p>
          </table:table-cell>
          <table:table-cell/>
        </table:table-row>
        <table:table-row table:style-name="ro1">
          <table:table-cell office:value-type="float" office:value="457430">
            <text:p>457430</text:p>
          </table:table-cell>
          <table:table-cell office:value-type="string">
            <text:p>/wales/about-fsa-wales/cymru/newyddiondatgan/newyddion/archifnewcym/2008/mai/llaethbabanod</text:p>
          </table:table-cell>
          <table:table-cell/>
        </table:table-row>
        <table:table-row table:style-name="ro1">
          <table:table-cell office:value-type="float" office:value="458031">
            <text:p>458031</text:p>
          </table:table-cell>
          <table:table-cell office:value-type="string">
            <text:p>/wales/about-fsa-wales/cymru/newyddiondatgan/newyddion/archifnewcym/2008/mai/rysaitbwyd</text:p>
          </table:table-cell>
          <table:table-cell/>
        </table:table-row>
        <table:table-row table:style-name="ro1">
          <table:table-cell office:value-type="float" office:value="459021">
            <text:p>459021</text:p>
          </table:table-cell>
          <table:table-cell office:value-type="string">
            <text:p>/wales/about-fsa-wales/cymru/newyddiondatgan/newyddion/archifnewcym/2008/mai/cardiaucogydd</text:p>
          </table:table-cell>
          <table:table-cell/>
        </table:table-row>
        <table:table-row table:style-name="ro1">
          <table:table-cell office:value-type="float" office:value="459905">
            <text:p>459905</text:p>
          </table:table-cell>
          <table:table-cell office:value-type="string">
            <text:p>/wales/about-fsa-wales/cymru/newyddiondatgan/newyddion/archifnewcym/2008/maw/gawbbc</text:p>
          </table:table-cell>
          <table:table-cell/>
        </table:table-row>
        <table:table-row table:style-name="ro1">
          <table:table-cell office:value-type="float" office:value="460963">
            <text:p>460963</text:p>
          </table:table-cell>
          <table:table-cell office:value-type="string">
            <text:p>/wales/about-fsa-wales/cymru/newyddiondatgan/newyddion/archifnewcym/2008/meh/cawlachbwyd</text:p>
          </table:table-cell>
          <table:table-cell/>
        </table:table-row>
        <table:table-row table:style-name="ro1">
          <table:table-cell office:value-type="float" office:value="462316">
            <text:p>462316</text:p>
          </table:table-cell>
          <table:table-cell office:value-type="string">
            <text:p>/wales/about-fsa-wales/cymru/newyddiondatgan/newyddion/archifnewcym/2008/meh/aelodaunewyddwfac</text:p>
          </table:table-cell>
          <table:table-cell/>
        </table:table-row>
        <table:table-row table:style-name="ro1">
          <table:table-cell office:value-type="float" office:value="463893">
            <text:p>463893</text:p>
          </table:table-cell>
          <table:table-cell office:value-type="string">
            <text:p>/wales/about-fsa-wales/cymru/newyddiondatgan/newyddion/archifnewcym/2008/meh/gwobraudewisiachcym</text:p>
          </table:table-cell>
          <table:table-cell/>
        </table:table-row>
        <table:table-row table:style-name="ro1">
          <table:table-cell office:value-type="float" office:value="466984">
            <text:p>466984</text:p>
          </table:table-cell>
          <table:table-cell office:value-type="string">
            <text:p>/wales/about-fsa-wales/cymru/newyddiondatgan/newyddion/archifnewcym/2008/gor/gwahoddiadiddatgan</text:p>
          </table:table-cell>
          <table:table-cell/>
        </table:table-row>
        <table:table-row table:style-name="ro1">
          <table:table-cell office:value-type="float" office:value="467011">
            <text:p>467011</text:p>
          </table:table-cell>
          <table:table-cell office:value-type="string">
            <text:p>/wales/about-fsa-wales/cymru/newyddiondatgan/newyddion/archifnewcym/2008/gor/adroddiadblynyddol</text:p>
          </table:table-cell>
          <table:table-cell/>
        </table:table-row>
        <table:table-row table:style-name="ro1">
          <table:table-cell office:value-type="float" office:value="467210">
            <text:p>467210</text:p>
          </table:table-cell>
          <table:table-cell office:value-type="string">
            <text:p>/wales/about-fsa-wales/cymru/newyddiondatgan/newyddion/archifnewcym/2008/gor/bwydydddanwactod</text:p>
          </table:table-cell>
          <table:table-cell/>
        </table:table-row>
        <table:table-row table:style-name="ro1">
          <table:table-cell office:value-type="float" office:value="471162">
            <text:p>471162</text:p>
          </table:table-cell>
          <table:table-cell office:value-type="string">
            <text:p>/wales/about-fsa-wales/cymru/newyddiondatgan/newyddion/archifnewcym/2008/aws/wfacsep08</text:p>
          </table:table-cell>
          <table:table-cell/>
        </table:table-row>
        <table:table-row table:style-name="ro1">
          <table:table-cell office:value-type="float" office:value="471668">
            <text:p>471668</text:p>
          </table:table-cell>
          <table:table-cell office:value-type="string">
            <text:p>/wales/about-fsa-wales/cymru/newyddiondatgan/newyddion/archifnewcym/2008/med/farmnoteswelsh</text:p>
          </table:table-cell>
          <table:table-cell/>
        </table:table-row>
        <table:table-row table:style-name="ro1">
          <table:table-cell office:value-type="float" office:value="479315">
            <text:p>479315</text:p>
          </table:table-cell>
          <table:table-cell office:value-type="string">
            <text:p>/wales/about-fsa-wales/cymru/newyddiondatgan/newyddion/archifnewcym/2008/hyd/wfacnovwelsh</text:p>
          </table:table-cell>
          <table:table-cell/>
        </table:table-row>
        <table:table-row table:style-name="ro1">
          <table:table-cell office:value-type="float" office:value="479339">
            <text:p>479339</text:p>
          </table:table-cell>
          <table:table-cell office:value-type="string">
            <text:p>/wales/about-fsa-wales/cymru/newyddiondatgan/newyddion/archifnewcym/2008/hyd/foodsafetyweekwelsh</text:p>
          </table:table-cell>
          <table:table-cell/>
        </table:table-row>
        <table:table-row table:style-name="ro1">
          <table:table-cell office:value-type="float" office:value="479664">
            <text:p>479664</text:p>
          </table:table-cell>
          <table:table-cell office:value-type="string">
            <text:p>/wales/about-fsa-wales/cymru/newyddiondatgan/newyddion/archifnewcym/2008/tac/caffeinewelsh</text:p>
          </table:table-cell>
          <table:table-cell/>
        </table:table-row>
        <table:table-row table:style-name="ro1">
          <table:table-cell office:value-type="float" office:value="480345">
            <text:p>480345</text:p>
          </table:table-cell>
          <table:table-cell office:value-type="string">
            <text:p>/wales/about-fsa-wales/cymru/newyddiondatgan/newyddion/archifnewcym/2008/tac/couoforigwelsh</text:p>
          </table:table-cell>
          <table:table-cell/>
        </table:table-row>
        <table:table-row table:style-name="ro1">
          <table:table-cell office:value-type="float" office:value="481885">
            <text:p>481885</text:p>
          </table:table-cell>
          <table:table-cell office:value-type="string">
            <text:p>/wales/about-fsa-wales/cymru/newyddiondatgan/newyddion/archifnewcym/2008/tac/mhsnews</text:p>
          </table:table-cell>
          <table:table-cell/>
        </table:table-row>
        <table:table-row table:style-name="ro1">
          <table:table-cell office:value-type="float" office:value="482256">
            <text:p>482256</text:p>
          </table:table-cell>
          <table:table-cell office:value-type="string">
            <text:p>/wales/about-fsa-wales/cymru/newyddiondatgan/newyddion/archifnewcym/2008/tac/mhsiacancelledcym</text:p>
          </table:table-cell>
          <table:table-cell/>
        </table:table-row>
        <table:table-row table:style-name="ro1">
          <table:table-cell office:value-type="float" office:value="483827">
            <text:p>483827</text:p>
          </table:table-cell>
          <table:table-cell office:value-type="string">
            <text:p>/wales/about-fsa-wales/cymru/newyddiondatgan/newyddion/archifnewcym/2008/rha/FSAporkupdate</text:p>
          </table:table-cell>
          <table:table-cell/>
        </table:table-row>
        <table:table-row table:style-name="ro1">
          <table:table-cell office:value-type="float" office:value="484152">
            <text:p>484152</text:p>
          </table:table-cell>
          <table:table-cell office:value-type="string">
            <text:p>/wales/about-fsa-wales/cymru/newyddiondatgan/newyddion/archifnewcym/2008/rha/pork2</text:p>
          </table:table-cell>
          <table:table-cell/>
        </table:table-row>
        <table:table-row table:style-name="ro1">
          <table:table-cell office:value-type="float" office:value="484173">
            <text:p>484173</text:p>
          </table:table-cell>
          <table:table-cell office:value-type="string">
            <text:p>/wales/about-fsa-wales/cymru/newyddiondatgan/newyddion/archifnewcym/2008/rha/Irishbeefwelsh</text:p>
          </table:table-cell>
          <table:table-cell/>
        </table:table-row>
        <table:table-row table:style-name="ro1">
          <table:table-cell office:value-type="float" office:value="484311">
            <text:p>484311</text:p>
          </table:table-cell>
          <table:table-cell office:value-type="string">
            <text:p>/wales/about-fsa-wales/cymru/newyddiondatgan/newyddion/archifnewcym/2008/rha/paenutadvicewelsh</text:p>
          </table:table-cell>
          <table:table-cell/>
        </table:table-row>
        <table:table-row table:style-name="ro1">
          <table:table-cell office:value-type="float" office:value="484348">
            <text:p>484348</text:p>
          </table:table-cell>
          <table:table-cell office:value-type="string">
            <text:p>/wales/about-fsa-wales/cymru/newyddiondatgan/newyddion/archifnewcym/2008/rha/updateefsaporkadvicewelsh</text:p>
          </table:table-cell>
          <table:table-cell/>
        </table:table-row>
        <table:table-row table:style-name="ro1">
          <table:table-cell office:value-type="float" office:value="484731">
            <text:p>484731</text:p>
          </table:table-cell>
          <table:table-cell office:value-type="string">
            <text:p>/wales/about-fsa-wales/cymru/newyddiondatgan/newyddion/archifnewcym/2008/rha/diweddariadporccymraeg</text:p>
          </table:table-cell>
          <table:table-cell/>
        </table:table-row>
        <table:table-row table:style-name="ro1">
          <table:table-cell office:value-type="float" office:value="486246">
            <text:p>486246</text:p>
          </table:table-cell>
          <table:table-cell office:value-type="string">
            <text:p>/wales/about-fsa-wales/cymru/newyddiondatgan/newyddion/archifnewcym/2008/rha/wfacjan09</text:p>
          </table:table-cell>
          <table:table-cell/>
        </table:table-row>
        <table:table-row table:style-name="ro1">
          <table:table-cell office:value-type="float" office:value="488195">
            <text:p>488195</text:p>
          </table:table-cell>
          <table:table-cell office:value-type="string">
            <text:p>/wales/about-fsa-wales/cymru/newyddiondatgan/newyddion/archifnewcym/2009/ion/lloiFCI</text:p>
          </table:table-cell>
          <table:table-cell/>
        </table:table-row>
        <table:table-row table:style-name="ro1">
          <table:table-cell office:value-type="float" office:value="489214">
            <text:p>489214</text:p>
          </table:table-cell>
          <table:table-cell office:value-type="string">
            <text:p>/wales/about-fsa-wales/cymru/newyddiondatgan/newyddion/archifnewcym/2009/ion/taliadaucig</text:p>
          </table:table-cell>
          <table:table-cell/>
        </table:table-row>
        <table:table-row table:style-name="ro1">
          <table:table-cell office:value-type="float" office:value="493855">
            <text:p>493855</text:p>
          </table:table-cell>
          <table:table-cell office:value-type="string">
            <text:p>/wales/about-fsa-wales/cymru/newyddiondatgan/newyddion/archifnewcym/2009/chw/lesssatfatwelsh</text:p>
          </table:table-cell>
          <table:table-cell/>
        </table:table-row>
        <table:table-row table:style-name="ro1">
          <table:table-cell office:value-type="float" office:value="493975">
            <text:p>493975</text:p>
          </table:table-cell>
          <table:table-cell office:value-type="string">
            <text:p>/wales/about-fsa-wales/cymru/newyddiondatgan/newyddion/archifnewcym/2009/chw/sanffolcym</text:p>
          </table:table-cell>
          <table:table-cell/>
        </table:table-row>
        <table:table-row table:style-name="ro1">
          <table:table-cell office:value-type="float" office:value="494071">
            <text:p>494071</text:p>
          </table:table-cell>
          <table:table-cell office:value-type="string">
            <text:p>/wales/about-fsa-wales/cymru/newyddiondatgan/newyddion/archifnewcym/2009/chw/brasdircvc</text:p>
          </table:table-cell>
          <table:table-cell/>
        </table:table-row>
        <table:table-row table:style-name="ro1">
          <table:table-cell office:value-type="float" office:value="494918">
            <text:p>494918</text:p>
          </table:table-cell>
          <table:table-cell office:value-type="string">
            <text:p>/wales/about-fsa-wales/cymru/newyddiondatgan/newyddion/archifnewcym/2009/chw/UWICjointseminarwelsh</text:p>
          </table:table-cell>
          <table:table-cell/>
        </table:table-row>
        <table:table-row table:style-name="ro1">
          <table:table-cell office:value-type="float" office:value="494933">
            <text:p>494933</text:p>
          </table:table-cell>
          <table:table-cell office:value-type="string">
            <text:p>/wales/about-fsa-wales/cymru/newyddiondatgan/newyddion/archifnewcym/2009/chw/aildrefnucyfarfodwelsh</text:p>
          </table:table-cell>
          <table:table-cell/>
        </table:table-row>
        <table:table-row table:style-name="ro1">
          <table:table-cell office:value-type="float" office:value="495997">
            <text:p>495997</text:p>
          </table:table-cell>
          <table:table-cell office:value-type="string">
            <text:p>/wales/about-fsa-wales/cymru/newyddiondatgan/newyddion/archifnewcym/2009/chw/crempog</text:p>
          </table:table-cell>
          <table:table-cell/>
        </table:table-row>
        <table:table-row table:style-name="ro1">
          <table:table-cell office:value-type="float" office:value="497829">
            <text:p>497829</text:p>
          </table:table-cell>
          <table:table-cell office:value-type="string">
            <text:p>/wales/about-fsa-wales/cymru/newyddiondatgan/newyddion/archifnewcym/2009/maw/nicarbazincym</text:p>
          </table:table-cell>
          <table:table-cell/>
        </table:table-row>
        <table:table-row table:style-name="ro1">
          <table:table-cell office:value-type="float" office:value="498901">
            <text:p>498901</text:p>
          </table:table-cell>
          <table:table-cell office:value-type="string">
            <text:p>/wales/about-fsa-wales/cymru/newyddiondatgan/newyddion/archifnewcym/2009/maw/sulymamau</text:p>
          </table:table-cell>
          <table:table-cell/>
        </table:table-row>
        <table:table-row table:style-name="ro1">
          <table:table-cell office:value-type="float" office:value="498989">
            <text:p>498989</text:p>
          </table:table-cell>
          <table:table-cell office:value-type="string">
            <text:p>/wales/about-fsa-wales/cymru/newyddiondatgan/newyddion/archifnewcym/2009/maw/cstrategol2010</text:p>
          </table:table-cell>
          <table:table-cell/>
        </table:table-row>
        <table:table-row table:style-name="ro1">
          <table:table-cell office:value-type="float" office:value="499295">
            <text:p>499295</text:p>
          </table:table-cell>
          <table:table-cell office:value-type="string">
            <text:p>/wales/about-fsa-wales/cymru/newyddiondatgan/newyddion/archifnewcym/2009/maw/ecoli</text:p>
          </table:table-cell>
          <table:table-cell/>
        </table:table-row>
        <table:table-row table:style-name="ro1">
          <table:table-cell office:value-type="float" office:value="499402">
            <text:p>499402</text:p>
          </table:table-cell>
          <table:table-cell office:value-type="string">
            <text:p>/wales/about-fsa-wales/cymru/newyddiondatgan/newyddion/archifnewcym/2009/maw/gwenwynplwm</text:p>
          </table:table-cell>
          <table:table-cell/>
        </table:table-row>
        <table:table-row table:style-name="ro1">
          <table:table-cell office:value-type="float" office:value="502583">
            <text:p>502583</text:p>
          </table:table-cell>
          <table:table-cell office:value-type="string">
            <text:p>/wales/about-fsa-wales/cymru/newyddiondatgan/newyddion/archifnewcym/2009/ebr/wfaccym</text:p>
          </table:table-cell>
          <table:table-cell/>
        </table:table-row>
        <table:table-row table:style-name="ro1">
          <table:table-cell office:value-type="float" office:value="504473">
            <text:p>504473</text:p>
          </table:table-cell>
          <table:table-cell office:value-type="string">
            <text:p>/wales/about-fsa-wales/cymru/newyddiondatgan/newyddion/archifnewcym/2009/mai/hyffalerg</text:p>
          </table:table-cell>
          <table:table-cell/>
        </table:table-row>
        <table:table-row table:style-name="ro1">
          <table:table-cell office:value-type="float" office:value="504794">
            <text:p>504794</text:p>
          </table:table-cell>
          <table:table-cell office:value-type="string">
            <text:p>/wales/about-fsa-wales/cymru/newyddiondatgan/newyddion/archifnewcym/2009/mai/digoniachiweithio</text:p>
          </table:table-cell>
          <table:table-cell/>
        </table:table-row>
        <table:table-row table:style-name="ro1">
          <table:table-cell office:value-type="float" office:value="504880">
            <text:p>504880</text:p>
          </table:table-cell>
          <table:table-cell office:value-type="string">
            <text:p>/wales/about-fsa-wales/cymru/newyddiondatgan/newyddion/archifnewcym/2009/mai/targedauhalen</text:p>
          </table:table-cell>
          <table:table-cell/>
        </table:table-row>
        <table:table-row table:style-name="ro1">
          <table:table-cell office:value-type="float" office:value="507429">
            <text:p>507429</text:p>
          </table:table-cell>
          <table:table-cell office:value-type="string">
            <text:p>/wales/about-fsa-wales/cymru/newyddiondatgan/newyddion/archifnewcym/2009/meh/WDB</text:p>
          </table:table-cell>
          <table:table-cell/>
        </table:table-row>
        <table:table-row table:style-name="ro1">
          <table:table-cell office:value-type="float" office:value="508542">
            <text:p>508542</text:p>
          </table:table-cell>
          <table:table-cell office:value-type="string">
            <text:p>/wales/about-fsa-wales/cymru/newyddiondatgan/newyddion/archifnewcym/2009/meh/gwyliochwaraeon</text:p>
          </table:table-cell>
          <table:table-cell/>
        </table:table-row>
        <table:table-row table:style-name="ro1">
          <table:table-cell office:value-type="float" office:value="508983">
            <text:p>508983</text:p>
          </table:table-cell>
          <table:table-cell office:value-type="string">
            <text:p>/wales/about-fsa-wales/cymru/newyddiondatgan/newyddion/archifnewcym/2009/meh/cig</text:p>
          </table:table-cell>
          <table:table-cell/>
        </table:table-row>
        <table:table-row table:style-name="ro1">
          <table:table-cell office:value-type="float" office:value="510447">
            <text:p>510447</text:p>
          </table:table-cell>
          <table:table-cell office:value-type="string">
            <text:p>/wales/about-fsa-wales/cymru/newyddiondatgan/newyddion/archifnewcym/2009/gor/cadeirydd</text:p>
          </table:table-cell>
          <table:table-cell/>
        </table:table-row>
        <table:table-row table:style-name="ro1">
          <table:table-cell office:value-type="float" office:value="513601">
            <text:p>513601</text:p>
          </table:table-cell>
          <table:table-cell office:value-type="string">
            <text:p>/wales/about-fsa-wales/cymru/newyddiondatgan/newyddion/archifnewcym/2009/aws/bwydysawd</text:p>
          </table:table-cell>
          <table:table-cell/>
        </table:table-row>
        <table:table-row table:style-name="ro1">
          <table:table-cell office:value-type="float" office:value="513827">
            <text:p>513827</text:p>
          </table:table-cell>
          <table:table-cell office:value-type="string">
            <text:p>/wales/about-fsa-wales/cymru/newyddiondatgan/newyddion/archifnewcym/2009/aws/bocsbwyd</text:p>
          </table:table-cell>
          <table:table-cell/>
        </table:table-row>
        <table:table-row table:style-name="ro1">
          <table:table-cell office:value-type="float" office:value="514155">
            <text:p>514155</text:p>
          </table:table-cell>
          <table:table-cell office:value-type="string">
            <text:p>/wales/about-fsa-wales/cymru/newyddiondatgan/newyddion/archifnewcym/2009/aws/gweddill</text:p>
          </table:table-cell>
          <table:table-cell/>
        </table:table-row>
        <table:table-row table:style-name="ro1">
          <table:table-cell office:value-type="float" office:value="519954">
            <text:p>519954</text:p>
          </table:table-cell>
          <table:table-cell office:value-type="string">
            <text:p>/wales/about-fsa-wales/cymru/newyddiondatgan/newyddion/archifnewcym/2009/hyd/halen</text:p>
          </table:table-cell>
          <table:table-cell/>
        </table:table-row>
        <table:table-row table:style-name="ro1">
          <table:table-cell office:value-type="float" office:value="520562">
            <text:p>520562</text:p>
          </table:table-cell>
          <table:table-cell office:value-type="string">
            <text:p>/wales/about-fsa-wales/cymru/newyddiondatgan/newyddion/archifnewcym/2009/hyd/gweithdybme</text:p>
          </table:table-cell>
          <table:table-cell/>
        </table:table-row>
        <table:table-row table:style-name="ro1">
          <table:table-cell office:value-type="float" office:value="520975">
            <text:p>520975</text:p>
          </table:table-cell>
          <table:table-cell office:value-type="string">
            <text:p>/wales/about-fsa-wales/cymru/newyddiondatgan/newyddion/archifnewcym/2009/hyd/sfbbgwarch</text:p>
          </table:table-cell>
          <table:table-cell/>
        </table:table-row>
        <table:table-row table:style-name="ro1">
          <table:table-cell office:value-type="float" office:value="525886">
            <text:p>525886</text:p>
          </table:table-cell>
          <table:table-cell office:value-type="string">
            <text:p>/wales/about-fsa-wales/cymru/newyddiondatgan/newyddion/archifnewcym/2009/tac/heini</text:p>
          </table:table-cell>
          <table:table-cell/>
        </table:table-row>
        <table:table-row table:style-name="ro1">
          <table:table-cell office:value-type="float" office:value="527497">
            <text:p>527497</text:p>
          </table:table-cell>
          <table:table-cell office:value-type="string">
            <text:p>/wales/about-fsa-wales/cymru/newyddiondatgan/newyddion/archifnewcym/2009/rha/alerg</text:p>
          </table:table-cell>
          <table:table-cell/>
        </table:table-row>
        <table:table-row table:style-name="ro1">
          <table:table-cell office:value-type="float" office:value="530023">
            <text:p>530023</text:p>
          </table:table-cell>
          <table:table-cell office:value-type="string">
            <text:p>/news-updates/news/2010/jan/ssworkshop</text:p>
          </table:table-cell>
          <table:table-cell/>
        </table:table-row>
        <table:table-row table:style-name="ro1">
          <table:table-cell office:value-type="float" office:value="530090">
            <text:p>530090</text:p>
          </table:table-cell>
          <table:table-cell office:value-type="string">
            <text:p>/news-updates/news/2010/jan/sfsr2008</text:p>
          </table:table-cell>
          <table:table-cell/>
        </table:table-row>
        <table:table-row table:style-name="ro1">
          <table:table-cell office:value-type="float" office:value="530319">
            <text:p>530319</text:p>
          </table:table-cell>
          <table:table-cell office:value-type="string">
            <text:p>/news-updates/news/2010/jan/sotdsgagenda1001</text:p>
          </table:table-cell>
          <table:table-cell/>
        </table:table-row>
        <table:table-row table:style-name="ro1">
          <table:table-cell office:value-type="float" office:value="530381">
            <text:p>530381</text:p>
          </table:table-cell>
          <table:table-cell office:value-type="string">
            <text:p>/news-updates/news/2010/jan/magnolia</text:p>
          </table:table-cell>
          <table:table-cell/>
        </table:table-row>
        <table:table-row table:style-name="ro1">
          <table:table-cell office:value-type="float" office:value="530416">
            <text:p>530416</text:p>
          </table:table-cell>
          <table:table-cell office:value-type="string">
            <text:p>/news-updates/news/2010/jan/ussalttargets</text:p>
          </table:table-cell>
          <table:table-cell/>
        </table:table-row>
        <table:table-row table:style-name="ro1">
          <table:table-cell office:value-type="float" office:value="530437">
            <text:p>530437</text:p>
          </table:table-cell>
          <table:table-cell office:value-type="string">
            <text:p>/news-updates/news/2010/jan/sixthformsurvivorcomp</text:p>
          </table:table-cell>
          <table:table-cell/>
        </table:table-row>
        <table:table-row table:style-name="ro1">
          <table:table-cell office:value-type="float" office:value="530532">
            <text:p>530532</text:p>
          </table:table-cell>
          <table:table-cell office:value-type="string">
            <text:p>/news-updates/news/2010/jan/obesityconference</text:p>
          </table:table-cell>
          <table:table-cell/>
        </table:table-row>
        <table:table-row table:style-name="ro1">
          <table:table-cell office:value-type="float" office:value="530563">
            <text:p>530563</text:p>
          </table:table-cell>
          <table:table-cell office:value-type="string">
            <text:p>/news-updates/news/2010/jan/fsa10conf</text:p>
          </table:table-cell>
          <table:table-cell/>
        </table:table-row>
        <table:table-row table:style-name="ro1">
          <table:table-cell office:value-type="float" office:value="530669">
            <text:p>530669</text:p>
          </table:table-cell>
          <table:table-cell office:value-type="string">
            <text:p>/news-updates/news/2010/jan/janpolley</text:p>
          </table:table-cell>
          <table:table-cell/>
        </table:table-row>
        <table:table-row table:style-name="ro1">
          <table:table-cell office:value-type="float" office:value="530792">
            <text:p>530792</text:p>
          </table:table-cell>
          <table:table-cell office:value-type="string">
            <text:p>/news-updates/news/2010/jan/bseregsconsultationscotland</text:p>
          </table:table-cell>
          <table:table-cell/>
        </table:table-row>
        <table:table-row table:style-name="ro1">
          <table:table-cell office:value-type="float" office:value="530858">
            <text:p>530858</text:p>
          </table:table-cell>
          <table:table-cell office:value-type="string">
            <text:p>/news-updates/news/2010/jan/coolresearch</text:p>
          </table:table-cell>
          <table:table-cell/>
        </table:table-row>
        <table:table-row table:style-name="ro1">
          <table:table-cell office:value-type="float" office:value="530905">
            <text:p>530905</text:p>
          </table:table-cell>
          <table:table-cell office:value-type="string">
            <text:p>/news-updates/news/2010/jan/everyinspection</text:p>
          </table:table-cell>
          <table:table-cell/>
        </table:table-row>
        <table:table-row table:style-name="ro1">
          <table:table-cell office:value-type="float" office:value="531072">
            <text:p>531072</text:p>
          </table:table-cell>
          <table:table-cell office:value-type="string">
            <text:p>/news-updates/news/2010/jan/iodine</text:p>
          </table:table-cell>
          <table:table-cell/>
        </table:table-row>
        <table:table-row table:style-name="ro1">
          <table:table-cell office:value-type="float" office:value="531118">
            <text:p>531118</text:p>
          </table:table-cell>
          <table:table-cell office:value-type="string">
            <text:p>/news-updates/news/2010/jan/board</text:p>
          </table:table-cell>
          <table:table-cell/>
        </table:table-row>
        <table:table-row table:style-name="ro1">
          <table:table-cell office:value-type="float" office:value="531208">
            <text:p>531208</text:p>
          </table:table-cell>
          <table:table-cell office:value-type="string">
            <text:p>/news-updates/news/2010/jan/onepercentmilk</text:p>
          </table:table-cell>
          <table:table-cell/>
        </table:table-row>
        <table:table-row table:style-name="ro1">
          <table:table-cell office:value-type="float" office:value="531237">
            <text:p>531237</text:p>
          </table:table-cell>
          <table:table-cell office:value-type="string">
            <text:p>/news-updates/news/2010/jan/phoneapp</text:p>
          </table:table-cell>
          <table:table-cell/>
        </table:table-row>
        <table:table-row table:style-name="ro1">
          <table:table-cell office:value-type="float" office:value="531471">
            <text:p>531471</text:p>
          </table:table-cell>
          <table:table-cell office:value-type="string">
            <text:p>/wales/about-fsa-wales/cymru/newyddiondatgan/newyddion/archifnewcym/2010/ion/llaeth</text:p>
          </table:table-cell>
          <table:table-cell/>
        </table:table-row>
        <table:table-row table:style-name="ro1">
          <table:table-cell office:value-type="float" office:value="532044">
            <text:p>532044</text:p>
          </table:table-cell>
          <table:table-cell office:value-type="string">
            <text:p>/news-updates/news/2010/jan/sotdcimeet</text:p>
          </table:table-cell>
          <table:table-cell/>
        </table:table-row>
        <table:table-row table:style-name="ro1">
          <table:table-cell office:value-type="float" office:value="532155">
            <text:p>532155</text:p>
          </table:table-cell>
          <table:table-cell office:value-type="string">
            <text:p>/news-updates/news/2010/jan/goodbusiness</text:p>
          </table:table-cell>
          <table:table-cell/>
        </table:table-row>
        <table:table-row table:style-name="ro1">
          <table:table-cell office:value-type="float" office:value="532167">
            <text:p>532167</text:p>
          </table:table-cell>
          <table:table-cell office:value-type="string">
            <text:p>/news-updates/news/2010/jan/trackerdec09</text:p>
          </table:table-cell>
          <table:table-cell/>
        </table:table-row>
        <table:table-row table:style-name="ro1">
          <table:table-cell office:value-type="float" office:value="532230">
            <text:p>532230</text:p>
          </table:table-cell>
          <table:table-cell office:value-type="string">
            <text:p>/wales/about-fsa-wales/cymru/newyddiondatgan/newyddion/archifnewcym/2010/ion/hylendid</text:p>
          </table:table-cell>
          <table:table-cell/>
        </table:table-row>
        <table:table-row table:style-name="ro1">
          <table:table-cell office:value-type="float" office:value="532232">
            <text:p>532232</text:p>
          </table:table-cell>
          <table:table-cell office:value-type="string">
            <text:p>/news-updates/news/2010/jan/raisins</text:p>
          </table:table-cell>
          <table:table-cell/>
        </table:table-row>
        <table:table-row table:style-name="ro1">
          <table:table-cell office:value-type="float" office:value="532339">
            <text:p>532339</text:p>
          </table:table-cell>
          <table:table-cell office:value-type="string">
            <text:p>/news-updates/news/2010/jan/milk</text:p>
          </table:table-cell>
          <table:table-cell/>
        </table:table-row>
        <table:table-row table:style-name="ro1">
          <table:table-cell office:value-type="float" office:value="532365">
            <text:p>532365</text:p>
          </table:table-cell>
          <table:table-cell office:value-type="string">
            <text:p>/news-updates/news/2010/jan/importedotm0110</text:p>
          </table:table-cell>
          <table:table-cell/>
        </table:table-row>
        <table:table-row table:style-name="ro1">
          <table:table-cell office:value-type="float" office:value="532509">
            <text:p>532509</text:p>
          </table:table-cell>
          <table:table-cell office:value-type="string">
            <text:p>/news-updates/news/2010/jan/smokies</text:p>
          </table:table-cell>
          <table:table-cell/>
        </table:table-row>
        <table:table-row table:style-name="ro1">
          <table:table-cell office:value-type="float" office:value="532628">
            <text:p>532628</text:p>
          </table:table-cell>
          <table:table-cell office:value-type="string">
            <text:p>/news-updates/news/2010/jan/citizenforumfop</text:p>
          </table:table-cell>
          <table:table-cell/>
        </table:table-row>
        <table:table-row table:style-name="ro1">
          <table:table-cell office:value-type="float" office:value="532684">
            <text:p>532684</text:p>
          </table:table-cell>
          <table:table-cell office:value-type="string">
            <text:p>/news-updates/news/2010/jan/icareportpub</text:p>
          </table:table-cell>
          <table:table-cell/>
        </table:table-row>
        <table:table-row table:style-name="ro1">
          <table:table-cell office:value-type="float" office:value="532804">
            <text:p>532804</text:p>
          </table:table-cell>
          <table:table-cell office:value-type="string">
            <text:p>/news-updates/news/2010/feb/colours</text:p>
          </table:table-cell>
          <table:table-cell/>
        </table:table-row>
        <table:table-row table:style-name="ro1">
          <table:table-cell office:value-type="float" office:value="532847">
            <text:p>532847</text:p>
          </table:table-cell>
          <table:table-cell office:value-type="string">
            <text:p>/news-updates/news/2010/feb/visascam</text:p>
          </table:table-cell>
          <table:table-cell/>
        </table:table-row>
        <table:table-row table:style-name="ro1">
          <table:table-cell office:value-type="float" office:value="532885">
            <text:p>532885</text:p>
          </table:table-cell>
          <table:table-cell office:value-type="string">
            <text:p>/news-updates/news/2010/feb/citizenforumfoodstandardscot</text:p>
          </table:table-cell>
          <table:table-cell/>
        </table:table-row>
        <table:table-row table:style-name="ro1">
          <table:table-cell office:value-type="float" office:value="532908">
            <text:p>532908</text:p>
          </table:table-cell>
          <table:table-cell office:value-type="string">
            <text:p>/news-updates/news/2010/feb/smallsteps</text:p>
          </table:table-cell>
          <table:table-cell/>
        </table:table-row>
        <table:table-row table:style-name="ro1">
          <table:table-cell office:value-type="float" office:value="532941">
            <text:p>532941</text:p>
          </table:table-cell>
          <table:table-cell office:value-type="string">
            <text:p>/news-updates/news/2010/feb/heinz</text:p>
          </table:table-cell>
          <table:table-cell/>
        </table:table-row>
        <table:table-row table:style-name="ro1">
          <table:table-cell office:value-type="float" office:value="533041">
            <text:p>533041</text:p>
          </table:table-cell>
          <table:table-cell office:value-type="string">
            <text:p>/news-updates/news/2010/feb/hygieneratingresources</text:p>
          </table:table-cell>
          <table:table-cell/>
        </table:table-row>
        <table:table-row table:style-name="ro1">
          <table:table-cell office:value-type="float" office:value="533291">
            <text:p>533291</text:p>
          </table:table-cell>
          <table:table-cell office:value-type="string">
            <text:p>/news-updates/news/2010/feb/chia</text:p>
          </table:table-cell>
          <table:table-cell/>
        </table:table-row>
        <table:table-row table:style-name="ro1">
          <table:table-cell office:value-type="float" office:value="533403">
            <text:p>533403</text:p>
          </table:table-cell>
          <table:table-cell office:value-type="string">
            <text:p>/news-updates/news/2010/feb/acafmeet0310</text:p>
          </table:table-cell>
          <table:table-cell/>
        </table:table-row>
        <table:table-row table:style-name="ro1">
          <table:table-cell office:value-type="float" office:value="533429">
            <text:p>533429</text:p>
          </table:table-cell>
          <table:table-cell office:value-type="string">
            <text:p>/news-updates/news/2010/feb/rootz</text:p>
          </table:table-cell>
          <table:table-cell/>
        </table:table-row>
        <table:table-row table:style-name="ro1">
          <table:table-cell office:value-type="float" office:value="533772">
            <text:p>533772</text:p>
          </table:table-cell>
          <table:table-cell office:value-type="string">
            <text:p>/news-updates/news/2010/feb/ndnsyr1</text:p>
          </table:table-cell>
          <table:table-cell/>
        </table:table-row>
        <table:table-row table:style-name="ro1">
          <table:table-cell office:value-type="float" office:value="533829">
            <text:p>533829</text:p>
          </table:table-cell>
          <table:table-cell office:value-type="string">
            <text:p>/news-updates/news/2010/feb/cadbury</text:p>
          </table:table-cell>
          <table:table-cell/>
        </table:table-row>
        <table:table-row table:style-name="ro1">
          <table:table-cell office:value-type="float" office:value="534225">
            <text:p>534225</text:p>
          </table:table-cell>
          <table:table-cell office:value-type="string">
            <text:p>/news-updates/news/2010/feb/debate</text:p>
          </table:table-cell>
          <table:table-cell/>
        </table:table-row>
        <table:table-row table:style-name="ro1">
          <table:table-cell office:value-type="float" office:value="534411">
            <text:p>534411</text:p>
          </table:table-cell>
          <table:table-cell office:value-type="string">
            <text:p>/news-updates/news/2010/feb/milk</text:p>
          </table:table-cell>
          <table:table-cell/>
        </table:table-row>
        <table:table-row table:style-name="ro1">
          <table:table-cell office:value-type="float" office:value="534901">
            <text:p>534901</text:p>
          </table:table-cell>
          <table:table-cell office:value-type="string">
            <text:p>/news-updates/news/2010/feb/cookit</text:p>
          </table:table-cell>
          <table:table-cell/>
        </table:table-row>
        <table:table-row table:style-name="ro1">
          <table:table-cell office:value-type="float" office:value="535108">
            <text:p>535108</text:p>
          </table:table-cell>
          <table:table-cell office:value-type="string">
            <text:p>/news-updates/news/2010/feb/nuts</text:p>
          </table:table-cell>
          <table:table-cell/>
        </table:table-row>
        <table:table-row table:style-name="ro1">
          <table:table-cell office:value-type="float" office:value="535180">
            <text:p>535180</text:p>
          </table:table-cell>
          <table:table-cell office:value-type="string">
            <text:p>/news-updates/news/2010/feb/lasco</text:p>
          </table:table-cell>
          <table:table-cell/>
        </table:table-row>
        <table:table-row table:style-name="ro1">
          <table:table-cell office:value-type="float" office:value="535223">
            <text:p>535223</text:p>
          </table:table-cell>
          <table:table-cell office:value-type="string">
            <text:p>/news-updates/news/2010/feb/cocomimilk</text:p>
          </table:table-cell>
          <table:table-cell/>
        </table:table-row>
        <table:table-row table:style-name="ro1">
          <table:table-cell office:value-type="float" office:value="535234">
            <text:p>535234</text:p>
          </table:table-cell>
          <table:table-cell office:value-type="string">
            <text:p>/news-updates/news/2010/feb/formulaadvice</text:p>
          </table:table-cell>
          <table:table-cell/>
        </table:table-row>
        <table:table-row table:style-name="ro1">
          <table:table-cell office:value-type="float" office:value="535286">
            <text:p>535286</text:p>
          </table:table-cell>
          <table:table-cell office:value-type="string">
            <text:p>/news-updates/news/2010/feb/future</text:p>
          </table:table-cell>
          <table:table-cell/>
        </table:table-row>
        <table:table-row table:style-name="ro1">
          <table:table-cell office:value-type="float" office:value="535365">
            <text:p>535365</text:p>
          </table:table-cell>
          <table:table-cell office:value-type="string">
            <text:p>/news-updates/news/2010/feb/sotdupdate1002</text:p>
          </table:table-cell>
          <table:table-cell/>
        </table:table-row>
        <table:table-row table:style-name="ro1">
          <table:table-cell office:value-type="float" office:value="535454">
            <text:p>535454</text:p>
          </table:table-cell>
          <table:table-cell office:value-type="string">
            <text:p>/news-updates/news/2010/feb/fsaenews</text:p>
          </table:table-cell>
          <table:table-cell/>
        </table:table-row>
        <table:table-row table:style-name="ro1">
          <table:table-cell office:value-type="float" office:value="535526">
            <text:p>535526</text:p>
          </table:table-cell>
          <table:table-cell office:value-type="string">
            <text:p>/wales/about-fsa-wales/cymru/newyddiondatgan/newyddion/archifnewcym/2010/chw/sotd</text:p>
          </table:table-cell>
          <table:table-cell/>
        </table:table-row>
        <table:table-row table:style-name="ro1">
          <table:table-cell office:value-type="float" office:value="535528">
            <text:p>535528</text:p>
          </table:table-cell>
          <table:table-cell office:value-type="string">
            <text:p>/news-updates/news/2010/feb/eatsafeaward</text:p>
          </table:table-cell>
          <table:table-cell/>
        </table:table-row>
        <table:table-row table:style-name="ro1">
          <table:table-cell office:value-type="float" office:value="535546">
            <text:p>535546</text:p>
          </table:table-cell>
          <table:table-cell office:value-type="string">
            <text:p>/news-updates/news/2010/feb/over48monthcow</text:p>
          </table:table-cell>
          <table:table-cell/>
        </table:table-row>
        <table:table-row table:style-name="ro1">
          <table:table-cell office:value-type="float" office:value="535650">
            <text:p>535650</text:p>
          </table:table-cell>
          <table:table-cell office:value-type="string">
            <text:p>/news-updates/news/2010/feb/scistrat</text:p>
          </table:table-cell>
          <table:table-cell/>
        </table:table-row>
        <table:table-row table:style-name="ro1">
          <table:table-cell office:value-type="float" office:value="535659">
            <text:p>535659</text:p>
          </table:table-cell>
          <table:table-cell office:value-type="string">
            <text:p>/news-updates/news/2010/feb/mackerel</text:p>
          </table:table-cell>
          <table:table-cell/>
        </table:table-row>
        <table:table-row table:style-name="ro1">
          <table:table-cell office:value-type="float" office:value="535705">
            <text:p>535705</text:p>
          </table:table-cell>
          <table:table-cell office:value-type="string">
            <text:p>/news-updates/news/2010/feb/ncprev4</text:p>
          </table:table-cell>
          <table:table-cell/>
        </table:table-row>
        <table:table-row table:style-name="ro1">
          <table:table-cell office:value-type="float" office:value="535917">
            <text:p>535917</text:p>
          </table:table-cell>
          <table:table-cell office:value-type="string">
            <text:p>/news-updates/news/2010/feb/gacsmarch</text:p>
          </table:table-cell>
          <table:table-cell/>
        </table:table-row>
        <table:table-row table:style-name="ro1">
          <table:table-cell office:value-type="float" office:value="536068">
            <text:p>536068</text:p>
          </table:table-cell>
          <table:table-cell office:value-type="string">
            <text:p>/news-updates/news/2010/feb/smokehouse</text:p>
          </table:table-cell>
          <table:table-cell/>
        </table:table-row>
        <table:table-row table:style-name="ro1">
          <table:table-cell office:value-type="float" office:value="536157">
            <text:p>536157</text:p>
          </table:table-cell>
          <table:table-cell office:value-type="string">
            <text:p>/news-updates/news/2010/feb/efsaclaims2</text:p>
          </table:table-cell>
          <table:table-cell/>
        </table:table-row>
        <table:table-row table:style-name="ro1">
          <table:table-cell office:value-type="float" office:value="536244">
            <text:p>536244</text:p>
          </table:table-cell>
          <table:table-cell office:value-type="string">
            <text:p>/news-updates/news/2010/feb/glutenmilk</text:p>
          </table:table-cell>
          <table:table-cell/>
        </table:table-row>
        <table:table-row table:style-name="ro1">
          <table:table-cell office:value-type="float" office:value="536336">
            <text:p>536336</text:p>
          </table:table-cell>
          <table:table-cell office:value-type="string">
            <text:p>/news-updates/news/2010/feb/glass</text:p>
          </table:table-cell>
          <table:table-cell/>
        </table:table-row>
        <table:table-row table:style-name="ro1">
          <table:table-cell office:value-type="float" office:value="536409">
            <text:p>536409</text:p>
          </table:table-cell>
          <table:table-cell office:value-type="string">
            <text:p>/news-updates/news/2010/feb/listeria</text:p>
          </table:table-cell>
          <table:table-cell/>
        </table:table-row>
        <table:table-row table:style-name="ro1">
          <table:table-cell office:value-type="float" office:value="536455">
            <text:p>536455</text:p>
          </table:table-cell>
          <table:table-cell office:value-type="string">
            <text:p>/news-updates/news/2010/feb/yoghurt</text:p>
          </table:table-cell>
          <table:table-cell/>
        </table:table-row>
        <table:table-row table:style-name="ro2">
          <table:table-cell office:value-type="float" office:value="536509">
            <text:p>536509</text:p>
          </table:table-cell>
          <table:table-cell office:value-type="string">
            <text:p>/news-updates/news/2010/mar/colours</text:p>
          </table:table-cell>
          <table:table-cell/>
        </table:table-row>
        <table:table-row table:style-name="ro2">
          <table:table-cell office:value-type="float" office:value="536535">
            <text:p>536535</text:p>
          </table:table-cell>
          <table:table-cell office:value-type="string">
            <text:p>/news-updates/news/2010/mar/planet</text:p>
          </table:table-cell>
          <table:table-cell/>
        </table:table-row>
        <table:table-row table:style-name="ro2">
          <table:table-cell office:value-type="float" office:value="536820">
            <text:p>536820</text:p>
          </table:table-cell>
          <table:table-cell office:value-type="string">
            <text:p>/news-updates/news/2010/mar/foodtechbsa08</text:p>
          </table:table-cell>
          <table:table-cell/>
        </table:table-row>
        <table:table-row table:style-name="ro2">
          <table:table-cell office:value-type="float" office:value="536833">
            <text:p>536833</text:p>
          </table:table-cell>
          <table:table-cell office:value-type="string">
            <text:p>/news-updates/news/2010/mar/rubber</text:p>
          </table:table-cell>
          <table:table-cell/>
        </table:table-row>
        <table:table-row table:style-name="ro2">
          <table:table-cell office:value-type="float" office:value="536868">
            <text:p>536868</text:p>
          </table:table-cell>
          <table:table-cell office:value-type="string">
            <text:p>/news-updates/news/2010/mar/peanuts</text:p>
          </table:table-cell>
          <table:table-cell/>
        </table:table-row>
        <table:table-row table:style-name="ro2">
          <table:table-cell office:value-type="float" office:value="537221">
            <text:p>537221</text:p>
          </table:table-cell>
          <table:table-cell office:value-type="string">
            <text:p>/news-updates/news/2010/mar/board</text:p>
          </table:table-cell>
          <table:table-cell/>
        </table:table-row>
        <table:table-row table:style-name="ro2">
          <table:table-cell office:value-type="float" office:value="537256">
            <text:p>537256</text:p>
          </table:table-cell>
          <table:table-cell office:value-type="string">
            <text:p>/news-updates/news/2010/mar/fop</text:p>
          </table:table-cell>
          <table:table-cell/>
        </table:table-row>
        <table:table-row table:style-name="ro1">
          <table:table-cell office:value-type="float" office:value="537306">
            <text:p>537306</text:p>
          </table:table-cell>
          <table:table-cell office:value-type="string">
            <text:p>/news-updates/news/2010/mar/enforcementdata</text:p>
          </table:table-cell>
          <table:table-cell/>
        </table:table-row>
        <table:table-row table:style-name="ro1">
          <table:table-cell office:value-type="float" office:value="537353">
            <text:p>537353</text:p>
          </table:table-cell>
          <table:table-cell office:value-type="string">
            <text:p>/news-updates/news/2010/mar/tesco</text:p>
          </table:table-cell>
          <table:table-cell/>
        </table:table-row>
        <table:table-row table:style-name="ro1">
          <table:table-cell office:value-type="float" office:value="537476">
            <text:p>537476</text:p>
          </table:table-cell>
          <table:table-cell office:value-type="string">
            <text:p>/news-updates/news/2010/mar/novelfood</text:p>
          </table:table-cell>
          <table:table-cell/>
        </table:table-row>
        <table:table-row table:style-name="ro1">
          <table:table-cell office:value-type="float" office:value="537500">
            <text:p>537500</text:p>
          </table:table-cell>
          <table:table-cell office:value-type="string">
            <text:p>/news-updates/news/2010/mar/sotdwgciagendanews</text:p>
          </table:table-cell>
          <table:table-cell/>
        </table:table-row>
        <table:table-row table:style-name="ro2">
          <table:table-cell office:value-type="float" office:value="537514">
            <text:p>537514</text:p>
          </table:table-cell>
          <table:table-cell office:value-type="string">
            <text:p>/news-updates/news/2010/mar/acafopenmeet030310</text:p>
          </table:table-cell>
          <table:table-cell/>
        </table:table-row>
        <table:table-row table:style-name="ro1">
          <table:table-cell office:value-type="float" office:value="537618">
            <text:p>537618</text:p>
          </table:table-cell>
          <table:table-cell office:value-type="string">
            <text:p>/news-updates/news/2010/mar/fopagreement</text:p>
          </table:table-cell>
          <table:table-cell/>
        </table:table-row>
        <table:table-row table:style-name="ro1">
          <table:table-cell office:value-type="float" office:value="537707">
            <text:p>537707</text:p>
          </table:table-cell>
          <table:table-cell office:value-type="string">
            <text:p>/news-updates/news/2010/mar/infantform</text:p>
          </table:table-cell>
          <table:table-cell/>
        </table:table-row>
        <table:table-row table:style-name="ro2">
          <table:table-cell office:value-type="float" office:value="537731">
            <text:p>537731</text:p>
          </table:table-cell>
          <table:table-cell office:value-type="string">
            <text:p>/news-updates/news/2010/mar/jelly</text:p>
          </table:table-cell>
          <table:table-cell/>
        </table:table-row>
        <table:table-row table:style-name="ro1">
          <table:table-cell office:value-type="float" office:value="537988">
            <text:p>537988</text:p>
          </table:table-cell>
          <table:table-cell office:value-type="string">
            <text:p>/news-updates/news/2010/mar/butterkist</text:p>
          </table:table-cell>
          <table:table-cell/>
        </table:table-row>
        <table:table-row table:style-name="ro2">
          <table:table-cell office:value-type="float" office:value="538131">
            <text:p>538131</text:p>
          </table:table-cell>
          <table:table-cell office:value-type="string">
            <text:p>/news-updates/news/2010/mar/meat</text:p>
          </table:table-cell>
          <table:table-cell/>
        </table:table-row>
        <table:table-row table:style-name="ro2">
          <table:table-cell office:value-type="float" office:value="538234">
            <text:p>538234</text:p>
          </table:table-cell>
          <table:table-cell office:value-type="string">
            <text:p>/news-updates/news/2010/mar/sotdsg100318</text:p>
          </table:table-cell>
          <table:table-cell/>
        </table:table-row>
        <table:table-row table:style-name="ro2">
          <table:table-cell office:value-type="float" office:value="538337">
            <text:p>538337</text:p>
          </table:table-cell>
          <table:table-cell office:value-type="string">
            <text:p>/news-updates/news/2010/mar/srmfeb2010</text:p>
          </table:table-cell>
          <table:table-cell/>
        </table:table-row>
        <table:table-row table:style-name="ro1">
          <table:table-cell office:value-type="float" office:value="538361">
            <text:p>538361</text:p>
          </table:table-cell>
          <table:table-cell office:value-type="string">
            <text:p>/news-updates/news/2010/mar/nutresrev</text:p>
          </table:table-cell>
          <table:table-cell/>
        </table:table-row>
        <table:table-row table:style-name="ro1">
          <table:table-cell office:value-type="float" office:value="538386">
            <text:p>538386</text:p>
          </table:table-cell>
          <table:table-cell office:value-type="string">
            <text:p>/news-updates/news/2010/mar/saltsodiumlabelling</text:p>
          </table:table-cell>
          <table:table-cell/>
        </table:table-row>
        <table:table-row table:style-name="ro2">
          <table:table-cell office:value-type="float" office:value="538405">
            <text:p>538405</text:p>
          </table:table-cell>
          <table:table-cell office:value-type="string">
            <text:p>/news-updates/news/2010/mar/fsaenewsmar2010</text:p>
          </table:table-cell>
          <table:table-cell/>
        </table:table-row>
        <table:table-row table:style-name="ro1">
          <table:table-cell office:value-type="float" office:value="538543">
            <text:p>538543</text:p>
          </table:table-cell>
          <table:table-cell office:value-type="string">
            <text:p>/news-updates/news/2010/mar/eatwellplatefloormats</text:p>
          </table:table-cell>
          <table:table-cell/>
        </table:table-row>
        <table:table-row table:style-name="ro1">
          <table:table-cell office:value-type="float" office:value="538760">
            <text:p>538760</text:p>
          </table:table-cell>
          <table:table-cell office:value-type="string">
            <text:p>/news-updates/news/2010/mar/pubprogress</text:p>
          </table:table-cell>
          <table:table-cell/>
        </table:table-row>
        <table:table-row table:style-name="ro1">
          <table:table-cell office:value-type="float" office:value="538775">
            <text:p>538775</text:p>
          </table:table-cell>
          <table:table-cell office:value-type="string">
            <text:p>/news-updates/news/2010/mar/sotdupdate</text:p>
          </table:table-cell>
          <table:table-cell/>
        </table:table-row>
        <table:table-row table:style-name="ro1">
          <table:table-cell office:value-type="float" office:value="538972">
            <text:p>538972</text:p>
          </table:table-cell>
          <table:table-cell office:value-type="string">
            <text:p>/news-updates/news/2010/mar/contractorfsb</text:p>
          </table:table-cell>
          <table:table-cell/>
        </table:table-row>
        <table:table-row table:style-name="ro1">
          <table:table-cell office:value-type="float" office:value="539269">
            <text:p>539269</text:p>
          </table:table-cell>
          <table:table-cell office:value-type="string">
            <text:p>/news-updates/news/2010/mar/ecoli</text:p>
          </table:table-cell>
          <table:table-cell/>
        </table:table-row>
        <table:table-row table:style-name="ro1">
          <table:table-cell office:value-type="float" office:value="539334">
            <text:p>539334</text:p>
          </table:table-cell>
          <table:table-cell office:value-type="string">
            <text:p>/wales/about-fsa-wales/cymru/newyddiondatgan/newyddion/archifnewcym/2010/maw/adroddiadecoli</text:p>
          </table:table-cell>
          <table:table-cell/>
        </table:table-row>
        <table:table-row table:style-name="ro2">
          <table:table-cell office:value-type="float" office:value="539337">
            <text:p>539337</text:p>
          </table:table-cell>
          <table:table-cell office:value-type="string">
            <text:p>/news-updates/news/2010/mar/microbial</text:p>
          </table:table-cell>
          <table:table-cell/>
        </table:table-row>
        <table:table-row table:style-name="ro1">
          <table:table-cell office:value-type="float" office:value="539418">
            <text:p>539418</text:p>
          </table:table-cell>
          <table:table-cell office:value-type="string">
            <text:p>/wales/about-fsa-wales/cymru/newyddiondatgan/newyddion/archifnewcym/2010/maw/wfac</text:p>
          </table:table-cell>
          <table:table-cell/>
        </table:table-row>
        <table:table-row table:style-name="ro1">
          <table:table-cell office:value-type="float" office:value="539432">
            <text:p>539432</text:p>
          </table:table-cell>
          <table:table-cell office:value-type="string">
            <text:p>/news-updates/news/2010/mar/otmswisscow</text:p>
          </table:table-cell>
          <table:table-cell/>
        </table:table-row>
        <table:table-row table:style-name="ro2">
          <table:table-cell office:value-type="float" office:value="539442">
            <text:p>539442</text:p>
          </table:table-cell>
          <table:table-cell office:value-type="string">
            <text:p>/news-updates/news/2010/mar/venom</text:p>
          </table:table-cell>
          <table:table-cell/>
        </table:table-row>
        <table:table-row table:style-name="ro2">
          <table:table-cell office:value-type="float" office:value="539484">
            <text:p>539484</text:p>
          </table:table-cell>
          <table:table-cell office:value-type="string">
            <text:p>/news-updates/news/2010/mar/wfacmeet08042010</text:p>
          </table:table-cell>
          <table:table-cell/>
        </table:table-row>
        <table:table-row table:style-name="ro1">
          <table:table-cell office:value-type="float" office:value="539491">
            <text:p>539491</text:p>
          </table:table-cell>
          <table:table-cell office:value-type="string">
            <text:p>/news-updates/news/2010/mar/saltcommitments</text:p>
          </table:table-cell>
          <table:table-cell/>
        </table:table-row>
        <table:table-row table:style-name="ro1">
          <table:table-cell office:value-type="float" office:value="539548">
            <text:p>539548</text:p>
          </table:table-cell>
          <table:table-cell office:value-type="string">
            <text:p>/news-updates/news/2010/mar/datemarking</text:p>
          </table:table-cell>
          <table:table-cell/>
        </table:table-row>
        <table:table-row table:style-name="ro1">
          <table:table-cell office:value-type="float" office:value="539634">
            <text:p>539634</text:p>
          </table:table-cell>
          <table:table-cell office:value-type="string">
            <text:p>/news-updates/news/2010/mar/foodfeedhygieneadvice</text:p>
          </table:table-cell>
          <table:table-cell/>
        </table:table-row>
        <table:table-row table:style-name="ro2">
          <table:table-cell office:value-type="float" office:value="539651">
            <text:p>539651</text:p>
          </table:table-cell>
          <table:table-cell office:value-type="string">
            <text:p>/news-updates/news/2010/mar/members</text:p>
          </table:table-cell>
          <table:table-cell/>
        </table:table-row>
        <table:table-row table:style-name="ro2">
          <table:table-cell office:value-type="float" office:value="539723">
            <text:p>539723</text:p>
          </table:table-cell>
          <table:table-cell office:value-type="string">
            <text:p>/news-updates/news/2010/mar/nano</text:p>
          </table:table-cell>
          <table:table-cell/>
        </table:table-row>
        <table:table-row table:style-name="ro1">
          <table:table-cell office:value-type="float" office:value="539744">
            <text:p>539744</text:p>
          </table:table-cell>
          <table:table-cell office:value-type="string">
            <text:p>/news-updates/news/2010/mar/oxytetracycline</text:p>
          </table:table-cell>
          <table:table-cell/>
        </table:table-row>
        <table:table-row table:style-name="ro2">
          <table:table-cell office:value-type="float" office:value="539810">
            <text:p>539810</text:p>
          </table:table-cell>
          <table:table-cell office:value-type="string">
            <text:p>/news-updates/news/2010/mar/chilled</text:p>
          </table:table-cell>
          <table:table-cell/>
        </table:table-row>
        <table:table-row table:style-name="ro1">
          <table:table-cell office:value-type="float" office:value="539979">
            <text:p>539979</text:p>
          </table:table-cell>
          <table:table-cell office:value-type="string">
            <text:p>/news-updates/news/2010/mar/reducesat</text:p>
          </table:table-cell>
          <table:table-cell/>
        </table:table-row>
        <table:table-row table:style-name="ro1">
          <table:table-cell office:value-type="float" office:value="540045">
            <text:p>540045</text:p>
          </table:table-cell>
          <table:table-cell office:value-type="string">
            <text:p>/news-updates/news/2010/mar/campylobacter</text:p>
          </table:table-cell>
          <table:table-cell/>
        </table:table-row>
        <table:table-row table:style-name="ro1">
          <table:table-cell office:value-type="float" office:value="540112">
            <text:p>540112</text:p>
          </table:table-cell>
          <table:table-cell office:value-type="string">
            <text:p>/news-updates/news/2010/mar/ogroup</text:p>
          </table:table-cell>
          <table:table-cell/>
        </table:table-row>
        <table:table-row table:style-name="ro2">
          <table:table-cell office:value-type="float" office:value="540305">
            <text:p>540305</text:p>
          </table:table-cell>
          <table:table-cell office:value-type="string">
            <text:p>/news-updates/news/2010/mar/stout</text:p>
          </table:table-cell>
          <table:table-cell/>
        </table:table-row>
        <table:table-row table:style-name="ro1">
          <table:table-cell office:value-type="float" office:value="540381">
            <text:p>540381</text:p>
          </table:table-cell>
          <table:table-cell office:value-type="string">
            <text:p>/news-updates/news/2010/mar/westlaw</text:p>
          </table:table-cell>
          <table:table-cell/>
        </table:table-row>
        <table:table-row table:style-name="ro1">
          <table:table-cell office:value-type="float" office:value="540814">
            <text:p>540814</text:p>
          </table:table-cell>
          <table:table-cell office:value-type="string">
            <text:p>/news-updates/news/2010/apr/socialsciencetender</text:p>
          </table:table-cell>
          <table:table-cell/>
        </table:table-row>
        <table:table-row table:style-name="ro1">
          <table:table-cell office:value-type="float" office:value="540821">
            <text:p>540821</text:p>
          </table:table-cell>
          <table:table-cell office:value-type="string">
            <text:p>/news-updates/news/2010/apr/fishlabelling</text:p>
          </table:table-cell>
          <table:table-cell/>
        </table:table-row>
        <table:table-row table:style-name="ro1">
          <table:table-cell office:value-type="float" office:value="540880">
            <text:p>540880</text:p>
          </table:table-cell>
          <table:table-cell office:value-type="string">
            <text:p>/news-updates/news/2010/apr/nifacappointments</text:p>
          </table:table-cell>
          <table:table-cell/>
        </table:table-row>
        <table:table-row table:style-name="ro1">
          <table:table-cell office:value-type="float" office:value="540933">
            <text:p>540933</text:p>
          </table:table-cell>
          <table:table-cell office:value-type="string">
            <text:p>/news-updates/news/2010/apr/wfacmeetingpostponed</text:p>
          </table:table-cell>
          <table:table-cell/>
        </table:table-row>
        <table:table-row table:style-name="ro1">
          <table:table-cell office:value-type="float" office:value="540950">
            <text:p>540950</text:p>
          </table:table-cell>
          <table:table-cell office:value-type="string">
            <text:p>/wales/about-fsa-wales/cymru/newyddiondatgan/newyddion/archifnewcym/2010/ebr/gohiriowfac</text:p>
          </table:table-cell>
          <table:table-cell/>
        </table:table-row>
        <table:table-row table:style-name="ro1">
          <table:table-cell office:value-type="float" office:value="541080">
            <text:p>541080</text:p>
          </table:table-cell>
          <table:table-cell office:value-type="string">
            <text:p>/news-updates/news/2010/apr/nuts</text:p>
          </table:table-cell>
          <table:table-cell/>
        </table:table-row>
        <table:table-row table:style-name="ro1">
          <table:table-cell office:value-type="float" office:value="541287">
            <text:p>541287</text:p>
          </table:table-cell>
          <table:table-cell office:value-type="string">
            <text:p>/news-updates/news/2010/apr/foodanalysisconference</text:p>
          </table:table-cell>
          <table:table-cell/>
        </table:table-row>
        <table:table-row table:style-name="ro1">
          <table:table-cell office:value-type="float" office:value="541482">
            <text:p>541482</text:p>
          </table:table-cell>
          <table:table-cell office:value-type="string">
            <text:p>/news-updates/news/2010/apr/guargum2010</text:p>
          </table:table-cell>
          <table:table-cell/>
        </table:table-row>
        <table:table-row table:style-name="ro1">
          <table:table-cell office:value-type="float" office:value="541729">
            <text:p>541729</text:p>
          </table:table-cell>
          <table:table-cell office:value-type="string">
            <text:p>/news-updates/news/2010/apr/ella</text:p>
          </table:table-cell>
          <table:table-cell/>
        </table:table-row>
        <table:table-row table:style-name="ro1">
          <table:table-cell office:value-type="float" office:value="542056">
            <text:p>542056</text:p>
          </table:table-cell>
          <table:table-cell office:value-type="string">
            <text:p>/news-updates/news/2010/apr/lepicol</text:p>
          </table:table-cell>
          <table:table-cell/>
        </table:table-row>
        <table:table-row table:style-name="ro1">
          <table:table-cell office:value-type="float" office:value="542571">
            <text:p>542571</text:p>
          </table:table-cell>
          <table:table-cell office:value-type="string">
            <text:p>/news-updates/news/2010/apr/wheat</text:p>
          </table:table-cell>
          <table:table-cell/>
        </table:table-row>
        <table:table-row table:style-name="ro1">
          <table:table-cell office:value-type="float" office:value="542967">
            <text:p>542967</text:p>
          </table:table-cell>
          <table:table-cell office:value-type="string">
            <text:p>/news-updates/news/2010/apr/visaupdate</text:p>
          </table:table-cell>
          <table:table-cell/>
        </table:table-row>
        <table:table-row table:style-name="ro1">
          <table:table-cell office:value-type="float" office:value="543126">
            <text:p>543126</text:p>
          </table:table-cell>
          <table:table-cell office:value-type="string">
            <text:p>/news-updates/news/2010/apr/asdacoleslaw</text:p>
          </table:table-cell>
          <table:table-cell/>
        </table:table-row>
        <table:table-row table:style-name="ro1">
          <table:table-cell office:value-type="float" office:value="543357">
            <text:p>543357</text:p>
          </table:table-cell>
          <table:table-cell office:value-type="string">
            <text:p>/wales/about-fsa-wales/cymru/newyddiondatgan/newyddion/archifnewcym/2010/mai/catalogadnoddau10</text:p>
          </table:table-cell>
          <table:table-cell/>
        </table:table-row>
        <table:table-row table:style-name="ro2">
          <table:table-cell office:value-type="float" office:value="543527">
            <text:p>543527</text:p>
          </table:table-cell>
          <table:table-cell office:value-type="string">
            <text:p>/news-updates/news/2010/may/board110510</text:p>
          </table:table-cell>
          <table:table-cell/>
        </table:table-row>
        <table:table-row table:style-name="ro2">
          <table:table-cell office:value-type="float" office:value="543866">
            <text:p>543866</text:p>
          </table:table-cell>
          <table:table-cell office:value-type="string">
            <text:p>/news-updates/news/2010/may/mollusc</text:p>
          </table:table-cell>
          <table:table-cell/>
        </table:table-row>
        <table:table-row table:style-name="ro2">
          <table:table-cell office:value-type="float" office:value="544063">
            <text:p>544063</text:p>
          </table:table-cell>
          <table:table-cell office:value-type="string">
            <text:p>/news-updates/news/2010/may/reappointments</text:p>
          </table:table-cell>
          <table:table-cell/>
        </table:table-row>
        <table:table-row table:style-name="ro1">
          <table:table-cell office:value-type="float" office:value="544458">
            <text:p>544458</text:p>
          </table:table-cell>
          <table:table-cell office:value-type="string">
            <text:p>/news-updates/news/2010/may/fsaresourcecatalogue</text:p>
          </table:table-cell>
          <table:table-cell/>
        </table:table-row>
        <table:table-row table:style-name="ro2">
          <table:table-cell office:value-type="float" office:value="544504">
            <text:p>544504</text:p>
          </table:table-cell>
          <table:table-cell office:value-type="string">
            <text:p>/news-updates/news/2010/may/bite2</text:p>
          </table:table-cell>
          <table:table-cell/>
        </table:table-row>
        <table:table-row table:style-name="ro1">
          <table:table-cell office:value-type="float" office:value="544518">
            <text:p>544518</text:p>
          </table:table-cell>
          <table:table-cell office:value-type="string">
            <text:p>/news-updates/news/2010/may/chiaseed</text:p>
          </table:table-cell>
          <table:table-cell/>
        </table:table-row>
        <table:table-row table:style-name="ro2">
          <table:table-cell office:value-type="float" office:value="544567">
            <text:p>544567</text:p>
          </table:table-cell>
          <table:table-cell office:value-type="string">
            <text:p>/news-updates/news/2010/may/smokie0510</text:p>
          </table:table-cell>
          <table:table-cell/>
        </table:table-row>
        <table:table-row table:style-name="ro1">
          <table:table-cell office:value-type="float" office:value="544600">
            <text:p>544600</text:p>
          </table:table-cell>
          <table:table-cell office:value-type="string">
            <text:p>/news-updates/news/2010/may/salmonellaupdate</text:p>
          </table:table-cell>
          <table:table-cell/>
        </table:table-row>
        <table:table-row table:style-name="ro2">
          <table:table-cell office:value-type="float" office:value="544634">
            <text:p>544634</text:p>
          </table:table-cell>
          <table:table-cell office:value-type="string">
            <text:p>/news-updates/news/2010/may/glass</text:p>
          </table:table-cell>
          <table:table-cell/>
        </table:table-row>
        <table:table-row table:style-name="ro2">
          <table:table-cell office:value-type="float" office:value="544796">
            <text:p>544796</text:p>
          </table:table-cell>
          <table:table-cell office:value-type="string">
            <text:p>/news-updates/news/2010/may/incidents</text:p>
          </table:table-cell>
          <table:table-cell/>
        </table:table-row>
        <table:table-row table:style-name="ro1">
          <table:table-cell office:value-type="float" office:value="544905">
            <text:p>544905</text:p>
          </table:table-cell>
          <table:table-cell office:value-type="string">
            <text:p>/news-updates/news/2010/may/fsaenewsmay</text:p>
          </table:table-cell>
          <table:table-cell/>
        </table:table-row>
        <table:table-row table:style-name="ro1">
          <table:table-cell office:value-type="float" office:value="545145">
            <text:p>545145</text:p>
          </table:table-cell>
          <table:table-cell office:value-type="string">
            <text:p>/news-updates/news/2010/may/reducingburdens</text:p>
          </table:table-cell>
          <table:table-cell/>
        </table:table-row>
        <table:table-row table:style-name="ro2">
          <table:table-cell office:value-type="float" office:value="545354">
            <text:p>545354</text:p>
          </table:table-cell>
          <table:table-cell office:value-type="string">
            <text:p>/news-updates/news/2010/may/cooperative</text:p>
          </table:table-cell>
          <table:table-cell/>
        </table:table-row>
        <table:table-row table:style-name="ro2">
          <table:table-cell office:value-type="float" office:value="545558">
            <text:p>545558</text:p>
          </table:table-cell>
          <table:table-cell office:value-type="string">
            <text:p>/news-updates/news/2010/may/acafmeet3jun10</text:p>
          </table:table-cell>
          <table:table-cell/>
        </table:table-row>
        <table:table-row table:style-name="ro1">
          <table:table-cell office:value-type="float" office:value="545607">
            <text:p>545607</text:p>
          </table:table-cell>
          <table:table-cell office:value-type="string">
            <text:p>/news-updates/news/2010/jun/fp7seminar</text:p>
          </table:table-cell>
          <table:table-cell/>
        </table:table-row>
        <table:table-row table:style-name="ro1">
          <table:table-cell office:value-type="float" office:value="545668">
            <text:p>545668</text:p>
          </table:table-cell>
          <table:table-cell office:value-type="string">
            <text:p>/news-updates/news/2010/may/lundysaus</text:p>
          </table:table-cell>
          <table:table-cell/>
        </table:table-row>
        <table:table-row table:style-name="ro1">
          <table:table-cell office:value-type="float" office:value="545864">
            <text:p>545864</text:p>
          </table:table-cell>
          <table:table-cell office:value-type="string">
            <text:p>/news-updates/news/2010/jun/withdrawalsrecalls</text:p>
          </table:table-cell>
          <table:table-cell/>
        </table:table-row>
        <table:table-row table:style-name="ro1">
          <table:table-cell office:value-type="float" office:value="545867">
            <text:p>545867</text:p>
          </table:table-cell>
          <table:table-cell office:value-type="string">
            <text:p>/news-updates/news/2010/jun/honey</text:p>
          </table:table-cell>
          <table:table-cell/>
        </table:table-row>
        <table:table-row table:style-name="ro1">
          <table:table-cell office:value-type="float" office:value="545947">
            <text:p>545947</text:p>
          </table:table-cell>
          <table:table-cell office:value-type="string">
            <text:p>/news-updates/news/2010/jun/auditsjune2010</text:p>
          </table:table-cell>
          <table:table-cell/>
        </table:table-row>
        <table:table-row table:style-name="ro1">
          <table:table-cell office:value-type="float" office:value="546011">
            <text:p>546011</text:p>
          </table:table-cell>
          <table:table-cell office:value-type="string">
            <text:p>/wales/about-fsa-wales/cymru/newyddiondatgan/newyddion/archifnewcym/2010/meh/lleihaubeichiau</text:p>
          </table:table-cell>
          <table:table-cell/>
        </table:table-row>
        <table:table-row table:style-name="ro1">
          <table:table-cell office:value-type="float" office:value="546035">
            <text:p>546035</text:p>
          </table:table-cell>
          <table:table-cell office:value-type="string">
            <text:p>/news-updates/news/2010/jul/bakers</text:p>
          </table:table-cell>
          <table:table-cell/>
        </table:table-row>
        <table:table-row table:style-name="ro1">
          <table:table-cell office:value-type="float" office:value="546118">
            <text:p>546118</text:p>
          </table:table-cell>
          <table:table-cell office:value-type="string">
            <text:p>/news-updates/news/2010/jun/colours</text:p>
          </table:table-cell>
          <table:table-cell/>
        </table:table-row>
        <table:table-row table:style-name="ro1">
          <table:table-cell office:value-type="float" office:value="546191">
            <text:p>546191</text:p>
          </table:table-cell>
          <table:table-cell office:value-type="string">
            <text:p>/news-updates/news/2010/jun/appeal</text:p>
          </table:table-cell>
          <table:table-cell/>
        </table:table-row>
        <table:table-row table:style-name="ro1">
          <table:table-cell office:value-type="float" office:value="546245">
            <text:p>546245</text:p>
          </table:table-cell>
          <table:table-cell office:value-type="string">
            <text:p>/news-updates/news/2010/jun/bugs</text:p>
          </table:table-cell>
          <table:table-cell/>
        </table:table-row>
        <table:table-row table:style-name="ro1">
          <table:table-cell office:value-type="float" office:value="546295">
            <text:p>546295</text:p>
          </table:table-cell>
          <table:table-cell office:value-type="string">
            <text:p>/news-updates/news/2010/jun/goal</text:p>
          </table:table-cell>
          <table:table-cell/>
        </table:table-row>
        <table:table-row table:style-name="ro1">
          <table:table-cell office:value-type="float" office:value="546337">
            <text:p>546337</text:p>
          </table:table-cell>
          <table:table-cell office:value-type="string">
            <text:p>/news-updates/news/2010/jun/research</text:p>
          </table:table-cell>
          <table:table-cell/>
        </table:table-row>
        <table:table-row table:style-name="ro1">
          <table:table-cell office:value-type="float" office:value="546347">
            <text:p>546347</text:p>
          </table:table-cell>
          <table:table-cell office:value-type="string">
            <text:p>/news-updates/news/2010/jun/glass</text:p>
          </table:table-cell>
          <table:table-cell/>
        </table:table-row>
        <table:table-row table:style-name="ro1">
          <table:table-cell office:value-type="float" office:value="546534">
            <text:p>546534</text:p>
          </table:table-cell>
          <table:table-cell office:value-type="string">
            <text:p>/wales/about-fsa-wales/cymru/newyddiondatgan/newyddion/archifnewcym/2010/meh/sgoriohylendidbwyd</text:p>
          </table:table-cell>
          <table:table-cell/>
        </table:table-row>
        <table:table-row table:style-name="ro1">
          <table:table-cell office:value-type="float" office:value="546564">
            <text:p>546564</text:p>
          </table:table-cell>
          <table:table-cell office:value-type="string">
            <text:p>/wales/about-fsa-wales/cymru/newyddiondatgan/newyddion/archifnewcym/2010/meh/bygiaubwyd</text:p>
          </table:table-cell>
          <table:table-cell/>
        </table:table-row>
        <table:table-row table:style-name="ro1">
          <table:table-cell office:value-type="float" office:value="546636">
            <text:p>546636</text:p>
          </table:table-cell>
          <table:table-cell office:value-type="string">
            <text:p>/news-updates/news/2010/jun/sulphites</text:p>
          </table:table-cell>
          <table:table-cell/>
        </table:table-row>
        <table:table-row table:style-name="ro1">
          <table:table-cell office:value-type="float" office:value="546821">
            <text:p>546821</text:p>
          </table:table-cell>
          <table:table-cell office:value-type="string">
            <text:p>/news-updates/news/2010/jun/campylobacter</text:p>
          </table:table-cell>
          <table:table-cell/>
        </table:table-row>
        <table:table-row table:style-name="ro1">
          <table:table-cell office:value-type="float" office:value="546846">
            <text:p>546846</text:p>
          </table:table-cell>
          <table:table-cell office:value-type="string">
            <text:p>/news-updates/news/2010/jun/brownfkinkippers</text:p>
          </table:table-cell>
          <table:table-cell/>
        </table:table-row>
        <table:table-row table:style-name="ro1">
          <table:table-cell office:value-type="float" office:value="547051">
            <text:p>547051</text:p>
          </table:table-cell>
          <table:table-cell office:value-type="string">
            <text:p>/news-updates/news/2010/jun/foodchamp2010</text:p>
          </table:table-cell>
          <table:table-cell/>
        </table:table-row>
        <table:table-row table:style-name="ro1">
          <table:table-cell office:value-type="float" office:value="547060">
            <text:p>547060</text:p>
          </table:table-cell>
          <table:table-cell office:value-type="string">
            <text:p>/news-updates/news/2010/jun/acafmeet3jun10</text:p>
          </table:table-cell>
          <table:table-cell/>
        </table:table-row>
        <table:table-row table:style-name="ro1">
          <table:table-cell office:value-type="float" office:value="547102">
            <text:p>547102</text:p>
          </table:table-cell>
          <table:table-cell office:value-type="string">
            <text:p>/news-updates/news/2010/jun/fraudwcfans</text:p>
          </table:table-cell>
          <table:table-cell/>
        </table:table-row>
        <table:table-row table:style-name="ro1">
          <table:table-cell office:value-type="float" office:value="547137">
            <text:p>547137</text:p>
          </table:table-cell>
          <table:table-cell office:value-type="string">
            <text:p>/news-updates/news/2010/jun/morrisons</text:p>
          </table:table-cell>
          <table:table-cell/>
        </table:table-row>
        <table:table-row table:style-name="ro1">
          <table:table-cell office:value-type="float" office:value="547350">
            <text:p>547350</text:p>
          </table:table-cell>
          <table:table-cell office:value-type="string">
            <text:p>/news-updates/news/2010/jun/sotdsgagenda</text:p>
          </table:table-cell>
          <table:table-cell/>
        </table:table-row>
        <table:table-row table:style-name="ro1">
          <table:table-cell office:value-type="float" office:value="547521">
            <text:p>547521</text:p>
          </table:table-cell>
          <table:table-cell office:value-type="string">
            <text:p>/news-updates/news/2010/jun/hovis</text:p>
          </table:table-cell>
          <table:table-cell/>
        </table:table-row>
        <table:table-row table:style-name="ro1">
          <table:table-cell office:value-type="float" office:value="547524">
            <text:p>547524</text:p>
          </table:table-cell>
          <table:table-cell office:value-type="string">
            <text:p>/news-updates/news/2010/jun/sandwich</text:p>
          </table:table-cell>
          <table:table-cell/>
        </table:table-row>
        <table:table-row table:style-name="ro1">
          <table:table-cell office:value-type="float" office:value="547725">
            <text:p>547725</text:p>
          </table:table-cell>
          <table:table-cell office:value-type="string">
            <text:p>/news-updates/news/2010/jun/cashew</text:p>
          </table:table-cell>
          <table:table-cell/>
        </table:table-row>
        <table:table-row table:style-name="ro1">
          <table:table-cell office:value-type="float" office:value="547987">
            <text:p>547987</text:p>
          </table:table-cell>
          <table:table-cell office:value-type="string">
            <text:p>/news-updates/news/2010/jun/wfacmeet22072010</text:p>
          </table:table-cell>
          <table:table-cell/>
        </table:table-row>
        <table:table-row table:style-name="ro1">
          <table:table-cell office:value-type="float" office:value="548111">
            <text:p>548111</text:p>
          </table:table-cell>
          <table:table-cell office:value-type="string">
            <text:p>/news-updates/news/2010/jun/oxytetracyclineupdate</text:p>
          </table:table-cell>
          <table:table-cell/>
        </table:table-row>
        <table:table-row table:style-name="ro1">
          <table:table-cell office:value-type="float" office:value="548232">
            <text:p>548232</text:p>
          </table:table-cell>
          <table:table-cell office:value-type="string">
            <text:p>/news-updates/news/2010/jun/chernobyl</text:p>
          </table:table-cell>
          <table:table-cell/>
        </table:table-row>
        <table:table-row table:style-name="ro1">
          <table:table-cell office:value-type="float" office:value="548350">
            <text:p>548350</text:p>
          </table:table-cell>
          <table:table-cell office:value-type="string">
            <text:p>/news-updates/news/2010/jun/wfacmembers</text:p>
          </table:table-cell>
          <table:table-cell/>
        </table:table-row>
        <table:table-row table:style-name="ro1">
          <table:table-cell office:value-type="float" office:value="548369">
            <text:p>548369</text:p>
          </table:table-cell>
          <table:table-cell office:value-type="string">
            <text:p>/news-updates/news/2010/jun/countryoforiginlabels</text:p>
          </table:table-cell>
          <table:table-cell/>
        </table:table-row>
        <table:table-row table:style-name="ro1">
          <table:table-cell office:value-type="float" office:value="548525">
            <text:p>548525</text:p>
          </table:table-cell>
          <table:table-cell office:value-type="string">
            <text:p>/news-updates/news/2010/jun/bordeaux</text:p>
          </table:table-cell>
          <table:table-cell/>
        </table:table-row>
        <table:table-row table:style-name="ro1">
          <table:table-cell office:value-type="float" office:value="548569">
            <text:p>548569</text:p>
          </table:table-cell>
          <table:table-cell office:value-type="string">
            <text:p>/news-updates/news/2010/jun/bark</text:p>
          </table:table-cell>
          <table:table-cell/>
        </table:table-row>
        <table:table-row table:style-name="ro1">
          <table:table-cell office:value-type="float" office:value="548708">
            <text:p>548708</text:p>
          </table:table-cell>
          <table:table-cell office:value-type="string">
            <text:p>/wales/about-fsa-wales/cymru/newyddiondatgan/newyddion/archifnewcym/2010/meh/wfac220710</text:p>
          </table:table-cell>
          <table:table-cell/>
        </table:table-row>
        <table:table-row table:style-name="ro1">
          <table:table-cell office:value-type="float" office:value="548879">
            <text:p>548879</text:p>
          </table:table-cell>
          <table:table-cell office:value-type="string">
            <text:p>/news-updates/news/2010/jun/saltmtg</text:p>
          </table:table-cell>
          <table:table-cell/>
        </table:table-row>
        <table:table-row table:style-name="ro1">
          <table:table-cell office:value-type="float" office:value="548884">
            <text:p>548884</text:p>
          </table:table-cell>
          <table:table-cell office:value-type="string">
            <text:p>/news-updates/news/2010/jul/saltmtg2</text:p>
          </table:table-cell>
          <table:table-cell/>
        </table:table-row>
        <table:table-row table:style-name="ro1">
          <table:table-cell office:value-type="float" office:value="548923">
            <text:p>548923</text:p>
          </table:table-cell>
          <table:table-cell office:value-type="string">
            <text:p>/news-updates/news/2010/jun/enewsjune</text:p>
          </table:table-cell>
          <table:table-cell/>
        </table:table-row>
        <table:table-row table:style-name="ro1">
          <table:table-cell office:value-type="float" office:value="549023">
            <text:p>549023</text:p>
          </table:table-cell>
          <table:table-cell office:value-type="string">
            <text:p>/news-updates/news/2010/jun/tender</text:p>
          </table:table-cell>
          <table:table-cell/>
        </table:table-row>
        <table:table-row table:style-name="ro1">
          <table:table-cell office:value-type="float" office:value="549030">
            <text:p>549030</text:p>
          </table:table-cell>
          <table:table-cell office:value-type="string">
            <text:p>/news-updates/news/2010/jun/bse</text:p>
          </table:table-cell>
          <table:table-cell/>
        </table:table-row>
        <table:table-row table:style-name="ro1">
          <table:table-cell office:value-type="float" office:value="549132">
            <text:p>549132</text:p>
          </table:table-cell>
          <table:table-cell office:value-type="string">
            <text:p>/news-updates/news/2010/jul/acafmember</text:p>
          </table:table-cell>
          <table:table-cell/>
        </table:table-row>
        <table:table-row table:style-name="ro1">
          <table:table-cell office:value-type="float" office:value="549219">
            <text:p>549219</text:p>
          </table:table-cell>
          <table:table-cell office:value-type="string">
            <text:p>/news-updates/news/2010/jul/laauditsjuly2010</text:p>
          </table:table-cell>
          <table:table-cell/>
        </table:table-row>
        <table:table-row table:style-name="ro1">
          <table:table-cell office:value-type="float" office:value="549301">
            <text:p>549301</text:p>
          </table:table-cell>
          <table:table-cell office:value-type="string">
            <text:p>/news-updates/news/2010/jul/yourfreedom</text:p>
          </table:table-cell>
          <table:table-cell/>
        </table:table-row>
        <table:table-row table:style-name="ro1">
          <table:table-cell office:value-type="float" office:value="549320">
            <text:p>549320</text:p>
          </table:table-cell>
          <table:table-cell office:value-type="string">
            <text:p>/news-updates/news/2010/jul/cheesecake</text:p>
          </table:table-cell>
          <table:table-cell/>
        </table:table-row>
        <table:table-row table:style-name="ro1">
          <table:table-cell office:value-type="float" office:value="549369">
            <text:p>549369</text:p>
          </table:table-cell>
          <table:table-cell office:value-type="string">
            <text:p>/news-updates/news/2010/jul/rice</text:p>
          </table:table-cell>
          <table:table-cell/>
        </table:table-row>
        <table:table-row table:style-name="ro1">
          <table:table-cell office:value-type="float" office:value="549521">
            <text:p>549521</text:p>
          </table:table-cell>
          <table:table-cell office:value-type="string">
            <text:p>/news-updates/news/2010/jul/campylobacterresearch</text:p>
          </table:table-cell>
          <table:table-cell/>
        </table:table-row>
        <table:table-row table:style-name="ro1">
          <table:table-cell office:value-type="float" office:value="549544">
            <text:p>549544</text:p>
          </table:table-cell>
          <table:table-cell office:value-type="string">
            <text:p>/news-updates/news/2010/jul/niscfssr</text:p>
          </table:table-cell>
          <table:table-cell/>
        </table:table-row>
        <table:table-row table:style-name="ro1">
          <table:table-cell office:value-type="float" office:value="549744">
            <text:p>549744</text:p>
          </table:table-cell>
          <table:table-cell office:value-type="string">
            <text:p>/news-updates/news/2010/jul/boardmeeting</text:p>
          </table:table-cell>
          <table:table-cell/>
        </table:table-row>
        <table:table-row table:style-name="ro1">
          <table:table-cell office:value-type="float" office:value="549760">
            <text:p>549760</text:p>
          </table:table-cell>
          <table:table-cell office:value-type="string">
            <text:p>/news-updates/news/2010/jul/homedraughtbeerrecall</text:p>
          </table:table-cell>
          <table:table-cell/>
        </table:table-row>
        <table:table-row table:style-name="ro1">
          <table:table-cell office:value-type="float" office:value="549822">
            <text:p>549822</text:p>
          </table:table-cell>
          <table:table-cell office:value-type="string">
            <text:p>/news-updates/news/2010/jul/ecoliprevention</text:p>
          </table:table-cell>
          <table:table-cell/>
        </table:table-row>
        <table:table-row table:style-name="ro1">
          <table:table-cell office:value-type="float" office:value="549836">
            <text:p>549836</text:p>
          </table:table-cell>
          <table:table-cell office:value-type="string">
            <text:p>/news-updates/news/2010/jul/walkers</text:p>
          </table:table-cell>
          <table:table-cell/>
        </table:table-row>
        <table:table-row table:style-name="ro1">
          <table:table-cell office:value-type="float" office:value="549988">
            <text:p>549988</text:p>
          </table:table-cell>
          <table:table-cell office:value-type="string">
            <text:p>/news-updates/news/2010/jul/summaryauditreport</text:p>
          </table:table-cell>
          <table:table-cell/>
        </table:table-row>
        <table:table-row table:style-name="ro1">
          <table:table-cell office:value-type="float" office:value="550060">
            <text:p>550060</text:p>
          </table:table-cell>
          <table:table-cell office:value-type="string">
            <text:p>/wales/about-fsa-wales/cymru/newyddiondatgan/newyddion/archifnewcym/2010/gor/archwilio</text:p>
          </table:table-cell>
          <table:table-cell/>
        </table:table-row>
        <table:table-row table:style-name="ro1">
          <table:table-cell office:value-type="float" office:value="550209">
            <text:p>550209</text:p>
          </table:table-cell>
          <table:table-cell office:value-type="string">
            <text:p>/news-updates/news/2010/jul/annrepaccs</text:p>
          </table:table-cell>
          <table:table-cell/>
        </table:table-row>
        <table:table-row table:style-name="ro1">
          <table:table-cell office:value-type="float" office:value="550224">
            <text:p>550224</text:p>
          </table:table-cell>
          <table:table-cell office:value-type="string">
            <text:p>/news-updates/news/2010/jul/fsaenewsjul10</text:p>
          </table:table-cell>
          <table:table-cell/>
        </table:table-row>
        <table:table-row table:style-name="ro1">
          <table:table-cell office:value-type="float" office:value="550245">
            <text:p>550245</text:p>
          </table:table-cell>
          <table:table-cell office:value-type="string">
            <text:p>/news-updates/news/2010/jul/hintsandtipssesson</text:p>
          </table:table-cell>
          <table:table-cell/>
        </table:table-row>
        <table:table-row table:style-name="ro1">
          <table:table-cell office:value-type="float" office:value="550287">
            <text:p>550287</text:p>
          </table:table-cell>
          <table:table-cell office:value-type="string">
            <text:p>/news-updates/news/2010/jul/gacsannualreport</text:p>
          </table:table-cell>
          <table:table-cell/>
        </table:table-row>
        <table:table-row table:style-name="ro1">
          <table:table-cell office:value-type="float" office:value="550388">
            <text:p>550388</text:p>
          </table:table-cell>
          <table:table-cell office:value-type="string">
            <text:p>/news-updates/news/2010/jul/fsachanges</text:p>
          </table:table-cell>
          <table:table-cell/>
        </table:table-row>
        <table:table-row table:style-name="ro1">
          <table:table-cell office:value-type="float" office:value="550423">
            <text:p>550423</text:p>
          </table:table-cell>
          <table:table-cell office:value-type="string">
            <text:p>/news-updates/news/2010/jul/asda</text:p>
          </table:table-cell>
          <table:table-cell/>
        </table:table-row>
        <table:table-row table:style-name="ro1">
          <table:table-cell office:value-type="float" office:value="550480">
            <text:p>550480</text:p>
          </table:table-cell>
          <table:table-cell office:value-type="string">
            <text:p>/news-updates/news/2010/jul/lagrants</text:p>
          </table:table-cell>
          <table:table-cell/>
        </table:table-row>
        <table:table-row table:style-name="ro1">
          <table:table-cell office:value-type="float" office:value="550531">
            <text:p>550531</text:p>
          </table:table-cell>
          <table:table-cell office:value-type="string">
            <text:p>/news-updates/news/2010/jul/auditrugbytamworth</text:p>
          </table:table-cell>
          <table:table-cell/>
        </table:table-row>
        <table:table-row table:style-name="ro1">
          <table:table-cell office:value-type="float" office:value="550535">
            <text:p>550535</text:p>
          </table:table-cell>
          <table:table-cell office:value-type="string">
            <text:p>/news-updates/news/2010/jul/campyresearch</text:p>
          </table:table-cell>
          <table:table-cell/>
        </table:table-row>
        <table:table-row table:style-name="ro1">
          <table:table-cell office:value-type="float" office:value="550546">
            <text:p>550546</text:p>
          </table:table-cell>
          <table:table-cell office:value-type="string">
            <text:p>/wales/about-fsa-wales/cymru/newyddiondatgan/newyddion/archifnewcym/2010/gor/asbnewid</text:p>
          </table:table-cell>
          <table:table-cell/>
        </table:table-row>
        <table:table-row table:style-name="ro1">
          <table:table-cell office:value-type="float" office:value="550606">
            <text:p>550606</text:p>
          </table:table-cell>
          <table:table-cell office:value-type="string">
            <text:p>/news-updates/news/2010/jul/foodbornediseaseresearch</text:p>
          </table:table-cell>
          <table:table-cell/>
        </table:table-row>
        <table:table-row table:style-name="ro1">
          <table:table-cell office:value-type="float" office:value="550648">
            <text:p>550648</text:p>
          </table:table-cell>
          <table:table-cell office:value-type="string">
            <text:p>/news-updates/news/2010/jul/trackermarch10</text:p>
          </table:table-cell>
          <table:table-cell/>
        </table:table-row>
        <table:table-row table:style-name="ro1">
          <table:table-cell office:value-type="float" office:value="550726">
            <text:p>550726</text:p>
          </table:table-cell>
          <table:table-cell office:value-type="string">
            <text:p>/news-updates/news/2010/jul/eucolourswarn</text:p>
          </table:table-cell>
          <table:table-cell/>
        </table:table-row>
        <table:table-row table:style-name="ro1">
          <table:table-cell office:value-type="float" office:value="550829">
            <text:p>550829</text:p>
          </table:table-cell>
          <table:table-cell office:value-type="string">
            <text:p>/news-updates/news/2010/jul/asdachoc</text:p>
          </table:table-cell>
          <table:table-cell/>
        </table:table-row>
        <table:table-row table:style-name="ro1">
          <table:table-cell office:value-type="float" office:value="550869">
            <text:p>550869</text:p>
          </table:table-cell>
          <table:table-cell office:value-type="string">
            <text:p>/news-updates/news/2010/jul/campylobacterconf</text:p>
          </table:table-cell>
          <table:table-cell/>
        </table:table-row>
        <table:table-row table:style-name="ro1">
          <table:table-cell office:value-type="float" office:value="550959">
            <text:p>550959</text:p>
          </table:table-cell>
          <table:table-cell office:value-type="string">
            <text:p>/news-updates/news/2010/jul/livers</text:p>
          </table:table-cell>
          <table:table-cell/>
        </table:table-row>
        <table:table-row table:style-name="ro1">
          <table:table-cell office:value-type="float" office:value="551025">
            <text:p>551025</text:p>
          </table:table-cell>
          <table:table-cell office:value-type="string">
            <text:p>/news-updates/news/2010/jul/zamzam</text:p>
          </table:table-cell>
          <table:table-cell/>
        </table:table-row>
        <table:table-row table:style-name="ro1">
          <table:table-cell office:value-type="float" office:value="551085">
            <text:p>551085</text:p>
          </table:table-cell>
          <table:table-cell office:value-type="string">
            <text:p>/news-updates/news/2010/aug/ndnscorrection</text:p>
          </table:table-cell>
          <table:table-cell/>
        </table:table-row>
        <table:table-row table:style-name="ro1">
          <table:table-cell office:value-type="float" office:value="551095">
            <text:p>551095</text:p>
          </table:table-cell>
          <table:table-cell office:value-type="string">
            <text:p>/news-updates/news/2010/jul/tse</text:p>
          </table:table-cell>
          <table:table-cell/>
        </table:table-row>
        <table:table-row table:style-name="ro1">
          <table:table-cell office:value-type="float" office:value="551108">
            <text:p>551108</text:p>
          </table:table-cell>
          <table:table-cell office:value-type="string">
            <text:p>/news-updates/news/2010/jul/efsaexperts</text:p>
          </table:table-cell>
          <table:table-cell/>
        </table:table-row>
        <table:table-row table:style-name="ro1">
          <table:table-cell office:value-type="float" office:value="551145">
            <text:p>551145</text:p>
          </table:table-cell>
          <table:table-cell office:value-type="string">
            <text:p>/news-updates/news/2010/jul/drcampbell</text:p>
          </table:table-cell>
          <table:table-cell/>
        </table:table-row>
        <table:table-row table:style-name="ro1">
          <table:table-cell office:value-type="float" office:value="551205">
            <text:p>551205</text:p>
          </table:table-cell>
          <table:table-cell office:value-type="string">
            <text:p>/news-updates/news/2010/jul/colours</text:p>
          </table:table-cell>
          <table:table-cell/>
        </table:table-row>
        <table:table-row table:style-name="ro1">
          <table:table-cell office:value-type="float" office:value="551242">
            <text:p>551242</text:p>
          </table:table-cell>
          <table:table-cell office:value-type="string">
            <text:p>/news-updates/news/2010/aug/cloned</text:p>
          </table:table-cell>
          <table:table-cell/>
        </table:table-row>
        <table:table-row table:style-name="ro1">
          <table:table-cell office:value-type="float" office:value="551358">
            <text:p>551358</text:p>
          </table:table-cell>
          <table:table-cell office:value-type="string">
            <text:p>/wales/about-fsa-wales/cymru/newyddiondatgan/newyddion/archifnewcym/2010/aws/iaucywiar</text:p>
          </table:table-cell>
          <table:table-cell/>
        </table:table-row>
        <table:table-row table:style-name="ro1">
          <table:table-cell office:value-type="float" office:value="551377">
            <text:p>551377</text:p>
          </table:table-cell>
          <table:table-cell office:value-type="string">
            <text:p>/news-updates/news/2010/aug/clonedinvest2</text:p>
          </table:table-cell>
          <table:table-cell/>
        </table:table-row>
        <table:table-row table:style-name="ro1">
          <table:table-cell office:value-type="float" office:value="551384">
            <text:p>551384</text:p>
          </table:table-cell>
          <table:table-cell office:value-type="string">
            <text:p>/wales/about-fsa-wales/cymru/newyddiondatgan/newyddion/archifnewcym/2010/aws/clonio</text:p>
          </table:table-cell>
          <table:table-cell/>
        </table:table-row>
        <table:table-row table:style-name="ro1">
          <table:table-cell office:value-type="float" office:value="551457">
            <text:p>551457</text:p>
          </table:table-cell>
          <table:table-cell office:value-type="string">
            <text:p>/news-updates/news/2010/aug/ssframework</text:p>
          </table:table-cell>
          <table:table-cell/>
        </table:table-row>
        <table:table-row table:style-name="ro1">
          <table:table-cell office:value-type="float" office:value="551502">
            <text:p>551502</text:p>
          </table:table-cell>
          <table:table-cell office:value-type="string">
            <text:p>/news-updates/news/2010/aug/audits100804</text:p>
          </table:table-cell>
          <table:table-cell/>
        </table:table-row>
        <table:table-row table:style-name="ro1">
          <table:table-cell office:value-type="float" office:value="551509">
            <text:p>551509</text:p>
          </table:table-cell>
          <table:table-cell office:value-type="string">
            <text:p>/news-updates/news/2010/aug/updateclonedanimals</text:p>
          </table:table-cell>
          <table:table-cell/>
        </table:table-row>
        <table:table-row table:style-name="ro1">
          <table:table-cell office:value-type="float" office:value="551552">
            <text:p>551552</text:p>
          </table:table-cell>
          <table:table-cell office:value-type="string">
            <text:p>/news-updates/news/2010/aug/hijikiseaweed</text:p>
          </table:table-cell>
          <table:table-cell/>
        </table:table-row>
        <table:table-row table:style-name="ro1">
          <table:table-cell office:value-type="float" office:value="551940">
            <text:p>551940</text:p>
          </table:table-cell>
          <table:table-cell office:value-type="string">
            <text:p>/news-updates/news/2010/aug/summarycloninginvestigations</text:p>
          </table:table-cell>
          <table:table-cell/>
        </table:table-row>
        <table:table-row table:style-name="ro1">
          <table:table-cell office:value-type="float" office:value="552005">
            <text:p>552005</text:p>
          </table:table-cell>
          <table:table-cell office:value-type="string">
            <text:p>/news-updates/news/2010/aug/dtcorrection</text:p>
          </table:table-cell>
          <table:table-cell/>
        </table:table-row>
        <table:table-row table:style-name="ro1">
          <table:table-cell office:value-type="float" office:value="552023">
            <text:p>552023</text:p>
          </table:table-cell>
          <table:table-cell office:value-type="string">
            <text:p>/news-updates/news/2010/aug/sfp</text:p>
          </table:table-cell>
          <table:table-cell/>
        </table:table-row>
        <table:table-row table:style-name="ro1">
          <table:table-cell office:value-type="float" office:value="552090">
            <text:p>552090</text:p>
          </table:table-cell>
          <table:table-cell office:value-type="string">
            <text:p>/news-updates/news/2010/aug/vending</text:p>
          </table:table-cell>
          <table:table-cell/>
        </table:table-row>
        <table:table-row table:style-name="ro1">
          <table:table-cell office:value-type="float" office:value="552503">
            <text:p>552503</text:p>
          </table:table-cell>
          <table:table-cell office:value-type="string">
            <text:p>/news-updates/news/2010/aug/researchcall</text:p>
          </table:table-cell>
          <table:table-cell/>
        </table:table-row>
        <table:table-row table:style-name="ro1">
          <table:table-cell office:value-type="float" office:value="552510">
            <text:p>552510</text:p>
          </table:table-cell>
          <table:table-cell office:value-type="string">
            <text:p>/news-updates/news/2010/aug/fhrs</text:p>
          </table:table-cell>
          <table:table-cell/>
        </table:table-row>
        <table:table-row table:style-name="ro1">
          <table:table-cell office:value-type="float" office:value="552560">
            <text:p>552560</text:p>
          </table:table-cell>
          <table:table-cell office:value-type="string">
            <text:p>/news-updates/news/2010/aug/heidsieck</text:p>
          </table:table-cell>
          <table:table-cell/>
        </table:table-row>
        <table:table-row table:style-name="ro1">
          <table:table-cell office:value-type="float" office:value="552623">
            <text:p>552623</text:p>
          </table:table-cell>
          <table:table-cell office:value-type="string">
            <text:p>/wales/about-fsa-wales/cymru/newyddiondatgan/newyddion/archifnewcym/2010/aws/cshb</text:p>
          </table:table-cell>
          <table:table-cell/>
        </table:table-row>
        <table:table-row table:style-name="ro1">
          <table:table-cell office:value-type="float" office:value="553093">
            <text:p>553093</text:p>
          </table:table-cell>
          <table:table-cell office:value-type="string">
            <text:p>/news-updates/news/2010/aug/sulphites</text:p>
          </table:table-cell>
          <table:table-cell/>
        </table:table-row>
        <table:table-row table:style-name="ro1">
          <table:table-cell office:value-type="float" office:value="553610">
            <text:p>553610</text:p>
          </table:table-cell>
          <table:table-cell office:value-type="string">
            <text:p>/news-updates/news/2010/sep/microbial</text:p>
          </table:table-cell>
          <table:table-cell/>
        </table:table-row>
        <table:table-row table:style-name="ro1">
          <table:table-cell office:value-type="float" office:value="553748">
            <text:p>553748</text:p>
          </table:table-cell>
          <table:table-cell office:value-type="string">
            <text:p>/news-updates/news/2010/aug/auditashfield</text:p>
          </table:table-cell>
          <table:table-cell/>
        </table:table-row>
        <table:table-row table:style-name="ro1">
          <table:table-cell office:value-type="float" office:value="553858">
            <text:p>553858</text:p>
          </table:table-cell>
          <table:table-cell office:value-type="string">
            <text:p>/news-updates/news/2010/sep/colours</text:p>
          </table:table-cell>
          <table:table-cell/>
        </table:table-row>
        <table:table-row table:style-name="ro1">
          <table:table-cell office:value-type="float" office:value="553889">
            <text:p>553889</text:p>
          </table:table-cell>
          <table:table-cell office:value-type="string">
            <text:p>/news-updates/news/2010/sep/dihydrocapsiate</text:p>
          </table:table-cell>
          <table:table-cell/>
        </table:table-row>
        <table:table-row table:style-name="ro1">
          <table:table-cell office:value-type="float" office:value="553898">
            <text:p>553898</text:p>
          </table:table-cell>
          <table:table-cell office:value-type="string">
            <text:p>/news-updates/news/2010/sep/taxifolin</text:p>
          </table:table-cell>
          <table:table-cell/>
        </table:table-row>
        <table:table-row table:style-name="ro1">
          <table:table-cell office:value-type="float" office:value="553958">
            <text:p>553958</text:p>
          </table:table-cell>
          <table:table-cell office:value-type="string">
            <text:p>/news-updates/news/2010/sep/labelgov</text:p>
          </table:table-cell>
          <table:table-cell/>
        </table:table-row>
        <table:table-row table:style-name="ro1">
          <table:table-cell office:value-type="float" office:value="554052">
            <text:p>554052</text:p>
          </table:table-cell>
          <table:table-cell office:value-type="string">
            <text:p>/news-updates/news/2010/sep/board</text:p>
          </table:table-cell>
          <table:table-cell/>
        </table:table-row>
        <table:table-row table:style-name="ro1">
          <table:table-cell office:value-type="float" office:value="554055">
            <text:p>554055</text:p>
          </table:table-cell>
          <table:table-cell office:value-type="string">
            <text:p>/news-updates/news/2010/sep/wheatgluten</text:p>
          </table:table-cell>
          <table:table-cell/>
        </table:table-row>
        <table:table-row table:style-name="ro1">
          <table:table-cell office:value-type="float" office:value="554201">
            <text:p>554201</text:p>
          </table:table-cell>
          <table:table-cell office:value-type="string">
            <text:p>/news-updates/news/2010/sep/assurancescheme</text:p>
          </table:table-cell>
          <table:table-cell/>
        </table:table-row>
        <table:table-row table:style-name="ro1">
          <table:table-cell office:value-type="float" office:value="554256">
            <text:p>554256</text:p>
          </table:table-cell>
          <table:table-cell office:value-type="string">
            <text:p>/news-updates/news/2010/sep/vmcmtg</text:p>
          </table:table-cell>
          <table:table-cell/>
        </table:table-row>
        <table:table-row table:style-name="ro1">
          <table:table-cell office:value-type="float" office:value="554281">
            <text:p>554281</text:p>
          </table:table-cell>
          <table:table-cell office:value-type="string">
            <text:p>/news-updates/news/2010/sep/bite3</text:p>
          </table:table-cell>
          <table:table-cell/>
        </table:table-row>
        <table:table-row table:style-name="ro1">
          <table:table-cell office:value-type="float" office:value="554318">
            <text:p>554318</text:p>
          </table:table-cell>
          <table:table-cell office:value-type="string">
            <text:p>/news-updates/news/2010/sep/auditrotherham</text:p>
          </table:table-cell>
          <table:table-cell/>
        </table:table-row>
        <table:table-row table:style-name="ro1">
          <table:table-cell office:value-type="float" office:value="554342">
            <text:p>554342</text:p>
          </table:table-cell>
          <table:table-cell office:value-type="string">
            <text:p>/news-updates/news/2010/sep/otmbsesep10</text:p>
          </table:table-cell>
          <table:table-cell/>
        </table:table-row>
        <table:table-row table:style-name="ro1">
          <table:table-cell office:value-type="float" office:value="554486">
            <text:p>554486</text:p>
          </table:table-cell>
          <table:table-cell office:value-type="string">
            <text:p>/news-updates/news/2010/sep/impfoodsurvey</text:p>
          </table:table-cell>
          <table:table-cell/>
        </table:table-row>
        <table:table-row table:style-name="ro1">
          <table:table-cell office:value-type="float" office:value="554531">
            <text:p>554531</text:p>
          </table:table-cell>
          <table:table-cell office:value-type="string">
            <text:p>/news-updates/news/2010/sep/ellaskitchen</text:p>
          </table:table-cell>
          <table:table-cell/>
        </table:table-row>
        <table:table-row table:style-name="ro1">
          <table:table-cell office:value-type="float" office:value="554662">
            <text:p>554662</text:p>
          </table:table-cell>
          <table:table-cell office:value-type="string">
            <text:p>/news-updates/news/2010/sep/ricecrackers</text:p>
          </table:table-cell>
          <table:table-cell/>
        </table:table-row>
        <table:table-row table:style-name="ro1">
          <table:table-cell office:value-type="float" office:value="554831">
            <text:p>554831</text:p>
          </table:table-cell>
          <table:table-cell office:value-type="string">
            <text:p>/news-updates/news/2010/sep/fsawales</text:p>
          </table:table-cell>
          <table:table-cell/>
        </table:table-row>
        <table:table-row table:style-name="ro1">
          <table:table-cell office:value-type="float" office:value="554838">
            <text:p>554838</text:p>
          </table:table-cell>
          <table:table-cell office:value-type="string">
            <text:p>/wales/about-fsa-wales/cymru/newyddiondatgan/newyddion/archifnewcym/2010/med/fsacymraeg</text:p>
          </table:table-cell>
          <table:table-cell/>
        </table:table-row>
        <table:table-row table:style-name="ro1">
          <table:table-cell office:value-type="float" office:value="554869">
            <text:p>554869</text:p>
          </table:table-cell>
          <table:table-cell office:value-type="string">
            <text:p>/news-updates/news/2010/sep/boardmemscotsfacchair</text:p>
          </table:table-cell>
          <table:table-cell/>
        </table:table-row>
        <table:table-row table:style-name="ro1">
          <table:table-cell office:value-type="float" office:value="554875">
            <text:p>554875</text:p>
          </table:table-cell>
          <table:table-cell office:value-type="string">
            <text:p>/news-updates/news/2010/sep/otmuntested</text:p>
          </table:table-cell>
          <table:table-cell/>
        </table:table-row>
        <table:table-row table:style-name="ro1">
          <table:table-cell office:value-type="float" office:value="554904">
            <text:p>554904</text:p>
          </table:table-cell>
          <table:table-cell office:value-type="string">
            <text:p>/news-updates/news/2010/sep/salmonella</text:p>
          </table:table-cell>
          <table:table-cell/>
        </table:table-row>
        <table:table-row table:style-name="ro1">
          <table:table-cell office:value-type="float" office:value="555015">
            <text:p>555015</text:p>
          </table:table-cell>
          <table:table-cell office:value-type="string">
            <text:p>/news-updates/news/2010/sep/duckeggs</text:p>
          </table:table-cell>
          <table:table-cell/>
        </table:table-row>
        <table:table-row table:style-name="ro1">
          <table:table-cell office:value-type="float" office:value="555084">
            <text:p>555084</text:p>
          </table:table-cell>
          <table:table-cell office:value-type="string">
            <text:p>/news-updates/news/2010/sep/coconutbites</text:p>
          </table:table-cell>
          <table:table-cell/>
        </table:table-row>
        <table:table-row table:style-name="ro1">
          <table:table-cell office:value-type="float" office:value="555088">
            <text:p>555088</text:p>
          </table:table-cell>
          <table:table-cell office:value-type="string">
            <text:p>/news-updates/news/2010/sep/offcconsultation</text:p>
          </table:table-cell>
          <table:table-cell/>
        </table:table-row>
        <table:table-row table:style-name="ro1">
          <table:table-cell office:value-type="float" office:value="555113">
            <text:p>555113</text:p>
          </table:table-cell>
          <table:table-cell office:value-type="string">
            <text:p>/news-updates/news/2010/sep/fsaenews</text:p>
          </table:table-cell>
          <table:table-cell/>
        </table:table-row>
        <table:table-row table:style-name="ro1">
          <table:table-cell office:value-type="float" office:value="555223">
            <text:p>555223</text:p>
          </table:table-cell>
          <table:table-cell office:value-type="string">
            <text:p>/news-updates/news/2010/sep/beansprouts</text:p>
          </table:table-cell>
          <table:table-cell/>
        </table:table-row>
        <table:table-row table:style-name="ro1">
          <table:table-cell office:value-type="float" office:value="555227">
            <text:p>555227</text:p>
          </table:table-cell>
          <table:table-cell office:value-type="string">
            <text:p>/news-updates/news/2010/sep/gmdialogue</text:p>
          </table:table-cell>
          <table:table-cell/>
        </table:table-row>
        <table:table-row table:style-name="ro1">
          <table:table-cell office:value-type="float" office:value="555244">
            <text:p>555244</text:p>
          </table:table-cell>
          <table:table-cell office:value-type="string">
            <text:p>/news-updates/news/2010/sep/mms</text:p>
          </table:table-cell>
          <table:table-cell/>
        </table:table-row>
        <table:table-row table:style-name="ro1">
          <table:table-cell office:value-type="float" office:value="555263">
            <text:p>555263</text:p>
          </table:table-cell>
          <table:table-cell office:value-type="string">
            <text:p>/news-updates/news/2010/sep/sfsr2009</text:p>
          </table:table-cell>
          <table:table-cell/>
        </table:table-row>
        <table:table-row table:style-name="ro1">
          <table:table-cell office:value-type="float" office:value="555267">
            <text:p>555267</text:p>
          </table:table-cell>
          <table:table-cell office:value-type="string">
            <text:p>/news-updates/news/2010/sep/caterers</text:p>
          </table:table-cell>
          <table:table-cell/>
        </table:table-row>
        <table:table-row table:style-name="ro1">
          <table:table-cell office:value-type="float" office:value="555343">
            <text:p>555343</text:p>
          </table:table-cell>
          <table:table-cell office:value-type="string">
            <text:p>/news-updates/news/2010/sep/vrcannualreport</text:p>
          </table:table-cell>
          <table:table-cell/>
        </table:table-row>
        <table:table-row table:style-name="ro1">
          <table:table-cell office:value-type="float" office:value="555374">
            <text:p>555374</text:p>
          </table:table-cell>
          <table:table-cell office:value-type="string">
            <text:p>/news-updates/news/2010/sep/water</text:p>
          </table:table-cell>
          <table:table-cell/>
        </table:table-row>
        <table:table-row table:style-name="ro1">
          <table:table-cell office:value-type="float" office:value="555460">
            <text:p>555460</text:p>
          </table:table-cell>
          <table:table-cell office:value-type="string">
            <text:p>/news-updates/news/2010/sep/nutrition</text:p>
          </table:table-cell>
          <table:table-cell/>
        </table:table-row>
        <table:table-row table:style-name="ro1">
          <table:table-cell office:value-type="float" office:value="555466">
            <text:p>555466</text:p>
          </table:table-cell>
          <table:table-cell office:value-type="string">
            <text:p>/news-updates/news/2010/sep/bisphenola</text:p>
          </table:table-cell>
          <table:table-cell/>
        </table:table-row>
        <table:table-row table:style-name="ro1">
          <table:table-cell office:value-type="float" office:value="555485">
            <text:p>555485</text:p>
          </table:table-cell>
          <table:table-cell office:value-type="string">
            <text:p>/news-updates/news/2010/sep/nifac</text:p>
          </table:table-cell>
          <table:table-cell/>
        </table:table-row>
        <table:table-row table:style-name="ro1">
          <table:table-cell office:value-type="float" office:value="555516">
            <text:p>555516</text:p>
          </table:table-cell>
          <table:table-cell office:value-type="string">
            <text:p>/news-updates/news/2010/sep/sprouts2</text:p>
          </table:table-cell>
          <table:table-cell/>
        </table:table-row>
        <table:table-row table:style-name="ro1">
          <table:table-cell office:value-type="float" office:value="555527">
            <text:p>555527</text:p>
          </table:table-cell>
          <table:table-cell office:value-type="string">
            <text:p>/news-updates/news/2010/sep/pcsurvey</text:p>
          </table:table-cell>
          <table:table-cell/>
        </table:table-row>
        <table:table-row table:style-name="ro1">
          <table:table-cell office:value-type="float" office:value="555540">
            <text:p>555540</text:p>
          </table:table-cell>
          <table:table-cell office:value-type="string">
            <text:p>/news-updates/news/2010/oct/colours</text:p>
          </table:table-cell>
          <table:table-cell/>
        </table:table-row>
        <table:table-row table:style-name="ro1">
          <table:table-cell office:value-type="float" office:value="555562">
            <text:p>555562</text:p>
          </table:table-cell>
          <table:table-cell office:value-type="string">
            <text:p>/news-updates/news/2010/oct/morpholine</text:p>
          </table:table-cell>
          <table:table-cell/>
        </table:table-row>
        <table:table-row table:style-name="ro1">
          <table:table-cell office:value-type="float" office:value="555756">
            <text:p>555756</text:p>
          </table:table-cell>
          <table:table-cell office:value-type="string">
            <text:p>/news-updates/news/2010/oct/board</text:p>
          </table:table-cell>
          <table:table-cell/>
        </table:table-row>
        <table:table-row table:style-name="ro1">
          <table:table-cell office:value-type="float" office:value="555873">
            <text:p>555873</text:p>
          </table:table-cell>
          <table:table-cell office:value-type="string">
            <text:p>/news-updates/news/2010/oct/gacsmeeting101019</text:p>
          </table:table-cell>
          <table:table-cell/>
        </table:table-row>
        <table:table-row table:style-name="ro1">
          <table:table-cell office:value-type="float" office:value="555964">
            <text:p>555964</text:p>
          </table:table-cell>
          <table:table-cell office:value-type="string">
            <text:p>/news-updates/news/2010/mar/acmsfmembers</text:p>
          </table:table-cell>
          <table:table-cell/>
        </table:table-row>
        <table:table-row table:style-name="ro1">
          <table:table-cell office:value-type="float" office:value="555973">
            <text:p>555973</text:p>
          </table:table-cell>
          <table:table-cell office:value-type="string">
            <text:p>/news-updates/news/2010/sep/acmsf</text:p>
          </table:table-cell>
          <table:table-cell/>
        </table:table-row>
        <table:table-row table:style-name="ro1">
          <table:table-cell office:value-type="float" office:value="555976">
            <text:p>555976</text:p>
          </table:table-cell>
          <table:table-cell office:value-type="string">
            <text:p>/news-updates/news/2010/sep/growers</text:p>
          </table:table-cell>
          <table:table-cell/>
        </table:table-row>
        <table:table-row table:style-name="ro1">
          <table:table-cell office:value-type="float" office:value="555978">
            <text:p>555978</text:p>
          </table:table-cell>
          <table:table-cell office:value-type="string">
            <text:p>/news-updates/news/2010/sep/stonemill</text:p>
          </table:table-cell>
          <table:table-cell/>
        </table:table-row>
        <table:table-row table:style-name="ro1">
          <table:table-cell office:value-type="float" office:value="556034">
            <text:p>556034</text:p>
          </table:table-cell>
          <table:table-cell office:value-type="string">
            <text:p>/news-updates/news/2010/oct/wfacmeet4nov</text:p>
          </table:table-cell>
          <table:table-cell/>
        </table:table-row>
        <table:table-row table:style-name="ro1">
          <table:table-cell office:value-type="float" office:value="556140">
            <text:p>556140</text:p>
          </table:table-cell>
          <table:table-cell office:value-type="string">
            <text:p>/news-updates/news/2010/oct/rife15</text:p>
          </table:table-cell>
          <table:table-cell/>
        </table:table-row>
        <table:table-row table:style-name="ro1">
          <table:table-cell office:value-type="float" office:value="556358">
            <text:p>556358</text:p>
          </table:table-cell>
          <table:table-cell office:value-type="string">
            <text:p>/news-updates/news/2010/oct/catfish</text:p>
          </table:table-cell>
          <table:table-cell/>
        </table:table-row>
        <table:table-row table:style-name="ro1">
          <table:table-cell office:value-type="float" office:value="556364">
            <text:p>556364</text:p>
          </table:table-cell>
          <table:table-cell office:value-type="string">
            <text:p>/news-updates/news/2010/oct/morph2</text:p>
          </table:table-cell>
          <table:table-cell/>
        </table:table-row>
        <table:table-row table:style-name="ro1">
          <table:table-cell office:value-type="float" office:value="556369">
            <text:p>556369</text:p>
          </table:table-cell>
          <table:table-cell office:value-type="string">
            <text:p>/news-updates/news/2010/oct/novelfoods</text:p>
          </table:table-cell>
          <table:table-cell/>
        </table:table-row>
        <table:table-row table:style-name="ro1">
          <table:table-cell office:value-type="float" office:value="556375">
            <text:p>556375</text:p>
          </table:table-cell>
          <table:table-cell office:value-type="string">
            <text:p>/news-updates/news/2010/oct/autumn</text:p>
          </table:table-cell>
          <table:table-cell/>
        </table:table-row>
        <table:table-row table:style-name="ro1">
          <table:table-cell office:value-type="float" office:value="556439">
            <text:p>556439</text:p>
          </table:table-cell>
          <table:table-cell office:value-type="string">
            <text:p>/news-updates/news/2010/oct/2010ivcaclarions</text:p>
          </table:table-cell>
          <table:table-cell/>
        </table:table-row>
        <table:table-row table:style-name="ro1">
          <table:table-cell office:value-type="float" office:value="556449">
            <text:p>556449</text:p>
          </table:table-cell>
          <table:table-cell office:value-type="string">
            <text:p>/news-updates/news/2010/oct/reducingcolours</text:p>
          </table:table-cell>
          <table:table-cell/>
        </table:table-row>
        <table:table-row table:style-name="ro1">
          <table:table-cell office:value-type="float" office:value="556500">
            <text:p>556500</text:p>
          </table:table-cell>
          <table:table-cell office:value-type="string">
            <text:p>/news-updates/news/2010/oct/lordyoungreport</text:p>
          </table:table-cell>
          <table:table-cell/>
        </table:table-row>
        <table:table-row table:style-name="ro1">
          <table:table-cell office:value-type="float" office:value="556543">
            <text:p>556543</text:p>
          </table:table-cell>
          <table:table-cell office:value-type="string">
            <text:p>/news-updates/news/2010/oct/chiefscireport</text:p>
          </table:table-cell>
          <table:table-cell/>
        </table:table-row>
        <table:table-row table:style-name="ro1">
          <table:table-cell office:value-type="float" office:value="556549">
            <text:p>556549</text:p>
          </table:table-cell>
          <table:table-cell office:value-type="string">
            <text:p>/news-updates/news/2010/oct/acaf22septmeet</text:p>
          </table:table-cell>
          <table:table-cell/>
        </table:table-row>
        <table:table-row table:style-name="ro1">
          <table:table-cell office:value-type="float" office:value="556652">
            <text:p>556652</text:p>
          </table:table-cell>
          <table:table-cell office:value-type="string">
            <text:p>/news-updates/news/2010/oct/flg</text:p>
          </table:table-cell>
          <table:table-cell/>
        </table:table-row>
        <table:table-row table:style-name="ro1">
          <table:table-cell office:value-type="float" office:value="556782">
            <text:p>556782</text:p>
          </table:table-cell>
          <table:table-cell office:value-type="string">
            <text:p>/news-updates/news/2010/oct/sokolow</text:p>
          </table:table-cell>
          <table:table-cell/>
        </table:table-row>
        <table:table-row table:style-name="ro1">
          <table:table-cell office:value-type="float" office:value="556880">
            <text:p>556880</text:p>
          </table:table-cell>
          <table:table-cell office:value-type="string">
            <text:p>/news-updates/news/2010/oct/climatechange</text:p>
          </table:table-cell>
          <table:table-cell/>
        </table:table-row>
        <table:table-row table:style-name="ro1">
          <table:table-cell office:value-type="float" office:value="556995">
            <text:p>556995</text:p>
          </table:table-cell>
          <table:table-cell office:value-type="string">
            <text:p>/news-updates/news/2010/oct/wheat</text:p>
          </table:table-cell>
          <table:table-cell/>
        </table:table-row>
        <table:table-row table:style-name="ro1">
          <table:table-cell office:value-type="float" office:value="557076">
            <text:p>557076</text:p>
          </table:table-cell>
          <table:table-cell office:value-type="string">
            <text:p>/news-updates/news/2010/oct/auditsoctober2010</text:p>
          </table:table-cell>
          <table:table-cell/>
        </table:table-row>
        <table:table-row table:style-name="ro1">
          <table:table-cell office:value-type="float" office:value="557113">
            <text:p>557113</text:p>
          </table:table-cell>
          <table:table-cell office:value-type="string">
            <text:p>/news-updates/news/2010/oct/fsaenews7</text:p>
          </table:table-cell>
          <table:table-cell/>
        </table:table-row>
        <table:table-row table:style-name="ro1">
          <table:table-cell office:value-type="float" office:value="557270">
            <text:p>557270</text:p>
          </table:table-cell>
          <table:table-cell office:value-type="string">
            <text:p>/news-updates/news/2010/oct/sokolov2</text:p>
          </table:table-cell>
          <table:table-cell/>
        </table:table-row>
        <table:table-row table:style-name="ro1">
          <table:table-cell office:value-type="float" office:value="557476">
            <text:p>557476</text:p>
          </table:table-cell>
          <table:table-cell office:value-type="string">
            <text:p>/news-updates/news/2010/oct/sokolowfafa</text:p>
          </table:table-cell>
          <table:table-cell/>
        </table:table-row>
        <table:table-row table:style-name="ro1">
          <table:table-cell office:value-type="float" office:value="557734">
            <text:p>557734</text:p>
          </table:table-cell>
          <table:table-cell office:value-type="string">
            <text:p>/news-updates/news/2010/nov/colours</text:p>
          </table:table-cell>
          <table:table-cell/>
        </table:table-row>
        <table:table-row table:style-name="ro1">
          <table:table-cell office:value-type="float" office:value="557738">
            <text:p>557738</text:p>
          </table:table-cell>
          <table:table-cell office:value-type="string">
            <text:p>/news-updates/news/2010/nov/glass</text:p>
          </table:table-cell>
          <table:table-cell/>
        </table:table-row>
        <table:table-row table:style-name="ro1">
          <table:table-cell office:value-type="float" office:value="557780">
            <text:p>557780</text:p>
          </table:table-cell>
          <table:table-cell office:value-type="string">
            <text:p>/news-updates/news/2010/nov/efsaexpertreviewers</text:p>
          </table:table-cell>
          <table:table-cell/>
        </table:table-row>
        <table:table-row table:style-name="ro1">
          <table:table-cell office:value-type="float" office:value="557941">
            <text:p>557941</text:p>
          </table:table-cell>
          <table:table-cell office:value-type="string">
            <text:p>/news-updates/news/2010/nov/liverpoolaudit</text:p>
          </table:table-cell>
          <table:table-cell/>
        </table:table-row>
        <table:table-row table:style-name="ro1">
          <table:table-cell office:value-type="float" office:value="557990">
            <text:p>557990</text:p>
          </table:table-cell>
          <table:table-cell office:value-type="string">
            <text:p>/news-updates/news/2010/nov/granovita</text:p>
          </table:table-cell>
          <table:table-cell/>
        </table:table-row>
        <table:table-row table:style-name="ro1">
          <table:table-cell office:value-type="float" office:value="558023">
            <text:p>558023</text:p>
          </table:table-cell>
          <table:table-cell office:value-type="string">
            <text:p>/news-updates/news/2010/nov/sokolowupdate</text:p>
          </table:table-cell>
          <table:table-cell/>
        </table:table-row>
        <table:table-row table:style-name="ro1">
          <table:table-cell office:value-type="float" office:value="558188">
            <text:p>558188</text:p>
          </table:table-cell>
          <table:table-cell office:value-type="string">
            <text:p>/news-updates/news/2010/nov/anthos</text:p>
          </table:table-cell>
          <table:table-cell/>
        </table:table-row>
        <table:table-row table:style-name="ro1">
          <table:table-cell office:value-type="float" office:value="558266">
            <text:p>558266</text:p>
          </table:table-cell>
          <table:table-cell office:value-type="string">
            <text:p>/news-updates/news/2010/nov/fsaslisteriareq</text:p>
          </table:table-cell>
          <table:table-cell/>
        </table:table-row>
        <table:table-row table:style-name="ro1">
          <table:table-cell office:value-type="float" office:value="558279">
            <text:p>558279</text:p>
          </table:table-cell>
          <table:table-cell office:value-type="string">
            <text:p>/news-updates/news/2010/nov/peanuts</text:p>
          </table:table-cell>
          <table:table-cell/>
        </table:table-row>
        <table:table-row table:style-name="ro1">
          <table:table-cell office:value-type="float" office:value="558316">
            <text:p>558316</text:p>
          </table:table-cell>
          <table:table-cell office:value-type="string">
            <text:p>/news-updates/news/2010/nov/metal</text:p>
          </table:table-cell>
          <table:table-cell/>
        </table:table-row>
        <table:table-row table:style-name="ro1">
          <table:table-cell office:value-type="float" office:value="558463">
            <text:p>558463</text:p>
          </table:table-cell>
          <table:table-cell office:value-type="string">
            <text:p>/news-updates/news/2010/nov/meatcontrols</text:p>
          </table:table-cell>
          <table:table-cell/>
        </table:table-row>
        <table:table-row table:style-name="ro1">
          <table:table-cell office:value-type="float" office:value="558590">
            <text:p>558590</text:p>
          </table:table-cell>
          <table:table-cell office:value-type="string">
            <text:p>/news-updates/news/2010/nov/granovita2</text:p>
          </table:table-cell>
          <table:table-cell/>
        </table:table-row>
        <table:table-row table:style-name="ro1">
          <table:table-cell office:value-type="float" office:value="558705">
            <text:p>558705</text:p>
          </table:table-cell>
          <table:table-cell office:value-type="string">
            <text:p>/wales/about-fsa-wales/cymru/newyddiondatgan/newyddion/archifnewcym/2010/tac/rheolaethaucig</text:p>
          </table:table-cell>
          <table:table-cell/>
        </table:table-row>
        <table:table-row table:style-name="ro1">
          <table:table-cell office:value-type="float" office:value="558763">
            <text:p>558763</text:p>
          </table:table-cell>
          <table:table-cell office:value-type="string">
            <text:p>/news-updates/news/2010/nov/vitabiotics</text:p>
          </table:table-cell>
          <table:table-cell/>
        </table:table-row>
        <table:table-row table:style-name="ro1">
          <table:table-cell office:value-type="float" office:value="558854">
            <text:p>558854</text:p>
          </table:table-cell>
          <table:table-cell office:value-type="string">
            <text:p>/news-updates/news/2010/nov/bud</text:p>
          </table:table-cell>
          <table:table-cell/>
        </table:table-row>
        <table:table-row table:style-name="ro1">
          <table:table-cell office:value-type="float" office:value="558871">
            <text:p>558871</text:p>
          </table:table-cell>
          <table:table-cell office:value-type="string">
            <text:p>/news-updates/news/2010/nov/gacsorganicreview</text:p>
          </table:table-cell>
          <table:table-cell/>
        </table:table-row>
        <table:table-row table:style-name="ro1">
          <table:table-cell office:value-type="float" office:value="558923">
            <text:p>558923</text:p>
          </table:table-cell>
          <table:table-cell office:value-type="string">
            <text:p>/news-updates/news/2010/nov/futurehygiene</text:p>
          </table:table-cell>
          <table:table-cell/>
        </table:table-row>
        <table:table-row table:style-name="ro1">
          <table:table-cell office:value-type="float" office:value="558977">
            <text:p>558977</text:p>
          </table:table-cell>
          <table:table-cell office:value-type="string">
            <text:p>/news-updates/news/2010/nov/board</text:p>
          </table:table-cell>
          <table:table-cell/>
        </table:table-row>
        <table:table-row table:style-name="ro1">
          <table:table-cell office:value-type="float" office:value="559024">
            <text:p>559024</text:p>
          </table:table-cell>
          <table:table-cell office:value-type="string">
            <text:p>/news-updates/news/2010/nov/bse117nov</text:p>
          </table:table-cell>
          <table:table-cell/>
        </table:table-row>
        <table:table-row table:style-name="ro1">
          <table:table-cell office:value-type="float" office:value="559037">
            <text:p>559037</text:p>
          </table:table-cell>
          <table:table-cell office:value-type="string">
            <text:p>/news-updates/news/2010/nov/eurobarometer</text:p>
          </table:table-cell>
          <table:table-cell/>
        </table:table-row>
        <table:table-row table:style-name="ro1">
          <table:table-cell office:value-type="float" office:value="559085">
            <text:p>559085</text:p>
          </table:table-cell>
          <table:table-cell office:value-type="string">
            <text:p>/news-updates/news/2010/nov/crumpets</text:p>
          </table:table-cell>
          <table:table-cell/>
        </table:table-row>
        <table:table-row table:style-name="ro1">
          <table:table-cell office:value-type="float" office:value="559139">
            <text:p>559139</text:p>
          </table:table-cell>
          <table:table-cell office:value-type="string">
            <text:p>/news-updates/news/2010/nov/soupery</text:p>
          </table:table-cell>
          <table:table-cell/>
        </table:table-row>
        <table:table-row table:style-name="ro1">
          <table:table-cell office:value-type="float" office:value="559266">
            <text:p>559266</text:p>
          </table:table-cell>
          <table:table-cell office:value-type="string">
            <text:p>/news-updates/news/2010/nov/coopwater</text:p>
          </table:table-cell>
          <table:table-cell/>
        </table:table-row>
        <table:table-row table:style-name="ro1">
          <table:table-cell office:value-type="float" office:value="559318">
            <text:p>559318</text:p>
          </table:table-cell>
          <table:table-cell office:value-type="string">
            <text:p>/news-updates/news/2010/nov/acnfpnov10</text:p>
          </table:table-cell>
          <table:table-cell/>
        </table:table-row>
        <table:table-row table:style-name="ro1">
          <table:table-cell office:value-type="float" office:value="559440">
            <text:p>559440</text:p>
          </table:table-cell>
          <table:table-cell office:value-type="string">
            <text:p>/news-updates/news/2010/nov/semolina</text:p>
          </table:table-cell>
          <table:table-cell/>
        </table:table-row>
        <table:table-row table:style-name="ro1">
          <table:table-cell office:value-type="float" office:value="559455">
            <text:p>559455</text:p>
          </table:table-cell>
          <table:table-cell office:value-type="string">
            <text:p>/news-updates/news/2010/nov/fsaenews08</text:p>
          </table:table-cell>
          <table:table-cell/>
        </table:table-row>
        <table:table-row table:style-name="ro1">
          <table:table-cell office:value-type="float" office:value="559743">
            <text:p>559743</text:p>
          </table:table-cell>
          <table:table-cell office:value-type="string">
            <text:p>/news-updates/news/2010/nov/inquestnov10</text:p>
          </table:table-cell>
          <table:table-cell/>
        </table:table-row>
        <table:table-row table:style-name="ro1">
          <table:table-cell office:value-type="float" office:value="559767">
            <text:p>559767</text:p>
          </table:table-cell>
          <table:table-cell office:value-type="string">
            <text:p>/news-updates/news/2010/nov/mycotoxinsurvey</text:p>
          </table:table-cell>
          <table:table-cell/>
        </table:table-row>
        <table:table-row table:style-name="ro1">
          <table:table-cell office:value-type="float" office:value="559823">
            <text:p>559823</text:p>
          </table:table-cell>
          <table:table-cell office:value-type="string">
            <text:p>/news-updates/news/2010/nov/acnfcloned</text:p>
          </table:table-cell>
          <table:table-cell/>
        </table:table-row>
        <table:table-row table:style-name="ro1">
          <table:table-cell office:value-type="float" office:value="559827">
            <text:p>559827</text:p>
          </table:table-cell>
          <table:table-cell office:value-type="string">
            <text:p>/wales/about-fsa-wales/cymru/newyddiondatgan/newyddion/archifnewcym/2010/tac/cwest</text:p>
          </table:table-cell>
          <table:table-cell/>
        </table:table-row>
        <table:table-row table:style-name="ro1">
          <table:table-cell office:value-type="float" office:value="559842">
            <text:p>559842</text:p>
          </table:table-cell>
          <table:table-cell office:value-type="string">
            <text:p>/news-updates/news/2010/nov/additives</text:p>
          </table:table-cell>
          <table:table-cell/>
        </table:table-row>
        <table:table-row table:style-name="ro1">
          <table:table-cell office:value-type="float" office:value="559861">
            <text:p>559861</text:p>
          </table:table-cell>
          <table:table-cell office:value-type="string">
            <text:p>/wales/about-fsa-wales/cymru/newyddiondatgan/newyddion/archifnewcym/2010/tac/clonio</text:p>
          </table:table-cell>
          <table:table-cell/>
        </table:table-row>
        <table:table-row table:style-name="ro1">
          <table:table-cell office:value-type="float" office:value="559872">
            <text:p>559872</text:p>
          </table:table-cell>
          <table:table-cell office:value-type="string">
            <text:p>/wales/about-fsa-wales/cymru/newyddiondatgan/newyddion/archifnewcym/2010/tac/ychwanegion</text:p>
          </table:table-cell>
          <table:table-cell/>
        </table:table-row>
        <table:table-row table:style-name="ro1">
          <table:table-cell office:value-type="float" office:value="560000">
            <text:p>560000</text:p>
          </table:table-cell>
          <table:table-cell office:value-type="string">
            <text:p>/news-updates/news/2010/nov/fhrslaunch</text:p>
          </table:table-cell>
          <table:table-cell/>
        </table:table-row>
        <table:table-row table:style-name="ro1">
          <table:table-cell office:value-type="float" office:value="560150">
            <text:p>560150</text:p>
          </table:table-cell>
          <table:table-cell office:value-type="string">
            <text:p>/wales/about-fsa-wales/cymru/newyddiondatgan/newyddion/archifnewcym/2010/tac/cshbtachwedd</text:p>
          </table:table-cell>
          <table:table-cell/>
        </table:table-row>
        <table:table-row table:style-name="ro1">
          <table:table-cell office:value-type="float" office:value="560218">
            <text:p>560218</text:p>
          </table:table-cell>
          <table:table-cell office:value-type="string">
            <text:p>/news-updates/news/2010/dec/colours</text:p>
          </table:table-cell>
          <table:table-cell/>
        </table:table-row>
        <table:table-row table:style-name="ro1">
          <table:table-cell office:value-type="float" office:value="560226">
            <text:p>560226</text:p>
          </table:table-cell>
          <table:table-cell office:value-type="string">
            <text:p>/news-updates/news/2010/dec/niscfssr</text:p>
          </table:table-cell>
          <table:table-cell/>
        </table:table-row>
        <table:table-row table:style-name="ro1">
          <table:table-cell office:value-type="float" office:value="560265">
            <text:p>560265</text:p>
          </table:table-cell>
          <table:table-cell office:value-type="string">
            <text:p>/news-updates/news/2010/dec/liver</text:p>
          </table:table-cell>
          <table:table-cell/>
        </table:table-row>
        <table:table-row table:style-name="ro1">
          <table:table-cell office:value-type="float" office:value="560268">
            <text:p>560268</text:p>
          </table:table-cell>
          <table:table-cell office:value-type="string">
            <text:p>/news-updates/news/2010/dec/stella</text:p>
          </table:table-cell>
          <table:table-cell/>
        </table:table-row>
        <table:table-row table:style-name="ro1">
          <table:table-cell office:value-type="float" office:value="560282">
            <text:p>560282</text:p>
          </table:table-cell>
          <table:table-cell office:value-type="string">
            <text:p>/news-updates/news/2010/dec/board071210</text:p>
          </table:table-cell>
          <table:table-cell/>
        </table:table-row>
        <table:table-row table:style-name="ro1">
          <table:table-cell office:value-type="float" office:value="560343">
            <text:p>560343</text:p>
          </table:table-cell>
          <table:table-cell office:value-type="string">
            <text:p>/news-updates/news/2010/dec/officialcontrols</text:p>
          </table:table-cell>
          <table:table-cell/>
        </table:table-row>
        <table:table-row table:style-name="ro1">
          <table:table-cell office:value-type="float" office:value="560348">
            <text:p>560348</text:p>
          </table:table-cell>
          <table:table-cell office:value-type="string">
            <text:p>/wales/about-fsa-wales/cymru/newyddiondatgan/newyddion/archifnewcym/2010/rha/campylobacter</text:p>
          </table:table-cell>
          <table:table-cell/>
        </table:table-row>
        <table:table-row table:style-name="ro1">
          <table:table-cell office:value-type="float" office:value="560373">
            <text:p>560373</text:p>
          </table:table-cell>
          <table:table-cell office:value-type="string">
            <text:p>/wales/about-fsa-wales/cymru/newyddiondatgan/newyddion/archifnewcym/2010/rha/adolyguhylendid</text:p>
          </table:table-cell>
          <table:table-cell/>
        </table:table-row>
        <table:table-row table:style-name="ro1">
          <table:table-cell office:value-type="float" office:value="560450">
            <text:p>560450</text:p>
          </table:table-cell>
          <table:table-cell office:value-type="string">
            <text:p>/news-updates/news/2010/dec/strategy</text:p>
          </table:table-cell>
          <table:table-cell/>
        </table:table-row>
        <table:table-row table:style-name="ro1">
          <table:table-cell office:value-type="float" office:value="560545">
            <text:p>560545</text:p>
          </table:table-cell>
          <table:table-cell office:value-type="string">
            <text:p>/wales/about-fsa-wales/cymru/newyddiondatgan/newyddion/archifnewcym/2010/rha/strategaethddiwygiedig</text:p>
          </table:table-cell>
          <table:table-cell/>
        </table:table-row>
        <table:table-row table:style-name="ro1">
          <table:table-cell office:value-type="float" office:value="560619">
            <text:p>560619</text:p>
          </table:table-cell>
          <table:table-cell office:value-type="string">
            <text:p>/news-updates/news/2010/dec/boardcloning</text:p>
          </table:table-cell>
          <table:table-cell/>
        </table:table-row>
        <table:table-row table:style-name="ro1">
          <table:table-cell office:value-type="float" office:value="560866">
            <text:p>560866</text:p>
          </table:table-cell>
          <table:table-cell office:value-type="string">
            <text:p>/news-updates/news/2010/dec/egg</text:p>
          </table:table-cell>
          <table:table-cell/>
        </table:table-row>
        <table:table-row table:style-name="ro1">
          <table:table-cell office:value-type="float" office:value="560982">
            <text:p>560982</text:p>
          </table:table-cell>
          <table:table-cell office:value-type="string">
            <text:p>/news-updates/news/2010/dec/wfacmeet20jan2011</text:p>
          </table:table-cell>
          <table:table-cell/>
        </table:table-row>
        <table:table-row table:style-name="ro1">
          <table:table-cell office:value-type="float" office:value="561004">
            <text:p>561004</text:p>
          </table:table-cell>
          <table:table-cell office:value-type="string">
            <text:p>/wales/about-fsa-wales/cymru/newyddiondatgan/newyddion/archifnewcym/2010/rha/wfacionawr2011</text:p>
          </table:table-cell>
          <table:table-cell/>
        </table:table-row>
        <table:table-row table:style-name="ro1">
          <table:table-cell office:value-type="float" office:value="561129">
            <text:p>561129</text:p>
          </table:table-cell>
          <table:table-cell office:value-type="string">
            <text:p>/news-updates/news/2010/dec/asda</text:p>
          </table:table-cell>
          <table:table-cell/>
        </table:table-row>
        <table:table-row table:style-name="ro1">
          <table:table-cell office:value-type="float" office:value="561355">
            <text:p>561355</text:p>
          </table:table-cell>
          <table:table-cell office:value-type="string">
            <text:p>/wales/about-fsa-wales/cymru/newyddiondatgan/newyddion/archifnewcym/2010/rha/twrci</text:p>
          </table:table-cell>
          <table:table-cell/>
        </table:table-row>
        <table:table-row table:style-name="ro1">
          <table:table-cell office:value-type="float" office:value="561414">
            <text:p>561414</text:p>
          </table:table-cell>
          <table:table-cell office:value-type="string">
            <text:p>/news-updates/news/2010/dec/campytarget</text:p>
          </table:table-cell>
          <table:table-cell/>
        </table:table-row>
        <table:table-row table:style-name="ro1">
          <table:table-cell office:value-type="float" office:value="561467">
            <text:p>561467</text:p>
          </table:table-cell>
          <table:table-cell office:value-type="string">
            <text:p>/news-updates/news/2011/jan/dairyinspections</text:p>
          </table:table-cell>
          <table:table-cell/>
        </table:table-row>
        <table:table-row table:style-name="ro1">
          <table:table-cell office:value-type="float" office:value="561639">
            <text:p>561639</text:p>
          </table:table-cell>
          <table:table-cell office:value-type="string">
            <text:p>/news-updates/news/2010/dec/fsaenews1210</text:p>
          </table:table-cell>
          <table:table-cell/>
        </table:table-row>
        <table:table-row table:style-name="ro1">
          <table:table-cell office:value-type="float" office:value="561657">
            <text:p>561657</text:p>
          </table:table-cell>
          <table:table-cell office:value-type="string">
            <text:p>/news-updates/news/2010/dec/bpaconsultation</text:p>
          </table:table-cell>
          <table:table-cell/>
        </table:table-row>
        <table:table-row table:style-name="ro1">
          <table:table-cell office:value-type="float" office:value="561776">
            <text:p>561776</text:p>
          </table:table-cell>
          <table:table-cell office:value-type="string">
            <text:p>/news-updates/news/2010/dec/wineallergenlabel</text:p>
          </table:table-cell>
          <table:table-cell/>
        </table:table-row>
        <table:table-row table:style-name="ro1">
          <table:table-cell office:value-type="float" office:value="561785">
            <text:p>561785</text:p>
          </table:table-cell>
          <table:table-cell office:value-type="string">
            <text:p>/news-updates/news/2010/dec/acafmeet1210</text:p>
          </table:table-cell>
          <table:table-cell/>
        </table:table-row>
        <table:table-row table:style-name="ro1">
          <table:table-cell office:value-type="float" office:value="561837">
            <text:p>561837</text:p>
          </table:table-cell>
          <table:table-cell office:value-type="string">
            <text:p>/news-updates/news/2010/dec/grit</text:p>
          </table:table-cell>
          <table:table-cell/>
        </table:table-row>
        <table:table-row table:style-name="ro1">
          <table:table-cell office:value-type="float" office:value="561951">
            <text:p>561951</text:p>
          </table:table-cell>
          <table:table-cell office:value-type="string">
            <text:p>/news-updates/news/2010/dec/glass</text:p>
          </table:table-cell>
          <table:table-cell/>
        </table:table-row>
        <table:table-row table:style-name="ro1">
          <table:table-cell office:value-type="float" office:value="561981">
            <text:p>561981</text:p>
          </table:table-cell>
          <table:table-cell office:value-type="string">
            <text:p>/news-updates/news/2010/dec/mccain</text:p>
          </table:table-cell>
          <table:table-cell/>
        </table:table-row>
        <table:table-row table:style-name="ro1">
          <table:table-cell office:value-type="float" office:value="562040">
            <text:p>562040</text:p>
          </table:table-cell>
          <table:table-cell office:value-type="string">
            <text:p>/news-updates/news/2010/dec/fullersupdate</text:p>
          </table:table-cell>
          <table:table-cell/>
        </table:table-row>
        <table:table-row table:style-name="ro1">
          <table:table-cell office:value-type="float" office:value="562278">
            <text:p>562278</text:p>
          </table:table-cell>
          <table:table-cell office:value-type="string">
            <text:p>/news-updates/news/2011/jan/colours</text:p>
          </table:table-cell>
          <table:table-cell/>
        </table:table-row>
        <table:table-row table:style-name="ro1">
          <table:table-cell office:value-type="float" office:value="562290">
            <text:p>562290</text:p>
          </table:table-cell>
          <table:table-cell office:value-type="string">
            <text:p>/news-updates/news/2011/jan/sulphites</text:p>
          </table:table-cell>
          <table:table-cell/>
        </table:table-row>
        <table:table-row table:style-name="ro1">
          <table:table-cell office:value-type="float" office:value="562418">
            <text:p>562418</text:p>
          </table:table-cell>
          <table:table-cell office:value-type="string">
            <text:p>/news-updates/news/2011/jan/pistachio</text:p>
          </table:table-cell>
          <table:table-cell/>
        </table:table-row>
        <table:table-row table:style-name="ro1">
          <table:table-cell office:value-type="float" office:value="562428">
            <text:p>562428</text:p>
          </table:table-cell>
          <table:table-cell office:value-type="string">
            <text:p>/news-updates/news/2011/jan/dioxin</text:p>
          </table:table-cell>
          <table:table-cell/>
        </table:table-row>
        <table:table-row table:style-name="ro1">
          <table:table-cell office:value-type="float" office:value="562458">
            <text:p>562458</text:p>
          </table:table-cell>
          <table:table-cell office:value-type="string">
            <text:p>/news-updates/news/2011/jan/milk</text:p>
          </table:table-cell>
          <table:table-cell/>
        </table:table-row>
        <table:table-row table:style-name="ro1">
          <table:table-cell office:value-type="float" office:value="562592">
            <text:p>562592</text:p>
          </table:table-cell>
          <table:table-cell office:value-type="string">
            <text:p>/wales/about-fsa-wales/cymru/newyddiondatgan/newyddion/archifnewcym/2011/ion/diocsinau</text:p>
          </table:table-cell>
          <table:table-cell/>
        </table:table-row>
        <table:table-row table:style-name="ro1">
          <table:table-cell office:value-type="float" office:value="562630">
            <text:p>562630</text:p>
          </table:table-cell>
          <table:table-cell office:value-type="string">
            <text:p>/news-updates/news/2011/jan/dioxinupdate</text:p>
          </table:table-cell>
          <table:table-cell/>
        </table:table-row>
        <table:table-row table:style-name="ro1">
          <table:table-cell office:value-type="float" office:value="562651">
            <text:p>562651</text:p>
          </table:table-cell>
          <table:table-cell office:value-type="string">
            <text:p>/news-updates/news/2011/jan/celery</text:p>
          </table:table-cell>
          <table:table-cell/>
        </table:table-row>
        <table:table-row table:style-name="ro1">
          <table:table-cell office:value-type="float" office:value="562673">
            <text:p>562673</text:p>
          </table:table-cell>
          <table:table-cell office:value-type="string">
            <text:p>/wales/about-fsa-wales/cymru/newyddiondatgan/newyddion/archifnewcym/2011/ion/diweddariaddiocsinau</text:p>
          </table:table-cell>
          <table:table-cell/>
        </table:table-row>
        <table:table-row table:style-name="ro1">
          <table:table-cell office:value-type="float" office:value="562772">
            <text:p>562772</text:p>
          </table:table-cell>
          <table:table-cell office:value-type="string">
            <text:p>/news-updates/news/2011/jan/dioxinupdate2</text:p>
          </table:table-cell>
          <table:table-cell/>
        </table:table-row>
        <table:table-row table:style-name="ro1">
          <table:table-cell office:value-type="float" office:value="562798">
            <text:p>562798</text:p>
          </table:table-cell>
          <table:table-cell office:value-type="string">
            <text:p>/wales/about-fsa-wales/cymru/newyddiondatgan/newyddion/archifnewcym/2011/ion/wyaudiocsinau</text:p>
          </table:table-cell>
          <table:table-cell/>
        </table:table-row>
        <table:table-row table:style-name="ro1">
          <table:table-cell office:value-type="float" office:value="562812">
            <text:p>562812</text:p>
          </table:table-cell>
          <table:table-cell office:value-type="string">
            <text:p>/news-updates/news/2011/jan/asphalia</text:p>
          </table:table-cell>
          <table:table-cell/>
        </table:table-row>
        <table:table-row table:style-name="ro1">
          <table:table-cell office:value-type="float" office:value="562862">
            <text:p>562862</text:p>
          </table:table-cell>
          <table:table-cell office:value-type="string">
            <text:p>/news-updates/news/2011/jan/squash</text:p>
          </table:table-cell>
          <table:table-cell/>
        </table:table-row>
        <table:table-row table:style-name="ro1">
          <table:table-cell office:value-type="float" office:value="563073">
            <text:p>563073</text:p>
          </table:table-cell>
          <table:table-cell office:value-type="string">
            <text:p>/news-updates/news/2011/jan/milkallergy</text:p>
          </table:table-cell>
          <table:table-cell/>
        </table:table-row>
        <table:table-row table:style-name="ro1">
          <table:table-cell office:value-type="float" office:value="563100">
            <text:p>563100</text:p>
          </table:table-cell>
          <table:table-cell office:value-type="string">
            <text:p>/news-updates/news/2011/jan/maysum</text:p>
          </table:table-cell>
          <table:table-cell/>
        </table:table-row>
        <table:table-row table:style-name="ro1">
          <table:table-cell office:value-type="float" office:value="563166">
            <text:p>563166</text:p>
          </table:table-cell>
          <table:table-cell office:value-type="string">
            <text:p>/news-updates/news/2011/jan/nano</text:p>
          </table:table-cell>
          <table:table-cell/>
        </table:table-row>
        <table:table-row table:style-name="ro1">
          <table:table-cell office:value-type="float" office:value="563245">
            <text:p>563245</text:p>
          </table:table-cell>
          <table:table-cell office:value-type="string">
            <text:p>/news-updates/news/2011/jan/morrisons</text:p>
          </table:table-cell>
          <table:table-cell/>
        </table:table-row>
        <table:table-row table:style-name="ro1">
          <table:table-cell office:value-type="float" office:value="563293">
            <text:p>563293</text:p>
          </table:table-cell>
          <table:table-cell office:value-type="string">
            <text:p>/news-updates/news/2011/jan/novel</text:p>
          </table:table-cell>
          <table:table-cell/>
        </table:table-row>
        <table:table-row table:style-name="ro1">
          <table:table-cell office:value-type="float" office:value="563309">
            <text:p>563309</text:p>
          </table:table-cell>
          <table:table-cell office:value-type="string">
            <text:p>/news-updates/news/2011/jan/dioxin4</text:p>
          </table:table-cell>
          <table:table-cell/>
        </table:table-row>
        <table:table-row table:style-name="ro1">
          <table:table-cell office:value-type="float" office:value="563376">
            <text:p>563376</text:p>
          </table:table-cell>
          <table:table-cell office:value-type="string">
            <text:p>/wales/about-fsa-wales/cymru/newyddiondatgan/newyddion/archifnewcym/2011/ion/diocsinau13</text:p>
          </table:table-cell>
          <table:table-cell/>
        </table:table-row>
        <table:table-row table:style-name="ro1">
          <table:table-cell office:value-type="float" office:value="563429">
            <text:p>563429</text:p>
          </table:table-cell>
          <table:table-cell office:value-type="string">
            <text:p>/news-updates/news/2011/jan/board</text:p>
          </table:table-cell>
          <table:table-cell/>
        </table:table-row>
        <table:table-row table:style-name="ro1">
          <table:table-cell office:value-type="float" office:value="563456">
            <text:p>563456</text:p>
          </table:table-cell>
          <table:table-cell office:value-type="string">
            <text:p>/news-updates/news/2011/jan/newsifoodadditiveswales</text:p>
          </table:table-cell>
          <table:table-cell/>
        </table:table-row>
        <table:table-row table:style-name="ro1">
          <table:table-cell office:value-type="float" office:value="563643">
            <text:p>563643</text:p>
          </table:table-cell>
          <table:table-cell office:value-type="string">
            <text:p>/news-updates/news/2011/jan/additivesreg</text:p>
          </table:table-cell>
          <table:table-cell/>
        </table:table-row>
        <table:table-row table:style-name="ro1">
          <table:table-cell office:value-type="float" office:value="563771">
            <text:p>563771</text:p>
          </table:table-cell>
          <table:table-cell office:value-type="string">
            <text:p>/news-updates/news/2011/jan/newsijellyminicups</text:p>
          </table:table-cell>
          <table:table-cell/>
        </table:table-row>
        <table:table-row table:style-name="ro1">
          <table:table-cell office:value-type="float" office:value="563874">
            <text:p>563874</text:p>
          </table:table-cell>
          <table:table-cell office:value-type="string">
            <text:p>/wales/about-fsa-wales/cymru/newyddiondatgan/newyddion/archifnewcym/2011/ion/ychwanegion</text:p>
          </table:table-cell>
          <table:table-cell/>
        </table:table-row>
        <table:table-row table:style-name="ro1">
          <table:table-cell office:value-type="float" office:value="563896">
            <text:p>563896</text:p>
          </table:table-cell>
          <table:table-cell office:value-type="string">
            <text:p>/news-updates/news/2011/jan/masriver</text:p>
          </table:table-cell>
          <table:table-cell/>
        </table:table-row>
        <table:table-row table:style-name="ro1">
          <table:table-cell office:value-type="float" office:value="563903">
            <text:p>563903</text:p>
          </table:table-cell>
          <table:table-cell office:value-type="string">
            <text:p>/wales/about-fsa-wales/cymru/newyddiondatgan/newyddion/archifnewcym/2011/ion/jelicwpanau</text:p>
          </table:table-cell>
          <table:table-cell/>
        </table:table-row>
        <table:table-row table:style-name="ro1">
          <table:table-cell office:value-type="float" office:value="564142">
            <text:p>564142</text:p>
          </table:table-cell>
          <table:table-cell office:value-type="string">
            <text:p>/news-updates/news/2011/jan/audittorfaencbc</text:p>
          </table:table-cell>
          <table:table-cell/>
        </table:table-row>
        <table:table-row table:style-name="ro1">
          <table:table-cell office:value-type="float" office:value="564145">
            <text:p>564145</text:p>
          </table:table-cell>
          <table:table-cell office:value-type="string">
            <text:p>/news-updates/news/2011/jan/metal</text:p>
          </table:table-cell>
          <table:table-cell/>
        </table:table-row>
        <table:table-row table:style-name="ro1">
          <table:table-cell office:value-type="float" office:value="564206">
            <text:p>564206</text:p>
          </table:table-cell>
          <table:table-cell office:value-type="string">
            <text:p>/wales/about-fsa-wales/cymru/newyddiondatgan/newyddion/archifnewcym/2011/ion/archwiliotorfaen</text:p>
          </table:table-cell>
          <table:table-cell/>
        </table:table-row>
        <table:table-row table:style-name="ro1">
          <table:table-cell office:value-type="float" office:value="564328">
            <text:p>564328</text:p>
          </table:table-cell>
          <table:table-cell office:value-type="string">
            <text:p>/news-updates/news/2011/jan/mrcallergyresearch</text:p>
          </table:table-cell>
          <table:table-cell/>
        </table:table-row>
        <table:table-row table:style-name="ro1">
          <table:table-cell office:value-type="float" office:value="564445">
            <text:p>564445</text:p>
          </table:table-cell>
          <table:table-cell office:value-type="string">
            <text:p>/news-updates/news/2011/jan/oysters</text:p>
          </table:table-cell>
          <table:table-cell/>
        </table:table-row>
        <table:table-row table:style-name="ro1">
          <table:table-cell office:value-type="float" office:value="564464">
            <text:p>564464</text:p>
          </table:table-cell>
          <table:table-cell office:value-type="string">
            <text:p>/news-updates/news/2011/jan/review</text:p>
          </table:table-cell>
          <table:table-cell/>
        </table:table-row>
        <table:table-row table:style-name="ro1">
          <table:table-cell office:value-type="float" office:value="564510">
            <text:p>564510</text:p>
          </table:table-cell>
          <table:table-cell office:value-type="string">
            <text:p>/news-updates/news/2011/jan/pancakes</text:p>
          </table:table-cell>
          <table:table-cell/>
        </table:table-row>
        <table:table-row table:style-name="ro1">
          <table:table-cell office:value-type="float" office:value="564541">
            <text:p>564541</text:p>
          </table:table-cell>
          <table:table-cell office:value-type="string">
            <text:p>/news-updates/news/2011/jan/dihydrocapsiate</text:p>
          </table:table-cell>
          <table:table-cell/>
        </table:table-row>
        <table:table-row table:style-name="ro1">
          <table:table-cell office:value-type="float" office:value="564604">
            <text:p>564604</text:p>
          </table:table-cell>
          <table:table-cell office:value-type="string">
            <text:p>/news-updates/news/2011/jan/raclette</text:p>
          </table:table-cell>
          <table:table-cell/>
        </table:table-row>
        <table:table-row table:style-name="ro1">
          <table:table-cell office:value-type="float" office:value="564631">
            <text:p>564631</text:p>
          </table:table-cell>
          <table:table-cell office:value-type="string">
            <text:p>/news-updates/news/2011/jan/aytacfoods</text:p>
          </table:table-cell>
          <table:table-cell/>
        </table:table-row>
        <table:table-row table:style-name="ro1">
          <table:table-cell office:value-type="float" office:value="564716">
            <text:p>564716</text:p>
          </table:table-cell>
          <table:table-cell office:value-type="string">
            <text:p>/news-updates/news/2011/jan/twountestedcows</text:p>
          </table:table-cell>
          <table:table-cell/>
        </table:table-row>
        <table:table-row table:style-name="ro1">
          <table:table-cell office:value-type="float" office:value="564755">
            <text:p>564755</text:p>
          </table:table-cell>
          <table:table-cell office:value-type="string">
            <text:p>/news-updates/news/2011/jan/histamine</text:p>
          </table:table-cell>
          <table:table-cell/>
        </table:table-row>
        <table:table-row table:style-name="ro1">
          <table:table-cell office:value-type="float" office:value="564796">
            <text:p>564796</text:p>
          </table:table-cell>
          <table:table-cell office:value-type="string">
            <text:p>/news-updates/news/2011/jan/auditswanseacouncil</text:p>
          </table:table-cell>
          <table:table-cell/>
        </table:table-row>
        <table:table-row table:style-name="ro1">
          <table:table-cell office:value-type="float" office:value="564836">
            <text:p>564836</text:p>
          </table:table-cell>
          <table:table-cell office:value-type="string">
            <text:p>/wales/about-fsa-wales/cymru/newyddiondatgan/newyddion/archifnewcym/2011/ion/archwilioabertawe</text:p>
          </table:table-cell>
          <table:table-cell/>
        </table:table-row>
        <table:table-row table:style-name="ro1">
          <table:table-cell office:value-type="float" office:value="564851">
            <text:p>564851</text:p>
          </table:table-cell>
          <table:table-cell office:value-type="string">
            <text:p>/news-updates/news/2011/feb/gamekeeperadvice</text:p>
          </table:table-cell>
          <table:table-cell/>
        </table:table-row>
        <table:table-row table:style-name="ro1">
          <table:table-cell office:value-type="float" office:value="564900">
            <text:p>564900</text:p>
          </table:table-cell>
          <table:table-cell office:value-type="string">
            <text:p>/news-updates/news/2011/feb/aldi</text:p>
          </table:table-cell>
          <table:table-cell/>
        </table:table-row>
        <table:table-row table:style-name="ro1">
          <table:table-cell office:value-type="float" office:value="564926">
            <text:p>564926</text:p>
          </table:table-cell>
          <table:table-cell office:value-type="string">
            <text:p>/wales/about-fsa-wales/cymru/newyddiondatgan/newyddion/archifnewcym/2011/chw/anifeiliaidhela</text:p>
          </table:table-cell>
          <table:table-cell/>
        </table:table-row>
        <table:table-row table:style-name="ro1">
          <table:table-cell office:value-type="float" office:value="565005">
            <text:p>565005</text:p>
          </table:table-cell>
          <table:table-cell office:value-type="string">
            <text:p>/news-updates/news/2011/feb/evidenceplan2011</text:p>
          </table:table-cell>
          <table:table-cell/>
        </table:table-row>
        <table:table-row table:style-name="ro1">
          <table:table-cell office:value-type="float" office:value="565012">
            <text:p>565012</text:p>
          </table:table-cell>
          <table:table-cell office:value-type="string">
            <text:p>/news-updates/news/2011/feb/tracker</text:p>
          </table:table-cell>
          <table:table-cell/>
        </table:table-row>
        <table:table-row table:style-name="ro1">
          <table:table-cell office:value-type="float" office:value="565048">
            <text:p>565048</text:p>
          </table:table-cell>
          <table:table-cell office:value-type="string">
            <text:p>/news-updates/news/2011/feb/acmsfrecruit</text:p>
          </table:table-cell>
          <table:table-cell/>
        </table:table-row>
        <table:table-row table:style-name="ro1">
          <table:table-cell office:value-type="float" office:value="565053">
            <text:p>565053</text:p>
          </table:table-cell>
          <table:table-cell office:value-type="string">
            <text:p>/news-updates/news/2011/feb/frieddaceupdate</text:p>
          </table:table-cell>
          <table:table-cell/>
        </table:table-row>
        <table:table-row table:style-name="ro1">
          <table:table-cell office:value-type="float" office:value="565070">
            <text:p>565070</text:p>
          </table:table-cell>
          <table:table-cell office:value-type="string">
            <text:p>/news-updates/news/2011/feb/nanominutes</text:p>
          </table:table-cell>
          <table:table-cell/>
        </table:table-row>
        <table:table-row table:style-name="ro1">
          <table:table-cell office:value-type="float" office:value="565259">
            <text:p>565259</text:p>
          </table:table-cell>
          <table:table-cell office:value-type="string">
            <text:p>/news-updates/news/2011/feb/combsextract</text:p>
          </table:table-cell>
          <table:table-cell/>
        </table:table-row>
        <table:table-row table:style-name="ro1">
          <table:table-cell office:value-type="float" office:value="565344">
            <text:p>565344</text:p>
          </table:table-cell>
          <table:table-cell office:value-type="string">
            <text:p>/news-updates/news/2011/feb/ecoli</text:p>
          </table:table-cell>
          <table:table-cell/>
        </table:table-row>
        <table:table-row table:style-name="ro1">
          <table:table-cell office:value-type="float" office:value="565401">
            <text:p>565401</text:p>
          </table:table-cell>
          <table:table-cell office:value-type="string">
            <text:p>/news-updates/news/2011/feb/daceupdate2</text:p>
          </table:table-cell>
          <table:table-cell/>
        </table:table-row>
        <table:table-row table:style-name="ro1">
          <table:table-cell office:value-type="float" office:value="565484">
            <text:p>565484</text:p>
          </table:table-cell>
          <table:table-cell office:value-type="string">
            <text:p>/news-updates/news/2011/feb/gacsmeeting110303</text:p>
          </table:table-cell>
          <table:table-cell/>
        </table:table-row>
        <table:table-row table:style-name="ro1">
          <table:table-cell office:value-type="float" office:value="565513">
            <text:p>565513</text:p>
          </table:table-cell>
          <table:table-cell office:value-type="string">
            <text:p>/news-updates/news/2011/feb/socscicom</text:p>
          </table:table-cell>
          <table:table-cell/>
        </table:table-row>
        <table:table-row table:style-name="ro1">
          <table:table-cell office:value-type="float" office:value="565587">
            <text:p>565587</text:p>
          </table:table-cell>
          <table:table-cell office:value-type="string">
            <text:p>/news-updates/news/2011/feb/bsebreach</text:p>
          </table:table-cell>
          <table:table-cell/>
        </table:table-row>
        <table:table-row table:style-name="ro1">
          <table:table-cell office:value-type="float" office:value="565615">
            <text:p>565615</text:p>
          </table:table-cell>
          <table:table-cell office:value-type="string">
            <text:p>/wales/about-fsa-wales/cymru/newyddiondatgan/newyddion/archifnewcym/2011/chw/newyddionecoli</text:p>
          </table:table-cell>
          <table:table-cell/>
        </table:table-row>
        <table:table-row table:style-name="ro1">
          <table:table-cell office:value-type="float" office:value="565650">
            <text:p>565650</text:p>
          </table:table-cell>
          <table:table-cell office:value-type="string">
            <text:p>/news-updates/news/2011/feb/bite4</text:p>
          </table:table-cell>
          <table:table-cell/>
        </table:table-row>
        <table:table-row table:style-name="ro1">
          <table:table-cell office:value-type="float" office:value="565875">
            <text:p>565875</text:p>
          </table:table-cell>
          <table:table-cell office:value-type="string">
            <text:p>/news-updates/news/2011/feb/salmonella</text:p>
          </table:table-cell>
          <table:table-cell/>
        </table:table-row>
        <table:table-row table:style-name="ro1">
          <table:table-cell office:value-type="float" office:value="565880">
            <text:p>565880</text:p>
          </table:table-cell>
          <table:table-cell office:value-type="string">
            <text:p>/news-updates/news/2011/feb/otm160211</text:p>
          </table:table-cell>
          <table:table-cell/>
        </table:table-row>
        <table:table-row table:style-name="ro1">
          <table:table-cell office:value-type="float" office:value="565998">
            <text:p>565998</text:p>
          </table:table-cell>
          <table:table-cell office:value-type="string">
            <text:p>/news-updates/news/2011/feb/glass</text:p>
          </table:table-cell>
          <table:table-cell/>
        </table:table-row>
        <table:table-row table:style-name="ro1">
          <table:table-cell office:value-type="float" office:value="566070">
            <text:p>566070</text:p>
          </table:table-cell>
          <table:table-cell office:value-type="string">
            <text:p>/news-updates/news/2011/feb/milk</text:p>
          </table:table-cell>
          <table:table-cell/>
        </table:table-row>
        <table:table-row table:style-name="ro1">
          <table:table-cell office:value-type="float" office:value="566077">
            <text:p>566077</text:p>
          </table:table-cell>
          <table:table-cell office:value-type="string">
            <text:p>/news-updates/news/2011/feb/fsaenews0211</text:p>
          </table:table-cell>
          <table:table-cell/>
        </table:table-row>
        <table:table-row table:style-name="ro1">
          <table:table-cell office:value-type="float" office:value="566107">
            <text:p>566107</text:p>
          </table:table-cell>
          <table:table-cell office:value-type="string">
            <text:p>/news-updates/news/2011/feb/importaudits</text:p>
          </table:table-cell>
          <table:table-cell/>
        </table:table-row>
        <table:table-row table:style-name="ro1">
          <table:table-cell office:value-type="float" office:value="566138">
            <text:p>566138</text:p>
          </table:table-cell>
          <table:table-cell office:value-type="string">
            <text:p>/news-updates/news/2011/feb/costs</text:p>
          </table:table-cell>
          <table:table-cell/>
        </table:table-row>
        <table:table-row table:style-name="ro1">
          <table:table-cell office:value-type="float" office:value="566301">
            <text:p>566301</text:p>
          </table:table-cell>
          <table:table-cell office:value-type="string">
            <text:p>/news-updates/news/2011/feb/newmembers</text:p>
          </table:table-cell>
          <table:table-cell/>
        </table:table-row>
        <table:table-row table:style-name="ro1">
          <table:table-cell office:value-type="float" office:value="566413">
            <text:p>566413</text:p>
          </table:table-cell>
          <table:table-cell office:value-type="string">
            <text:p>/news-updates/news/2011/feb/wfacmeet110317</text:p>
          </table:table-cell>
          <table:table-cell/>
        </table:table-row>
        <table:table-row table:style-name="ro1">
          <table:table-cell office:value-type="float" office:value="566429">
            <text:p>566429</text:p>
          </table:table-cell>
          <table:table-cell office:value-type="string">
            <text:p>/news-updates/news/2011/feb/tescoglass</text:p>
          </table:table-cell>
          <table:table-cell/>
        </table:table-row>
        <table:table-row table:style-name="ro1">
          <table:table-cell office:value-type="float" office:value="566506">
            <text:p>566506</text:p>
          </table:table-cell>
          <table:table-cell office:value-type="string">
            <text:p>/news-updates/news/2011/feb/porkpies</text:p>
          </table:table-cell>
          <table:table-cell/>
        </table:table-row>
        <table:table-row table:style-name="ro1">
          <table:table-cell office:value-type="float" office:value="566543">
            <text:p>566543</text:p>
          </table:table-cell>
          <table:table-cell office:value-type="string">
            <text:p>/news-updates/news/2011/feb/meatresearch</text:p>
          </table:table-cell>
          <table:table-cell/>
        </table:table-row>
        <table:table-row table:style-name="ro1">
          <table:table-cell office:value-type="float" office:value="566610">
            <text:p>566610</text:p>
          </table:table-cell>
          <table:table-cell office:value-type="string">
            <text:p>/news-updates/news/2011/feb/allergyguide</text:p>
          </table:table-cell>
          <table:table-cell/>
        </table:table-row>
        <table:table-row table:style-name="ro1">
          <table:table-cell office:value-type="float" office:value="566700">
            <text:p>566700</text:p>
          </table:table-cell>
          <table:table-cell office:value-type="string">
            <text:p>/news-updates/news/2011/feb/formulaguide</text:p>
          </table:table-cell>
          <table:table-cell/>
        </table:table-row>
        <table:table-row table:style-name="ro1">
          <table:table-cell office:value-type="float" office:value="566717">
            <text:p>566717</text:p>
          </table:table-cell>
          <table:table-cell office:value-type="string">
            <text:p>/news-updates/news/2011/feb/allergyconf</text:p>
          </table:table-cell>
          <table:table-cell/>
        </table:table-row>
        <table:table-row table:style-name="ro1">
          <table:table-cell office:value-type="float" office:value="566726">
            <text:p>566726</text:p>
          </table:table-cell>
          <table:table-cell office:value-type="string">
            <text:p>/news-updates/news/2011/feb/jaffa</text:p>
          </table:table-cell>
          <table:table-cell/>
        </table:table-row>
        <table:table-row table:style-name="ro1">
          <table:table-cell office:value-type="float" office:value="566788">
            <text:p>566788</text:p>
          </table:table-cell>
          <table:table-cell office:value-type="string">
            <text:p>/wales/about-fsa-wales/cymru/newyddiondatgan/newyddion/archifnewcym/2011/chw/wfac0311</text:p>
          </table:table-cell>
          <table:table-cell/>
        </table:table-row>
        <table:table-row table:style-name="ro1">
          <table:table-cell office:value-type="float" office:value="566880">
            <text:p>566880</text:p>
          </table:table-cell>
          <table:table-cell office:value-type="string">
            <text:p>/news-updates/news/2011/feb/sfacmeet110310</text:p>
          </table:table-cell>
          <table:table-cell/>
        </table:table-row>
        <table:table-row table:style-name="ro1">
          <table:table-cell office:value-type="float" office:value="566919">
            <text:p>566919</text:p>
          </table:table-cell>
          <table:table-cell office:value-type="string">
            <text:p>/news-updates/news/2011/feb/fhrswales</text:p>
          </table:table-cell>
          <table:table-cell/>
        </table:table-row>
        <table:table-row table:style-name="ro1">
          <table:table-cell office:value-type="float" office:value="566983">
            <text:p>566983</text:p>
          </table:table-cell>
          <table:table-cell office:value-type="string">
            <text:p>/wales/about-fsa-wales/cymru/newyddiondatgan/newyddion/archifnewcym/2011/chw/cshb</text:p>
          </table:table-cell>
          <table:table-cell/>
        </table:table-row>
        <table:table-row table:style-name="ro2">
          <table:table-cell office:value-type="float" office:value="567035">
            <text:p>567035</text:p>
          </table:table-cell>
          <table:table-cell office:value-type="string">
            <text:p>/news-updates/news/2011/mar/colours</text:p>
          </table:table-cell>
          <table:table-cell/>
        </table:table-row>
        <table:table-row table:style-name="ro1">
          <table:table-cell office:value-type="float" office:value="567051">
            <text:p>567051</text:p>
          </table:table-cell>
          <table:table-cell office:value-type="string">
            <text:p>/news-updates/news/2011/mar/newacafposts</text:p>
          </table:table-cell>
          <table:table-cell/>
        </table:table-row>
        <table:table-row table:style-name="ro1">
          <table:table-cell office:value-type="float" office:value="567276">
            <text:p>567276</text:p>
          </table:table-cell>
          <table:table-cell office:value-type="string">
            <text:p>/news-updates/news/2011/mar/aconbury</text:p>
          </table:table-cell>
          <table:table-cell/>
        </table:table-row>
        <table:table-row table:style-name="ro1">
          <table:table-cell office:value-type="float" office:value="567305">
            <text:p>567305</text:p>
          </table:table-cell>
          <table:table-cell office:value-type="string">
            <text:p>/news-updates/news/2011/mar/chargesguide</text:p>
          </table:table-cell>
          <table:table-cell/>
        </table:table-row>
        <table:table-row table:style-name="ro1">
          <table:table-cell office:value-type="float" office:value="567321">
            <text:p>567321</text:p>
          </table:table-cell>
          <table:table-cell office:value-type="string">
            <text:p>/news-updates/news/2011/mar/foodyou</text:p>
          </table:table-cell>
          <table:table-cell/>
        </table:table-row>
        <table:table-row table:style-name="ro1">
          <table:table-cell office:value-type="float" office:value="567359">
            <text:p>567359</text:p>
          </table:table-cell>
          <table:table-cell office:value-type="string">
            <text:p>/news-updates/news/2011/mar/lucozade</text:p>
          </table:table-cell>
          <table:table-cell/>
        </table:table-row>
        <table:table-row table:style-name="ro1">
          <table:table-cell office:value-type="float" office:value="567619">
            <text:p>567619</text:p>
          </table:table-cell>
          <table:table-cell office:value-type="string">
            <text:p>/news-updates/news/2011/mar/firupdatewales</text:p>
          </table:table-cell>
          <table:table-cell/>
        </table:table-row>
        <table:table-row table:style-name="ro1">
          <table:table-cell office:value-type="float" office:value="567711">
            <text:p>567711</text:p>
          </table:table-cell>
          <table:table-cell office:value-type="string">
            <text:p>/wales/about-fsa-wales/cymru/newyddiondatgan/newyddion/archifnewcym/2011/maw/cyfarfodfir</text:p>
          </table:table-cell>
          <table:table-cell/>
        </table:table-row>
        <table:table-row table:style-name="ro2">
          <table:table-cell office:value-type="float" office:value="567846">
            <text:p>567846</text:p>
          </table:table-cell>
          <table:table-cell office:value-type="string">
            <text:p>/news-updates/news/2011/mar/fraud</text:p>
          </table:table-cell>
          <table:table-cell/>
        </table:table-row>
        <table:table-row table:style-name="ro2">
          <table:table-cell office:value-type="float" office:value="567924">
            <text:p>567924</text:p>
          </table:table-cell>
          <table:table-cell office:value-type="string">
            <text:p>/news-updates/news/2011/mar/acafmeet0311</text:p>
          </table:table-cell>
          <table:table-cell/>
        </table:table-row>
        <table:table-row table:style-name="ro1">
          <table:table-cell office:value-type="float" office:value="568039">
            <text:p>568039</text:p>
          </table:table-cell>
          <table:table-cell office:value-type="string">
            <text:p>/wales/about-fsa-wales/cymru/newyddiondatgan/newyddion/archifnewcym/2011/maw/archwilioblaenaugwent</text:p>
          </table:table-cell>
          <table:table-cell/>
        </table:table-row>
        <table:table-row table:style-name="ro1">
          <table:table-cell office:value-type="float" office:value="568110">
            <text:p>568110</text:p>
          </table:table-cell>
          <table:table-cell office:value-type="string">
            <text:p>/news-updates/news/2011/mar/glutenintro</text:p>
          </table:table-cell>
          <table:table-cell/>
        </table:table-row>
        <table:table-row table:style-name="ro1">
          <table:table-cell office:value-type="float" office:value="568198">
            <text:p>568198</text:p>
          </table:table-cell>
          <table:table-cell office:value-type="string">
            <text:p>/wales/about-fsa-wales/cymru/newyddiondatgan/newyddion/archifnewcym/2011/maw/glwten</text:p>
          </table:table-cell>
          <table:table-cell/>
        </table:table-row>
        <table:table-row table:style-name="ro2">
          <table:table-cell office:value-type="float" office:value="568204">
            <text:p>568204</text:p>
          </table:table-cell>
          <table:table-cell office:value-type="string">
            <text:p>/news-updates/news/2011/mar/board</text:p>
          </table:table-cell>
          <table:table-cell/>
        </table:table-row>
        <table:table-row table:style-name="ro2">
          <table:table-cell office:value-type="float" office:value="568478">
            <text:p>568478</text:p>
          </table:table-cell>
          <table:table-cell office:value-type="string">
            <text:p>/news-updates/news/2011/mar/grants</text:p>
          </table:table-cell>
          <table:table-cell/>
        </table:table-row>
        <table:table-row table:style-name="ro2">
          <table:table-cell office:value-type="float" office:value="568847">
            <text:p>568847</text:p>
          </table:table-cell>
          <table:table-cell office:value-type="string">
            <text:p>/news-updates/news/2011/mar/custard</text:p>
          </table:table-cell>
          <table:table-cell/>
        </table:table-row>
        <table:table-row table:style-name="ro1">
          <table:table-cell office:value-type="float" office:value="568865">
            <text:p>568865</text:p>
          </table:table-cell>
          <table:table-cell office:value-type="string">
            <text:p>/news-updates/news/2011/mar/ricecake</text:p>
          </table:table-cell>
          <table:table-cell/>
        </table:table-row>
        <table:table-row table:style-name="ro1">
          <table:table-cell office:value-type="float" office:value="569010">
            <text:p>569010</text:p>
          </table:table-cell>
          <table:table-cell office:value-type="string">
            <text:p>/news-updates/news/2011/mar/fsalaaudit</text:p>
          </table:table-cell>
          <table:table-cell/>
        </table:table-row>
        <table:table-row table:style-name="ro1">
          <table:table-cell office:value-type="float" office:value="569072">
            <text:p>569072</text:p>
          </table:table-cell>
          <table:table-cell office:value-type="string">
            <text:p>/news-updates/news/2011/mar/morrisons</text:p>
          </table:table-cell>
          <table:table-cell/>
        </table:table-row>
        <table:table-row table:style-name="ro2">
          <table:table-cell office:value-type="float" office:value="569174">
            <text:p>569174</text:p>
          </table:table-cell>
          <table:table-cell office:value-type="string">
            <text:p>/news-updates/news/2011/mar/auditsmarch2010</text:p>
          </table:table-cell>
          <table:table-cell/>
        </table:table-row>
        <table:table-row table:style-name="ro1">
          <table:table-cell office:value-type="float" office:value="569250">
            <text:p>569250</text:p>
          </table:table-cell>
          <table:table-cell office:value-type="string">
            <text:p>/news-updates/news/2011/mar/fsasresearch</text:p>
          </table:table-cell>
          <table:table-cell/>
        </table:table-row>
        <table:table-row table:style-name="ro1">
          <table:table-cell office:value-type="float" office:value="569346">
            <text:p>569346</text:p>
          </table:table-cell>
          <table:table-cell office:value-type="string">
            <text:p>/news-updates/news/2011/mar/sokolow</text:p>
          </table:table-cell>
          <table:table-cell/>
        </table:table-row>
        <table:table-row table:style-name="ro1">
          <table:table-cell office:value-type="float" office:value="569695">
            <text:p>569695</text:p>
          </table:table-cell>
          <table:table-cell office:value-type="string">
            <text:p>/news-updates/news/2011/mar/jellycupban</text:p>
          </table:table-cell>
          <table:table-cell/>
        </table:table-row>
        <table:table-row table:style-name="ro1">
          <table:table-cell office:value-type="float" office:value="569751">
            <text:p>569751</text:p>
          </table:table-cell>
          <table:table-cell office:value-type="string">
            <text:p>/news-updates/news/2011/mar/wfac</text:p>
          </table:table-cell>
          <table:table-cell/>
        </table:table-row>
        <table:table-row table:style-name="ro1">
          <table:table-cell office:value-type="float" office:value="569758">
            <text:p>569758</text:p>
          </table:table-cell>
          <table:table-cell office:value-type="string">
            <text:p>/wales/about-fsa-wales/cymru/newyddiondatgan/newyddion/archifnewcym/2011/maw/penodiadaelodauwfac</text:p>
          </table:table-cell>
          <table:table-cell/>
        </table:table-row>
        <table:table-row table:style-name="ro1">
          <table:table-cell office:value-type="float" office:value="569909">
            <text:p>569909</text:p>
          </table:table-cell>
          <table:table-cell office:value-type="string">
            <text:p>/news-updates/news/2011/mar/natco</text:p>
          </table:table-cell>
          <table:table-cell/>
        </table:table-row>
        <table:table-row table:style-name="ro1">
          <table:table-cell office:value-type="float" office:value="570030">
            <text:p>570030</text:p>
          </table:table-cell>
          <table:table-cell office:value-type="string">
            <text:p>/news-updates/news/2011/mar/japan</text:p>
          </table:table-cell>
          <table:table-cell/>
        </table:table-row>
        <table:table-row table:style-name="ro1">
          <table:table-cell office:value-type="float" office:value="570100">
            <text:p>570100</text:p>
          </table:table-cell>
          <table:table-cell office:value-type="string">
            <text:p>/news-updates/news/2011/mar/foodstandardstrainingmanual</text:p>
          </table:table-cell>
          <table:table-cell/>
        </table:table-row>
        <table:table-row table:style-name="ro1">
          <table:table-cell office:value-type="float" office:value="570125">
            <text:p>570125</text:p>
          </table:table-cell>
          <table:table-cell office:value-type="string">
            <text:p>/wales/about-fsa-wales/cymru/newyddiondatgan/newyddion/archifnewcym/2011/maw/japan</text:p>
          </table:table-cell>
          <table:table-cell/>
        </table:table-row>
        <table:table-row table:style-name="ro1">
          <table:table-cell office:value-type="float" office:value="570147">
            <text:p>570147</text:p>
          </table:table-cell>
          <table:table-cell office:value-type="string">
            <text:p>/news-updates/news/2011/mar/mixeddioxins</text:p>
          </table:table-cell>
          <table:table-cell/>
        </table:table-row>
        <table:table-row table:style-name="ro1">
          <table:table-cell office:value-type="float" office:value="570241">
            <text:p>570241</text:p>
          </table:table-cell>
          <table:table-cell office:value-type="string">
            <text:p>/news-updates/news/2011/mar/frijj</text:p>
          </table:table-cell>
          <table:table-cell/>
        </table:table-row>
        <table:table-row table:style-name="ro2">
          <table:table-cell office:value-type="float" office:value="570247">
            <text:p>570247</text:p>
          </table:table-cell>
          <table:table-cell office:value-type="string">
            <text:p>/news-updates/news/2011/mar/methanol</text:p>
          </table:table-cell>
          <table:table-cell/>
        </table:table-row>
        <table:table-row table:style-name="ro1">
          <table:table-cell office:value-type="float" office:value="570304">
            <text:p>570304</text:p>
          </table:table-cell>
          <table:table-cell office:value-type="string">
            <text:p>/news-updates/news/2011/mar/japanupdate</text:p>
          </table:table-cell>
          <table:table-cell/>
        </table:table-row>
        <table:table-row table:style-name="ro2">
          <table:table-cell office:value-type="float" office:value="570313">
            <text:p>570313</text:p>
          </table:table-cell>
          <table:table-cell office:value-type="string">
            <text:p>/news-updates/news/2011/mar/openness</text:p>
          </table:table-cell>
          <table:table-cell/>
        </table:table-row>
        <table:table-row table:style-name="ro1">
          <table:table-cell office:value-type="float" office:value="570320">
            <text:p>570320</text:p>
          </table:table-cell>
          <table:table-cell office:value-type="string">
            <text:p>/wales/about-fsa-wales/cymru/newyddiondatgan/newyddion/archifnewcym/2011/maw/diweddariadjapan</text:p>
          </table:table-cell>
          <table:table-cell/>
        </table:table-row>
        <table:table-row table:style-name="ro2">
          <table:table-cell office:value-type="float" office:value="570352">
            <text:p>570352</text:p>
          </table:table-cell>
          <table:table-cell office:value-type="string">
            <text:p>/news-updates/news/2011/mar/strategyto2015</text:p>
          </table:table-cell>
          <table:table-cell/>
        </table:table-row>
        <table:table-row table:style-name="ro1">
          <table:table-cell office:value-type="float" office:value="570383">
            <text:p>570383</text:p>
          </table:table-cell>
          <table:table-cell office:value-type="string">
            <text:p>/news-updates/news/2011/mar/allergyunknown</text:p>
          </table:table-cell>
          <table:table-cell/>
        </table:table-row>
        <table:table-row table:style-name="ro1">
          <table:table-cell office:value-type="float" office:value="570413">
            <text:p>570413</text:p>
          </table:table-cell>
          <table:table-cell office:value-type="string">
            <text:p>/wales/about-fsa-wales/cymru/newyddiondatgan/newyddion/archifnewcym/2011/maw/strategaeth2015</text:p>
          </table:table-cell>
          <table:table-cell/>
        </table:table-row>
        <table:table-row table:style-name="ro2">
          <table:table-cell office:value-type="float" office:value="570460">
            <text:p>570460</text:p>
          </table:table-cell>
          <table:table-cell office:value-type="string">
            <text:p>/news-updates/news/2011/mar/counterfeit</text:p>
          </table:table-cell>
          <table:table-cell/>
        </table:table-row>
        <table:table-row table:style-name="ro1">
          <table:table-cell office:value-type="float" office:value="570598">
            <text:p>570598</text:p>
          </table:table-cell>
          <table:table-cell office:value-type="string">
            <text:p>/news-updates/news/2011/mar/rawmilk</text:p>
          </table:table-cell>
          <table:table-cell/>
        </table:table-row>
        <table:table-row table:style-name="ro1">
          <table:table-cell office:value-type="float" office:value="570622">
            <text:p>570622</text:p>
          </table:table-cell>
          <table:table-cell office:value-type="string">
            <text:p>/news-updates/news/2011/mar/fraybentos</text:p>
          </table:table-cell>
          <table:table-cell/>
        </table:table-row>
        <table:table-row table:style-name="ro1">
          <table:table-cell office:value-type="float" office:value="570719">
            <text:p>570719</text:p>
          </table:table-cell>
          <table:table-cell office:value-type="string">
            <text:p>/wales/about-fsa-wales/cymru/newyddiondatgan/newyddion/archifnewcym/2011/maw/llaethtb</text:p>
          </table:table-cell>
          <table:table-cell/>
        </table:table-row>
        <table:table-row table:style-name="ro1">
          <table:table-cell office:value-type="float" office:value="570876">
            <text:p>570876</text:p>
          </table:table-cell>
          <table:table-cell office:value-type="string">
            <text:p>/news-updates/news/2011/apr/milk</text:p>
          </table:table-cell>
          <table:table-cell/>
        </table:table-row>
        <table:table-row table:style-name="ro1">
          <table:table-cell office:value-type="float" office:value="570888">
            <text:p>570888</text:p>
          </table:table-cell>
          <table:table-cell office:value-type="string">
            <text:p>/news-updates/news/2011/apr/efsaexperts</text:p>
          </table:table-cell>
          <table:table-cell/>
        </table:table-row>
        <table:table-row table:style-name="ro1">
          <table:table-cell office:value-type="float" office:value="570904">
            <text:p>570904</text:p>
          </table:table-cell>
          <table:table-cell office:value-type="string">
            <text:p>/news-updates/news/2011/apr/acprecruit</text:p>
          </table:table-cell>
          <table:table-cell/>
        </table:table-row>
        <table:table-row table:style-name="ro1">
          <table:table-cell office:value-type="float" office:value="570955">
            <text:p>570955</text:p>
          </table:table-cell>
          <table:table-cell office:value-type="string">
            <text:p>/news-updates/news/2011/apr/nano</text:p>
          </table:table-cell>
          <table:table-cell/>
        </table:table-row>
        <table:table-row table:style-name="ro1">
          <table:table-cell office:value-type="float" office:value="571027">
            <text:p>571027</text:p>
          </table:table-cell>
          <table:table-cell office:value-type="string">
            <text:p>/news-updates/news/2011/apr/algal</text:p>
          </table:table-cell>
          <table:table-cell/>
        </table:table-row>
        <table:table-row table:style-name="ro1">
          <table:table-cell office:value-type="float" office:value="571259">
            <text:p>571259</text:p>
          </table:table-cell>
          <table:table-cell office:value-type="string">
            <text:p>/news-updates/news/2011/apr/paneer</text:p>
          </table:table-cell>
          <table:table-cell/>
        </table:table-row>
        <table:table-row table:style-name="ro1">
          <table:table-cell office:value-type="float" office:value="571267">
            <text:p>571267</text:p>
          </table:table-cell>
          <table:table-cell office:value-type="string">
            <text:p>/news-updates/news/2011/apr/japanupdate</text:p>
          </table:table-cell>
          <table:table-cell/>
        </table:table-row>
        <table:table-row table:style-name="ro1">
          <table:table-cell office:value-type="float" office:value="571587">
            <text:p>571587</text:p>
          </table:table-cell>
          <table:table-cell office:value-type="string">
            <text:p>/news-updates/news/2011/apr/plastic</text:p>
          </table:table-cell>
          <table:table-cell/>
        </table:table-row>
        <table:table-row table:style-name="ro1">
          <table:table-cell office:value-type="float" office:value="571722">
            <text:p>571722</text:p>
          </table:table-cell>
          <table:table-cell office:value-type="string">
            <text:p>/news-updates/news/2011/apr/japan</text:p>
          </table:table-cell>
          <table:table-cell/>
        </table:table-row>
        <table:table-row table:style-name="ro1">
          <table:table-cell office:value-type="float" office:value="571758">
            <text:p>571758</text:p>
          </table:table-cell>
          <table:table-cell office:value-type="string">
            <text:p>/news-updates/news/2011/apr/newmembers</text:p>
          </table:table-cell>
          <table:table-cell/>
        </table:table-row>
        <table:table-row table:style-name="ro1">
          <table:table-cell office:value-type="float" office:value="571880">
            <text:p>571880</text:p>
          </table:table-cell>
          <table:table-cell office:value-type="string">
            <text:p>/news-updates/news/2011/apr/reappoinment5acaf</text:p>
          </table:table-cell>
          <table:table-cell/>
        </table:table-row>
        <table:table-row table:style-name="ro1">
          <table:table-cell office:value-type="float" office:value="572126">
            <text:p>572126</text:p>
          </table:table-cell>
          <table:table-cell office:value-type="string">
            <text:p>/news-updates/news/2011/apr/otmbull</text:p>
          </table:table-cell>
          <table:table-cell/>
        </table:table-row>
        <table:table-row table:style-name="ro1">
          <table:table-cell office:value-type="float" office:value="572253">
            <text:p>572253</text:p>
          </table:table-cell>
          <table:table-cell office:value-type="string">
            <text:p>/news-updates/news/2011/apr/morrisons</text:p>
          </table:table-cell>
          <table:table-cell/>
        </table:table-row>
        <table:table-row table:style-name="ro1">
          <table:table-cell office:value-type="float" office:value="572313">
            <text:p>572313</text:p>
          </table:table-cell>
          <table:table-cell office:value-type="string">
            <text:p>/news-updates/news/2011/apr/fsaenews12</text:p>
          </table:table-cell>
          <table:table-cell/>
        </table:table-row>
        <table:table-row table:style-name="ro1">
          <table:table-cell office:value-type="float" office:value="572396">
            <text:p>572396</text:p>
          </table:table-cell>
          <table:table-cell office:value-type="string">
            <text:p>/news-updates/news/2011/apr/nanoviews</text:p>
          </table:table-cell>
          <table:table-cell/>
        </table:table-row>
        <table:table-row table:style-name="ro1">
          <table:table-cell office:value-type="float" office:value="572518">
            <text:p>572518</text:p>
          </table:table-cell>
          <table:table-cell office:value-type="string">
            <text:p>/news-updates/news/2011/apr/milkybarbuttons</text:p>
          </table:table-cell>
          <table:table-cell/>
        </table:table-row>
        <table:table-row table:style-name="ro1">
          <table:table-cell office:value-type="float" office:value="572544">
            <text:p>572544</text:p>
          </table:table-cell>
          <table:table-cell office:value-type="string">
            <text:p>/news-updates/news/2011/apr/bakingmix</text:p>
          </table:table-cell>
          <table:table-cell/>
        </table:table-row>
        <table:table-row table:style-name="ro1">
          <table:table-cell office:value-type="float" office:value="572561">
            <text:p>572561</text:p>
          </table:table-cell>
          <table:table-cell office:value-type="string">
            <text:p>/news-updates/news/2011/apr/sheep</text:p>
          </table:table-cell>
          <table:table-cell/>
        </table:table-row>
        <table:table-row table:style-name="ro1">
          <table:table-cell office:value-type="float" office:value="572689">
            <text:p>572689</text:p>
          </table:table-cell>
          <table:table-cell office:value-type="string">
            <text:p>/news-updates/news/2011/apr/wfacmeet110519</text:p>
          </table:table-cell>
          <table:table-cell/>
        </table:table-row>
        <table:table-row table:style-name="ro1">
          <table:table-cell office:value-type="float" office:value="572724">
            <text:p>572724</text:p>
          </table:table-cell>
          <table:table-cell office:value-type="string">
            <text:p>/wales/about-fsa-wales/cymru/newyddiondatgan/newyddion/archifnewcym/2011/ebr/wfacmai11</text:p>
          </table:table-cell>
          <table:table-cell/>
        </table:table-row>
        <table:table-row table:style-name="ro1">
          <table:table-cell office:value-type="float" office:value="572851">
            <text:p>572851</text:p>
          </table:table-cell>
          <table:table-cell office:value-type="string">
            <text:p>/news-updates/news/2011/may/meatcontrols</text:p>
          </table:table-cell>
          <table:table-cell/>
        </table:table-row>
        <table:table-row table:style-name="ro1">
          <table:table-cell office:value-type="float" office:value="572927">
            <text:p>572927</text:p>
          </table:table-cell>
          <table:table-cell office:value-type="string">
            <text:p>/news-updates/news/2011/may/chiaseeds</text:p>
          </table:table-cell>
          <table:table-cell/>
        </table:table-row>
        <table:table-row table:style-name="ro1">
          <table:table-cell office:value-type="float" office:value="572947">
            <text:p>572947</text:p>
          </table:table-cell>
          <table:table-cell office:value-type="string">
            <text:p>/news-updates/news/2011/may/practiceguidance</text:p>
          </table:table-cell>
          <table:table-cell/>
        </table:table-row>
        <table:table-row table:style-name="ro2">
          <table:table-cell office:value-type="float" office:value="572995">
            <text:p>572995</text:p>
          </table:table-cell>
          <table:table-cell office:value-type="string">
            <text:p>/news-updates/news/2011/may/sfacmeet110519</text:p>
          </table:table-cell>
          <table:table-cell/>
        </table:table-row>
        <table:table-row table:style-name="ro1">
          <table:table-cell office:value-type="float" office:value="573175">
            <text:p>573175</text:p>
          </table:table-cell>
          <table:table-cell office:value-type="string">
            <text:p>/news-updates/news/2011/may/consultationdata</text:p>
          </table:table-cell>
          <table:table-cell/>
        </table:table-row>
        <table:table-row table:style-name="ro2">
          <table:table-cell office:value-type="float" office:value="573182">
            <text:p>573182</text:p>
          </table:table-cell>
          <table:table-cell office:value-type="string">
            <text:p>/news-updates/news/2011/may/boardmay11</text:p>
          </table:table-cell>
          <table:table-cell/>
        </table:table-row>
        <table:table-row table:style-name="ro1">
          <table:table-cell office:value-type="float" office:value="573194">
            <text:p>573194</text:p>
          </table:table-cell>
          <table:table-cell office:value-type="string">
            <text:p>/news-updates/news/2011/may/researchcall</text:p>
          </table:table-cell>
          <table:table-cell/>
        </table:table-row>
        <table:table-row table:style-name="ro2">
          <table:table-cell office:value-type="float" office:value="573412">
            <text:p>573412</text:p>
          </table:table-cell>
          <table:table-cell office:value-type="string">
            <text:p>/news-updates/news/2011/may/auditmay2011</text:p>
          </table:table-cell>
          <table:table-cell/>
        </table:table-row>
        <table:table-row table:style-name="ro1">
          <table:table-cell office:value-type="float" office:value="573419">
            <text:p>573419</text:p>
          </table:table-cell>
          <table:table-cell office:value-type="string">
            <text:p>/news-updates/news/2011/may/lidl</text:p>
          </table:table-cell>
          <table:table-cell/>
        </table:table-row>
        <table:table-row table:style-name="ro1">
          <table:table-cell office:value-type="float" office:value="573443">
            <text:p>573443</text:p>
          </table:table-cell>
          <table:table-cell office:value-type="string">
            <text:p>/news-updates/news/2011/may/redtape</text:p>
          </table:table-cell>
          <table:table-cell/>
        </table:table-row>
        <table:table-row table:style-name="ro1">
          <table:table-cell office:value-type="float" office:value="573514">
            <text:p>573514</text:p>
          </table:table-cell>
          <table:table-cell office:value-type="string">
            <text:p>/news-updates/news/2011/may/clonesupdate</text:p>
          </table:table-cell>
          <table:table-cell/>
        </table:table-row>
        <table:table-row table:style-name="ro1">
          <table:table-cell office:value-type="float" office:value="573519">
            <text:p>573519</text:p>
          </table:table-cell>
          <table:table-cell office:value-type="string">
            <text:p>/news-updates/news/2011/may/controlsupdate</text:p>
          </table:table-cell>
          <table:table-cell/>
        </table:table-row>
        <table:table-row table:style-name="ro1">
          <table:table-cell office:value-type="float" office:value="573548">
            <text:p>573548</text:p>
          </table:table-cell>
          <table:table-cell office:value-type="string">
            <text:p>/wales/about-fsa-wales/cymru/newyddiondatgan/newyddion/archifnewcym/2011/mai/cyngorcloniaid</text:p>
          </table:table-cell>
          <table:table-cell/>
        </table:table-row>
        <table:table-row table:style-name="ro1">
          <table:table-cell office:value-type="float" office:value="573623">
            <text:p>573623</text:p>
          </table:table-cell>
          <table:table-cell office:value-type="string">
            <text:p>/news-updates/news/2011/may/glutenfree</text:p>
          </table:table-cell>
          <table:table-cell/>
        </table:table-row>
        <table:table-row table:style-name="ro1">
          <table:table-cell office:value-type="float" office:value="573633">
            <text:p>573633</text:p>
          </table:table-cell>
          <table:table-cell office:value-type="string">
            <text:p>/news-updates/news/2011/may/meatmeetings</text:p>
          </table:table-cell>
          <table:table-cell/>
        </table:table-row>
        <table:table-row table:style-name="ro1">
          <table:table-cell office:value-type="float" office:value="573751">
            <text:p>573751</text:p>
          </table:table-cell>
          <table:table-cell office:value-type="string">
            <text:p>/wales/about-fsa-wales/cymru/newyddiondatgan/newyddion/archifnewcym/2011/mai/taliadaucigmai11</text:p>
          </table:table-cell>
          <table:table-cell/>
        </table:table-row>
        <table:table-row table:style-name="ro2">
          <table:table-cell office:value-type="float" office:value="573916">
            <text:p>573916</text:p>
          </table:table-cell>
          <table:table-cell office:value-type="string">
            <text:p>/news-updates/news/2011/may/milk</text:p>
          </table:table-cell>
          <table:table-cell/>
        </table:table-row>
        <table:table-row table:style-name="ro1">
          <table:table-cell office:value-type="float" office:value="574042">
            <text:p>574042</text:p>
          </table:table-cell>
          <table:table-cell office:value-type="string">
            <text:p>/news-updates/news/2011/may/boardmember</text:p>
          </table:table-cell>
          <table:table-cell/>
        </table:table-row>
        <table:table-row table:style-name="ro2">
          <table:table-cell office:value-type="float" office:value="574055">
            <text:p>574055</text:p>
          </table:table-cell>
          <table:table-cell office:value-type="string">
            <text:p>/news-updates/news/2011/may/glass</text:p>
          </table:table-cell>
          <table:table-cell/>
        </table:table-row>
        <table:table-row table:style-name="ro1">
          <table:table-cell office:value-type="float" office:value="574086">
            <text:p>574086</text:p>
          </table:table-cell>
          <table:table-cell office:value-type="string">
            <text:p>/news-updates/news/2011/may/niwebsitesurvey</text:p>
          </table:table-cell>
          <table:table-cell/>
        </table:table-row>
        <table:table-row table:style-name="ro2">
          <table:table-cell office:value-type="float" office:value="574389">
            <text:p>574389</text:p>
          </table:table-cell>
          <table:table-cell office:value-type="string">
            <text:p>/news-updates/news/2011/may/snax4u</text:p>
          </table:table-cell>
          <table:table-cell/>
        </table:table-row>
        <table:table-row table:style-name="ro1">
          <table:table-cell office:value-type="float" office:value="574517">
            <text:p>574517</text:p>
          </table:table-cell>
          <table:table-cell office:value-type="string">
            <text:p>/news-updates/news/2011/may/boojabooja</text:p>
          </table:table-cell>
          <table:table-cell/>
        </table:table-row>
        <table:table-row table:style-name="ro2">
          <table:table-cell office:value-type="float" office:value="574536">
            <text:p>574536</text:p>
          </table:table-cell>
          <table:table-cell office:value-type="string">
            <text:p>/news-updates/news/2011/may/report</text:p>
          </table:table-cell>
          <table:table-cell/>
        </table:table-row>
        <table:table-row table:style-name="ro1">
          <table:table-cell office:value-type="float" office:value="574589">
            <text:p>574589</text:p>
          </table:table-cell>
          <table:table-cell office:value-type="string">
            <text:p>/news-updates/news/2011/may/efsa</text:p>
          </table:table-cell>
          <table:table-cell/>
        </table:table-row>
        <table:table-row table:style-name="ro2">
          <table:table-cell office:value-type="float" office:value="574717">
            <text:p>574717</text:p>
          </table:table-cell>
          <table:table-cell office:value-type="string">
            <text:p>/news-updates/news/2011/may/training2011</text:p>
          </table:table-cell>
          <table:table-cell/>
        </table:table-row>
        <table:table-row table:style-name="ro2">
          <table:table-cell office:value-type="float" office:value="574745">
            <text:p>574745</text:p>
          </table:table-cell>
          <table:table-cell office:value-type="string">
            <text:p>/news-updates/news/2011/may/nano</text:p>
          </table:table-cell>
          <table:table-cell/>
        </table:table-row>
        <table:table-row table:style-name="ro1">
          <table:table-cell office:value-type="float" office:value="574749">
            <text:p>574749</text:p>
          </table:table-cell>
          <table:table-cell office:value-type="string">
            <text:p>/news-updates/news/2011/may/boardmeat</text:p>
          </table:table-cell>
          <table:table-cell/>
        </table:table-row>
        <table:table-row table:style-name="ro2">
          <table:table-cell office:value-type="float" office:value="574877">
            <text:p>574877</text:p>
          </table:table-cell>
          <table:table-cell office:value-type="string">
            <text:p>/news-updates/news/2011/may/allergens</text:p>
          </table:table-cell>
          <table:table-cell/>
        </table:table-row>
        <table:table-row table:style-name="ro1">
          <table:table-cell office:value-type="float" office:value="574910">
            <text:p>574910</text:p>
          </table:table-cell>
          <table:table-cell office:value-type="string">
            <text:p>/news-updates/news/2011/may/germanyecoli</text:p>
          </table:table-cell>
          <table:table-cell/>
        </table:table-row>
        <table:table-row table:style-name="ro2">
          <table:table-cell office:value-type="float" office:value="575011">
            <text:p>575011</text:p>
          </table:table-cell>
          <table:table-cell office:value-type="string">
            <text:p>/news-updates/news/2011/may/fsaenewsmay2011</text:p>
          </table:table-cell>
          <table:table-cell/>
        </table:table-row>
        <table:table-row table:style-name="ro1">
          <table:table-cell office:value-type="float" office:value="575027">
            <text:p>575027</text:p>
          </table:table-cell>
          <table:table-cell office:value-type="string">
            <text:p>/news-updates/news/2011/may/ecoliupdate</text:p>
          </table:table-cell>
          <table:table-cell/>
        </table:table-row>
        <table:table-row table:style-name="ro1">
          <table:table-cell office:value-type="float" office:value="575038">
            <text:p>575038</text:p>
          </table:table-cell>
          <table:table-cell office:value-type="string">
            <text:p>/wales/about-fsa-wales/cymru/newyddiondatgan/newyddion/archifnewcym/2011/mai/ecoligermany</text:p>
          </table:table-cell>
          <table:table-cell/>
        </table:table-row>
        <table:table-row table:style-name="ro1">
          <table:table-cell office:value-type="float" office:value="575154">
            <text:p>575154</text:p>
          </table:table-cell>
          <table:table-cell office:value-type="string">
            <text:p>/news-updates/news/2011/june/ecoliqanda</text:p>
          </table:table-cell>
          <table:table-cell/>
        </table:table-row>
        <table:table-row table:style-name="ro1">
          <table:table-cell office:value-type="float" office:value="575175">
            <text:p>575175</text:p>
          </table:table-cell>
          <table:table-cell office:value-type="string">
            <text:p>/news-updates/news/2011/june/maisonblanc</text:p>
          </table:table-cell>
          <table:table-cell/>
        </table:table-row>
        <table:table-row table:style-name="ro1">
          <table:table-cell office:value-type="float" office:value="575264">
            <text:p>575264</text:p>
          </table:table-cell>
          <table:table-cell office:value-type="string">
            <text:p>/news-updates/news/2011/june/drink</text:p>
          </table:table-cell>
          <table:table-cell/>
        </table:table-row>
        <table:table-row table:style-name="ro1">
          <table:table-cell office:value-type="float" office:value="575269">
            <text:p>575269</text:p>
          </table:table-cell>
          <table:table-cell office:value-type="string">
            <text:p>/news-updates/news/2011/june/investigations</text:p>
          </table:table-cell>
          <table:table-cell/>
        </table:table-row>
        <table:table-row table:style-name="ro1">
          <table:table-cell office:value-type="float" office:value="575451">
            <text:p>575451</text:p>
          </table:table-cell>
          <table:table-cell office:value-type="string">
            <text:p>/news-updates/news/2011/june/outbreak</text:p>
          </table:table-cell>
          <table:table-cell/>
        </table:table-row>
        <table:table-row table:style-name="ro1">
          <table:table-cell office:value-type="float" office:value="575501">
            <text:p>575501</text:p>
          </table:table-cell>
          <table:table-cell office:value-type="string">
            <text:p>/news-updates/news/2011/june/foodsafetyweek2011</text:p>
          </table:table-cell>
          <table:table-cell/>
        </table:table-row>
        <table:table-row table:style-name="ro1">
          <table:table-cell office:value-type="float" office:value="575513">
            <text:p>575513</text:p>
          </table:table-cell>
          <table:table-cell office:value-type="string">
            <text:p>/wales/about-fsa-wales/cymru/newyddiondatgan/newyddion/archifnewcym/2011/meh/ecoli0306</text:p>
          </table:table-cell>
          <table:table-cell/>
        </table:table-row>
        <table:table-row table:style-name="ro1">
          <table:table-cell office:value-type="float" office:value="575540">
            <text:p>575540</text:p>
          </table:table-cell>
          <table:table-cell office:value-type="string">
            <text:p>/news-updates/news/2011/june/fhrsni</text:p>
          </table:table-cell>
          <table:table-cell/>
        </table:table-row>
        <table:table-row table:style-name="ro1">
          <table:table-cell office:value-type="float" office:value="575648">
            <text:p>575648</text:p>
          </table:table-cell>
          <table:table-cell office:value-type="string">
            <text:p>/news-updates/news/2011/june/ecoli6june</text:p>
          </table:table-cell>
          <table:table-cell/>
        </table:table-row>
        <table:table-row table:style-name="ro1">
          <table:table-cell office:value-type="float" office:value="575817">
            <text:p>575817</text:p>
          </table:table-cell>
          <table:table-cell office:value-type="string">
            <text:p>/news-updates/news/2011/june/foodsafetyweekwales2011</text:p>
          </table:table-cell>
          <table:table-cell/>
        </table:table-row>
        <table:table-row table:style-name="ro1">
          <table:table-cell office:value-type="float" office:value="575846">
            <text:p>575846</text:p>
          </table:table-cell>
          <table:table-cell office:value-type="string">
            <text:p>/wales/about-fsa-wales/cymru/newyddiondatgan/newyddion/archifnewcym/2011/meh/ecoli0606</text:p>
          </table:table-cell>
          <table:table-cell/>
        </table:table-row>
        <table:table-row table:style-name="ro1">
          <table:table-cell office:value-type="float" office:value="575855">
            <text:p>575855</text:p>
          </table:table-cell>
          <table:table-cell office:value-type="string">
            <text:p>/wales/about-fsa-wales/cymru/newyddiondatgan/newyddion/archifnewcym/2011/meh/wdb2011</text:p>
          </table:table-cell>
          <table:table-cell/>
        </table:table-row>
        <table:table-row table:style-name="ro1">
          <table:table-cell office:value-type="float" office:value="575870">
            <text:p>575870</text:p>
          </table:table-cell>
          <table:table-cell office:value-type="string">
            <text:p>/news-updates/news/2011/june/acafmeet1june11</text:p>
          </table:table-cell>
          <table:table-cell/>
        </table:table-row>
        <table:table-row table:style-name="ro1">
          <table:table-cell office:value-type="float" office:value="575937">
            <text:p>575937</text:p>
          </table:table-cell>
          <table:table-cell office:value-type="string">
            <text:p>/news-updates/news/2011/june/bsetestage</text:p>
          </table:table-cell>
          <table:table-cell/>
        </table:table-row>
        <table:table-row table:style-name="ro1">
          <table:table-cell office:value-type="float" office:value="576071">
            <text:p>576071</text:p>
          </table:table-cell>
          <table:table-cell office:value-type="string">
            <text:p>/news-updates/news/2011/june/sausage</text:p>
          </table:table-cell>
          <table:table-cell/>
        </table:table-row>
        <table:table-row table:style-name="ro1">
          <table:table-cell office:value-type="float" office:value="576165">
            <text:p>576165</text:p>
          </table:table-cell>
          <table:table-cell office:value-type="string">
            <text:p>/news-updates/news/2011/june/ecoli10jun</text:p>
          </table:table-cell>
          <table:table-cell/>
        </table:table-row>
        <table:table-row table:style-name="ro1">
          <table:table-cell office:value-type="float" office:value="576251">
            <text:p>576251</text:p>
          </table:table-cell>
          <table:table-cell office:value-type="string">
            <text:p>/news-updates/news/2011/june/moreratings</text:p>
          </table:table-cell>
          <table:table-cell/>
        </table:table-row>
        <table:table-row table:style-name="ro1">
          <table:table-cell office:value-type="float" office:value="576277">
            <text:p>576277</text:p>
          </table:table-cell>
          <table:table-cell office:value-type="string">
            <text:p>/news-updates/news/2011/june/metal</text:p>
          </table:table-cell>
          <table:table-cell/>
        </table:table-row>
        <table:table-row table:style-name="ro1">
          <table:table-cell office:value-type="float" office:value="576289">
            <text:p>576289</text:p>
          </table:table-cell>
          <table:table-cell office:value-type="string">
            <text:p>/wales/about-fsa-wales/cymru/newyddiondatgan/newyddion/archifnewcym/2011/meh/adroddiadcasnewydd</text:p>
          </table:table-cell>
          <table:table-cell/>
        </table:table-row>
        <table:table-row table:style-name="ro1">
          <table:table-cell office:value-type="float" office:value="576296">
            <text:p>576296</text:p>
          </table:table-cell>
          <table:table-cell office:value-type="string">
            <text:p>/news-updates/news/2011/june/bite5</text:p>
          </table:table-cell>
          <table:table-cell/>
        </table:table-row>
        <table:table-row table:style-name="ro1">
          <table:table-cell office:value-type="float" office:value="576327">
            <text:p>576327</text:p>
          </table:table-cell>
          <table:table-cell office:value-type="string">
            <text:p>/news-updates/news/2011/june/fsalocalaudit</text:p>
          </table:table-cell>
          <table:table-cell/>
        </table:table-row>
        <table:table-row table:style-name="ro1">
          <table:table-cell office:value-type="float" office:value="576523">
            <text:p>576523</text:p>
          </table:table-cell>
          <table:table-cell office:value-type="string">
            <text:p>/news-updates/news/2011/june/wfacmeet110707</text:p>
          </table:table-cell>
          <table:table-cell/>
        </table:table-row>
        <table:table-row table:style-name="ro1">
          <table:table-cell office:value-type="float" office:value="576567">
            <text:p>576567</text:p>
          </table:table-cell>
          <table:table-cell office:value-type="string">
            <text:p>/wales/about-fsa-wales/cymru/newyddiondatgan/newyddion/archifnewcym/2011/meh/wfacgorff11</text:p>
          </table:table-cell>
          <table:table-cell/>
        </table:table-row>
        <table:table-row table:style-name="ro1">
          <table:table-cell office:value-type="float" office:value="576579">
            <text:p>576579</text:p>
          </table:table-cell>
          <table:table-cell office:value-type="string">
            <text:p>/wales/about-fsa-wales/cymru/newyddiondatgan/newyddion/archifnewcym/2011/meh/ecoli1006</text:p>
          </table:table-cell>
          <table:table-cell/>
        </table:table-row>
        <table:table-row table:style-name="ro1">
          <table:table-cell office:value-type="float" office:value="577571">
            <text:p>577571</text:p>
          </table:table-cell>
          <table:table-cell office:value-type="string">
            <text:p>/news-updates/news/2011/june/muesli</text:p>
          </table:table-cell>
          <table:table-cell/>
        </table:table-row>
        <table:table-row table:style-name="ro1">
          <table:table-cell office:value-type="float" office:value="577631">
            <text:p>577631</text:p>
          </table:table-cell>
          <table:table-cell office:value-type="string">
            <text:p>/news-updates/news/2011/june/iceland</text:p>
          </table:table-cell>
          <table:table-cell/>
        </table:table-row>
        <table:table-row table:style-name="ro1">
          <table:table-cell office:value-type="float" office:value="577677">
            <text:p>577677</text:p>
          </table:table-cell>
          <table:table-cell office:value-type="string">
            <text:p>/news-updates/news/2011/june/coopsalad</text:p>
          </table:table-cell>
          <table:table-cell/>
        </table:table-row>
        <table:table-row table:style-name="ro1">
          <table:table-cell office:value-type="float" office:value="577691">
            <text:p>577691</text:p>
          </table:table-cell>
          <table:table-cell office:value-type="string">
            <text:p>/news-updates/news/2011/june/sfacmeet110706</text:p>
          </table:table-cell>
          <table:table-cell/>
        </table:table-row>
        <table:table-row table:style-name="ro1">
          <table:table-cell office:value-type="float" office:value="579204">
            <text:p>579204</text:p>
          </table:table-cell>
          <table:table-cell office:value-type="string">
            <text:p>/news-updates/news/2011/june/salt</text:p>
          </table:table-cell>
          <table:table-cell/>
        </table:table-row>
        <table:table-row table:style-name="ro1">
          <table:table-cell office:value-type="float" office:value="579405">
            <text:p>579405</text:p>
          </table:table-cell>
          <table:table-cell office:value-type="string">
            <text:p>/news-updates/news/2011/june/pendle</text:p>
          </table:table-cell>
          <table:table-cell/>
        </table:table-row>
        <table:table-row table:style-name="ro1">
          <table:table-cell office:value-type="float" office:value="579881">
            <text:p>579881</text:p>
          </table:table-cell>
          <table:table-cell office:value-type="string">
            <text:p>/news-updates/news/2011/june/allergyresearch</text:p>
          </table:table-cell>
          <table:table-cell/>
        </table:table-row>
        <table:table-row table:style-name="ro1">
          <table:table-cell office:value-type="float" office:value="579948">
            <text:p>579948</text:p>
          </table:table-cell>
          <table:table-cell office:value-type="string">
            <text:p>/news-updates/news/2011/june/morrisons</text:p>
          </table:table-cell>
          <table:table-cell/>
        </table:table-row>
        <table:table-row table:style-name="ro1">
          <table:table-cell office:value-type="float" office:value="580135">
            <text:p>580135</text:p>
          </table:table-cell>
          <table:table-cell office:value-type="string">
            <text:p>/news-updates/news/2011/june/acmsf</text:p>
          </table:table-cell>
          <table:table-cell/>
        </table:table-row>
        <table:table-row table:style-name="ro1">
          <table:table-cell office:value-type="float" office:value="580168">
            <text:p>580168</text:p>
          </table:table-cell>
          <table:table-cell office:value-type="string">
            <text:p>/news-updates/news/2011/jul/board</text:p>
          </table:table-cell>
          <table:table-cell/>
        </table:table-row>
        <table:table-row table:style-name="ro1">
          <table:table-cell office:value-type="float" office:value="580192">
            <text:p>580192</text:p>
          </table:table-cell>
          <table:table-cell office:value-type="string">
            <text:p>/news-updates/news/2011/june/lamond</text:p>
          </table:table-cell>
          <table:table-cell/>
        </table:table-row>
        <table:table-row table:style-name="ro1">
          <table:table-cell office:value-type="float" office:value="580200">
            <text:p>580200</text:p>
          </table:table-cell>
          <table:table-cell office:value-type="string">
            <text:p>/news-updates/news/2011/june/fsaenewsjune</text:p>
          </table:table-cell>
          <table:table-cell/>
        </table:table-row>
        <table:table-row table:style-name="ro1">
          <table:table-cell office:value-type="float" office:value="580212">
            <text:p>580212</text:p>
          </table:table-cell>
          <table:table-cell office:value-type="string">
            <text:p>/news-updates/news/2011/june/ecoli</text:p>
          </table:table-cell>
          <table:table-cell/>
        </table:table-row>
        <table:table-row table:style-name="ro1">
          <table:table-cell office:value-type="float" office:value="580260">
            <text:p>580260</text:p>
          </table:table-cell>
          <table:table-cell office:value-type="string">
            <text:p>/wales/about-fsa-wales/cymru/newyddiondatgan/newyddion/archifnewcym/2011/meh/ecoli2706</text:p>
          </table:table-cell>
          <table:table-cell/>
        </table:table-row>
        <table:table-row table:style-name="ro1">
          <table:table-cell office:value-type="float" office:value="580393">
            <text:p>580393</text:p>
          </table:table-cell>
          <table:table-cell office:value-type="string">
            <text:p>/news-updates/news/2011/june/asdapopcorn</text:p>
          </table:table-cell>
          <table:table-cell/>
        </table:table-row>
        <table:table-row table:style-name="ro1">
          <table:table-cell office:value-type="float" office:value="580450">
            <text:p>580450</text:p>
          </table:table-cell>
          <table:table-cell office:value-type="string">
            <text:p>/news-updates/news/2011/june/importauditsjune</text:p>
          </table:table-cell>
          <table:table-cell/>
        </table:table-row>
        <table:table-row table:style-name="ro1">
          <table:table-cell office:value-type="float" office:value="580452">
            <text:p>580452</text:p>
          </table:table-cell>
          <table:table-cell office:value-type="string">
            <text:p>/news-updates/news/2011/june/dairyinspec</text:p>
          </table:table-cell>
          <table:table-cell/>
        </table:table-row>
        <table:table-row table:style-name="ro1">
          <table:table-cell office:value-type="float" office:value="580463">
            <text:p>580463</text:p>
          </table:table-cell>
          <table:table-cell office:value-type="string">
            <text:p>/news-updates/news/2011/june/clay</text:p>
          </table:table-cell>
          <table:table-cell/>
        </table:table-row>
        <table:table-row table:style-name="ro1">
          <table:table-cell office:value-type="float" office:value="580519">
            <text:p>580519</text:p>
          </table:table-cell>
          <table:table-cell office:value-type="string">
            <text:p>/news-updates/news/2011/june/icecream</text:p>
          </table:table-cell>
          <table:table-cell/>
        </table:table-row>
        <table:table-row table:style-name="ro1">
          <table:table-cell office:value-type="float" office:value="580531">
            <text:p>580531</text:p>
          </table:table-cell>
          <table:table-cell office:value-type="string">
            <text:p>/news-updates/news/2011/jul/fhrs</text:p>
          </table:table-cell>
          <table:table-cell/>
        </table:table-row>
        <table:table-row table:style-name="ro1">
          <table:table-cell office:value-type="float" office:value="580622">
            <text:p>580622</text:p>
          </table:table-cell>
          <table:table-cell office:value-type="string">
            <text:p>/news-updates/news/2011/jul/ecoliadvice</text:p>
          </table:table-cell>
          <table:table-cell/>
        </table:table-row>
        <table:table-row table:style-name="ro1">
          <table:table-cell office:value-type="float" office:value="580725">
            <text:p>580725</text:p>
          </table:table-cell>
          <table:table-cell office:value-type="string">
            <text:p>/news-updates/news/2011/jul/soysa</text:p>
          </table:table-cell>
          <table:table-cell/>
        </table:table-row>
        <table:table-row table:style-name="ro1">
          <table:table-cell office:value-type="float" office:value="580746">
            <text:p>580746</text:p>
          </table:table-cell>
          <table:table-cell office:value-type="string">
            <text:p>/wales/about-fsa-wales/cymru/newyddiondatgan/newyddion/archifnewcym/2011/gor/ecoli0107</text:p>
          </table:table-cell>
          <table:table-cell/>
        </table:table-row>
        <table:table-row table:style-name="ro1">
          <table:table-cell office:value-type="float" office:value="580843">
            <text:p>580843</text:p>
          </table:table-cell>
          <table:table-cell office:value-type="string">
            <text:p>/news-updates/news/2011/jul/depchair</text:p>
          </table:table-cell>
          <table:table-cell/>
        </table:table-row>
        <table:table-row table:style-name="ro1">
          <table:table-cell office:value-type="float" office:value="580890">
            <text:p>580890</text:p>
          </table:table-cell>
          <table:table-cell office:value-type="string">
            <text:p>/news-updates/news/2011/jul/efsaecoli</text:p>
          </table:table-cell>
          <table:table-cell/>
        </table:table-row>
        <table:table-row table:style-name="ro1">
          <table:table-cell office:value-type="float" office:value="580893">
            <text:p>580893</text:p>
          </table:table-cell>
          <table:table-cell office:value-type="string">
            <text:p>/news-updates/news/2011/jul/rochdale</text:p>
          </table:table-cell>
          <table:table-cell/>
        </table:table-row>
        <table:table-row table:style-name="ro1">
          <table:table-cell office:value-type="float" office:value="581086">
            <text:p>581086</text:p>
          </table:table-cell>
          <table:table-cell office:value-type="string">
            <text:p>/news-updates/news/2011/jul/ecoli070711</text:p>
          </table:table-cell>
          <table:table-cell/>
        </table:table-row>
        <table:table-row table:style-name="ro1">
          <table:table-cell office:value-type="float" office:value="581238">
            <text:p>581238</text:p>
          </table:table-cell>
          <table:table-cell office:value-type="string">
            <text:p>/wales/about-fsa-wales/cymru/newyddiondatgan/newyddion/archifnewcym/2011/gor/ecoliefsa</text:p>
          </table:table-cell>
          <table:table-cell/>
        </table:table-row>
        <table:table-row table:style-name="ro1">
          <table:table-cell office:value-type="float" office:value="581248">
            <text:p>581248</text:p>
          </table:table-cell>
          <table:table-cell office:value-type="string">
            <text:p>/news-updates/news/2011/jul/fishfillets</text:p>
          </table:table-cell>
          <table:table-cell/>
        </table:table-row>
        <table:table-row table:style-name="ro1">
          <table:table-cell office:value-type="float" office:value="581408">
            <text:p>581408</text:p>
          </table:table-cell>
          <table:table-cell office:value-type="string">
            <text:p>/news-updates/news/2011/jul/gacsannualreport</text:p>
          </table:table-cell>
          <table:table-cell/>
        </table:table-row>
        <table:table-row table:style-name="ro1">
          <table:table-cell office:value-type="float" office:value="581410">
            <text:p>581410</text:p>
          </table:table-cell>
          <table:table-cell office:value-type="string">
            <text:p>/wales/about-fsa-wales/cymru/newyddiondatgan/newyddion/archifnewcym/2011/gor/ecoli1107</text:p>
          </table:table-cell>
          <table:table-cell/>
        </table:table-row>
        <table:table-row table:style-name="ro1">
          <table:table-cell office:value-type="float" office:value="581420">
            <text:p>581420</text:p>
          </table:table-cell>
          <table:table-cell office:value-type="string">
            <text:p>/news-updates/news/2011/jul/annualreport</text:p>
          </table:table-cell>
          <table:table-cell/>
        </table:table-row>
        <table:table-row table:style-name="ro1">
          <table:table-cell office:value-type="float" office:value="581546">
            <text:p>581546</text:p>
          </table:table-cell>
          <table:table-cell office:value-type="string">
            <text:p>/news-updates/news/2011/jul/taskforce</text:p>
          </table:table-cell>
          <table:table-cell/>
        </table:table-row>
        <table:table-row table:style-name="ro1">
          <table:table-cell office:value-type="float" office:value="581572">
            <text:p>581572</text:p>
          </table:table-cell>
          <table:table-cell office:value-type="string">
            <text:p>/news-updates/news/2011/jul/asdahaddock</text:p>
          </table:table-cell>
          <table:table-cell/>
        </table:table-row>
        <table:table-row table:style-name="ro1">
          <table:table-cell office:value-type="float" office:value="581647">
            <text:p>581647</text:p>
          </table:table-cell>
          <table:table-cell office:value-type="string">
            <text:p>/news-updates/news/2011/jul/taxifolin</text:p>
          </table:table-cell>
          <table:table-cell/>
        </table:table-row>
        <table:table-row table:style-name="ro1">
          <table:table-cell office:value-type="float" office:value="581651">
            <text:p>581651</text:p>
          </table:table-cell>
          <table:table-cell office:value-type="string">
            <text:p>/news-updates/news/2011/jul/pdp</text:p>
          </table:table-cell>
          <table:table-cell/>
        </table:table-row>
        <table:table-row table:style-name="ro1">
          <table:table-cell office:value-type="float" office:value="581697">
            <text:p>581697</text:p>
          </table:table-cell>
          <table:table-cell office:value-type="string">
            <text:p>/news-updates/news/2011/jul/manchester</text:p>
          </table:table-cell>
          <table:table-cell/>
        </table:table-row>
        <table:table-row table:style-name="ro1">
          <table:table-cell office:value-type="float" office:value="581741">
            <text:p>581741</text:p>
          </table:table-cell>
          <table:table-cell office:value-type="string">
            <text:p>/news-updates/news/2011/jul/steviolglycosides</text:p>
          </table:table-cell>
          <table:table-cell/>
        </table:table-row>
        <table:table-row table:style-name="ro1">
          <table:table-cell office:value-type="float" office:value="581841">
            <text:p>581841</text:p>
          </table:table-cell>
          <table:table-cell office:value-type="string">
            <text:p>/news-updates/news/2011/jul/tracker</text:p>
          </table:table-cell>
          <table:table-cell/>
        </table:table-row>
        <table:table-row table:style-name="ro1">
          <table:table-cell office:value-type="float" office:value="581855">
            <text:p>581855</text:p>
          </table:table-cell>
          <table:table-cell office:value-type="string">
            <text:p>/wales/about-fsa-wales/cymru/newyddiondatgan/newyddion/archifnewcym/2011/gor/adroddiadblynyddol1011</text:p>
          </table:table-cell>
          <table:table-cell/>
        </table:table-row>
        <table:table-row table:style-name="ro1">
          <table:table-cell office:value-type="float" office:value="581995">
            <text:p>581995</text:p>
          </table:table-cell>
          <table:table-cell office:value-type="string">
            <text:p>/news-updates/news/2011/jul/ecoliupdate2107</text:p>
          </table:table-cell>
          <table:table-cell/>
        </table:table-row>
        <table:table-row table:style-name="ro1">
          <table:table-cell office:value-type="float" office:value="582033">
            <text:p>582033</text:p>
          </table:table-cell>
          <table:table-cell office:value-type="string">
            <text:p>/news-updates/news/2011/jul/epps</text:p>
          </table:table-cell>
          <table:table-cell/>
        </table:table-row>
        <table:table-row table:style-name="ro1">
          <table:table-cell office:value-type="float" office:value="582044">
            <text:p>582044</text:p>
          </table:table-cell>
          <table:table-cell office:value-type="string">
            <text:p>/news-updates/news/2011/jul/fishcakes</text:p>
          </table:table-cell>
          <table:table-cell/>
        </table:table-row>
        <table:table-row table:style-name="ro1">
          <table:table-cell office:value-type="float" office:value="582087">
            <text:p>582087</text:p>
          </table:table-cell>
          <table:table-cell office:value-type="string">
            <text:p>/news-updates/news/2011/jul/fsaenews0711</text:p>
          </table:table-cell>
          <table:table-cell/>
        </table:table-row>
        <table:table-row table:style-name="ro1">
          <table:table-cell office:value-type="float" office:value="582321">
            <text:p>582321</text:p>
          </table:table-cell>
          <table:table-cell office:value-type="string">
            <text:p>/news-updates/news/2011/jul/euroshopper</text:p>
          </table:table-cell>
          <table:table-cell/>
        </table:table-row>
        <table:table-row table:style-name="ro1">
          <table:table-cell office:value-type="float" office:value="582393">
            <text:p>582393</text:p>
          </table:table-cell>
          <table:table-cell office:value-type="string">
            <text:p>/news-updates/news/2011/jul/novel</text:p>
          </table:table-cell>
          <table:table-cell/>
        </table:table-row>
        <table:table-row table:style-name="ro1">
          <table:table-cell office:value-type="float" office:value="582408">
            <text:p>582408</text:p>
          </table:table-cell>
          <table:table-cell office:value-type="string">
            <text:p>/news-updates/news/2011/jul/soya</text:p>
          </table:table-cell>
          <table:table-cell/>
        </table:table-row>
        <table:table-row table:style-name="ro1">
          <table:table-cell office:value-type="float" office:value="582470">
            <text:p>582470</text:p>
          </table:table-cell>
          <table:table-cell office:value-type="string">
            <text:p>/news-updates/news/2011/jul/chealmeats</text:p>
          </table:table-cell>
          <table:table-cell/>
        </table:table-row>
        <table:table-row table:style-name="ro1">
          <table:table-cell office:value-type="float" office:value="582639">
            <text:p>582639</text:p>
          </table:table-cell>
          <table:table-cell office:value-type="string">
            <text:p>/news-updates/news/2011/aug/butchers</text:p>
          </table:table-cell>
          <table:table-cell/>
        </table:table-row>
        <table:table-row table:style-name="ro1">
          <table:table-cell office:value-type="float" office:value="582719">
            <text:p>582719</text:p>
          </table:table-cell>
          <table:table-cell office:value-type="string">
            <text:p>/wales/about-fsa-wales/cymru/newyddiondatgan/newyddion/archifnewcym/2011/aws/dvdcigyddion</text:p>
          </table:table-cell>
          <table:table-cell/>
        </table:table-row>
        <table:table-row table:style-name="ro1">
          <table:table-cell office:value-type="float" office:value="582751">
            <text:p>582751</text:p>
          </table:table-cell>
          <table:table-cell office:value-type="string">
            <text:p>/news-updates/news/2011/aug/zamzam</text:p>
          </table:table-cell>
          <table:table-cell/>
        </table:table-row>
        <table:table-row table:style-name="ro1">
          <table:table-cell office:value-type="float" office:value="582771">
            <text:p>582771</text:p>
          </table:table-cell>
          <table:table-cell office:value-type="string">
            <text:p>/news-updates/news/2011/aug/research</text:p>
          </table:table-cell>
          <table:table-cell/>
        </table:table-row>
        <table:table-row table:style-name="ro1">
          <table:table-cell office:value-type="float" office:value="582794">
            <text:p>582794</text:p>
          </table:table-cell>
          <table:table-cell office:value-type="string">
            <text:p>/news-updates/news/2011/aug/plastic</text:p>
          </table:table-cell>
          <table:table-cell/>
        </table:table-row>
        <table:table-row table:style-name="ro1">
          <table:table-cell office:value-type="float" office:value="582927">
            <text:p>582927</text:p>
          </table:table-cell>
          <table:table-cell office:value-type="string">
            <text:p>/news-updates/news/2011/aug/wfacmeet110901</text:p>
          </table:table-cell>
          <table:table-cell/>
        </table:table-row>
        <table:table-row table:style-name="ro1">
          <table:table-cell office:value-type="float" office:value="582953">
            <text:p>582953</text:p>
          </table:table-cell>
          <table:table-cell office:value-type="string">
            <text:p>/news-updates/news/2011/aug/fhrslaunch</text:p>
          </table:table-cell>
          <table:table-cell/>
        </table:table-row>
        <table:table-row table:style-name="ro1">
          <table:table-cell office:value-type="float" office:value="582960">
            <text:p>582960</text:p>
          </table:table-cell>
          <table:table-cell office:value-type="string">
            <text:p>/news-updates/news/2011/aug/suspension</text:p>
          </table:table-cell>
          <table:table-cell/>
        </table:table-row>
        <table:table-row table:style-name="ro1">
          <table:table-cell office:value-type="float" office:value="582985">
            <text:p>582985</text:p>
          </table:table-cell>
          <table:table-cell office:value-type="string">
            <text:p>/wales/about-fsa-wales/cymru/newyddiondatgan/newyddion/archifnewcym/2011/aws/gwaharddaelodbwrdd</text:p>
          </table:table-cell>
          <table:table-cell/>
        </table:table-row>
        <table:table-row table:style-name="ro1">
          <table:table-cell office:value-type="float" office:value="582998">
            <text:p>582998</text:p>
          </table:table-cell>
          <table:table-cell office:value-type="string">
            <text:p>/wales/about-fsa-wales/cymru/newyddiondatgan/newyddion/archifnewcym/2011/aws/wfac0109</text:p>
          </table:table-cell>
          <table:table-cell/>
        </table:table-row>
        <table:table-row table:style-name="ro1">
          <table:table-cell office:value-type="float" office:value="583167">
            <text:p>583167</text:p>
          </table:table-cell>
          <table:table-cell office:value-type="string">
            <text:p>/news-updates/news/2011/aug/gluten</text:p>
          </table:table-cell>
          <table:table-cell/>
        </table:table-row>
        <table:table-row table:style-name="ro1">
          <table:table-cell office:value-type="float" office:value="583191">
            <text:p>583191</text:p>
          </table:table-cell>
          <table:table-cell office:value-type="string">
            <text:p>/news-updates/news/2011/aug/parnut</text:p>
          </table:table-cell>
          <table:table-cell/>
        </table:table-row>
        <table:table-row table:style-name="ro1">
          <table:table-cell office:value-type="float" office:value="583580">
            <text:p>583580</text:p>
          </table:table-cell>
          <table:table-cell office:value-type="string">
            <text:p>/news-updates/news/2011/aug/sfacmeet110824</text:p>
          </table:table-cell>
          <table:table-cell/>
        </table:table-row>
        <table:table-row table:style-name="ro1">
          <table:table-cell office:value-type="float" office:value="583598">
            <text:p>583598</text:p>
          </table:table-cell>
          <table:table-cell office:value-type="string">
            <text:p>/news-updates/news/2011/aug/milk</text:p>
          </table:table-cell>
          <table:table-cell/>
        </table:table-row>
        <table:table-row table:style-name="ro1">
          <table:table-cell office:value-type="float" office:value="583624">
            <text:p>583624</text:p>
          </table:table-cell>
          <table:table-cell office:value-type="string">
            <text:p>/news-updates/news/2011/aug/insects</text:p>
          </table:table-cell>
          <table:table-cell/>
        </table:table-row>
        <table:table-row table:style-name="ro1">
          <table:table-cell office:value-type="float" office:value="583673">
            <text:p>583673</text:p>
          </table:table-cell>
          <table:table-cell office:value-type="string">
            <text:p>/news-updates/news/2011/sep/septemberboardmeeting</text:p>
          </table:table-cell>
          <table:table-cell/>
        </table:table-row>
        <table:table-row table:style-name="ro1">
          <table:table-cell office:value-type="float" office:value="583685">
            <text:p>583685</text:p>
          </table:table-cell>
          <table:table-cell office:value-type="string">
            <text:p>/news-updates/news/2011/aug/newacafmembers</text:p>
          </table:table-cell>
          <table:table-cell/>
        </table:table-row>
        <table:table-row table:style-name="ro1">
          <table:table-cell office:value-type="float" office:value="583698">
            <text:p>583698</text:p>
          </table:table-cell>
          <table:table-cell office:value-type="string">
            <text:p>/news-updates/news/2011/aug/dovesfarm</text:p>
          </table:table-cell>
          <table:table-cell/>
        </table:table-row>
        <table:table-row table:style-name="ro1">
          <table:table-cell office:value-type="float" office:value="583950">
            <text:p>583950</text:p>
          </table:table-cell>
          <table:table-cell office:value-type="string">
            <text:p>/news-updates/news/2011/aug/homehygiene</text:p>
          </table:table-cell>
          <table:table-cell/>
        </table:table-row>
        <table:table-row table:style-name="ro1">
          <table:table-cell office:value-type="float" office:value="583954">
            <text:p>583954</text:p>
          </table:table-cell>
          <table:table-cell office:value-type="string">
            <text:p>/wales/about-fsa-wales/cymru/newyddiondatgan/newyddion/archifnewcym/2011/aws/bwrddasb070911</text:p>
          </table:table-cell>
          <table:table-cell/>
        </table:table-row>
        <table:table-row table:style-name="ro1">
          <table:table-cell office:value-type="float" office:value="584601">
            <text:p>584601</text:p>
          </table:table-cell>
          <table:table-cell office:value-type="string">
            <text:p>/news-updates/news/2011/aug/onkenyoghurt</text:p>
          </table:table-cell>
          <table:table-cell/>
        </table:table-row>
        <table:table-row table:style-name="ro1">
          <table:table-cell office:value-type="float" office:value="584621">
            <text:p>584621</text:p>
          </table:table-cell>
          <table:table-cell office:value-type="string">
            <text:p>/news-updates/news/2011/aug/fhrs</text:p>
          </table:table-cell>
          <table:table-cell/>
        </table:table-row>
        <table:table-row table:style-name="ro1">
          <table:table-cell office:value-type="float" office:value="584957">
            <text:p>584957</text:p>
          </table:table-cell>
          <table:table-cell office:value-type="string">
            <text:p>/news-updates/news/2011/aug/fboapproval</text:p>
          </table:table-cell>
          <table:table-cell/>
        </table:table-row>
        <table:table-row table:style-name="ro1">
          <table:table-cell office:value-type="float" office:value="585048">
            <text:p>585048</text:p>
          </table:table-cell>
          <table:table-cell office:value-type="string">
            <text:p>/news-updates/news/2011/aug/waitrosemeatrecall</text:p>
          </table:table-cell>
          <table:table-cell/>
        </table:table-row>
        <table:table-row table:style-name="ro1">
          <table:table-cell office:value-type="float" office:value="585076">
            <text:p>585076</text:p>
          </table:table-cell>
          <table:table-cell office:value-type="string">
            <text:p>/news-updates/news/2011/aug/asdadrinks</text:p>
          </table:table-cell>
          <table:table-cell/>
        </table:table-row>
        <table:table-row table:style-name="ro1">
          <table:table-cell office:value-type="float" office:value="585254">
            <text:p>585254</text:p>
          </table:table-cell>
          <table:table-cell office:value-type="string">
            <text:p>/news-updates/news/2011/aug/ssrcannualreport</text:p>
          </table:table-cell>
          <table:table-cell/>
        </table:table-row>
        <table:table-row table:style-name="ro1">
          <table:table-cell office:value-type="float" office:value="585348">
            <text:p>585348</text:p>
          </table:table-cell>
          <table:table-cell office:value-type="string">
            <text:p>/news-updates/news/2011/aug/unifyratings</text:p>
          </table:table-cell>
          <table:table-cell/>
        </table:table-row>
        <table:table-row table:style-name="ro1">
          <table:table-cell office:value-type="float" office:value="585375">
            <text:p>585375</text:p>
          </table:table-cell>
          <table:table-cell office:value-type="string">
            <text:p>/news-updates/news/2011/aug/resignation</text:p>
          </table:table-cell>
          <table:table-cell/>
        </table:table-row>
        <table:table-row table:style-name="ro1">
          <table:table-cell office:value-type="float" office:value="585386">
            <text:p>585386</text:p>
          </table:table-cell>
          <table:table-cell office:value-type="string">
            <text:p>/wales/about-fsa-wales/cymru/newyddiondatgan/newyddion/archifnewcym/2011/med/unocshb</text:p>
          </table:table-cell>
          <table:table-cell/>
        </table:table-row>
        <table:table-row table:style-name="ro1">
          <table:table-cell office:value-type="float" office:value="585436">
            <text:p>585436</text:p>
          </table:table-cell>
          <table:table-cell office:value-type="string">
            <text:p>/wales/about-fsa-wales/cymru/newyddiondatgan/newyddion/archifnewcym/2011/aws/cymeradwyobusnesau</text:p>
          </table:table-cell>
          <table:table-cell/>
        </table:table-row>
        <table:table-row table:style-name="ro1">
          <table:table-cell office:value-type="float" office:value="585467">
            <text:p>585467</text:p>
          </table:table-cell>
          <table:table-cell office:value-type="string">
            <text:p>/wales/about-fsa-wales/cymru/newyddiondatgan/newyddion/archifnewcym/2011/med/aelodbwrdd</text:p>
          </table:table-cell>
          <table:table-cell/>
        </table:table-row>
        <table:table-row table:style-name="ro1">
          <table:table-cell office:value-type="float" office:value="585491">
            <text:p>585491</text:p>
          </table:table-cell>
          <table:table-cell office:value-type="string">
            <text:p>/news-updates/news/2011/sep/marksroast</text:p>
          </table:table-cell>
          <table:table-cell/>
        </table:table-row>
        <table:table-row table:style-name="ro1">
          <table:table-cell office:value-type="float" office:value="585498">
            <text:p>585498</text:p>
          </table:table-cell>
          <table:table-cell office:value-type="string">
            <text:p>/news-updates/news/2011/sep/allergyresearch</text:p>
          </table:table-cell>
          <table:table-cell/>
        </table:table-row>
        <table:table-row table:style-name="ro1">
          <table:table-cell office:value-type="float" office:value="585660">
            <text:p>585660</text:p>
          </table:table-cell>
          <table:table-cell office:value-type="string">
            <text:p>/news-updates/news/2011/sep/iid2</text:p>
          </table:table-cell>
          <table:table-cell/>
        </table:table-row>
        <table:table-row table:style-name="ro1">
          <table:table-cell office:value-type="float" office:value="585677">
            <text:p>585677</text:p>
          </table:table-cell>
          <table:table-cell office:value-type="string">
            <text:p>/news-updates/news/2011/sep/vrcopenmeeting</text:p>
          </table:table-cell>
          <table:table-cell/>
        </table:table-row>
        <table:table-row table:style-name="ro1">
          <table:table-cell office:value-type="float" office:value="585821">
            <text:p>585821</text:p>
          </table:table-cell>
          <table:table-cell office:value-type="string">
            <text:p>/news-updates/news/2011/sep/meatcharging</text:p>
          </table:table-cell>
          <table:table-cell/>
        </table:table-row>
        <table:table-row table:style-name="ro1">
          <table:table-cell office:value-type="float" office:value="585851">
            <text:p>585851</text:p>
          </table:table-cell>
          <table:table-cell office:value-type="string">
            <text:p>/news-updates/news/2011/sep/animalprotein</text:p>
          </table:table-cell>
          <table:table-cell/>
        </table:table-row>
        <table:table-row table:style-name="ro1">
          <table:table-cell office:value-type="float" office:value="585890">
            <text:p>585890</text:p>
          </table:table-cell>
          <table:table-cell office:value-type="string">
            <text:p>/news-updates/news/2011/sep/eggs</text:p>
          </table:table-cell>
          <table:table-cell/>
        </table:table-row>
        <table:table-row table:style-name="ro1">
          <table:table-cell office:value-type="float" office:value="585933">
            <text:p>585933</text:p>
          </table:table-cell>
          <table:table-cell office:value-type="string">
            <text:p>/wales/about-fsa-wales/cymru/newyddiondatgan/newyddion/archifnewcym/2011/med/salmonelapt14b</text:p>
          </table:table-cell>
          <table:table-cell/>
        </table:table-row>
        <table:table-row table:style-name="ro1">
          <table:table-cell office:value-type="float" office:value="585945">
            <text:p>585945</text:p>
          </table:table-cell>
          <table:table-cell office:value-type="string">
            <text:p>/news-updates/news/2011/sep/meatcontrols</text:p>
          </table:table-cell>
          <table:table-cell/>
        </table:table-row>
        <table:table-row table:style-name="ro1">
          <table:table-cell office:value-type="float" office:value="585959">
            <text:p>585959</text:p>
          </table:table-cell>
          <table:table-cell office:value-type="string">
            <text:p>/news-updates/news/2011/sep/fhrslaunch</text:p>
          </table:table-cell>
          <table:table-cell/>
        </table:table-row>
        <table:table-row table:style-name="ro1">
          <table:table-cell office:value-type="float" office:value="586008">
            <text:p>586008</text:p>
          </table:table-cell>
          <table:table-cell office:value-type="string">
            <text:p>/wales/about-fsa-wales/cymru/newyddiondatgan/newyddion/archifnewcym/2011/med/effaithrheolaethaucig</text:p>
          </table:table-cell>
          <table:table-cell/>
        </table:table-row>
        <table:table-row table:style-name="ro1">
          <table:table-cell office:value-type="float" office:value="586075">
            <text:p>586075</text:p>
          </table:table-cell>
          <table:table-cell office:value-type="string">
            <text:p>/news-updates/news/2011/sep/586075</text:p>
          </table:table-cell>
          <table:table-cell/>
        </table:table-row>
        <table:table-row table:style-name="ro1">
          <table:table-cell office:value-type="float" office:value="586100">
            <text:p>586100</text:p>
          </table:table-cell>
          <table:table-cell office:value-type="string">
            <text:p>/wales/about-fsa-wales/cymru/newyddiondatgan/newyddion/archifnewcym/2011/med/penderfyniadbwrddmedi11</text:p>
          </table:table-cell>
          <table:table-cell/>
        </table:table-row>
        <table:table-row table:style-name="ro1">
          <table:table-cell office:value-type="float" office:value="586152">
            <text:p>586152</text:p>
          </table:table-cell>
          <table:table-cell office:value-type="string">
            <text:p>/news-updates/news/2011/sep/procurecontrols</text:p>
          </table:table-cell>
          <table:table-cell/>
        </table:table-row>
        <table:table-row table:style-name="ro1">
          <table:table-cell office:value-type="float" office:value="586200">
            <text:p>586200</text:p>
          </table:table-cell>
          <table:table-cell office:value-type="string">
            <text:p>/wales/about-fsa-wales/cymru/newyddiondatgan/newyddion/archifnewcym/2011/med/arbenigwyrrheolaethauswyddogol</text:p>
          </table:table-cell>
          <table:table-cell/>
        </table:table-row>
        <table:table-row table:style-name="ro1">
          <table:table-cell office:value-type="float" office:value="586208">
            <text:p>586208</text:p>
          </table:table-cell>
          <table:table-cell office:value-type="string">
            <text:p>/news-updates/news/2011/sep/botulism</text:p>
          </table:table-cell>
          <table:table-cell/>
        </table:table-row>
        <table:table-row table:style-name="ro1">
          <table:table-cell office:value-type="float" office:value="586243">
            <text:p>586243</text:p>
          </table:table-cell>
          <table:table-cell office:value-type="string">
            <text:p>/news-updates/news/2011/sep/stellarecall</text:p>
          </table:table-cell>
          <table:table-cell/>
        </table:table-row>
        <table:table-row table:style-name="ro1">
          <table:table-cell office:value-type="float" office:value="586299">
            <text:p>586299</text:p>
          </table:table-cell>
          <table:table-cell office:value-type="string">
            <text:p>/news-updates/news/2011/sep/vpcmembers</text:p>
          </table:table-cell>
          <table:table-cell/>
        </table:table-row>
        <table:table-row table:style-name="ro1">
          <table:table-cell office:value-type="float" office:value="586310">
            <text:p>586310</text:p>
          </table:table-cell>
          <table:table-cell office:value-type="string">
            <text:p>/news-updates/news/2011/sep/csr2011</text:p>
          </table:table-cell>
          <table:table-cell/>
        </table:table-row>
        <table:table-row table:style-name="ro1">
          <table:table-cell office:value-type="float" office:value="586498">
            <text:p>586498</text:p>
          </table:table-cell>
          <table:table-cell office:value-type="string">
            <text:p>/news-updates/news/2011/sep/leicester</text:p>
          </table:table-cell>
          <table:table-cell/>
        </table:table-row>
        <table:table-row table:style-name="ro1">
          <table:table-cell office:value-type="float" office:value="586569">
            <text:p>586569</text:p>
          </table:table-cell>
          <table:table-cell office:value-type="string">
            <text:p>/news-updates/news/2011/sep/videoconference</text:p>
          </table:table-cell>
          <table:table-cell/>
        </table:table-row>
        <table:table-row table:style-name="ro1">
          <table:table-cell office:value-type="float" office:value="586611">
            <text:p>586611</text:p>
          </table:table-cell>
          <table:table-cell office:value-type="string">
            <text:p>/wales/about-fsa-wales/cymru/newyddiondatgan/newyddion/archifnewcym/2011/med/pwyllgorgweddillionmilfeddygol</text:p>
          </table:table-cell>
          <table:table-cell/>
        </table:table-row>
        <table:table-row table:style-name="ro1">
          <table:table-cell office:value-type="float" office:value="586751">
            <text:p>586751</text:p>
          </table:table-cell>
          <table:table-cell office:value-type="string">
            <text:p>/news-updates/news/2011/sep/datelabels</text:p>
          </table:table-cell>
          <table:table-cell/>
        </table:table-row>
        <table:table-row table:style-name="ro1">
          <table:table-cell office:value-type="float" office:value="586765">
            <text:p>586765</text:p>
          </table:table-cell>
          <table:table-cell office:value-type="string">
            <text:p>/news-updates/news/2011/sep/colourguidance</text:p>
          </table:table-cell>
          <table:table-cell/>
        </table:table-row>
        <table:table-row table:style-name="ro1">
          <table:table-cell office:value-type="float" office:value="586796">
            <text:p>586796</text:p>
          </table:table-cell>
          <table:table-cell office:value-type="string">
            <text:p>/wales/about-fsa-wales/cymru/newyddiondatgan/newyddion/archifnewcym/2011/med/adroddiadprifwyddonydd</text:p>
          </table:table-cell>
          <table:table-cell/>
        </table:table-row>
        <table:table-row table:style-name="ro1">
          <table:table-cell office:value-type="float" office:value="586820">
            <text:p>586820</text:p>
          </table:table-cell>
          <table:table-cell office:value-type="string">
            <text:p>/news-updates/news/2011/sep/boothscaesar</text:p>
          </table:table-cell>
          <table:table-cell/>
        </table:table-row>
        <table:table-row table:style-name="ro1">
          <table:table-cell office:value-type="float" office:value="586867">
            <text:p>586867</text:p>
          </table:table-cell>
          <table:table-cell office:value-type="string">
            <text:p>/news-updates/news/2011/sep/eastlindsey</text:p>
          </table:table-cell>
          <table:table-cell/>
        </table:table-row>
        <table:table-row table:style-name="ro1">
          <table:table-cell office:value-type="float" office:value="586872">
            <text:p>586872</text:p>
          </table:table-cell>
          <table:table-cell office:value-type="string">
            <text:p>/news-updates/news/2011/sep/towerbakery</text:p>
          </table:table-cell>
          <table:table-cell/>
        </table:table-row>
        <table:table-row table:style-name="ro1">
          <table:table-cell office:value-type="float" office:value="586970">
            <text:p>586970</text:p>
          </table:table-cell>
          <table:table-cell office:value-type="string">
            <text:p>/news-updates/news/2011/sep/fhrsni</text:p>
          </table:table-cell>
          <table:table-cell/>
        </table:table-row>
        <table:table-row table:style-name="ro1">
          <table:table-cell office:value-type="float" office:value="587001">
            <text:p>587001</text:p>
          </table:table-cell>
          <table:table-cell office:value-type="string">
            <text:p>/wales/about-fsa-wales/cymru/newyddiondatgan/newyddion/archifnewcym/2011/med/canllawiaulabelibwydmedi11</text:p>
          </table:table-cell>
          <table:table-cell/>
        </table:table-row>
        <table:table-row table:style-name="ro1">
          <table:table-cell office:value-type="float" office:value="587010">
            <text:p>587010</text:p>
          </table:table-cell>
          <table:table-cell office:value-type="string">
            <text:p>/news-updates/news/2011/sep/feedban</text:p>
          </table:table-cell>
          <table:table-cell/>
        </table:table-row>
        <table:table-row table:style-name="ro1">
          <table:table-cell office:value-type="float" office:value="587086">
            <text:p>587086</text:p>
          </table:table-cell>
          <table:table-cell office:value-type="string">
            <text:p>/news-updates/news/2011/sep/eatwellweek</text:p>
          </table:table-cell>
          <table:table-cell/>
        </table:table-row>
        <table:table-row table:style-name="ro1">
          <table:table-cell office:value-type="float" office:value="587095">
            <text:p>587095</text:p>
          </table:table-cell>
          <table:table-cell office:value-type="string">
            <text:p>/news-updates/news/2011/sep/freefrom</text:p>
          </table:table-cell>
          <table:table-cell/>
        </table:table-row>
        <table:table-row table:style-name="ro1">
          <table:table-cell office:value-type="float" office:value="587195">
            <text:p>587195</text:p>
          </table:table-cell>
          <table:table-cell office:value-type="string">
            <text:p>/news-updates/news/2011/sep/muesli</text:p>
          </table:table-cell>
          <table:table-cell/>
        </table:table-row>
        <table:table-row table:style-name="ro1">
          <table:table-cell office:value-type="float" office:value="587240">
            <text:p>587240</text:p>
          </table:table-cell>
          <table:table-cell office:value-type="string">
            <text:p>/news-updates/news/2011/sep/fsaenews0911</text:p>
          </table:table-cell>
          <table:table-cell/>
        </table:table-row>
        <table:table-row table:style-name="ro1">
          <table:table-cell office:value-type="float" office:value="587257">
            <text:p>587257</text:p>
          </table:table-cell>
          <table:table-cell office:value-type="string">
            <text:p>/news-updates/news/2011/sep/walkers</text:p>
          </table:table-cell>
          <table:table-cell/>
        </table:table-row>
        <table:table-row table:style-name="ro1">
          <table:table-cell office:value-type="float" office:value="587408">
            <text:p>587408</text:p>
          </table:table-cell>
          <table:table-cell office:value-type="string">
            <text:p>/news-updates/news/2011/sep/asdamuesli</text:p>
          </table:table-cell>
          <table:table-cell/>
        </table:table-row>
        <table:table-row table:style-name="ro1">
          <table:table-cell office:value-type="float" office:value="587444">
            <text:p>587444</text:p>
          </table:table-cell>
          <table:table-cell office:value-type="string">
            <text:p>/news-updates/news/2011/sep/delicious</text:p>
          </table:table-cell>
          <table:table-cell/>
        </table:table-row>
        <table:table-row table:style-name="ro1">
          <table:table-cell office:value-type="float" office:value="587461">
            <text:p>587461</text:p>
          </table:table-cell>
          <table:table-cell office:value-type="string">
            <text:p>/news-updates/news/2011/sep/yogurt</text:p>
          </table:table-cell>
          <table:table-cell/>
        </table:table-row>
        <table:table-row table:style-name="ro1">
          <table:table-cell office:value-type="float" office:value="587504">
            <text:p>587504</text:p>
          </table:table-cell>
          <table:table-cell office:value-type="string">
            <text:p>/news-updates/news/2011/sep/coop</text:p>
          </table:table-cell>
          <table:table-cell/>
        </table:table-row>
        <table:table-row table:style-name="ro1">
          <table:table-cell office:value-type="float" office:value="587519">
            <text:p>587519</text:p>
          </table:table-cell>
          <table:table-cell office:value-type="string">
            <text:p>/news-updates/news/2011/sep/biotoxinmethod</text:p>
          </table:table-cell>
          <table:table-cell/>
        </table:table-row>
        <table:table-row table:style-name="ro1">
          <table:table-cell office:value-type="float" office:value="587686">
            <text:p>587686</text:p>
          </table:table-cell>
          <table:table-cell office:value-type="string">
            <text:p>/wales/about-fsa-wales/cymru/newyddiondatgan/newyddion/archifnewcym/2011/med/profionanifeiliaid</text:p>
          </table:table-cell>
          <table:table-cell/>
        </table:table-row>
        <table:table-row table:style-name="ro1">
          <table:table-cell office:value-type="float" office:value="587783">
            <text:p>587783</text:p>
          </table:table-cell>
          <table:table-cell office:value-type="string">
            <text:p>/news-updates/news/2011/sep/asdacoleslaw</text:p>
          </table:table-cell>
          <table:table-cell/>
        </table:table-row>
        <table:table-row table:style-name="ro1">
          <table:table-cell office:value-type="float" office:value="588467">
            <text:p>588467</text:p>
          </table:table-cell>
          <table:table-cell office:value-type="string">
            <text:p>/news-updates/news/2011/sep/pesticides</text:p>
          </table:table-cell>
          <table:table-cell/>
        </table:table-row>
        <table:table-row table:style-name="ro1">
          <table:table-cell office:value-type="float" office:value="588558">
            <text:p>588558</text:p>
          </table:table-cell>
          <table:table-cell office:value-type="string">
            <text:p>/news-updates/news/2011/sep/heera</text:p>
          </table:table-cell>
          <table:table-cell/>
        </table:table-row>
        <table:table-row table:style-name="ro1">
          <table:table-cell office:value-type="float" office:value="588760">
            <text:p>588760</text:p>
          </table:table-cell>
          <table:table-cell office:value-type="string">
            <text:p>/news-updates/news/2011/sep/dounreay</text:p>
          </table:table-cell>
          <table:table-cell/>
        </table:table-row>
        <table:table-row table:style-name="ro1">
          <table:table-cell office:value-type="float" office:value="588808">
            <text:p>588808</text:p>
          </table:table-cell>
          <table:table-cell office:value-type="string">
            <text:p>/news-updates/news/2011/sep/washveg</text:p>
          </table:table-cell>
          <table:table-cell/>
        </table:table-row>
        <table:table-row table:style-name="ro1">
          <table:table-cell office:value-type="float" office:value="588876">
            <text:p>588876</text:p>
          </table:table-cell>
          <table:table-cell office:value-type="string">
            <text:p>/wales/about-fsa-wales/cymru/newyddiondatgan/newyddion/archifnewcym/2011/med/datacyhoeddus</text:p>
          </table:table-cell>
          <table:table-cell/>
        </table:table-row>
        <table:table-row table:style-name="ro1">
          <table:table-cell office:value-type="float" office:value="588879">
            <text:p>588879</text:p>
          </table:table-cell>
          <table:table-cell office:value-type="string">
            <text:p>/news-updates/news/2011/oct/data</text:p>
          </table:table-cell>
          <table:table-cell/>
        </table:table-row>
        <table:table-row table:style-name="ro1">
          <table:table-cell office:value-type="float" office:value="588920">
            <text:p>588920</text:p>
          </table:table-cell>
          <table:table-cell office:value-type="string">
            <text:p>/news-updates/news/2011/oct/colours</text:p>
          </table:table-cell>
          <table:table-cell/>
        </table:table-row>
        <table:table-row table:style-name="ro1">
          <table:table-cell office:value-type="float" office:value="589085">
            <text:p>589085</text:p>
          </table:table-cell>
          <table:table-cell office:value-type="string">
            <text:p>/news-updates/news/2011/oct/lindor</text:p>
          </table:table-cell>
          <table:table-cell/>
        </table:table-row>
        <table:table-row table:style-name="ro1">
          <table:table-cell office:value-type="float" office:value="589124">
            <text:p>589124</text:p>
          </table:table-cell>
          <table:table-cell office:value-type="string">
            <text:p>/wales/about-fsa-wales/cymru/newyddiondatgan/newyddion/archifnewcym/2011/hyd/adroddiadarchwiliowrecsam</text:p>
          </table:table-cell>
          <table:table-cell/>
        </table:table-row>
        <table:table-row table:style-name="ro1">
          <table:table-cell office:value-type="float" office:value="589430">
            <text:p>589430</text:p>
          </table:table-cell>
          <table:table-cell office:value-type="string">
            <text:p>/news-updates/news/2011/oct/cot</text:p>
          </table:table-cell>
          <table:table-cell/>
        </table:table-row>
        <table:table-row table:style-name="ro1">
          <table:table-cell office:value-type="float" office:value="589643">
            <text:p>589643</text:p>
          </table:table-cell>
          <table:table-cell office:value-type="string">
            <text:p>/news-updates/news/2011/oct/acafmeet28sept11</text:p>
          </table:table-cell>
          <table:table-cell/>
        </table:table-row>
        <table:table-row table:style-name="ro1">
          <table:table-cell office:value-type="float" office:value="589737">
            <text:p>589737</text:p>
          </table:table-cell>
          <table:table-cell office:value-type="string">
            <text:p>/news-updates/news/2011/oct/tescopecan</text:p>
          </table:table-cell>
          <table:table-cell/>
        </table:table-row>
        <table:table-row table:style-name="ro1">
          <table:table-cell office:value-type="float" office:value="589756">
            <text:p>589756</text:p>
          </table:table-cell>
          <table:table-cell office:value-type="string">
            <text:p>/news-updates/news/2011/oct/stakeholdermeeting111013</text:p>
          </table:table-cell>
          <table:table-cell/>
        </table:table-row>
        <table:table-row table:style-name="ro1">
          <table:table-cell office:value-type="float" office:value="589795">
            <text:p>589795</text:p>
          </table:table-cell>
          <table:table-cell office:value-type="string">
            <text:p>/wales/about-fsa-wales/cymru/newyddiondatgan/newyddion/archifnewcym/2011/hyd/cyfarfodgwybdoaethamfwyd</text:p>
          </table:table-cell>
          <table:table-cell/>
        </table:table-row>
        <table:table-row table:style-name="ro1">
          <table:table-cell office:value-type="float" office:value="589846">
            <text:p>589846</text:p>
          </table:table-cell>
          <table:table-cell office:value-type="string">
            <text:p>/news-updates/news/2011/oct/scotsampling</text:p>
          </table:table-cell>
          <table:table-cell/>
        </table:table-row>
        <table:table-row table:style-name="ro1">
          <table:table-cell office:value-type="float" office:value="589945">
            <text:p>589945</text:p>
          </table:table-cell>
          <table:table-cell office:value-type="string">
            <text:p>/news-updates/news/2011/oct/bite6</text:p>
          </table:table-cell>
          <table:table-cell/>
        </table:table-row>
        <table:table-row table:style-name="ro1">
          <table:table-cell office:value-type="float" office:value="590191">
            <text:p>590191</text:p>
          </table:table-cell>
          <table:table-cell office:value-type="string">
            <text:p>/news-updates/news/2011/oct/fsasresearch</text:p>
          </table:table-cell>
          <table:table-cell/>
        </table:table-row>
        <table:table-row table:style-name="ro1">
          <table:table-cell office:value-type="float" office:value="590267">
            <text:p>590267</text:p>
          </table:table-cell>
          <table:table-cell office:value-type="string">
            <text:p>/news-updates/news/2011/oct/ecolio104update</text:p>
          </table:table-cell>
          <table:table-cell/>
        </table:table-row>
        <table:table-row table:style-name="ro1">
          <table:table-cell office:value-type="float" office:value="590272">
            <text:p>590272</text:p>
          </table:table-cell>
          <table:table-cell office:value-type="string">
            <text:p>/news-updates/news/2011/oct/pastavita</text:p>
          </table:table-cell>
          <table:table-cell/>
        </table:table-row>
        <table:table-row table:style-name="ro1">
          <table:table-cell office:value-type="float" office:value="590369">
            <text:p>590369</text:p>
          </table:table-cell>
          <table:table-cell office:value-type="string">
            <text:p>/news-updates/news/2011/oct/lentils</text:p>
          </table:table-cell>
          <table:table-cell/>
        </table:table-row>
        <table:table-row table:style-name="ro1">
          <table:table-cell office:value-type="float" office:value="590452">
            <text:p>590452</text:p>
          </table:table-cell>
          <table:table-cell office:value-type="string">
            <text:p>/news-updates/news/2011/oct/rockfarm</text:p>
          </table:table-cell>
          <table:table-cell/>
        </table:table-row>
        <table:table-row table:style-name="ro1">
          <table:table-cell office:value-type="float" office:value="590507">
            <text:p>590507</text:p>
          </table:table-cell>
          <table:table-cell office:value-type="string">
            <text:p>/news-updates/news/2011/oct/cooplentilles</text:p>
          </table:table-cell>
          <table:table-cell/>
        </table:table-row>
        <table:table-row table:style-name="ro1">
          <table:table-cell office:value-type="float" office:value="590543">
            <text:p>590543</text:p>
          </table:table-cell>
          <table:table-cell office:value-type="string">
            <text:p>/news-updates/news/2011/oct/ncp2012</text:p>
          </table:table-cell>
          <table:table-cell/>
        </table:table-row>
        <table:table-row table:style-name="ro1">
          <table:table-cell office:value-type="float" office:value="590551">
            <text:p>590551</text:p>
          </table:table-cell>
          <table:table-cell office:value-type="string">
            <text:p>/news-updates/news/2011/oct/acnfp</text:p>
          </table:table-cell>
          <table:table-cell/>
        </table:table-row>
        <table:table-row table:style-name="ro1">
          <table:table-cell office:value-type="float" office:value="590737">
            <text:p>590737</text:p>
          </table:table-cell>
          <table:table-cell office:value-type="string">
            <text:p>/news-updates/news/2011/oct/portsmouth</text:p>
          </table:table-cell>
          <table:table-cell/>
        </table:table-row>
        <table:table-row table:style-name="ro1">
          <table:table-cell office:value-type="float" office:value="590753">
            <text:p>590753</text:p>
          </table:table-cell>
          <table:table-cell office:value-type="string">
            <text:p>/news-updates/news/2011/oct/samplingresearch</text:p>
          </table:table-cell>
          <table:table-cell/>
        </table:table-row>
        <table:table-row table:style-name="ro1">
          <table:table-cell office:value-type="float" office:value="590975">
            <text:p>590975</text:p>
          </table:table-cell>
          <table:table-cell office:value-type="string">
            <text:p>/news-updates/news/2011/oct/rifereport2010</text:p>
          </table:table-cell>
          <table:table-cell/>
        </table:table-row>
        <table:table-row table:style-name="ro1">
          <table:table-cell office:value-type="float" office:value="591059">
            <text:p>591059</text:p>
          </table:table-cell>
          <table:table-cell office:value-type="string">
            <text:p>/wales/about-fsa-wales/cymru/newyddiondatgan/newyddion/archifnewcym/2011/hyd/wfac1011</text:p>
          </table:table-cell>
          <table:table-cell/>
        </table:table-row>
        <table:table-row table:style-name="ro1">
          <table:table-cell office:value-type="float" office:value="591066">
            <text:p>591066</text:p>
          </table:table-cell>
          <table:table-cell office:value-type="string">
            <text:p>/news-updates/news/2011/oct/wfacmeet111110</text:p>
          </table:table-cell>
          <table:table-cell/>
        </table:table-row>
        <table:table-row table:style-name="ro1">
          <table:table-cell office:value-type="float" office:value="591080">
            <text:p>591080</text:p>
          </table:table-cell>
          <table:table-cell office:value-type="string">
            <text:p>/news-updates/news/2011/oct/sandwellhalal</text:p>
          </table:table-cell>
          <table:table-cell/>
        </table:table-row>
        <table:table-row table:style-name="ro1">
          <table:table-cell office:value-type="float" office:value="591164">
            <text:p>591164</text:p>
          </table:table-cell>
          <table:table-cell office:value-type="string">
            <text:p>/news-updates/news/2011/oct/cheesecake</text:p>
          </table:table-cell>
          <table:table-cell/>
        </table:table-row>
        <table:table-row table:style-name="ro1">
          <table:table-cell office:value-type="float" office:value="591237">
            <text:p>591237</text:p>
          </table:table-cell>
          <table:table-cell office:value-type="string">
            <text:p>/news-updates/news/2011/oct/octoberfsanews</text:p>
          </table:table-cell>
          <table:table-cell/>
        </table:table-row>
        <table:table-row table:style-name="ro1">
          <table:table-cell office:value-type="float" office:value="591257">
            <text:p>591257</text:p>
          </table:table-cell>
          <table:table-cell office:value-type="string">
            <text:p>/news-updates/news/2011/oct/morrisonspate</text:p>
          </table:table-cell>
          <table:table-cell/>
        </table:table-row>
        <table:table-row table:style-name="ro1">
          <table:table-cell office:value-type="float" office:value="591386">
            <text:p>591386</text:p>
          </table:table-cell>
          <table:table-cell office:value-type="string">
            <text:p>/news-updates/news/2011/oct/dorsetporridge</text:p>
          </table:table-cell>
          <table:table-cell/>
        </table:table-row>
        <table:table-row table:style-name="ro1">
          <table:table-cell office:value-type="float" office:value="591423">
            <text:p>591423</text:p>
          </table:table-cell>
          <table:table-cell office:value-type="string">
            <text:p>/news-updates/news/2011/oct/bessiecrumble</text:p>
          </table:table-cell>
          <table:table-cell/>
        </table:table-row>
        <table:table-row table:style-name="ro1">
          <table:table-cell office:value-type="float" office:value="591492">
            <text:p>591492</text:p>
          </table:table-cell>
          <table:table-cell office:value-type="string">
            <text:p>/news-updates/news/2011/oct/gaudiano</text:p>
          </table:table-cell>
          <table:table-cell/>
        </table:table-row>
        <table:table-row table:style-name="ro1">
          <table:table-cell office:value-type="float" office:value="591522">
            <text:p>591522</text:p>
          </table:table-cell>
          <table:table-cell office:value-type="string">
            <text:p>/news-updates/news/2011/oct/algal</text:p>
          </table:table-cell>
          <table:table-cell/>
        </table:table-row>
        <table:table-row table:style-name="ro1">
          <table:table-cell office:value-type="float" office:value="591562">
            <text:p>591562</text:p>
          </table:table-cell>
          <table:table-cell office:value-type="string">
            <text:p>/news-updates/news/2011/oct/anglodutch</text:p>
          </table:table-cell>
          <table:table-cell/>
        </table:table-row>
        <table:table-row table:style-name="ro1">
          <table:table-cell office:value-type="float" office:value="591657">
            <text:p>591657</text:p>
          </table:table-cell>
          <table:table-cell office:value-type="string">
            <text:p>/news-updates/news/2011/oct/gacsmeeting111109</text:p>
          </table:table-cell>
          <table:table-cell/>
        </table:table-row>
        <table:table-row table:style-name="ro1">
          <table:table-cell office:value-type="float" office:value="591712">
            <text:p>591712</text:p>
          </table:table-cell>
          <table:table-cell office:value-type="string">
            <text:p>/news-updates/news/2011/oct/morrisonsduck</text:p>
          </table:table-cell>
          <table:table-cell/>
        </table:table-row>
        <table:table-row table:style-name="ro1">
          <table:table-cell office:value-type="float" office:value="591783">
            <text:p>591783</text:p>
          </table:table-cell>
          <table:table-cell office:value-type="string">
            <text:p>/news-updates/news/2011/oct/ryanfoods</text:p>
          </table:table-cell>
          <table:table-cell/>
        </table:table-row>
        <table:table-row table:style-name="ro1">
          <table:table-cell office:value-type="float" office:value="591785">
            <text:p>591785</text:p>
          </table:table-cell>
          <table:table-cell office:value-type="string">
            <text:p>/news-updates/news/2011/oct/sfacmeet111108</text:p>
          </table:table-cell>
          <table:table-cell/>
        </table:table-row>
        <table:table-row table:style-name="ro1">
          <table:table-cell office:value-type="float" office:value="591900">
            <text:p>591900</text:p>
          </table:table-cell>
          <table:table-cell office:value-type="string">
            <text:p>/news-updates/news/2011/oct/gaudianoupdate</text:p>
          </table:table-cell>
          <table:table-cell/>
        </table:table-row>
        <table:table-row table:style-name="ro1">
          <table:table-cell office:value-type="float" office:value="591945">
            <text:p>591945</text:p>
          </table:table-cell>
          <table:table-cell office:value-type="string">
            <text:p>/news-updates/news/2011/oct/ssrcmtg</text:p>
          </table:table-cell>
          <table:table-cell/>
        </table:table-row>
        <table:table-row table:style-name="ro1">
          <table:table-cell office:value-type="float" office:value="591980">
            <text:p>591980</text:p>
          </table:table-cell>
          <table:table-cell office:value-type="string">
            <text:p>/news-updates/news/2011/nov/farmregs</text:p>
          </table:table-cell>
          <table:table-cell/>
        </table:table-row>
        <table:table-row table:style-name="ro1">
          <table:table-cell office:value-type="float" office:value="592014">
            <text:p>592014</text:p>
          </table:table-cell>
          <table:table-cell office:value-type="string">
            <text:p>/news-updates/news/2011/nov/egyptban</text:p>
          </table:table-cell>
          <table:table-cell/>
        </table:table-row>
        <table:table-row table:style-name="ro1">
          <table:table-cell office:value-type="float" office:value="592022">
            <text:p>592022</text:p>
          </table:table-cell>
          <table:table-cell office:value-type="string">
            <text:p>/news-updates/news/2011/nov/colours</text:p>
          </table:table-cell>
          <table:table-cell/>
        </table:table-row>
        <table:table-row table:style-name="ro1">
          <table:table-cell office:value-type="float" office:value="592175">
            <text:p>592175</text:p>
          </table:table-cell>
          <table:table-cell office:value-type="string">
            <text:p>/news-updates/news/2011/nov/fhrs</text:p>
          </table:table-cell>
          <table:table-cell/>
        </table:table-row>
        <table:table-row table:style-name="ro1">
          <table:table-cell office:value-type="float" office:value="592189">
            <text:p>592189</text:p>
          </table:table-cell>
          <table:table-cell office:value-type="string">
            <text:p>/news-updates/news/2011/nov/novboard</text:p>
          </table:table-cell>
          <table:table-cell/>
        </table:table-row>
        <table:table-row table:style-name="ro1">
          <table:table-cell office:value-type="float" office:value="592213">
            <text:p>592213</text:p>
          </table:table-cell>
          <table:table-cell office:value-type="string">
            <text:p>/news-updates/news/2011/nov/592213</text:p>
          </table:table-cell>
          <table:table-cell/>
        </table:table-row>
        <table:table-row table:style-name="ro1">
          <table:table-cell office:value-type="float" office:value="592314">
            <text:p>592314</text:p>
          </table:table-cell>
          <table:table-cell office:value-type="string">
            <text:p>/news-updates/news/2011/nov/importcontrol</text:p>
          </table:table-cell>
          <table:table-cell/>
        </table:table-row>
        <table:table-row table:style-name="ro1">
          <table:table-cell office:value-type="float" office:value="592545">
            <text:p>592545</text:p>
          </table:table-cell>
          <table:table-cell office:value-type="string">
            <text:p>/news-updates/news/2011/nov/internetfood</text:p>
          </table:table-cell>
          <table:table-cell/>
        </table:table-row>
        <table:table-row table:style-name="ro1">
          <table:table-cell office:value-type="float" office:value="592655">
            <text:p>592655</text:p>
          </table:table-cell>
          <table:table-cell office:value-type="string">
            <text:p>/news-updates/news/2011/nov/publicfood</text:p>
          </table:table-cell>
          <table:table-cell/>
        </table:table-row>
        <table:table-row table:style-name="ro1">
          <table:table-cell office:value-type="float" office:value="592661">
            <text:p>592661</text:p>
          </table:table-cell>
          <table:table-cell office:value-type="string">
            <text:p>/news-updates/news/2011/nov/controlplanreport</text:p>
          </table:table-cell>
          <table:table-cell/>
        </table:table-row>
        <table:table-row table:style-name="ro1">
          <table:table-cell office:value-type="float" office:value="592789">
            <text:p>592789</text:p>
          </table:table-cell>
          <table:table-cell office:value-type="string">
            <text:p>/news-updates/news/2011/nov/ssconference</text:p>
          </table:table-cell>
          <table:table-cell/>
        </table:table-row>
        <table:table-row table:style-name="ro1">
          <table:table-cell office:value-type="float" office:value="592795">
            <text:p>592795</text:p>
          </table:table-cell>
          <table:table-cell office:value-type="string">
            <text:p>/news-updates/news/2011/nov/csmeats</text:p>
          </table:table-cell>
          <table:table-cell/>
        </table:table-row>
        <table:table-row table:style-name="ro1">
          <table:table-cell office:value-type="float" office:value="592869">
            <text:p>592869</text:p>
          </table:table-cell>
          <table:table-cell office:value-type="string">
            <text:p>/news-updates/news/2011/nov/botulism</text:p>
          </table:table-cell>
          <table:table-cell/>
        </table:table-row>
        <table:table-row table:style-name="ro1">
          <table:table-cell office:value-type="float" office:value="592892">
            <text:p>592892</text:p>
          </table:table-cell>
          <table:table-cell office:value-type="string">
            <text:p>/news-updates/news/2011/nov/botulismwarn</text:p>
          </table:table-cell>
          <table:table-cell/>
        </table:table-row>
        <table:table-row table:style-name="ro1">
          <table:table-cell office:value-type="float" office:value="592950">
            <text:p>592950</text:p>
          </table:table-cell>
          <table:table-cell office:value-type="string">
            <text:p>/news-updates/news/2011/nov/loydgrossman</text:p>
          </table:table-cell>
          <table:table-cell/>
        </table:table-row>
        <table:table-row table:style-name="ro1">
          <table:table-cell office:value-type="float" office:value="592993">
            <text:p>592993</text:p>
          </table:table-cell>
          <table:table-cell office:value-type="string">
            <text:p>/news-updates/news/2011/nov/steviol</text:p>
          </table:table-cell>
          <table:table-cell/>
        </table:table-row>
        <table:table-row table:style-name="ro1">
          <table:table-cell office:value-type="float" office:value="593122">
            <text:p>593122</text:p>
          </table:table-cell>
          <table:table-cell office:value-type="string">
            <text:p>/news-updates/news/2011/nov/premiam</text:p>
          </table:table-cell>
          <table:table-cell/>
        </table:table-row>
        <table:table-row table:style-name="ro1">
          <table:table-cell office:value-type="float" office:value="593158">
            <text:p>593158</text:p>
          </table:table-cell>
          <table:table-cell office:value-type="string">
            <text:p>/wales/about-fsa-wales/cymru/newyddiondatgan/newyddion/archifnewcym/2011/tac/ychwaneg</text:p>
          </table:table-cell>
          <table:table-cell/>
        </table:table-row>
        <table:table-row table:style-name="ro1">
          <table:table-cell office:value-type="float" office:value="593358">
            <text:p>593358</text:p>
          </table:table-cell>
          <table:table-cell office:value-type="string">
            <text:p>/news-updates/news/2011/nov/fhrslaunches</text:p>
          </table:table-cell>
          <table:table-cell/>
        </table:table-row>
        <table:table-row table:style-name="ro1">
          <table:table-cell office:value-type="float" office:value="593374">
            <text:p>593374</text:p>
          </table:table-cell>
          <table:table-cell office:value-type="string">
            <text:p>/news-updates/news/2011/nov/chernobylconsult</text:p>
          </table:table-cell>
          <table:table-cell/>
        </table:table-row>
        <table:table-row table:style-name="ro1">
          <table:table-cell office:value-type="float" office:value="593433">
            <text:p>593433</text:p>
          </table:table-cell>
          <table:table-cell office:value-type="string">
            <text:p>/news-updates/news/2011/nov/britishsandwichassociation</text:p>
          </table:table-cell>
          <table:table-cell/>
        </table:table-row>
        <table:table-row table:style-name="ro1">
          <table:table-cell office:value-type="float" office:value="593490">
            <text:p>593490</text:p>
          </table:table-cell>
          <table:table-cell office:value-type="string">
            <text:p>/wales/about-fsa-wales/cymru/newyddiondatgan/newyddion/archifnewcym/2011/tac/chernobyl</text:p>
          </table:table-cell>
          <table:table-cell/>
        </table:table-row>
        <table:table-row table:style-name="ro1">
          <table:table-cell office:value-type="float" office:value="593504">
            <text:p>593504</text:p>
          </table:table-cell>
          <table:table-cell office:value-type="string">
            <text:p>/news-updates/news/2011/nov/grossmanupdate</text:p>
          </table:table-cell>
          <table:table-cell/>
        </table:table-row>
        <table:table-row table:style-name="ro1">
          <table:table-cell office:value-type="float" office:value="593535">
            <text:p>593535</text:p>
          </table:table-cell>
          <table:table-cell office:value-type="string">
            <text:p>/news-updates/news/2011/nov/bleikers</text:p>
          </table:table-cell>
          <table:table-cell/>
        </table:table-row>
        <table:table-row table:style-name="ro1">
          <table:table-cell office:value-type="float" office:value="593607">
            <text:p>593607</text:p>
          </table:table-cell>
          <table:table-cell office:value-type="string">
            <text:p>/news-updates/news/2011/nov/mycosurvey</text:p>
          </table:table-cell>
          <table:table-cell/>
        </table:table-row>
        <table:table-row table:style-name="ro1">
          <table:table-cell office:value-type="float" office:value="593660">
            <text:p>593660</text:p>
          </table:table-cell>
          <table:table-cell office:value-type="string">
            <text:p>/news-updates/news/2011/nov/ecoliqa2</text:p>
          </table:table-cell>
          <table:table-cell/>
        </table:table-row>
        <table:table-row table:style-name="ro1">
          <table:table-cell office:value-type="float" office:value="593676">
            <text:p>593676</text:p>
          </table:table-cell>
          <table:table-cell office:value-type="string">
            <text:p>/news-updates/news/2011/nov/fsaboardmembers</text:p>
          </table:table-cell>
          <table:table-cell/>
        </table:table-row>
        <table:table-row table:style-name="ro1">
          <table:table-cell office:value-type="float" office:value="593716">
            <text:p>593716</text:p>
          </table:table-cell>
          <table:table-cell office:value-type="string">
            <text:p>/news-updates/news/2011/nov/vegcampaign</text:p>
          </table:table-cell>
          <table:table-cell/>
        </table:table-row>
        <table:table-row table:style-name="ro1">
          <table:table-cell office:value-type="float" office:value="593773">
            <text:p>593773</text:p>
          </table:table-cell>
          <table:table-cell office:value-type="string">
            <text:p>/news-updates/news/2011/nov/rushmoorfhrs</text:p>
          </table:table-cell>
          <table:table-cell/>
        </table:table-row>
        <table:table-row table:style-name="ro1">
          <table:table-cell office:value-type="float" office:value="593853">
            <text:p>593853</text:p>
          </table:table-cell>
          <table:table-cell office:value-type="string">
            <text:p>/wales/about-fsa-wales/cymru/newyddiondatgan/newyddion/archifnewcym/2011/tac/llysiau</text:p>
          </table:table-cell>
          <table:table-cell/>
        </table:table-row>
        <table:table-row table:style-name="ro1">
          <table:table-cell office:value-type="float" office:value="593981">
            <text:p>593981</text:p>
          </table:table-cell>
          <table:table-cell office:value-type="string">
            <text:p>/news-updates/news/2011/nov/vodka</text:p>
          </table:table-cell>
          <table:table-cell/>
        </table:table-row>
        <table:table-row table:style-name="ro1">
          <table:table-cell office:value-type="float" office:value="594014">
            <text:p>594014</text:p>
          </table:table-cell>
          <table:table-cell office:value-type="string">
            <text:p>/wales/about-fsa-wales/cymru/newyddiondatgan/newyddion/archifnewcym/2011/tac/rhybudddropvodka</text:p>
          </table:table-cell>
          <table:table-cell/>
        </table:table-row>
        <table:table-row table:style-name="ro1">
          <table:table-cell office:value-type="float" office:value="594056">
            <text:p>594056</text:p>
          </table:table-cell>
          <table:table-cell office:value-type="string">
            <text:p>/news-updates/news/2011/nov/foodbornebotulism</text:p>
          </table:table-cell>
          <table:table-cell/>
        </table:table-row>
        <table:table-row table:style-name="ro1">
          <table:table-cell office:value-type="float" office:value="594096">
            <text:p>594096</text:p>
          </table:table-cell>
          <table:table-cell office:value-type="string">
            <text:p>/news-updates/news/2011/nov/banoffeetart</text:p>
          </table:table-cell>
          <table:table-cell/>
        </table:table-row>
        <table:table-row table:style-name="ro1">
          <table:table-cell office:value-type="float" office:value="594125">
            <text:p>594125</text:p>
          </table:table-cell>
          <table:table-cell office:value-type="string">
            <text:p>/news-updates/news/2011/nov/norovirus</text:p>
          </table:table-cell>
          <table:table-cell/>
        </table:table-row>
        <table:table-row table:style-name="ro1">
          <table:table-cell office:value-type="float" office:value="594131">
            <text:p>594131</text:p>
          </table:table-cell>
          <table:table-cell office:value-type="string">
            <text:p>/news-updates/news/2011/nov/novenews</text:p>
          </table:table-cell>
          <table:table-cell/>
        </table:table-row>
        <table:table-row table:style-name="ro1">
          <table:table-cell office:value-type="float" office:value="594235">
            <text:p>594235</text:p>
          </table:table-cell>
          <table:table-cell office:value-type="string">
            <text:p>/wales/about-fsa-wales/cymru/newyddiondatgan/newyddion/archifnewcym/2011/tac/wystrys</text:p>
          </table:table-cell>
          <table:table-cell/>
        </table:table-row>
        <table:table-row table:style-name="ro1">
          <table:table-cell office:value-type="float" office:value="594326">
            <text:p>594326</text:p>
          </table:table-cell>
          <table:table-cell office:value-type="string">
            <text:p>/news-updates/news/2011/nov/halewood</text:p>
          </table:table-cell>
          <table:table-cell/>
        </table:table-row>
        <table:table-row table:style-name="ro1">
          <table:table-cell office:value-type="float" office:value="594348">
            <text:p>594348</text:p>
          </table:table-cell>
          <table:table-cell office:value-type="string">
            <text:p>/news-updates/news/2011/nov/guysanderson</text:p>
          </table:table-cell>
          <table:table-cell/>
        </table:table-row>
        <table:table-row table:style-name="ro1">
          <table:table-cell office:value-type="float" office:value="594362">
            <text:p>594362</text:p>
          </table:table-cell>
          <table:table-cell office:value-type="string">
            <text:p>/news-updates/news/2011/nov/cooproast</text:p>
          </table:table-cell>
          <table:table-cell/>
        </table:table-row>
        <table:table-row table:style-name="ro1">
          <table:table-cell office:value-type="float" office:value="594387">
            <text:p>594387</text:p>
          </table:table-cell>
          <table:table-cell office:value-type="string">
            <text:p>/news-updates/news/2011/nov/enotriawine</text:p>
          </table:table-cell>
          <table:table-cell/>
        </table:table-row>
        <table:table-row table:style-name="ro1">
          <table:table-cell office:value-type="float" office:value="594477">
            <text:p>594477</text:p>
          </table:table-cell>
          <table:table-cell office:value-type="string">
            <text:p>/news-updates/news/2011/nov/waitrosechoc</text:p>
          </table:table-cell>
          <table:table-cell/>
        </table:table-row>
        <table:table-row table:style-name="ro1">
          <table:table-cell office:value-type="float" office:value="594511">
            <text:p>594511</text:p>
          </table:table-cell>
          <table:table-cell office:value-type="string">
            <text:p>/news-updates/news/2011/dec/felko</text:p>
          </table:table-cell>
          <table:table-cell/>
        </table:table-row>
        <table:table-row table:style-name="ro1">
          <table:table-cell office:value-type="float" office:value="594533">
            <text:p>594533</text:p>
          </table:table-cell>
          <table:table-cell office:value-type="string">
            <text:p>/news-updates/news/2011/dec/campypate</text:p>
          </table:table-cell>
          <table:table-cell/>
        </table:table-row>
        <table:table-row table:style-name="ro1">
          <table:table-cell office:value-type="float" office:value="594551">
            <text:p>594551</text:p>
          </table:table-cell>
          <table:table-cell office:value-type="string">
            <text:p>/news-updates/news/2011/dec/colours</text:p>
          </table:table-cell>
          <table:table-cell/>
        </table:table-row>
        <table:table-row table:style-name="ro1">
          <table:table-cell office:value-type="float" office:value="594787">
            <text:p>594787</text:p>
          </table:table-cell>
          <table:table-cell office:value-type="string">
            <text:p>/news-updates/news/2011/dec/vegcampaignni</text:p>
          </table:table-cell>
          <table:table-cell/>
        </table:table-row>
        <table:table-row table:style-name="ro1">
          <table:table-cell office:value-type="float" office:value="594831">
            <text:p>594831</text:p>
          </table:table-cell>
          <table:table-cell office:value-type="string">
            <text:p>/news-updates/news/2011/dec/caloriepilot</text:p>
          </table:table-cell>
          <table:table-cell/>
        </table:table-row>
        <table:table-row table:style-name="ro1">
          <table:table-cell office:value-type="float" office:value="594844">
            <text:p>594844</text:p>
          </table:table-cell>
          <table:table-cell office:value-type="string">
            <text:p>/news-updates/news/2011/dec/biosecurity</text:p>
          </table:table-cell>
          <table:table-cell/>
        </table:table-row>
        <table:table-row table:style-name="ro1">
          <table:table-cell office:value-type="float" office:value="594945">
            <text:p>594945</text:p>
          </table:table-cell>
          <table:table-cell office:value-type="string">
            <text:p>/news-updates/news/2011/dec/maysum</text:p>
          </table:table-cell>
          <table:table-cell/>
        </table:table-row>
        <table:table-row table:style-name="ro1">
          <table:table-cell office:value-type="float" office:value="594954">
            <text:p>594954</text:p>
          </table:table-cell>
          <table:table-cell office:value-type="string">
            <text:p>/news-updates/news/2011/dec/holidayhygiene</text:p>
          </table:table-cell>
          <table:table-cell/>
        </table:table-row>
        <table:table-row table:style-name="ro1">
          <table:table-cell office:value-type="float" office:value="594965">
            <text:p>594965</text:p>
          </table:table-cell>
          <table:table-cell office:value-type="string">
            <text:p>/wales/about-fsa-wales/cymru/newyddiondatgan/newyddion/archifnewcym/2011/rha/diogelwchnadolig</text:p>
          </table:table-cell>
          <table:table-cell/>
        </table:table-row>
        <table:table-row table:style-name="ro1">
          <table:table-cell office:value-type="float" office:value="595032">
            <text:p>595032</text:p>
          </table:table-cell>
          <table:table-cell office:value-type="string">
            <text:p>/news-updates/news/2011/dec/mandsprawns</text:p>
          </table:table-cell>
          <table:table-cell/>
        </table:table-row>
        <table:table-row table:style-name="ro1">
          <table:table-cell office:value-type="float" office:value="595042">
            <text:p>595042</text:p>
          </table:table-cell>
          <table:table-cell office:value-type="string">
            <text:p>/news-updates/news/2011/dec/fir</text:p>
          </table:table-cell>
          <table:table-cell/>
        </table:table-row>
        <table:table-row table:style-name="ro1">
          <table:table-cell office:value-type="float" office:value="595084">
            <text:p>595084</text:p>
          </table:table-cell>
          <table:table-cell office:value-type="string">
            <text:p>/news-updates/news/2011/dec/fhrslaunches</text:p>
          </table:table-cell>
          <table:table-cell/>
        </table:table-row>
        <table:table-row table:style-name="ro1">
          <table:table-cell office:value-type="float" office:value="595126">
            <text:p>595126</text:p>
          </table:table-cell>
          <table:table-cell office:value-type="string">
            <text:p>/wales/about-fsa-wales/cymru/newyddiondatgan/newyddion/archifnewcym/2011/rha/rheoliadlabelubwydnewydd</text:p>
          </table:table-cell>
          <table:table-cell/>
        </table:table-row>
        <table:table-row table:style-name="ro1">
          <table:table-cell office:value-type="float" office:value="595254">
            <text:p>595254</text:p>
          </table:table-cell>
          <table:table-cell office:value-type="string">
            <text:p>/news-updates/news/2011/dec/eggs</text:p>
          </table:table-cell>
          <table:table-cell/>
        </table:table-row>
        <table:table-row table:style-name="ro1">
          <table:table-cell office:value-type="float" office:value="595320">
            <text:p>595320</text:p>
          </table:table-cell>
          <table:table-cell office:value-type="string">
            <text:p>/news-updates/news/2011/dec/mineraloils</text:p>
          </table:table-cell>
          <table:table-cell/>
        </table:table-row>
        <table:table-row table:style-name="ro1">
          <table:table-cell office:value-type="float" office:value="595384">
            <text:p>595384</text:p>
          </table:table-cell>
          <table:table-cell office:value-type="string">
            <text:p>/wales/about-fsa-wales/cymru/newyddiondatgan/newyddion/archifnewcym/2011/rha/wyau</text:p>
          </table:table-cell>
          <table:table-cell/>
        </table:table-row>
        <table:table-row table:style-name="ro1">
          <table:table-cell office:value-type="float" office:value="595450">
            <text:p>595450</text:p>
          </table:table-cell>
          <table:table-cell office:value-type="string">
            <text:p>/news-updates/news/2011/dec/asdaprawns</text:p>
          </table:table-cell>
          <table:table-cell/>
        </table:table-row>
        <table:table-row table:style-name="ro1">
          <table:table-cell office:value-type="float" office:value="595499">
            <text:p>595499</text:p>
          </table:table-cell>
          <table:table-cell office:value-type="string">
            <text:p>/wales/about-fsa-wales/cymru/newyddiondatgan/newyddion/archifnewcym/2011/rha/ymchwilcshb</text:p>
          </table:table-cell>
          <table:table-cell/>
        </table:table-row>
        <table:table-row table:style-name="ro1">
          <table:table-cell office:value-type="float" office:value="595517">
            <text:p>595517</text:p>
          </table:table-cell>
          <table:table-cell office:value-type="string">
            <text:p>/news-updates/news/2011/dec/limiteddisplayfhrswales</text:p>
          </table:table-cell>
          <table:table-cell/>
        </table:table-row>
        <table:table-row table:style-name="ro1">
          <table:table-cell office:value-type="float" office:value="595595">
            <text:p>595595</text:p>
          </table:table-cell>
          <table:table-cell office:value-type="string">
            <text:p>/news-updates/news/2011/dec/gacs</text:p>
          </table:table-cell>
          <table:table-cell/>
        </table:table-row>
        <table:table-row table:style-name="ro1">
          <table:table-cell office:value-type="float" office:value="595788">
            <text:p>595788</text:p>
          </table:table-cell>
          <table:table-cell office:value-type="string">
            <text:p>/news-updates/news/2011/dec/coopsmokedsalmon</text:p>
          </table:table-cell>
          <table:table-cell/>
        </table:table-row>
        <table:table-row table:style-name="ro1">
          <table:table-cell office:value-type="float" office:value="596013">
            <text:p>596013</text:p>
          </table:table-cell>
          <table:table-cell office:value-type="string">
            <text:p>/news-updates/news/2011/dec/decenews</text:p>
          </table:table-cell>
          <table:table-cell/>
        </table:table-row>
        <table:table-row table:style-name="ro1">
          <table:table-cell office:value-type="float" office:value="596058">
            <text:p>596058</text:p>
          </table:table-cell>
          <table:table-cell office:value-type="string">
            <text:p>/news-updates/news/2011/dec/natcocumin</text:p>
          </table:table-cell>
          <table:table-cell/>
        </table:table-row>
        <table:table-row table:style-name="ro1">
          <table:table-cell office:value-type="float" office:value="596175">
            <text:p>596175</text:p>
          </table:table-cell>
          <table:table-cell office:value-type="string">
            <text:p>/news-updates/news/2011/dec/bullockfoodchain</text:p>
          </table:table-cell>
          <table:table-cell/>
        </table:table-row>
        <table:table-row table:style-name="ro1">
          <table:table-cell office:value-type="float" office:value="596217">
            <text:p>596217</text:p>
          </table:table-cell>
          <table:table-cell office:value-type="string">
            <text:p>/news-updates/news/2011/dec/asdachickenbiryani</text:p>
          </table:table-cell>
          <table:table-cell/>
        </table:table-row>
        <table:table-row table:style-name="ro1">
          <table:table-cell office:value-type="float" office:value="596229">
            <text:p>596229</text:p>
          </table:table-cell>
          <table:table-cell office:value-type="string">
            <text:p>/news-updates/news/2011/dec/acafmeetdec11</text:p>
          </table:table-cell>
          <table:table-cell/>
        </table:table-row>
        <table:table-row table:style-name="ro1">
          <table:table-cell office:value-type="float" office:value="596269">
            <text:p>596269</text:p>
          </table:table-cell>
          <table:table-cell office:value-type="string">
            <text:p>/news-updates/news/2011/dec/bite7</text:p>
          </table:table-cell>
          <table:table-cell/>
        </table:table-row>
        <table:table-row table:style-name="ro1">
          <table:table-cell office:value-type="float" office:value="596427">
            <text:p>596427</text:p>
          </table:table-cell>
          <table:table-cell office:value-type="string">
            <text:p>/news-updates/news/2011/dec/sulphitesinwine</text:p>
          </table:table-cell>
          <table:table-cell/>
        </table:table-row>
        <table:table-row table:style-name="ro1">
          <table:table-cell office:value-type="float" office:value="597544">
            <text:p>597544</text:p>
          </table:table-cell>
          <table:table-cell office:value-type="string">
            <text:p>/news-updates/news/2011/dec/sfacmeet17jan12</text:p>
          </table:table-cell>
          <table:table-cell/>
        </table:table-row>
        <table:table-row table:style-name="ro1">
          <table:table-cell office:value-type="float" office:value="597833">
            <text:p>597833</text:p>
          </table:table-cell>
          <table:table-cell office:value-type="string">
            <text:p>/news-updates/news/2012/jan/fboapproval</text:p>
          </table:table-cell>
          <table:table-cell/>
        </table:table-row>
        <table:table-row table:style-name="ro1">
          <table:table-cell office:value-type="float" office:value="597845">
            <text:p>597845</text:p>
          </table:table-cell>
          <table:table-cell office:value-type="string">
            <text:p>/news-updates/news/2012/jan/colours</text:p>
          </table:table-cell>
          <table:table-cell/>
        </table:table-row>
        <table:table-row table:style-name="ro1">
          <table:table-cell office:value-type="float" office:value="597851">
            <text:p>597851</text:p>
          </table:table-cell>
          <table:table-cell office:value-type="string">
            <text:p>/news-updates/news/2012/jan/fhrslaunch</text:p>
          </table:table-cell>
          <table:table-cell/>
        </table:table-row>
        <table:table-row table:style-name="ro1">
          <table:table-cell office:value-type="float" office:value="597891">
            <text:p>597891</text:p>
          </table:table-cell>
          <table:table-cell office:value-type="string">
            <text:p>/wales/about-fsa-wales/cymru/newyddiondatgan/newyddion/archifnewcym/2012/ion/wfacion12</text:p>
          </table:table-cell>
          <table:table-cell/>
        </table:table-row>
        <table:table-row table:style-name="ro1">
          <table:table-cell office:value-type="float" office:value="597908">
            <text:p>597908</text:p>
          </table:table-cell>
          <table:table-cell office:value-type="string">
            <text:p>/news-updates/news/2012/jan/wfacmeet120119</text:p>
          </table:table-cell>
          <table:table-cell/>
        </table:table-row>
        <table:table-row table:style-name="ro1">
          <table:table-cell office:value-type="float" office:value="598030">
            <text:p>598030</text:p>
          </table:table-cell>
          <table:table-cell office:value-type="string">
            <text:p>/wales/about-fsa-wales/cymru/newyddiondatgan/newyddion/archifnewcym/2012/ion/lliwiaubwyd</text:p>
          </table:table-cell>
          <table:table-cell/>
        </table:table-row>
        <table:table-row table:style-name="ro1">
          <table:table-cell office:value-type="float" office:value="598281">
            <text:p>598281</text:p>
          </table:table-cell>
          <table:table-cell office:value-type="string">
            <text:p>/news-updates/news/2012/jan/earnedrecognition</text:p>
          </table:table-cell>
          <table:table-cell/>
        </table:table-row>
        <table:table-row table:style-name="ro1">
          <table:table-cell office:value-type="float" office:value="598377">
            <text:p>598377</text:p>
          </table:table-cell>
          <table:table-cell office:value-type="string">
            <text:p>/news-updates/news/2012/jan/shellfish</text:p>
          </table:table-cell>
          <table:table-cell/>
        </table:table-row>
        <table:table-row table:style-name="ro1">
          <table:table-cell office:value-type="float" office:value="598408">
            <text:p>598408</text:p>
          </table:table-cell>
          <table:table-cell office:value-type="string">
            <text:p>/news-updates/recalls-news/2012/jan/makro</text:p>
          </table:table-cell>
          <table:table-cell/>
        </table:table-row>
        <table:table-row table:style-name="ro1">
          <table:table-cell office:value-type="float" office:value="598410">
            <text:p>598410</text:p>
          </table:table-cell>
          <table:table-cell office:value-type="string">
            <text:p>/wales/about-fsa-wales/cymru/newyddiondatgan/newyddion/archifnewcym/2012/ion/ennillcydnabyddiaeth</text:p>
          </table:table-cell>
          <table:table-cell/>
        </table:table-row>
        <table:table-row table:style-name="ro1">
          <table:table-cell office:value-type="float" office:value="598449">
            <text:p>598449</text:p>
          </table:table-cell>
          <table:table-cell office:value-type="string">
            <text:p>/news-updates/news/2012/jan/tracker</text:p>
          </table:table-cell>
          <table:table-cell/>
        </table:table-row>
        <table:table-row table:style-name="ro1">
          <table:table-cell office:value-type="float" office:value="598453">
            <text:p>598453</text:p>
          </table:table-cell>
          <table:table-cell office:value-type="string">
            <text:p>/news-updates/news/2012/jan/glutenfactsheet</text:p>
          </table:table-cell>
          <table:table-cell/>
        </table:table-row>
        <table:table-row table:style-name="ro1">
          <table:table-cell office:value-type="float" office:value="598502">
            <text:p>598502</text:p>
          </table:table-cell>
          <table:table-cell office:value-type="string">
            <text:p>/news-updates/allergy-news/2012/jan/waitrosefishcakes</text:p>
          </table:table-cell>
          <table:table-cell/>
        </table:table-row>
        <table:table-row table:style-name="ro1">
          <table:table-cell office:value-type="float" office:value="598635">
            <text:p>598635</text:p>
          </table:table-cell>
          <table:table-cell office:value-type="string">
            <text:p>/news-updates/news/2012/jan/ocresearch</text:p>
          </table:table-cell>
          <table:table-cell/>
        </table:table-row>
        <table:table-row table:style-name="ro1">
          <table:table-cell office:value-type="float" office:value="598684">
            <text:p>598684</text:p>
          </table:table-cell>
          <table:table-cell office:value-type="string">
            <text:p>/wales/about-fsa-wales/cymru/newyddiondatgan/newyddion/archifnewcym/2012/ion/glwten</text:p>
          </table:table-cell>
          <table:table-cell/>
        </table:table-row>
        <table:table-row table:style-name="ro1">
          <table:table-cell office:value-type="float" office:value="598792">
            <text:p>598792</text:p>
          </table:table-cell>
          <table:table-cell office:value-type="string">
            <text:p>/news-updates/news/2012/jan/board</text:p>
          </table:table-cell>
          <table:table-cell/>
        </table:table-row>
        <table:table-row table:style-name="ro1">
          <table:table-cell office:value-type="float" office:value="598810">
            <text:p>598810</text:p>
          </table:table-cell>
          <table:table-cell office:value-type="string">
            <text:p>/wales/about-fsa-wales/cymru/newyddiondatgan/newyddion/archifnewcym/2012/ion/rheolaethauswyddogol</text:p>
          </table:table-cell>
          <table:table-cell/>
        </table:table-row>
        <table:table-row table:style-name="ro1">
          <table:table-cell office:value-type="float" office:value="598946">
            <text:p>598946</text:p>
          </table:table-cell>
          <table:table-cell office:value-type="string">
            <text:p>/news-updates/news/2012/jan/auditpublished</text:p>
          </table:table-cell>
          <table:table-cell/>
        </table:table-row>
        <table:table-row table:style-name="ro1">
          <table:table-cell office:value-type="float" office:value="598983">
            <text:p>598983</text:p>
          </table:table-cell>
          <table:table-cell office:value-type="string">
            <text:p>/news-updates/news/2012/jan/elearning</text:p>
          </table:table-cell>
          <table:table-cell/>
        </table:table-row>
        <table:table-row table:style-name="ro1">
          <table:table-cell office:value-type="float" office:value="598993">
            <text:p>598993</text:p>
          </table:table-cell>
          <table:table-cell office:value-type="string">
            <text:p>/wales/about-fsa-wales/cymru/newyddiondatgan/newyddion/archifnewcym/2012/ion/eddysgu</text:p>
          </table:table-cell>
          <table:table-cell/>
        </table:table-row>
        <table:table-row table:style-name="ro1">
          <table:table-cell office:value-type="float" office:value="599029">
            <text:p>599029</text:p>
          </table:table-cell>
          <table:table-cell office:value-type="string">
            <text:p>/wales/about-fsa-wales/cymru/newyddiondatgan/newyddion/archifnewcym/2012/ion/safleoeddcymeradwy</text:p>
          </table:table-cell>
          <table:table-cell/>
        </table:table-row>
        <table:table-row table:style-name="ro1">
          <table:table-cell office:value-type="float" office:value="599195">
            <text:p>599195</text:p>
          </table:table-cell>
          <table:table-cell office:value-type="string">
            <text:p>/news-updates/recalls-news/2012/jan/morrisonsmackerel</text:p>
          </table:table-cell>
          <table:table-cell/>
        </table:table-row>
        <table:table-row table:style-name="ro1">
          <table:table-cell office:value-type="float" office:value="599437">
            <text:p>599437</text:p>
          </table:table-cell>
          <table:table-cell office:value-type="string">
            <text:p>/news-updates/allergy-news/2012/jan/giantsmixedfruit</text:p>
          </table:table-cell>
          <table:table-cell/>
        </table:table-row>
        <table:table-row table:style-name="ro1">
          <table:table-cell office:value-type="float" office:value="599479">
            <text:p>599479</text:p>
          </table:table-cell>
          <table:table-cell office:value-type="string">
            <text:p>/news-updates/news/2012/jan/efsatrainee</text:p>
          </table:table-cell>
          <table:table-cell/>
        </table:table-row>
        <table:table-row table:style-name="ro1">
          <table:table-cell office:value-type="float" office:value="599749">
            <text:p>599749</text:p>
          </table:table-cell>
          <table:table-cell office:value-type="string">
            <text:p>/news-updates/news/2012/jan/cause</text:p>
          </table:table-cell>
          <table:table-cell/>
        </table:table-row>
        <table:table-row table:style-name="ro1">
          <table:table-cell office:value-type="float" office:value="599753">
            <text:p>599753</text:p>
          </table:table-cell>
          <table:table-cell office:value-type="string">
            <text:p>/news-updates/news/2012/jan/algal</text:p>
          </table:table-cell>
          <table:table-cell/>
        </table:table-row>
        <table:table-row table:style-name="ro1">
          <table:table-cell office:value-type="float" office:value="599893">
            <text:p>599893</text:p>
          </table:table-cell>
          <table:table-cell office:value-type="string">
            <text:p>/news-updates/recalls-news/2012/jan/icelandmince</text:p>
          </table:table-cell>
          <table:table-cell/>
        </table:table-row>
        <table:table-row table:style-name="ro1">
          <table:table-cell office:value-type="float" office:value="599928">
            <text:p>599928</text:p>
          </table:table-cell>
          <table:table-cell office:value-type="string">
            <text:p>/wales/about-fsa-wales/cymru/newyddiondatgan/newyddion/archifnewcym/2012/ion/hylendidbwyd</text:p>
          </table:table-cell>
          <table:table-cell/>
        </table:table-row>
        <table:table-row table:style-name="ro1">
          <table:table-cell office:value-type="float" office:value="600236">
            <text:p>600236</text:p>
          </table:table-cell>
          <table:table-cell office:value-type="string">
            <text:p>/news-updates/allergy-news/2012/jan/dovesfarmflour</text:p>
          </table:table-cell>
          <table:table-cell/>
        </table:table-row>
        <table:table-row table:style-name="ro1">
          <table:table-cell office:value-type="float" office:value="600257">
            <text:p>600257</text:p>
          </table:table-cell>
          <table:table-cell office:value-type="string">
            <text:p>/news-updates/news/2012/jan/fbopresale</text:p>
          </table:table-cell>
          <table:table-cell/>
        </table:table-row>
        <table:table-row table:style-name="ro1">
          <table:table-cell office:value-type="float" office:value="600587">
            <text:p>600587</text:p>
          </table:table-cell>
          <table:table-cell office:value-type="string">
            <text:p>/news-updates/news/2012/jan/fhrslaunches</text:p>
          </table:table-cell>
          <table:table-cell/>
        </table:table-row>
        <table:table-row table:style-name="ro1">
          <table:table-cell office:value-type="float" office:value="600600">
            <text:p>600600</text:p>
          </table:table-cell>
          <table:table-cell office:value-type="string">
            <text:p>/news-updates/news/2012/jan/gmandlaresearch</text:p>
          </table:table-cell>
          <table:table-cell/>
        </table:table-row>
        <table:table-row table:style-name="ro1">
          <table:table-cell office:value-type="float" office:value="600615">
            <text:p>600615</text:p>
          </table:table-cell>
          <table:table-cell office:value-type="string">
            <text:p>/news-updates/allergy-news/2012/jan/asdaprawnsalad</text:p>
          </table:table-cell>
          <table:table-cell/>
        </table:table-row>
        <table:table-row table:style-name="ro1">
          <table:table-cell office:value-type="float" office:value="600711">
            <text:p>600711</text:p>
          </table:table-cell>
          <table:table-cell office:value-type="string">
            <text:p>/news-updates/news/2012/feb/evidplan</text:p>
          </table:table-cell>
          <table:table-cell/>
        </table:table-row>
        <table:table-row table:style-name="ro1">
          <table:table-cell office:value-type="float" office:value="600743">
            <text:p>600743</text:p>
          </table:table-cell>
          <table:table-cell office:value-type="string">
            <text:p>/news-updates/news/2012/feb/acafrecruit</text:p>
          </table:table-cell>
          <table:table-cell/>
        </table:table-row>
        <table:table-row table:style-name="ro1">
          <table:table-cell office:value-type="float" office:value="600752">
            <text:p>600752</text:p>
          </table:table-cell>
          <table:table-cell office:value-type="string">
            <text:p>/news-updates/news/2012/feb/shellfishcontract</text:p>
          </table:table-cell>
          <table:table-cell/>
        </table:table-row>
        <table:table-row table:style-name="ro1">
          <table:table-cell office:value-type="float" office:value="600822">
            <text:p>600822</text:p>
          </table:table-cell>
          <table:table-cell office:value-type="string">
            <text:p>/news-updates/news/2012/feb/colours</text:p>
          </table:table-cell>
          <table:table-cell/>
        </table:table-row>
        <table:table-row table:style-name="ro1">
          <table:table-cell office:value-type="float" office:value="600867">
            <text:p>600867</text:p>
          </table:table-cell>
          <table:table-cell office:value-type="string">
            <text:p>/news-updates/news/2012/feb/salnew</text:p>
          </table:table-cell>
          <table:table-cell/>
        </table:table-row>
        <table:table-row table:style-name="ro1">
          <table:table-cell office:value-type="float" office:value="600995">
            <text:p>600995</text:p>
          </table:table-cell>
          <table:table-cell office:value-type="string">
            <text:p>/wales/about-fsa-wales/cymru/newyddiondatgan/newyddion/archifnewcym/2012/chwef/achosionosalmonelanewport</text:p>
          </table:table-cell>
          <table:table-cell/>
        </table:table-row>
        <table:table-row table:style-name="ro1">
          <table:table-cell office:value-type="float" office:value="601082">
            <text:p>601082</text:p>
          </table:table-cell>
          <table:table-cell office:value-type="string">
            <text:p>/news-updates/news/2012/feb/survey</text:p>
          </table:table-cell>
          <table:table-cell/>
        </table:table-row>
        <table:table-row table:style-name="ro1">
          <table:table-cell office:value-type="float" office:value="601267">
            <text:p>601267</text:p>
          </table:table-cell>
          <table:table-cell office:value-type="string">
            <text:p>/wales/news-updates/news/2012/feb/fhrsadcam</text:p>
          </table:table-cell>
          <table:table-cell/>
        </table:table-row>
        <table:table-row table:style-name="ro1">
          <table:table-cell office:value-type="float" office:value="601300">
            <text:p>601300</text:p>
          </table:table-cell>
          <table:table-cell office:value-type="string">
            <text:p>/wales/about-fsa-wales/cymru/newyddiondatgan/newyddion/archifnewcym/2012/chwef/cshbcymru</text:p>
          </table:table-cell>
          <table:table-cell/>
        </table:table-row>
        <table:table-row table:style-name="ro1">
          <table:table-cell office:value-type="float" office:value="601335">
            <text:p>601335</text:p>
          </table:table-cell>
          <table:table-cell office:value-type="string">
            <text:p>/wales/about-fsa-wales/cymru/newyddiondatgan/newyddion/archifnewcym/2012/chwef/hysbysebacaf</text:p>
          </table:table-cell>
          <table:table-cell/>
        </table:table-row>
        <table:table-row table:style-name="ro1">
          <table:table-cell office:value-type="float" office:value="601346">
            <text:p>601346</text:p>
          </table:table-cell>
          <table:table-cell office:value-type="string">
            <text:p>/wales/about-fsa-wales/cymru/newyddiondatgan/newyddion/archifnewcym/2012/chwef/lansiodvdcigyddion</text:p>
          </table:table-cell>
          <table:table-cell/>
        </table:table-row>
        <table:table-row table:style-name="ro1">
          <table:table-cell office:value-type="float" office:value="601361">
            <text:p>601361</text:p>
          </table:table-cell>
          <table:table-cell office:value-type="string">
            <text:p>/news-updates/news/2012/feb/welshdvd</text:p>
          </table:table-cell>
          <table:table-cell/>
        </table:table-row>
        <table:table-row table:style-name="ro1">
          <table:table-cell office:value-type="float" office:value="601424">
            <text:p>601424</text:p>
          </table:table-cell>
          <table:table-cell office:value-type="string">
            <text:p>/news-updates/news/2012/feb/fhrslaunches</text:p>
          </table:table-cell>
          <table:table-cell/>
        </table:table-row>
        <table:table-row table:style-name="ro1">
          <table:table-cell office:value-type="float" office:value="601430">
            <text:p>601430</text:p>
          </table:table-cell>
          <table:table-cell office:value-type="string">
            <text:p>/news-updates/news/2012/feb/crabtender</text:p>
          </table:table-cell>
          <table:table-cell/>
        </table:table-row>
        <table:table-row table:style-name="ro1">
          <table:table-cell office:value-type="float" office:value="601433">
            <text:p>601433</text:p>
          </table:table-cell>
          <table:table-cell office:value-type="string">
            <text:p>/news-updates/allergy-news/2012/feb/natcogram</text:p>
          </table:table-cell>
          <table:table-cell/>
        </table:table-row>
        <table:table-row table:style-name="ro1">
          <table:table-cell office:value-type="float" office:value="601558">
            <text:p>601558</text:p>
          </table:table-cell>
          <table:table-cell office:value-type="string">
            <text:p>/news-updates/allergy-news/2012/feb/viranigram</text:p>
          </table:table-cell>
          <table:table-cell/>
        </table:table-row>
        <table:table-row table:style-name="ro1">
          <table:table-cell office:value-type="float" office:value="601594">
            <text:p>601594</text:p>
          </table:table-cell>
          <table:table-cell office:value-type="string">
            <text:p>/news-updates/news/2012/feb/allergymyth</text:p>
          </table:table-cell>
          <table:table-cell/>
        </table:table-row>
        <table:table-row table:style-name="ro1">
          <table:table-cell office:value-type="float" office:value="601775">
            <text:p>601775</text:p>
          </table:table-cell>
          <table:table-cell office:value-type="string">
            <text:p>/news-updates/news/2012/feb/probiotic</text:p>
          </table:table-cell>
          <table:table-cell/>
        </table:table-row>
        <table:table-row table:style-name="ro1">
          <table:table-cell office:value-type="float" office:value="601864">
            <text:p>601864</text:p>
          </table:table-cell>
          <table:table-cell office:value-type="string">
            <text:p>/news-updates/news/2012/feb/calanusoil</text:p>
          </table:table-cell>
          <table:table-cell/>
        </table:table-row>
        <table:table-row table:style-name="ro1">
          <table:table-cell office:value-type="float" office:value="601940">
            <text:p>601940</text:p>
          </table:table-cell>
          <table:table-cell office:value-type="string">
            <text:p>/news-updates/allergy-news/2012/feb/sumapesto</text:p>
          </table:table-cell>
          <table:table-cell/>
        </table:table-row>
        <table:table-row table:style-name="ro1">
          <table:table-cell office:value-type="float" office:value="601977">
            <text:p>601977</text:p>
          </table:table-cell>
          <table:table-cell office:value-type="string">
            <text:p>/news-updates/recalls-news/2012/feb/marksandspencerchinese</text:p>
          </table:table-cell>
          <table:table-cell/>
        </table:table-row>
        <table:table-row table:style-name="ro1">
          <table:table-cell office:value-type="float" office:value="601992">
            <text:p>601992</text:p>
          </table:table-cell>
          <table:table-cell office:value-type="string">
            <text:p>/news-updates/allergy-news/2012/feb/oatibix</text:p>
          </table:table-cell>
          <table:table-cell/>
        </table:table-row>
        <table:table-row table:style-name="ro1">
          <table:table-cell office:value-type="float" office:value="602017">
            <text:p>602017</text:p>
          </table:table-cell>
          <table:table-cell office:value-type="string">
            <text:p>/news-updates/allergy-news/2012/feb/doves</text:p>
          </table:table-cell>
          <table:table-cell/>
        </table:table-row>
        <table:table-row table:style-name="ro1">
          <table:table-cell office:value-type="float" office:value="602111">
            <text:p>602111</text:p>
          </table:table-cell>
          <table:table-cell office:value-type="string">
            <text:p>/news-updates/allergy-news/2012/feb/waitroseprawn</text:p>
          </table:table-cell>
          <table:table-cell/>
        </table:table-row>
        <table:table-row table:style-name="ro1">
          <table:table-cell office:value-type="float" office:value="602265">
            <text:p>602265</text:p>
          </table:table-cell>
          <table:table-cell office:value-type="string">
            <text:p>/news-updates/allergy-news/2012/feb/granovita</text:p>
          </table:table-cell>
          <table:table-cell/>
        </table:table-row>
        <table:table-row table:style-name="ro1">
          <table:table-cell office:value-type="float" office:value="602545">
            <text:p>602545</text:p>
          </table:table-cell>
          <table:table-cell office:value-type="string">
            <text:p>/news-updates/news/2012/feb/achopkins</text:p>
          </table:table-cell>
          <table:table-cell/>
        </table:table-row>
        <table:table-row table:style-name="ro1">
          <table:table-cell office:value-type="float" office:value="602566">
            <text:p>602566</text:p>
          </table:table-cell>
          <table:table-cell office:value-type="string">
            <text:p>/news-updates/news/2012/feb/dalgety</text:p>
          </table:table-cell>
          <table:table-cell/>
        </table:table-row>
        <table:table-row table:style-name="ro1">
          <table:table-cell office:value-type="float" office:value="602596">
            <text:p>602596</text:p>
          </table:table-cell>
          <table:table-cell office:value-type="string">
            <text:p>/news-updates/news/2012/feb/chiefexec</text:p>
          </table:table-cell>
          <table:table-cell/>
        </table:table-row>
        <table:table-row table:style-name="ro1">
          <table:table-cell office:value-type="float" office:value="602729">
            <text:p>602729</text:p>
          </table:table-cell>
          <table:table-cell office:value-type="string">
            <text:p>/news-updates/news/2012/feb/futurefoodconf</text:p>
          </table:table-cell>
          <table:table-cell/>
        </table:table-row>
        <table:table-row table:style-name="ro1">
          <table:table-cell office:value-type="float" office:value="602786">
            <text:p>602786</text:p>
          </table:table-cell>
          <table:table-cell office:value-type="string">
            <text:p>/wales/about-fsa-wales/cymru/newyddiondatgan/newyddion/archifnewcym/2012/chwef/adroddiadtorfaen</text:p>
          </table:table-cell>
          <table:table-cell/>
        </table:table-row>
        <table:table-row table:style-name="ro1">
          <table:table-cell office:value-type="float" office:value="602870">
            <text:p>602870</text:p>
          </table:table-cell>
          <table:table-cell office:value-type="string">
            <text:p>/wales/about-fsa-wales/cymru/newyddiondatgan/newyddion/archifnewcym/2012/chwef/adroddiadbromorgannwg</text:p>
          </table:table-cell>
          <table:table-cell/>
        </table:table-row>
        <table:table-row table:style-name="ro1">
          <table:table-cell office:value-type="float" office:value="602882">
            <text:p>602882</text:p>
          </table:table-cell>
          <table:table-cell office:value-type="string">
            <text:p>/news-updates/news/2012/feb/recipedbase</text:p>
          </table:table-cell>
          <table:table-cell/>
        </table:table-row>
        <table:table-row table:style-name="ro1">
          <table:table-cell office:value-type="float" office:value="603053">
            <text:p>603053</text:p>
          </table:table-cell>
          <table:table-cell office:value-type="string">
            <text:p>/news-updates/allergy-news/2012/feb/periyar</text:p>
          </table:table-cell>
          <table:table-cell/>
        </table:table-row>
        <table:table-row table:style-name="ro1">
          <table:table-cell office:value-type="float" office:value="603078">
            <text:p>603078</text:p>
          </table:table-cell>
          <table:table-cell office:value-type="string">
            <text:p>/news-updates/allergy-news/2012/feb/asdacheesecake</text:p>
          </table:table-cell>
          <table:table-cell/>
        </table:table-row>
        <table:table-row table:style-name="ro1">
          <table:table-cell office:value-type="float" office:value="603195">
            <text:p>603195</text:p>
          </table:table-cell>
          <table:table-cell office:value-type="string">
            <text:p>/news-updates/news/2012/feb/farmtaskforce</text:p>
          </table:table-cell>
          <table:table-cell/>
        </table:table-row>
        <table:table-row table:style-name="ro1">
          <table:table-cell office:value-type="float" office:value="603322">
            <text:p>603322</text:p>
          </table:table-cell>
          <table:table-cell office:value-type="string">
            <text:p>/news-updates/allergy-news/2012/feb/waitrosegammon</text:p>
          </table:table-cell>
          <table:table-cell/>
        </table:table-row>
        <table:table-row table:style-name="ro1">
          <table:table-cell office:value-type="float" office:value="603382">
            <text:p>603382</text:p>
          </table:table-cell>
          <table:table-cell office:value-type="string">
            <text:p>/news-updates/news/2012/feb/mertonfhrs</text:p>
          </table:table-cell>
          <table:table-cell/>
        </table:table-row>
        <table:table-row table:style-name="ro1">
          <table:table-cell office:value-type="float" office:value="603957">
            <text:p>603957</text:p>
          </table:table-cell>
          <table:table-cell office:value-type="string">
            <text:p>/news-updates/recalls-news/2012/feb/spar</text:p>
          </table:table-cell>
          <table:table-cell/>
        </table:table-row>
        <table:table-row table:style-name="ro1">
          <table:table-cell office:value-type="float" office:value="604006">
            <text:p>604006</text:p>
          </table:table-cell>
          <table:table-cell office:value-type="string">
            <text:p>/news-updates/news/2012/feb/meatcosts</text:p>
          </table:table-cell>
          <table:table-cell/>
        </table:table-row>
        <table:table-row table:style-name="ro1">
          <table:table-cell office:value-type="float" office:value="604048">
            <text:p>604048</text:p>
          </table:table-cell>
          <table:table-cell office:value-type="string">
            <text:p>/news-updates/recalls-news/2012/feb/morrisonsrecallchoc</text:p>
          </table:table-cell>
          <table:table-cell/>
        </table:table-row>
        <table:table-row table:style-name="ro1">
          <table:table-cell office:value-type="float" office:value="604074">
            <text:p>604074</text:p>
          </table:table-cell>
          <table:table-cell office:value-type="string">
            <text:p>/news-updates/news/2012/feb/schmallenberg</text:p>
          </table:table-cell>
          <table:table-cell/>
        </table:table-row>
        <table:table-row table:style-name="ro1">
          <table:table-cell office:value-type="float" office:value="604097">
            <text:p>604097</text:p>
          </table:table-cell>
          <table:table-cell office:value-type="string">
            <text:p>/news-updates/news/2012/feb/researchsummary</text:p>
          </table:table-cell>
          <table:table-cell/>
        </table:table-row>
        <table:table-row table:style-name="ro1">
          <table:table-cell office:value-type="float" office:value="604138">
            <text:p>604138</text:p>
          </table:table-cell>
          <table:table-cell office:value-type="string">
            <text:p>/news-updates/news/2012/feb/ocresearch</text:p>
          </table:table-cell>
          <table:table-cell/>
        </table:table-row>
        <table:table-row table:style-name="ro1">
          <table:table-cell office:value-type="float" office:value="604150">
            <text:p>604150</text:p>
          </table:table-cell>
          <table:table-cell office:value-type="string">
            <text:p>/news-updates/news/2012/feb/chia</text:p>
          </table:table-cell>
          <table:table-cell/>
        </table:table-row>
        <table:table-row table:style-name="ro1">
          <table:table-cell office:value-type="float" office:value="604154">
            <text:p>604154</text:p>
          </table:table-cell>
          <table:table-cell office:value-type="string">
            <text:p>/news-updates/news/2012/feb/algaloil</text:p>
          </table:table-cell>
          <table:table-cell/>
        </table:table-row>
        <table:table-row table:style-name="ro1">
          <table:table-cell office:value-type="float" office:value="604170">
            <text:p>604170</text:p>
          </table:table-cell>
          <table:table-cell office:value-type="string">
            <text:p>/wales/about-fsa-wales/cymru/newyddiondatgan/newyddion/archifnewcym/2012/chwef/rheolaethauswyddogol</text:p>
          </table:table-cell>
          <table:table-cell/>
        </table:table-row>
        <table:table-row table:style-name="ro1">
          <table:table-cell office:value-type="float" office:value="604177">
            <text:p>604177</text:p>
          </table:table-cell>
          <table:table-cell office:value-type="string">
            <text:p>/news-updates/news/2012/feb/mapcampy</text:p>
          </table:table-cell>
          <table:table-cell/>
        </table:table-row>
        <table:table-row table:style-name="ro1">
          <table:table-cell office:value-type="float" office:value="604203">
            <text:p>604203</text:p>
          </table:table-cell>
          <table:table-cell office:value-type="string">
            <text:p>/news-updates/news/2012/feb/febfsaenews</text:p>
          </table:table-cell>
          <table:table-cell/>
        </table:table-row>
        <table:table-row table:style-name="ro1">
          <table:table-cell office:value-type="float" office:value="604211">
            <text:p>604211</text:p>
          </table:table-cell>
          <table:table-cell office:value-type="string">
            <text:p>/news-updates/allergy-news/2012/feb/suryacakemix</text:p>
          </table:table-cell>
          <table:table-cell/>
        </table:table-row>
        <table:table-row table:style-name="ro1">
          <table:table-cell office:value-type="float" office:value="604313">
            <text:p>604313</text:p>
          </table:table-cell>
          <table:table-cell office:value-type="string">
            <text:p>/news-updates/news/2012/feb/dacorum</text:p>
          </table:table-cell>
          <table:table-cell/>
        </table:table-row>
        <table:table-row table:style-name="ro1">
          <table:table-cell office:value-type="float" office:value="604354">
            <text:p>604354</text:p>
          </table:table-cell>
          <table:table-cell office:value-type="string">
            <text:p>/news-updates/news/2012/mar/gacsmtg</text:p>
          </table:table-cell>
          <table:table-cell/>
        </table:table-row>
        <table:table-row table:style-name="ro1">
          <table:table-cell office:value-type="float" office:value="604442">
            <text:p>604442</text:p>
          </table:table-cell>
          <table:table-cell office:value-type="string">
            <text:p>/news-updates/allergy-news/2012/mar/nisamuffins</text:p>
          </table:table-cell>
          <table:table-cell/>
        </table:table-row>
        <table:table-row table:style-name="ro1">
          <table:table-cell office:value-type="float" office:value="604447">
            <text:p>604447</text:p>
          </table:table-cell>
          <table:table-cell office:value-type="string">
            <text:p>/news-updates/news/2012/mar/fhrsjoiners</text:p>
          </table:table-cell>
          <table:table-cell/>
        </table:table-row>
        <table:table-row table:style-name="ro2">
          <table:table-cell office:value-type="float" office:value="604547">
            <text:p>604547</text:p>
          </table:table-cell>
          <table:table-cell office:value-type="string">
            <text:p>/news-updates/news/2012/mar/colours</text:p>
          </table:table-cell>
          <table:table-cell/>
        </table:table-row>
        <table:table-row table:style-name="ro1">
          <table:table-cell office:value-type="float" office:value="604647">
            <text:p>604647</text:p>
          </table:table-cell>
          <table:table-cell office:value-type="string">
            <text:p>/news-updates/news/2012/mar/bandmsausages</text:p>
          </table:table-cell>
          <table:table-cell/>
        </table:table-row>
        <table:table-row table:style-name="ro1">
          <table:table-cell office:value-type="float" office:value="604695">
            <text:p>604695</text:p>
          </table:table-cell>
          <table:table-cell office:value-type="string">
            <text:p>/news-updates/allergy-news/2012/mar/morrisonsham</text:p>
          </table:table-cell>
          <table:table-cell/>
        </table:table-row>
        <table:table-row table:style-name="ro2">
          <table:table-cell office:value-type="float" office:value="604744">
            <text:p>604744</text:p>
          </table:table-cell>
          <table:table-cell office:value-type="string">
            <text:p>/news-updates/news/2012/mar/wfac15mar</text:p>
          </table:table-cell>
          <table:table-cell/>
        </table:table-row>
        <table:table-row table:style-name="ro1">
          <table:table-cell office:value-type="float" office:value="604752">
            <text:p>604752</text:p>
          </table:table-cell>
          <table:table-cell office:value-type="string">
            <text:p>/wales/about-fsa-wales/cymru/newyddiondatgan/newyddion/archifnewcym/2012/maw/wfac150312</text:p>
          </table:table-cell>
          <table:table-cell/>
        </table:table-row>
        <table:table-row table:style-name="ro1">
          <table:table-cell office:value-type="float" office:value="604825">
            <text:p>604825</text:p>
          </table:table-cell>
          <table:table-cell office:value-type="string">
            <text:p>/news-updates/news/2012/mar/jarrettcow</text:p>
          </table:table-cell>
          <table:table-cell/>
        </table:table-row>
        <table:table-row table:style-name="ro1">
          <table:table-cell office:value-type="float" office:value="604845">
            <text:p>604845</text:p>
          </table:table-cell>
          <table:table-cell office:value-type="string">
            <text:p>/news-updates/allergy-news/2012/mar/lituanica</text:p>
          </table:table-cell>
          <table:table-cell/>
        </table:table-row>
        <table:table-row table:style-name="ro1">
          <table:table-cell office:value-type="float" office:value="604981">
            <text:p>604981</text:p>
          </table:table-cell>
          <table:table-cell office:value-type="string">
            <text:p>/news-updates/news/2012/mar/brighton</text:p>
          </table:table-cell>
          <table:table-cell/>
        </table:table-row>
        <table:table-row table:style-name="ro2">
          <table:table-cell office:value-type="float" office:value="605038">
            <text:p>605038</text:p>
          </table:table-cell>
          <table:table-cell office:value-type="string">
            <text:p>/news-updates/news/2012/mar/ran</text:p>
          </table:table-cell>
          <table:table-cell/>
        </table:table-row>
        <table:table-row table:style-name="ro1">
          <table:table-cell office:value-type="float" office:value="605085">
            <text:p>605085</text:p>
          </table:table-cell>
          <table:table-cell office:value-type="string">
            <text:p>/news-updates/news/2012/mar/capreview</text:p>
          </table:table-cell>
          <table:table-cell/>
        </table:table-row>
        <table:table-row table:style-name="ro1">
          <table:table-cell office:value-type="float" office:value="605116">
            <text:p>605116</text:p>
          </table:table-cell>
          <table:table-cell office:value-type="string">
            <text:p>/news-updates/news/2012/mar/sfacmeeting</text:p>
          </table:table-cell>
          <table:table-cell/>
        </table:table-row>
        <table:table-row table:style-name="ro1">
          <table:table-cell office:value-type="float" office:value="605223">
            <text:p>605223</text:p>
          </table:table-cell>
          <table:table-cell office:value-type="string">
            <text:p>/news-updates/news/2012/mar/biotoxresearch</text:p>
          </table:table-cell>
          <table:table-cell/>
        </table:table-row>
        <table:table-row table:style-name="ro1">
          <table:table-cell office:value-type="float" office:value="605237">
            <text:p>605237</text:p>
          </table:table-cell>
          <table:table-cell office:value-type="string">
            <text:p>/news-updates/news/2012/mar/rawmilk</text:p>
          </table:table-cell>
          <table:table-cell/>
        </table:table-row>
        <table:table-row table:style-name="ro1">
          <table:table-cell office:value-type="float" office:value="605376">
            <text:p>605376</text:p>
          </table:table-cell>
          <table:table-cell office:value-type="string">
            <text:p>/wales/about-fsa-wales/cymru/newyddiondatgan/newyddion/archifnewcym/2012/maw/asidlactig</text:p>
          </table:table-cell>
          <table:table-cell/>
        </table:table-row>
        <table:table-row table:style-name="ro2">
          <table:table-cell office:value-type="float" office:value="605422">
            <text:p>605422</text:p>
          </table:table-cell>
          <table:table-cell office:value-type="string">
            <text:p>/news-updates/news/2012/mar/acafmeet7mar12</text:p>
          </table:table-cell>
          <table:table-cell/>
        </table:table-row>
        <table:table-row table:style-name="ro1">
          <table:table-cell office:value-type="float" office:value="605429">
            <text:p>605429</text:p>
          </table:table-cell>
          <table:table-cell office:value-type="string">
            <text:p>/news-updates/news/2012/mar/boguscalls</text:p>
          </table:table-cell>
          <table:table-cell/>
        </table:table-row>
        <table:table-row table:style-name="ro1">
          <table:table-cell office:value-type="float" office:value="605454">
            <text:p>605454</text:p>
          </table:table-cell>
          <table:table-cell office:value-type="string">
            <text:p>/news-updates/news/2012/mar/lacticacid</text:p>
          </table:table-cell>
          <table:table-cell/>
        </table:table-row>
        <table:table-row table:style-name="ro2">
          <table:table-cell office:value-type="float" office:value="605518">
            <text:p>605518</text:p>
          </table:table-cell>
          <table:table-cell office:value-type="string">
            <text:p>/news-updates/news/2012/mar/board</text:p>
          </table:table-cell>
          <table:table-cell/>
        </table:table-row>
        <table:table-row table:style-name="ro1">
          <table:table-cell office:value-type="float" office:value="605532">
            <text:p>605532</text:p>
          </table:table-cell>
          <table:table-cell office:value-type="string">
            <text:p>/wales/about-fsa-wales/cymru/newyddiondatgan/newyddion/archifnewcym/2012/maw/asidlactigcigeidion</text:p>
          </table:table-cell>
          <table:table-cell/>
        </table:table-row>
        <table:table-row table:style-name="ro2">
          <table:table-cell office:value-type="float" office:value="605602">
            <text:p>605602</text:p>
          </table:table-cell>
          <table:table-cell office:value-type="string">
            <text:p>/news-updates/news/2012/mar/605602</text:p>
          </table:table-cell>
          <table:table-cell/>
        </table:table-row>
        <table:table-row table:style-name="ro1">
          <table:table-cell office:value-type="float" office:value="605644">
            <text:p>605644</text:p>
          </table:table-cell>
          <table:table-cell office:value-type="string">
            <text:p>/news-updates/news/2012/mar/efsadata</text:p>
          </table:table-cell>
          <table:table-cell/>
        </table:table-row>
        <table:table-row table:style-name="ro1">
          <table:table-cell office:value-type="float" office:value="605700">
            <text:p>605700</text:p>
          </table:table-cell>
          <table:table-cell office:value-type="string">
            <text:p>/news-updates/allergy-news/2012/mar/suryaupdate</text:p>
          </table:table-cell>
          <table:table-cell/>
        </table:table-row>
        <table:table-row table:style-name="ro1">
          <table:table-cell office:value-type="float" office:value="605823">
            <text:p>605823</text:p>
          </table:table-cell>
          <table:table-cell office:value-type="string">
            <text:p>/news-updates/news/2012/mar/scotdiet</text:p>
          </table:table-cell>
          <table:table-cell/>
        </table:table-row>
        <table:table-row table:style-name="ro1">
          <table:table-cell office:value-type="float" office:value="605843">
            <text:p>605843</text:p>
          </table:table-cell>
          <table:table-cell office:value-type="string">
            <text:p>/news-updates/news/2012/mar/fhrs-launches</text:p>
          </table:table-cell>
          <table:table-cell/>
        </table:table-row>
        <table:table-row table:style-name="ro2">
          <table:table-cell office:value-type="float" office:value="606435">
            <text:p>606435</text:p>
          </table:table-cell>
          <table:table-cell office:value-type="string">
            <text:p>/news-updates/recalls-news/2012/mar/turkey</text:p>
          </table:table-cell>
          <table:table-cell/>
        </table:table-row>
        <table:table-row table:style-name="ro1">
          <table:table-cell office:value-type="float" office:value="606498">
            <text:p>606498</text:p>
          </table:table-cell>
          <table:table-cell office:value-type="string">
            <text:p>/news-updates/news/2012/mar/chernobyl</text:p>
          </table:table-cell>
          <table:table-cell/>
        </table:table-row>
        <table:table-row table:style-name="ro1">
          <table:table-cell office:value-type="float" office:value="606537">
            <text:p>606537</text:p>
          </table:table-cell>
          <table:table-cell office:value-type="string">
            <text:p>/wales/about-fsa-wales/cymru/newyddiondatgan/newyddion/archifnewcym/2012/maw/chernobylcym</text:p>
          </table:table-cell>
          <table:table-cell/>
        </table:table-row>
        <table:table-row table:style-name="ro1">
          <table:table-cell office:value-type="float" office:value="606657">
            <text:p>606657</text:p>
          </table:table-cell>
          <table:table-cell office:value-type="string">
            <text:p>/news-updates/allergy-news/2012/mar/mustardham</text:p>
          </table:table-cell>
          <table:table-cell/>
        </table:table-row>
        <table:table-row table:style-name="ro1">
          <table:table-cell office:value-type="float" office:value="606747">
            <text:p>606747</text:p>
          </table:table-cell>
          <table:table-cell office:value-type="string">
            <text:p>/news-updates/news/2012/mar/auditreports</text:p>
          </table:table-cell>
          <table:table-cell/>
        </table:table-row>
        <table:table-row table:style-name="ro1">
          <table:table-cell office:value-type="float" office:value="606753">
            <text:p>606753</text:p>
          </table:table-cell>
          <table:table-cell office:value-type="string">
            <text:p>/news-updates/news/2012/mar/olympicsstalls</text:p>
          </table:table-cell>
          <table:table-cell/>
        </table:table-row>
        <table:table-row table:style-name="ro1">
          <table:table-cell office:value-type="float" office:value="606898">
            <text:p>606898</text:p>
          </table:table-cell>
          <table:table-cell office:value-type="string">
            <text:p>/news-updates/recalls-news/2012/mar/ellascottagepie</text:p>
          </table:table-cell>
          <table:table-cell/>
        </table:table-row>
        <table:table-row table:style-name="ro1">
          <table:table-cell office:value-type="float" office:value="607040">
            <text:p>607040</text:p>
          </table:table-cell>
          <table:table-cell office:value-type="string">
            <text:p>/news-updates/news/2012/mar/fhrs-200-local-authorities</text:p>
          </table:table-cell>
          <table:table-cell/>
        </table:table-row>
        <table:table-row table:style-name="ro2">
          <table:table-cell office:value-type="float" office:value="607184">
            <text:p>607184</text:p>
          </table:table-cell>
          <table:table-cell office:value-type="string">
            <text:p>/news-updates/news/2012/mar/dairy</text:p>
          </table:table-cell>
          <table:table-cell/>
        </table:table-row>
        <table:table-row table:style-name="ro2">
          <table:table-cell office:value-type="float" office:value="607323">
            <text:p>607323</text:p>
          </table:table-cell>
          <table:table-cell office:value-type="string">
            <text:p>/news-updates/news/2012/mar/bis</text:p>
          </table:table-cell>
          <table:table-cell/>
        </table:table-row>
        <table:table-row table:style-name="ro2">
          <table:table-cell office:value-type="float" office:value="607366">
            <text:p>607366</text:p>
          </table:table-cell>
          <table:table-cell office:value-type="string">
            <text:p>/news-updates/news/2012/mar/mistral</text:p>
          </table:table-cell>
          <table:table-cell/>
        </table:table-row>
        <table:table-row table:style-name="ro1">
          <table:table-cell office:value-type="float" office:value="607382">
            <text:p>607382</text:p>
          </table:table-cell>
          <table:table-cell office:value-type="string">
            <text:p>/news-updates/allergy-news/2012/mar/samosas</text:p>
          </table:table-cell>
          <table:table-cell/>
        </table:table-row>
        <table:table-row table:style-name="ro1">
          <table:table-cell office:value-type="float" office:value="607422">
            <text:p>607422</text:p>
          </table:table-cell>
          <table:table-cell office:value-type="string">
            <text:p>/news-updates/news/2012/mar/fsas-call</text:p>
          </table:table-cell>
          <table:table-cell/>
        </table:table-row>
        <table:table-row table:style-name="ro1">
          <table:table-cell office:value-type="float" office:value="607435">
            <text:p>607435</text:p>
          </table:table-cell>
          <table:table-cell office:value-type="string">
            <text:p>/wales/about-fsa-wales/cymru/newyddiondatgan/newyddion/archifnewcym/2012/maw/rhybuddmistral</text:p>
          </table:table-cell>
          <table:table-cell/>
        </table:table-row>
        <table:table-row table:style-name="ro2">
          <table:table-cell office:value-type="float" office:value="607454">
            <text:p>607454</text:p>
          </table:table-cell>
          <table:table-cell office:value-type="string">
            <text:p>/news-updates/news/2012/mar/march-research</text:p>
          </table:table-cell>
          <table:table-cell/>
        </table:table-row>
        <table:table-row table:style-name="ro2">
          <table:table-cell office:value-type="float" office:value="607520">
            <text:p>607520</text:p>
          </table:table-cell>
          <table:table-cell office:value-type="string">
            <text:p>/news-updates/allergy-news/2012/mar/ravioli</text:p>
          </table:table-cell>
          <table:table-cell/>
        </table:table-row>
        <table:table-row table:style-name="ro1">
          <table:table-cell office:value-type="float" office:value="607542">
            <text:p>607542</text:p>
          </table:table-cell>
          <table:table-cell office:value-type="string">
            <text:p>/news-updates/allergy-news/2012/mar/manning-impex</text:p>
          </table:table-cell>
          <table:table-cell/>
        </table:table-row>
        <table:table-row table:style-name="ro1">
          <table:table-cell office:value-type="float" office:value="607606">
            <text:p>607606</text:p>
          </table:table-cell>
          <table:table-cell office:value-type="string">
            <text:p>/news-updates/news/2012/mar/fsaenewsmarch</text:p>
          </table:table-cell>
          <table:table-cell/>
        </table:table-row>
        <table:table-row table:style-name="ro1">
          <table:table-cell office:value-type="float" office:value="607627">
            <text:p>607627</text:p>
          </table:table-cell>
          <table:table-cell office:value-type="string">
            <text:p>/news-updates/news/2012/apr/bite8</text:p>
          </table:table-cell>
          <table:table-cell/>
        </table:table-row>
        <table:table-row table:style-name="ro1">
          <table:table-cell office:value-type="float" office:value="607791">
            <text:p>607791</text:p>
          </table:table-cell>
          <table:table-cell office:value-type="string">
            <text:p>/news-updates/news/2012/apr/playitsafe</text:p>
          </table:table-cell>
          <table:table-cell/>
        </table:table-row>
        <table:table-row table:style-name="ro1">
          <table:table-cell office:value-type="float" office:value="608049">
            <text:p>608049</text:p>
          </table:table-cell>
          <table:table-cell office:value-type="string">
            <text:p>/news-updates/news/2012/apr/nimanual</text:p>
          </table:table-cell>
          <table:table-cell/>
        </table:table-row>
        <table:table-row table:style-name="ro1">
          <table:table-cell office:value-type="float" office:value="608058">
            <text:p>608058</text:p>
          </table:table-cell>
          <table:table-cell office:value-type="string">
            <text:p>/news-updates/news/2012/apr/meatcosts</text:p>
          </table:table-cell>
          <table:table-cell/>
        </table:table-row>
        <table:table-row table:style-name="ro1">
          <table:table-cell office:value-type="float" office:value="608094">
            <text:p>608094</text:p>
          </table:table-cell>
          <table:table-cell office:value-type="string">
            <text:p>/wales/about-fsa-wales/cymru/newyddiondatgan/newyddion/archifnewcym/2012/ebrill/ymgyrcholympaidd</text:p>
          </table:table-cell>
          <table:table-cell/>
        </table:table-row>
        <table:table-row table:style-name="ro1">
          <table:table-cell office:value-type="float" office:value="608097">
            <text:p>608097</text:p>
          </table:table-cell>
          <table:table-cell office:value-type="string">
            <text:p>/news-updates/news/2012/apr/ni-sampling-report</text:p>
          </table:table-cell>
          <table:table-cell/>
        </table:table-row>
        <table:table-row table:style-name="ro1">
          <table:table-cell office:value-type="float" office:value="608127">
            <text:p>608127</text:p>
          </table:table-cell>
          <table:table-cell office:value-type="string">
            <text:p>/news-updates/news/2012/apr/scudamore</text:p>
          </table:table-cell>
          <table:table-cell/>
        </table:table-row>
        <table:table-row table:style-name="ro1">
          <table:table-cell office:value-type="float" office:value="608135">
            <text:p>608135</text:p>
          </table:table-cell>
          <table:table-cell office:value-type="string">
            <text:p>/news-updates/allergy-news/2012/apr/twifoods</text:p>
          </table:table-cell>
          <table:table-cell/>
        </table:table-row>
        <table:table-row table:style-name="ro1">
          <table:table-cell office:value-type="float" office:value="608222">
            <text:p>608222</text:p>
          </table:table-cell>
          <table:table-cell office:value-type="string">
            <text:p>/news-updates/news/2012/apr/dsm</text:p>
          </table:table-cell>
          <table:table-cell/>
        </table:table-row>
        <table:table-row table:style-name="ro1">
          <table:table-cell office:value-type="float" office:value="608250">
            <text:p>608250</text:p>
          </table:table-cell>
          <table:table-cell office:value-type="string">
            <text:p>/news-updates/news/2012/apr/social-science-research-comm</text:p>
          </table:table-cell>
          <table:table-cell/>
        </table:table-row>
        <table:table-row table:style-name="ro1">
          <table:table-cell office:value-type="float" office:value="608255">
            <text:p>608255</text:p>
          </table:table-cell>
          <table:table-cell office:value-type="string">
            <text:p>/wales/about-fsa-wales/cymru/newyddiondatgan/newyddion/archifnewcym/2012/ebrill/scudamore</text:p>
          </table:table-cell>
          <table:table-cell/>
        </table:table-row>
        <table:table-row table:style-name="ro1">
          <table:table-cell office:value-type="float" office:value="608259">
            <text:p>608259</text:p>
          </table:table-cell>
          <table:table-cell office:value-type="string">
            <text:p>/news-updates/news/2012/apr/acmsfmembs</text:p>
          </table:table-cell>
          <table:table-cell/>
        </table:table-row>
        <table:table-row table:style-name="ro1">
          <table:table-cell office:value-type="float" office:value="608314">
            <text:p>608314</text:p>
          </table:table-cell>
          <table:table-cell office:value-type="string">
            <text:p>/news-updates/news/2012/apr/nsewfuture</text:p>
          </table:table-cell>
          <table:table-cell/>
        </table:table-row>
        <table:table-row table:style-name="ro1">
          <table:table-cell office:value-type="float" office:value="608355">
            <text:p>608355</text:p>
          </table:table-cell>
          <table:table-cell office:value-type="string">
            <text:p>/news-updates/news/2012/apr/glitter</text:p>
          </table:table-cell>
          <table:table-cell/>
        </table:table-row>
        <table:table-row table:style-name="ro1">
          <table:table-cell office:value-type="float" office:value="608379">
            <text:p>608379</text:p>
          </table:table-cell>
          <table:table-cell office:value-type="string">
            <text:p>/news-updates/allergy-news/2012/apr/cremedor</text:p>
          </table:table-cell>
          <table:table-cell/>
        </table:table-row>
        <table:table-row table:style-name="ro1">
          <table:table-cell office:value-type="float" office:value="608457">
            <text:p>608457</text:p>
          </table:table-cell>
          <table:table-cell office:value-type="string">
            <text:p>/news-updates/allergy-news/2012/apr/musgraveupdate</text:p>
          </table:table-cell>
          <table:table-cell/>
        </table:table-row>
        <table:table-row table:style-name="ro1">
          <table:table-cell office:value-type="float" office:value="608607">
            <text:p>608607</text:p>
          </table:table-cell>
          <table:table-cell office:value-type="string">
            <text:p>/news-updates/news/2012/apr/novovirus</text:p>
          </table:table-cell>
          <table:table-cell/>
        </table:table-row>
        <table:table-row table:style-name="ro1">
          <table:table-cell office:value-type="float" office:value="608723">
            <text:p>608723</text:p>
          </table:table-cell>
          <table:table-cell office:value-type="string">
            <text:p>/news-updates/news/2012/apr/fhrs-250-local-authorities</text:p>
          </table:table-cell>
          <table:table-cell/>
        </table:table-row>
        <table:table-row table:style-name="ro1">
          <table:table-cell office:value-type="float" office:value="608775">
            <text:p>608775</text:p>
          </table:table-cell>
          <table:table-cell office:value-type="string">
            <text:p>/news-updates/news/2012/apr/acrylamide</text:p>
          </table:table-cell>
          <table:table-cell/>
        </table:table-row>
        <table:table-row table:style-name="ro1">
          <table:table-cell office:value-type="float" office:value="609436">
            <text:p>609436</text:p>
          </table:table-cell>
          <table:table-cell office:value-type="string">
            <text:p>/news-updates/news/2012/apr/campycall</text:p>
          </table:table-cell>
          <table:table-cell/>
        </table:table-row>
        <table:table-row table:style-name="ro1">
          <table:table-cell office:value-type="float" office:value="609596">
            <text:p>609596</text:p>
          </table:table-cell>
          <table:table-cell office:value-type="string">
            <text:p>/news-updates/news/2012/apr/calorieresearch</text:p>
          </table:table-cell>
          <table:table-cell/>
        </table:table-row>
        <table:table-row table:style-name="ro1">
          <table:table-cell office:value-type="float" office:value="609638">
            <text:p>609638</text:p>
          </table:table-cell>
          <table:table-cell office:value-type="string">
            <text:p>/news-updates/news/2012/apr/octender</text:p>
          </table:table-cell>
          <table:table-cell/>
        </table:table-row>
        <table:table-row table:style-name="ro1">
          <table:table-cell office:value-type="float" office:value="609861">
            <text:p>609861</text:p>
          </table:table-cell>
          <table:table-cell office:value-type="string">
            <text:p>/news-updates/news/2012/apr/calwise</text:p>
          </table:table-cell>
          <table:table-cell/>
        </table:table-row>
        <table:table-row table:style-name="ro1">
          <table:table-cell office:value-type="float" office:value="609923">
            <text:p>609923</text:p>
          </table:table-cell>
          <table:table-cell office:value-type="string">
            <text:p>/news-updates/news/2012/apr/dropvodka</text:p>
          </table:table-cell>
          <table:table-cell/>
        </table:table-row>
        <table:table-row table:style-name="ro1">
          <table:table-cell office:value-type="float" office:value="610127">
            <text:p>610127</text:p>
          </table:table-cell>
          <table:table-cell office:value-type="string">
            <text:p>/news-updates/news/2012/apr/reportlaems</text:p>
          </table:table-cell>
          <table:table-cell/>
        </table:table-row>
        <table:table-row table:style-name="ro1">
          <table:table-cell office:value-type="float" office:value="610277">
            <text:p>610277</text:p>
          </table:table-cell>
          <table:table-cell office:value-type="string">
            <text:p>/news-updates/news/2012/apr/fined</text:p>
          </table:table-cell>
          <table:table-cell/>
        </table:table-row>
        <table:table-row table:style-name="ro1">
          <table:table-cell office:value-type="float" office:value="610426">
            <text:p>610426</text:p>
          </table:table-cell>
          <table:table-cell office:value-type="string">
            <text:p>/news-updates/news/2012/apr/dsm-guidance</text:p>
          </table:table-cell>
          <table:table-cell/>
        </table:table-row>
        <table:table-row table:style-name="ro1">
          <table:table-cell office:value-type="float" office:value="610500">
            <text:p>610500</text:p>
          </table:table-cell>
          <table:table-cell office:value-type="string">
            <text:p>/news-updates/news/2012/apr/reblochon</text:p>
          </table:table-cell>
          <table:table-cell/>
        </table:table-row>
        <table:table-row table:style-name="ro1">
          <table:table-cell office:value-type="float" office:value="610522">
            <text:p>610522</text:p>
          </table:table-cell>
          <table:table-cell office:value-type="string">
            <text:p>/news-updates/recalls-news/2012/apr/illicit-vodka</text:p>
          </table:table-cell>
          <table:table-cell/>
        </table:table-row>
        <table:table-row table:style-name="ro1">
          <table:table-cell office:value-type="float" office:value="610588">
            <text:p>610588</text:p>
          </table:table-cell>
          <table:table-cell office:value-type="string">
            <text:p>/news-updates/news/2012/apr/fsaenewsap12</text:p>
          </table:table-cell>
          <table:table-cell/>
        </table:table-row>
        <table:table-row table:style-name="ro2">
          <table:table-cell office:value-type="float" office:value="610663">
            <text:p>610663</text:p>
          </table:table-cell>
          <table:table-cell office:value-type="string">
            <text:p>/news-updates/news/2012/may/nifac2012</text:p>
          </table:table-cell>
          <table:table-cell/>
        </table:table-row>
        <table:table-row table:style-name="ro1">
          <table:table-cell office:value-type="float" office:value="610854">
            <text:p>610854</text:p>
          </table:table-cell>
          <table:table-cell office:value-type="string">
            <text:p>/news-updates/recalls-news/2012/may/tropicana</text:p>
          </table:table-cell>
          <table:table-cell/>
        </table:table-row>
        <table:table-row table:style-name="ro2">
          <table:table-cell office:value-type="float" office:value="611175">
            <text:p>611175</text:p>
          </table:table-cell>
          <table:table-cell office:value-type="string">
            <text:p>/news-updates/news/2012/may/welshfacm170512</text:p>
          </table:table-cell>
          <table:table-cell/>
        </table:table-row>
        <table:table-row table:style-name="ro1">
          <table:table-cell office:value-type="float" office:value="611230">
            <text:p>611230</text:p>
          </table:table-cell>
          <table:table-cell office:value-type="string">
            <text:p>/wales/about-fsa-wales/cymru/newyddiondatgan/newyddion/archifnewcym/2012/mai/cyfarfodwfacmai2012</text:p>
          </table:table-cell>
          <table:table-cell/>
        </table:table-row>
        <table:table-row table:style-name="ro1">
          <table:table-cell office:value-type="float" office:value="611235">
            <text:p>611235</text:p>
          </table:table-cell>
          <table:table-cell office:value-type="string">
            <text:p>/news-updates/news/2012/may/occontract</text:p>
          </table:table-cell>
          <table:table-cell/>
        </table:table-row>
        <table:table-row table:style-name="ro1">
          <table:table-cell office:value-type="float" office:value="611246">
            <text:p>611246</text:p>
          </table:table-cell>
          <table:table-cell office:value-type="string">
            <text:p>/news-updates/news/2012/may/dalgetyrestrict</text:p>
          </table:table-cell>
          <table:table-cell/>
        </table:table-row>
        <table:table-row table:style-name="ro1">
          <table:table-cell office:value-type="float" office:value="611255">
            <text:p>611255</text:p>
          </table:table-cell>
          <table:table-cell office:value-type="string">
            <text:p>/news-updates/news/2012/may/methylcellulose</text:p>
          </table:table-cell>
          <table:table-cell/>
        </table:table-row>
        <table:table-row table:style-name="ro2">
          <table:table-cell office:value-type="float" office:value="611304">
            <text:p>611304</text:p>
          </table:table-cell>
          <table:table-cell office:value-type="string">
            <text:p>/news-updates/news/2012/may/reg-review</text:p>
          </table:table-cell>
          <table:table-cell/>
        </table:table-row>
        <table:table-row table:style-name="ro1">
          <table:table-cell office:value-type="float" office:value="611504">
            <text:p>611504</text:p>
          </table:table-cell>
          <table:table-cell office:value-type="string">
            <text:p>/news-updates/news/2012/may/fhrs-research</text:p>
          </table:table-cell>
          <table:table-cell/>
        </table:table-row>
        <table:table-row table:style-name="ro1">
          <table:table-cell office:value-type="float" office:value="611598">
            <text:p>611598</text:p>
          </table:table-cell>
          <table:table-cell office:value-type="string">
            <text:p>/news-updates/news/2012/may/boardapps</text:p>
          </table:table-cell>
          <table:table-cell/>
        </table:table-row>
        <table:table-row table:style-name="ro2">
          <table:table-cell office:value-type="float" office:value="611613">
            <text:p>611613</text:p>
          </table:table-cell>
          <table:table-cell office:value-type="string">
            <text:p>/news-updates/news/2012/may/scot-food-advisory-meeting</text:p>
          </table:table-cell>
          <table:table-cell/>
        </table:table-row>
        <table:table-row table:style-name="ro2">
          <table:table-cell office:value-type="float" office:value="611633">
            <text:p>611633</text:p>
          </table:table-cell>
          <table:table-cell office:value-type="string">
            <text:p>/news-updates/news/2012/may/board-meeting</text:p>
          </table:table-cell>
          <table:table-cell/>
        </table:table-row>
        <table:table-row table:style-name="ro1">
          <table:table-cell office:value-type="float" office:value="611730">
            <text:p>611730</text:p>
          </table:table-cell>
          <table:table-cell office:value-type="string">
            <text:p>/news-updates/news/2012/may/research-april</text:p>
          </table:table-cell>
          <table:table-cell/>
        </table:table-row>
        <table:table-row table:style-name="ro2">
          <table:table-cell office:value-type="float" office:value="611825">
            <text:p>611825</text:p>
          </table:table-cell>
          <table:table-cell office:value-type="string">
            <text:p>/news-updates/news/2012/may/novel-baker-yeast</text:p>
          </table:table-cell>
          <table:table-cell/>
        </table:table-row>
        <table:table-row table:style-name="ro2">
          <table:table-cell office:value-type="float" office:value="611896">
            <text:p>611896</text:p>
          </table:table-cell>
          <table:table-cell office:value-type="string">
            <text:p>/news-updates/recalls-news/2012/may/teacakes</text:p>
          </table:table-cell>
          <table:table-cell/>
        </table:table-row>
        <table:table-row table:style-name="ro2">
          <table:table-cell office:value-type="float" office:value="612004">
            <text:p>612004</text:p>
          </table:table-cell>
          <table:table-cell office:value-type="string">
            <text:p>/news-updates/news/2012/may/2012toolkit</text:p>
          </table:table-cell>
          <table:table-cell/>
        </table:table-row>
        <table:table-row table:style-name="ro2">
          <table:table-cell office:value-type="float" office:value="612010">
            <text:p>612010</text:p>
          </table:table-cell>
          <table:table-cell office:value-type="string">
            <text:p>/news-updates/news/2012/may/food-hygiene-videos</text:p>
          </table:table-cell>
          <table:table-cell/>
        </table:table-row>
        <table:table-row table:style-name="ro2">
          <table:table-cell office:value-type="float" office:value="612115">
            <text:p>612115</text:p>
          </table:table-cell>
          <table:table-cell office:value-type="string">
            <text:p>/news-updates/news/2012/may/front-of-pack</text:p>
          </table:table-cell>
          <table:table-cell/>
        </table:table-row>
        <table:table-row table:style-name="ro1">
          <table:table-cell office:value-type="float" office:value="612267">
            <text:p>612267</text:p>
          </table:table-cell>
          <table:table-cell office:value-type="string">
            <text:p>/wales/about-fsa-wales/cymru/newyddiondatgan/newyddion/archifnewcym/2012/mai/fideoshylendidarlein</text:p>
          </table:table-cell>
          <table:table-cell/>
        </table:table-row>
        <table:table-row table:style-name="ro1">
          <table:table-cell office:value-type="float" office:value="612335">
            <text:p>612335</text:p>
          </table:table-cell>
          <table:table-cell office:value-type="string">
            <text:p>/news-updates/news/2012/may/shellfishtest</text:p>
          </table:table-cell>
          <table:table-cell/>
        </table:table-row>
        <table:table-row table:style-name="ro1">
          <table:table-cell office:value-type="float" office:value="612349">
            <text:p>612349</text:p>
          </table:table-cell>
          <table:table-cell office:value-type="string">
            <text:p>/wales/about-fsa-wales/cymru/newyddiondatgan/newyddion/archifnewcym/2012/mai/biobrofionarlygod</text:p>
          </table:table-cell>
          <table:table-cell/>
        </table:table-row>
        <table:table-row table:style-name="ro1">
          <table:table-cell office:value-type="float" office:value="612534">
            <text:p>612534</text:p>
          </table:table-cell>
          <table:table-cell office:value-type="string">
            <text:p>/news-updates/news/2012/may/acnfp-members</text:p>
          </table:table-cell>
          <table:table-cell/>
        </table:table-row>
        <table:table-row table:style-name="ro1">
          <table:table-cell office:value-type="float" office:value="612553">
            <text:p>612553</text:p>
          </table:table-cell>
          <table:table-cell office:value-type="string">
            <text:p>/news-updates/allergy-news/2012/may/carrotcake</text:p>
          </table:table-cell>
          <table:table-cell/>
        </table:table-row>
        <table:table-row table:style-name="ro1">
          <table:table-cell office:value-type="float" office:value="612573">
            <text:p>612573</text:p>
          </table:table-cell>
          <table:table-cell office:value-type="string">
            <text:p>/news-updates/news/2012/may/sparrice</text:p>
          </table:table-cell>
          <table:table-cell/>
        </table:table-row>
        <table:table-row table:style-name="ro1">
          <table:table-cell office:value-type="float" office:value="612672">
            <text:p>612672</text:p>
          </table:table-cell>
          <table:table-cell office:value-type="string">
            <text:p>/news-updates/news/2012/may/rvc-trainee</text:p>
          </table:table-cell>
          <table:table-cell/>
        </table:table-row>
        <table:table-row table:style-name="ro1">
          <table:table-cell office:value-type="float" office:value="612675">
            <text:p>612675</text:p>
          </table:table-cell>
          <table:table-cell office:value-type="string">
            <text:p>/news-updates/news/2012/may/streetparties</text:p>
          </table:table-cell>
          <table:table-cell/>
        </table:table-row>
        <table:table-row table:style-name="ro1">
          <table:table-cell office:value-type="float" office:value="612731">
            <text:p>612731</text:p>
          </table:table-cell>
          <table:table-cell office:value-type="string">
            <text:p>/wales/about-fsa-wales/cymru/newyddiondatgan/newyddion/archifnewcym/2012/mai/cyhoeddiymchwil</text:p>
          </table:table-cell>
          <table:table-cell/>
        </table:table-row>
        <table:table-row table:style-name="ro1">
          <table:table-cell office:value-type="float" office:value="612822">
            <text:p>612822</text:p>
          </table:table-cell>
          <table:table-cell office:value-type="string">
            <text:p>/news-updates/news/2012/may/listresearch</text:p>
          </table:table-cell>
          <table:table-cell/>
        </table:table-row>
        <table:table-row table:style-name="ro1">
          <table:table-cell office:value-type="float" office:value="612837">
            <text:p>612837</text:p>
          </table:table-cell>
          <table:table-cell office:value-type="string">
            <text:p>/wales/about-fsa-wales/cymru/newyddiondatgan/newyddion/archifnewcym/2012/mai/partionstryd</text:p>
          </table:table-cell>
          <table:table-cell/>
        </table:table-row>
        <table:table-row table:style-name="ro2">
          <table:table-cell office:value-type="float" office:value="612894">
            <text:p>612894</text:p>
          </table:table-cell>
          <table:table-cell office:value-type="string">
            <text:p>/news-updates/news/2012/may/dsm-guidance2</text:p>
          </table:table-cell>
          <table:table-cell/>
        </table:table-row>
        <table:table-row table:style-name="ro2">
          <table:table-cell office:value-type="float" office:value="612966">
            <text:p>612966</text:p>
          </table:table-cell>
          <table:table-cell office:value-type="string">
            <text:p>/news-updates/news/2012/may/annual-report-of-incidents</text:p>
          </table:table-cell>
          <table:table-cell/>
        </table:table-row>
        <table:table-row table:style-name="ro1">
          <table:table-cell office:value-type="float" office:value="612995">
            <text:p>612995</text:p>
          </table:table-cell>
          <table:table-cell office:value-type="string">
            <text:p>/wales/about-fsa-wales/cymru/newyddiondatgan/newyddion/archifnewcym/2012/mai/cynllungorfodolcyntaf</text:p>
          </table:table-cell>
          <table:table-cell/>
        </table:table-row>
        <table:table-row table:style-name="ro1">
          <table:table-cell office:value-type="float" office:value="613003">
            <text:p>613003</text:p>
          </table:table-cell>
          <table:table-cell office:value-type="string">
            <text:p>/news-updates/news/2012/may/fhrs-wales</text:p>
          </table:table-cell>
          <table:table-cell/>
        </table:table-row>
        <table:table-row table:style-name="ro1">
          <table:table-cell office:value-type="float" office:value="613179">
            <text:p>613179</text:p>
          </table:table-cell>
          <table:table-cell office:value-type="string">
            <text:p>/news-updates/news/2012/may/mayenews</text:p>
          </table:table-cell>
          <table:table-cell/>
        </table:table-row>
        <table:table-row table:style-name="ro1">
          <table:table-cell office:value-type="float" office:value="613189">
            <text:p>613189</text:p>
          </table:table-cell>
          <table:table-cell office:value-type="string">
            <text:p>/wales/about-fsa-wales/cymru/newyddiondatgan/newyddion/archifnewcym/2012/mai/digwyddiadaubwyd</text:p>
          </table:table-cell>
          <table:table-cell/>
        </table:table-row>
        <table:table-row table:style-name="ro1">
          <table:table-cell office:value-type="float" office:value="613273">
            <text:p>613273</text:p>
          </table:table-cell>
          <table:table-cell office:value-type="string">
            <text:p>/news-updates/news/2012/jun/crypto</text:p>
          </table:table-cell>
          <table:table-cell/>
        </table:table-row>
        <table:table-row table:style-name="ro1">
          <table:table-cell office:value-type="float" office:value="613282">
            <text:p>613282</text:p>
          </table:table-cell>
          <table:table-cell office:value-type="string">
            <text:p>/news-updates/news/2012/jun/sfaccancel</text:p>
          </table:table-cell>
          <table:table-cell/>
        </table:table-row>
        <table:table-row table:style-name="ro1">
          <table:table-cell office:value-type="float" office:value="613326">
            <text:p>613326</text:p>
          </table:table-cell>
          <table:table-cell office:value-type="string">
            <text:p>/news-updates/news/2012/jun/gacsapp</text:p>
          </table:table-cell>
          <table:table-cell/>
        </table:table-row>
        <table:table-row table:style-name="ro1">
          <table:table-cell office:value-type="float" office:value="613367">
            <text:p>613367</text:p>
          </table:table-cell>
          <table:table-cell office:value-type="string">
            <text:p>/news-updates/news/2012/jun/minoils</text:p>
          </table:table-cell>
          <table:table-cell/>
        </table:table-row>
        <table:table-row table:style-name="ro1">
          <table:table-cell office:value-type="float" office:value="613374">
            <text:p>613374</text:p>
          </table:table-cell>
          <table:table-cell office:value-type="string">
            <text:p>/wales/about-fsa-wales/cymru/newyddiondatgan/newyddion/archifnewcym/2012/meh/ymatebyrasb</text:p>
          </table:table-cell>
          <table:table-cell/>
        </table:table-row>
        <table:table-row table:style-name="ro1">
          <table:table-cell office:value-type="float" office:value="613421">
            <text:p>613421</text:p>
          </table:table-cell>
          <table:table-cell office:value-type="string">
            <text:p>/wales/about-fsa-wales/cymru/newyddiondatgan/newyddion/archifnewcym/2012/meh/canslowfac</text:p>
          </table:table-cell>
          <table:table-cell/>
        </table:table-row>
        <table:table-row table:style-name="ro1">
          <table:table-cell office:value-type="float" office:value="613464">
            <text:p>613464</text:p>
          </table:table-cell>
          <table:table-cell office:value-type="string">
            <text:p>/news-updates/news/2012/jun/research-may12</text:p>
          </table:table-cell>
          <table:table-cell/>
        </table:table-row>
        <table:table-row table:style-name="ro1">
          <table:table-cell office:value-type="float" office:value="613478">
            <text:p>613478</text:p>
          </table:table-cell>
          <table:table-cell office:value-type="string">
            <text:p>/news-updates/news/2012/jun/wfacmeet</text:p>
          </table:table-cell>
          <table:table-cell/>
        </table:table-row>
        <table:table-row table:style-name="ro1">
          <table:table-cell office:value-type="float" office:value="613501">
            <text:p>613501</text:p>
          </table:table-cell>
          <table:table-cell office:value-type="string">
            <text:p>/news-updates/news/2012/jun/nifac-meeting-cancelled</text:p>
          </table:table-cell>
          <table:table-cell/>
        </table:table-row>
        <table:table-row table:style-name="ro1">
          <table:table-cell office:value-type="float" office:value="613583">
            <text:p>613583</text:p>
          </table:table-cell>
          <table:table-cell office:value-type="string">
            <text:p>/news-updates/news/2012/jun/boardmeetjune</text:p>
          </table:table-cell>
          <table:table-cell/>
        </table:table-row>
        <table:table-row table:style-name="ro1">
          <table:table-cell office:value-type="float" office:value="613641">
            <text:p>613641</text:p>
          </table:table-cell>
          <table:table-cell office:value-type="string">
            <text:p>/northern-ireland/news-updates/news/2012/jun/food-safety-week</text:p>
          </table:table-cell>
          <table:table-cell/>
        </table:table-row>
        <table:table-row table:style-name="ro1">
          <table:table-cell office:value-type="float" office:value="613666">
            <text:p>613666</text:p>
          </table:table-cell>
          <table:table-cell office:value-type="string">
            <text:p>/wales/about-fsa-wales/cymru/newyddiondatgan/newyddion/archifnewcym/2012/meh/risgdiogbwydarbedarian</text:p>
          </table:table-cell>
          <table:table-cell/>
        </table:table-row>
        <table:table-row table:style-name="ro1">
          <table:table-cell office:value-type="float" office:value="613820">
            <text:p>613820</text:p>
          </table:table-cell>
          <table:table-cell office:value-type="string">
            <text:p>/wales/about-fsa-wales/cymru/newyddiondatgan/newyddion/archifnewcym/2012/meh/cyfarfodybwrdd</text:p>
          </table:table-cell>
          <table:table-cell/>
        </table:table-row>
        <table:table-row table:style-name="ro1">
          <table:table-cell office:value-type="float" office:value="613856">
            <text:p>613856</text:p>
          </table:table-cell>
          <table:table-cell office:value-type="string">
            <text:p>/news-updates/news/2012/jun/fswni</text:p>
          </table:table-cell>
          <table:table-cell/>
        </table:table-row>
        <table:table-row table:style-name="ro1">
          <table:table-cell office:value-type="float" office:value="613959">
            <text:p>613959</text:p>
          </table:table-cell>
          <table:table-cell office:value-type="string">
            <text:p>/news-updates/news/2012/jun/elmkirk-limited-prosecution</text:p>
          </table:table-cell>
          <table:table-cell/>
        </table:table-row>
        <table:table-row table:style-name="ro1">
          <table:table-cell office:value-type="float" office:value="613973">
            <text:p>613973</text:p>
          </table:table-cell>
          <table:table-cell office:value-type="string">
            <text:p>/news-updates/recalls-news/2012/jun/chokablok-ice-cream-recalled</text:p>
          </table:table-cell>
          <table:table-cell/>
        </table:table-row>
        <table:table-row table:style-name="ro1">
          <table:table-cell office:value-type="float" office:value="614006">
            <text:p>614006</text:p>
          </table:table-cell>
          <table:table-cell office:value-type="string">
            <text:p>/news-updates/news/2012/jun/metals-procurement</text:p>
          </table:table-cell>
          <table:table-cell/>
        </table:table-row>
        <table:table-row table:style-name="ro1">
          <table:table-cell office:value-type="float" office:value="614015">
            <text:p>614015</text:p>
          </table:table-cell>
          <table:table-cell office:value-type="string">
            <text:p>/news-updates/news/2012/jun/newboard</text:p>
          </table:table-cell>
          <table:table-cell/>
        </table:table-row>
        <table:table-row table:style-name="ro1">
          <table:table-cell office:value-type="float" office:value="614059">
            <text:p>614059</text:p>
          </table:table-cell>
          <table:table-cell office:value-type="string">
            <text:p>/wales/about-fsa-wales/cymru/newyddiondatgan/newyddion/archifnewcym/2012/meh/hufeniachokablok</text:p>
          </table:table-cell>
          <table:table-cell/>
        </table:table-row>
        <table:table-row table:style-name="ro1">
          <table:table-cell office:value-type="float" office:value="614148">
            <text:p>614148</text:p>
          </table:table-cell>
          <table:table-cell office:value-type="string">
            <text:p>/wales/about-fsa-wales/cymru/newyddiondatgan/newyddion/archifnewcym/2012/meh/lefelaumetelau</text:p>
          </table:table-cell>
          <table:table-cell/>
        </table:table-row>
        <table:table-row table:style-name="ro1">
          <table:table-cell office:value-type="float" office:value="614192">
            <text:p>614192</text:p>
          </table:table-cell>
          <table:table-cell office:value-type="string">
            <text:p>/wales/about-fsa-wales/cymru/newyddiondatgan/newyddion/archifnewcym/2012/meh/ffatrigigyneuog</text:p>
          </table:table-cell>
          <table:table-cell/>
        </table:table-row>
        <table:table-row table:style-name="ro1">
          <table:table-cell office:value-type="float" office:value="614230">
            <text:p>614230</text:p>
          </table:table-cell>
          <table:table-cell office:value-type="string">
            <text:p>/wales/about-fsa-wales/cymru/newyddiondatgan/newyddion/archifnewcym/2012/meh/penodiadaunewydd</text:p>
          </table:table-cell>
          <table:table-cell/>
        </table:table-row>
        <table:table-row table:style-name="ro1">
          <table:table-cell office:value-type="float" office:value="614365">
            <text:p>614365</text:p>
          </table:table-cell>
          <table:table-cell office:value-type="string">
            <text:p>/news-updates/allergy-news/2012/jun/pasaka-vermiseliai-pasta-recalled</text:p>
          </table:table-cell>
          <table:table-cell/>
        </table:table-row>
        <table:table-row table:style-name="ro1">
          <table:table-cell office:value-type="float" office:value="614438">
            <text:p>614438</text:p>
          </table:table-cell>
          <table:table-cell office:value-type="string">
            <text:p>/wales/about-fsa-wales/cymru/newyddiondatgan/newyddion/archifnewcym/2012/meh/pastapasaka</text:p>
          </table:table-cell>
          <table:table-cell/>
        </table:table-row>
        <table:table-row table:style-name="ro1">
          <table:table-cell office:value-type="float" office:value="614441">
            <text:p>614441</text:p>
          </table:table-cell>
          <table:table-cell office:value-type="string">
            <text:p>/news-updates/news/2012/jun/premiam-conf</text:p>
          </table:table-cell>
          <table:table-cell/>
        </table:table-row>
        <table:table-row table:style-name="ro1">
          <table:table-cell office:value-type="float" office:value="614484">
            <text:p>614484</text:p>
          </table:table-cell>
          <table:table-cell office:value-type="string">
            <text:p>/news-updates/recalls-news/2012/jun/sainsburysmix</text:p>
          </table:table-cell>
          <table:table-cell/>
        </table:table-row>
        <table:table-row table:style-name="ro1">
          <table:table-cell office:value-type="float" office:value="614542">
            <text:p>614542</text:p>
          </table:table-cell>
          <table:table-cell office:value-type="string">
            <text:p>/news-updates/news/2012/jun/gacsapps</text:p>
          </table:table-cell>
          <table:table-cell/>
        </table:table-row>
        <table:table-row table:style-name="ro1">
          <table:table-cell office:value-type="float" office:value="614686">
            <text:p>614686</text:p>
          </table:table-cell>
          <table:table-cell office:value-type="string">
            <text:p>/wales/about-fsa-wales/cymru/newyddiondatgan/newyddion/archifnewcym/2012/meh/gwahoddiadigynhadledd</text:p>
          </table:table-cell>
          <table:table-cell/>
        </table:table-row>
        <table:table-row table:style-name="ro1">
          <table:table-cell office:value-type="float" office:value="614697">
            <text:p>614697</text:p>
          </table:table-cell>
          <table:table-cell office:value-type="string">
            <text:p>/wales/about-fsa-wales/cymru/newyddiondatgan/newyddion/archifnewcym/2012/meh/sainsburysyngalw</text:p>
          </table:table-cell>
          <table:table-cell/>
        </table:table-row>
        <table:table-row table:style-name="ro1">
          <table:table-cell office:value-type="float" office:value="614740">
            <text:p>614740</text:p>
          </table:table-cell>
          <table:table-cell office:value-type="string">
            <text:p>/news-updates/allergy-news/2012/jun/pasakaupdate</text:p>
          </table:table-cell>
          <table:table-cell/>
        </table:table-row>
        <table:table-row table:style-name="ro1">
          <table:table-cell office:value-type="float" office:value="614766">
            <text:p>614766</text:p>
          </table:table-cell>
          <table:table-cell office:value-type="string">
            <text:p>/wales/about-fsa-wales/cymru/newyddiondatgan/newyddion/archifnewcym/2012/meh/barodiheriorasb</text:p>
          </table:table-cell>
          <table:table-cell/>
        </table:table-row>
        <table:table-row table:style-name="ro1">
          <table:table-cell office:value-type="float" office:value="614914">
            <text:p>614914</text:p>
          </table:table-cell>
          <table:table-cell office:value-type="string">
            <text:p>/news-updates/allergy-news/2012/jun/valuecones</text:p>
          </table:table-cell>
          <table:table-cell/>
        </table:table-row>
        <table:table-row table:style-name="ro1">
          <table:table-cell office:value-type="float" office:value="614993">
            <text:p>614993</text:p>
          </table:table-cell>
          <table:table-cell office:value-type="string">
            <text:p>/wales/about-fsa-wales/cymru/newyddiondatgan/newyddion/archifnewcym/2012/meh/tynnuconauynol</text:p>
          </table:table-cell>
          <table:table-cell/>
        </table:table-row>
        <table:table-row table:style-name="ro1">
          <table:table-cell office:value-type="float" office:value="615005">
            <text:p>615005</text:p>
          </table:table-cell>
          <table:table-cell office:value-type="string">
            <text:p>/news-updates/news/2012/jun/fhrsni</text:p>
          </table:table-cell>
          <table:table-cell/>
        </table:table-row>
        <table:table-row table:style-name="ro1">
          <table:table-cell office:value-type="float" office:value="615127">
            <text:p>615127</text:p>
          </table:table-cell>
          <table:table-cell office:value-type="string">
            <text:p>/news-updates/news/2012/jun/facmeeting5july</text:p>
          </table:table-cell>
          <table:table-cell/>
        </table:table-row>
        <table:table-row table:style-name="ro1">
          <table:table-cell office:value-type="float" office:value="615156">
            <text:p>615156</text:p>
          </table:table-cell>
          <table:table-cell office:value-type="string">
            <text:p>/news-updates/news/2012/jun/sfac3jul12</text:p>
          </table:table-cell>
          <table:table-cell/>
        </table:table-row>
        <table:table-row table:style-name="ro1">
          <table:table-cell office:value-type="float" office:value="615167">
            <text:p>615167</text:p>
          </table:table-cell>
          <table:table-cell office:value-type="string">
            <text:p>/news-updates/news/2012/jun/scotgov</text:p>
          </table:table-cell>
          <table:table-cell/>
        </table:table-row>
        <table:table-row table:style-name="ro1">
          <table:table-cell office:value-type="float" office:value="615195">
            <text:p>615195</text:p>
          </table:table-cell>
          <table:table-cell office:value-type="string">
            <text:p>/news-updates/news/2012/jul/ecoli-cross-contamination</text:p>
          </table:table-cell>
          <table:table-cell/>
        </table:table-row>
        <table:table-row table:style-name="ro1">
          <table:table-cell office:value-type="float" office:value="615199">
            <text:p>615199</text:p>
          </table:table-cell>
          <table:table-cell office:value-type="string">
            <text:p>/news-updates/news/2012/jun/qfever</text:p>
          </table:table-cell>
          <table:table-cell/>
        </table:table-row>
        <table:table-row table:style-name="ro1">
          <table:table-cell office:value-type="float" office:value="615238">
            <text:p>615238</text:p>
          </table:table-cell>
          <table:table-cell office:value-type="string">
            <text:p>/wales/about-fsa-wales/cymru/newyddiondatgan/newyddion/archifnewcym/2012/meh/cyfarfodagoredwfac</text:p>
          </table:table-cell>
          <table:table-cell/>
        </table:table-row>
        <table:table-row table:style-name="ro1">
          <table:table-cell office:value-type="float" office:value="615250">
            <text:p>615250</text:p>
          </table:table-cell>
          <table:table-cell office:value-type="string">
            <text:p>/news-updates/news/2012/jun/acafmeet15jun12</text:p>
          </table:table-cell>
          <table:table-cell/>
        </table:table-row>
        <table:table-row table:style-name="ro1">
          <table:table-cell office:value-type="float" office:value="615257">
            <text:p>615257</text:p>
          </table:table-cell>
          <table:table-cell office:value-type="string">
            <text:p>/wales/about-fsa-wales/cymru/newyddiondatgan/newyddion/archifnewcym/2012/meh/datganiadyralban</text:p>
          </table:table-cell>
          <table:table-cell/>
        </table:table-row>
        <table:table-row table:style-name="ro1">
          <table:table-cell office:value-type="float" office:value="615274">
            <text:p>615274</text:p>
          </table:table-cell>
          <table:table-cell office:value-type="string">
            <text:p>/news-updates/allergy-news/2012/jun/frozvalue</text:p>
          </table:table-cell>
          <table:table-cell/>
        </table:table-row>
        <table:table-row table:style-name="ro1">
          <table:table-cell office:value-type="float" office:value="615286">
            <text:p>615286</text:p>
          </table:table-cell>
          <table:table-cell office:value-type="string">
            <text:p>/wales/about-fsa-wales/cymru/newyddiondatgan/newyddion/archifnewcym/2012/meh/holiatebecoli3</text:p>
          </table:table-cell>
          <table:table-cell/>
        </table:table-row>
        <table:table-row table:style-name="ro1">
          <table:table-cell office:value-type="float" office:value="615368">
            <text:p>615368</text:p>
          </table:table-cell>
          <table:table-cell office:value-type="string">
            <text:p>/wales/about-fsa-wales/cymru/newyddiondatgan/newyddion/archifnewcym/2012/meh/frozenvalue</text:p>
          </table:table-cell>
          <table:table-cell/>
        </table:table-row>
        <table:table-row table:style-name="ro1">
          <table:table-cell office:value-type="float" office:value="615650">
            <text:p>615650</text:p>
          </table:table-cell>
          <table:table-cell office:value-type="string">
            <text:p>/news-updates/news/2012/jul/board-meeting</text:p>
          </table:table-cell>
          <table:table-cell/>
        </table:table-row>
        <table:table-row table:style-name="ro1">
          <table:table-cell office:value-type="float" office:value="615654">
            <text:p>615654</text:p>
          </table:table-cell>
          <table:table-cell office:value-type="string">
            <text:p>/news-updates/news/2012/jun/fsanews0612</text:p>
          </table:table-cell>
          <table:table-cell/>
        </table:table-row>
        <table:table-row table:style-name="ro1">
          <table:table-cell office:value-type="float" office:value="615692">
            <text:p>615692</text:p>
          </table:table-cell>
          <table:table-cell office:value-type="string">
            <text:p>/wales/about-fsa-wales/cymru/newyddiondatgan/newyddion/archifnewcym/2012/meh/ymchwiltwymynq</text:p>
          </table:table-cell>
          <table:table-cell/>
        </table:table-row>
        <table:table-row table:style-name="ro1">
          <table:table-cell office:value-type="float" office:value="615790">
            <text:p>615790</text:p>
          </table:table-cell>
          <table:table-cell office:value-type="string">
            <text:p>/news-updates/news/2012/jul/newsletter2</text:p>
          </table:table-cell>
          <table:table-cell/>
        </table:table-row>
        <table:table-row table:style-name="ro1">
          <table:table-cell office:value-type="float" office:value="615820">
            <text:p>615820</text:p>
          </table:table-cell>
          <table:table-cell office:value-type="string">
            <text:p>/news-updates/news/2012/jul/research</text:p>
          </table:table-cell>
          <table:table-cell/>
        </table:table-row>
        <table:table-row table:style-name="ro1">
          <table:table-cell office:value-type="float" office:value="615836">
            <text:p>615836</text:p>
          </table:table-cell>
          <table:table-cell office:value-type="string">
            <text:p>/wales/about-fsa-wales/cymru/newyddiondatgan/newyddion/archifnewcym/2012/gorff/agosirllinell</text:p>
          </table:table-cell>
          <table:table-cell/>
        </table:table-row>
        <table:table-row table:style-name="ro1">
          <table:table-cell office:value-type="float" office:value="615883">
            <text:p>615883</text:p>
          </table:table-cell>
          <table:table-cell office:value-type="string">
            <text:p>/news-updates/news/2012/jul/efsapoultry</text:p>
          </table:table-cell>
          <table:table-cell/>
        </table:table-row>
        <table:table-row table:style-name="ro1">
          <table:table-cell office:value-type="float" office:value="615915">
            <text:p>615915</text:p>
          </table:table-cell>
          <table:table-cell office:value-type="string">
            <text:p>/news-updates/news/2012/jul/cdswarning</text:p>
          </table:table-cell>
          <table:table-cell/>
        </table:table-row>
        <table:table-row table:style-name="ro1">
          <table:table-cell office:value-type="float" office:value="615917">
            <text:p>615917</text:p>
          </table:table-cell>
          <table:table-cell office:value-type="string">
            <text:p>/news-updates/news/2012/jul/britvic</text:p>
          </table:table-cell>
          <table:table-cell/>
        </table:table-row>
        <table:table-row table:style-name="ro1">
          <table:table-cell office:value-type="float" office:value="616004">
            <text:p>616004</text:p>
          </table:table-cell>
          <table:table-cell office:value-type="string">
            <text:p>/news-updates/recalls-news/2012/jul/brecklanddrinks</text:p>
          </table:table-cell>
          <table:table-cell/>
        </table:table-row>
        <table:table-row table:style-name="ro1">
          <table:table-cell office:value-type="float" office:value="616063">
            <text:p>616063</text:p>
          </table:table-cell>
          <table:table-cell office:value-type="string">
            <text:p>/news-updates/recalls-news/2012/jul/cott</text:p>
          </table:table-cell>
          <table:table-cell/>
        </table:table-row>
        <table:table-row table:style-name="ro1">
          <table:table-cell office:value-type="float" office:value="616235">
            <text:p>616235</text:p>
          </table:table-cell>
          <table:table-cell office:value-type="string">
            <text:p>/wales/about-fsa-wales/cymru/newyddiondatgan/newyddion/archifnewcym/2012/gorff/bagiauarwahan</text:p>
          </table:table-cell>
          <table:table-cell/>
        </table:table-row>
        <table:table-row table:style-name="ro1">
          <table:table-cell office:value-type="float" office:value="616288">
            <text:p>616288</text:p>
          </table:table-cell>
          <table:table-cell office:value-type="string">
            <text:p>/wales/about-fsa-wales/cymru/newyddiondatgan/newyddion/archifnewcym/2012/gorff/rhybuddyrasiantaeth</text:p>
          </table:table-cell>
          <table:table-cell/>
        </table:table-row>
        <table:table-row table:style-name="ro1">
          <table:table-cell office:value-type="float" office:value="616327">
            <text:p>616327</text:p>
          </table:table-cell>
          <table:table-cell office:value-type="string">
            <text:p>/news-updates/news/2012/jul/carrierbags</text:p>
          </table:table-cell>
          <table:table-cell/>
        </table:table-row>
        <table:table-row table:style-name="ro1">
          <table:table-cell office:value-type="float" office:value="616456">
            <text:p>616456</text:p>
          </table:table-cell>
          <table:table-cell office:value-type="string">
            <text:p>/news-updates/allergy-news/2012/jul/coopchocolate</text:p>
          </table:table-cell>
          <table:table-cell/>
        </table:table-row>
        <table:table-row table:style-name="ro1">
          <table:table-cell office:value-type="float" office:value="616488">
            <text:p>616488</text:p>
          </table:table-cell>
          <table:table-cell office:value-type="string">
            <text:p>/scotland/news-updates/news/2012/jun/clean-hands</text:p>
          </table:table-cell>
          <table:table-cell/>
        </table:table-row>
        <table:table-row table:style-name="ro1">
          <table:table-cell office:value-type="float" office:value="616495">
            <text:p>616495</text:p>
          </table:table-cell>
          <table:table-cell office:value-type="string">
            <text:p>/wales/news-updates/news/2012/apr/cardiff-food-safety-squad</text:p>
          </table:table-cell>
          <table:table-cell/>
        </table:table-row>
        <table:table-row table:style-name="ro1">
          <table:table-cell office:value-type="float" office:value="616506">
            <text:p>616506</text:p>
          </table:table-cell>
          <table:table-cell office:value-type="string">
            <text:p>/wales/about-fsa-wales/cymru/newyddiondatgan/newyddion/archifnewcym/2012/gorff/ymatebiefsa</text:p>
          </table:table-cell>
          <table:table-cell/>
        </table:table-row>
        <table:table-row table:style-name="ro1">
          <table:table-cell office:value-type="float" office:value="616529">
            <text:p>616529</text:p>
          </table:table-cell>
          <table:table-cell office:value-type="string">
            <text:p>/news-updates/news/2012/jul/zamzam2012</text:p>
          </table:table-cell>
          <table:table-cell/>
        </table:table-row>
        <table:table-row table:style-name="ro1">
          <table:table-cell office:value-type="float" office:value="616570">
            <text:p>616570</text:p>
          </table:table-cell>
          <table:table-cell office:value-type="string">
            <text:p>/news-updates/news/2012/jul/stratg2012</text:p>
          </table:table-cell>
          <table:table-cell/>
        </table:table-row>
        <table:table-row table:style-name="ro1">
          <table:table-cell office:value-type="float" office:value="617126">
            <text:p>617126</text:p>
          </table:table-cell>
          <table:table-cell office:value-type="string">
            <text:p>/news-updates/news/2012/jul/burger-king-coca-cola</text:p>
          </table:table-cell>
          <table:table-cell/>
        </table:table-row>
        <table:table-row table:style-name="ro1">
          <table:table-cell office:value-type="float" office:value="617195">
            <text:p>617195</text:p>
          </table:table-cell>
          <table:table-cell office:value-type="string">
            <text:p>/wales/about-fsa-wales/cymru/newyddiondatgan/newyddion/archifnewcym/2012/gorff/herstrategol</text:p>
          </table:table-cell>
          <table:table-cell/>
        </table:table-row>
        <table:table-row table:style-name="ro1">
          <table:table-cell office:value-type="float" office:value="617206">
            <text:p>617206</text:p>
          </table:table-cell>
          <table:table-cell office:value-type="string">
            <text:p>/news-updates/news/2012/jul/gacsframework</text:p>
          </table:table-cell>
          <table:table-cell/>
        </table:table-row>
        <table:table-row table:style-name="ro1">
          <table:table-cell office:value-type="float" office:value="617293">
            <text:p>617293</text:p>
          </table:table-cell>
          <table:table-cell office:value-type="string">
            <text:p>/scotland/news-updates/news/2012/jul/shellfishar</text:p>
          </table:table-cell>
          <table:table-cell/>
        </table:table-row>
        <table:table-row table:style-name="ro1">
          <table:table-cell office:value-type="float" office:value="617319">
            <text:p>617319</text:p>
          </table:table-cell>
          <table:table-cell office:value-type="string">
            <text:p>/news-updates/allergy-news/2012/jul/pumpkinpasta</text:p>
          </table:table-cell>
          <table:table-cell/>
        </table:table-row>
        <table:table-row table:style-name="ro1">
          <table:table-cell office:value-type="float" office:value="617397">
            <text:p>617397</text:p>
          </table:table-cell>
          <table:table-cell office:value-type="string">
            <text:p>/news-updates/allergy-news/2012/jul/buchanans</text:p>
          </table:table-cell>
          <table:table-cell/>
        </table:table-row>
        <table:table-row table:style-name="ro1">
          <table:table-cell office:value-type="float" office:value="617415">
            <text:p>617415</text:p>
          </table:table-cell>
          <table:table-cell office:value-type="string">
            <text:p>/news-updates/allergy-news/2012/jul/krug</text:p>
          </table:table-cell>
          <table:table-cell/>
        </table:table-row>
        <table:table-row table:style-name="ro1">
          <table:table-cell office:value-type="float" office:value="617468">
            <text:p>617468</text:p>
          </table:table-cell>
          <table:table-cell office:value-type="string">
            <text:p>/news-updates/news/2012/jul/tweetchat</text:p>
          </table:table-cell>
          <table:table-cell/>
        </table:table-row>
        <table:table-row table:style-name="ro1">
          <table:table-cell office:value-type="float" office:value="617526">
            <text:p>617526</text:p>
          </table:table-cell>
          <table:table-cell office:value-type="string">
            <text:p>/news-updates/allergy-news/2012/jul/pestopasta</text:p>
          </table:table-cell>
          <table:table-cell/>
        </table:table-row>
        <table:table-row table:style-name="ro1">
          <table:table-cell office:value-type="float" office:value="617558">
            <text:p>617558</text:p>
          </table:table-cell>
          <table:table-cell office:value-type="string">
            <text:p>/news-updates/news/2012/jul/new-members-acaf</text:p>
          </table:table-cell>
          <table:table-cell/>
        </table:table-row>
        <table:table-row table:style-name="ro1">
          <table:table-cell office:value-type="float" office:value="617582">
            <text:p>617582</text:p>
          </table:table-cell>
          <table:table-cell office:value-type="string">
            <text:p>/news-updates/news/2012/jul/allergylabel</text:p>
          </table:table-cell>
          <table:table-cell/>
        </table:table-row>
        <table:table-row table:style-name="ro1">
          <table:table-cell office:value-type="float" office:value="617623">
            <text:p>617623</text:p>
          </table:table-cell>
          <table:table-cell office:value-type="string">
            <text:p>/news-updates/news/2012/jul/fhrslondon</text:p>
          </table:table-cell>
          <table:table-cell/>
        </table:table-row>
        <table:table-row table:style-name="ro1">
          <table:table-cell office:value-type="float" office:value="617659">
            <text:p>617659</text:p>
          </table:table-cell>
          <table:table-cell office:value-type="string">
            <text:p>/news-updates/news/2012/jul/annualreport</text:p>
          </table:table-cell>
          <table:table-cell/>
        </table:table-row>
        <table:table-row table:style-name="ro1">
          <table:table-cell office:value-type="float" office:value="619284">
            <text:p>619284</text:p>
          </table:table-cell>
          <table:table-cell office:value-type="string">
            <text:p>/wales/about-fsa-wales/cymru/newyddiondatgan/newyddion/archifnewcym/2012/gorff/adroddiadblynyddol1112</text:p>
          </table:table-cell>
          <table:table-cell/>
        </table:table-row>
        <table:table-row table:style-name="ro1">
          <table:table-cell office:value-type="float" office:value="619297">
            <text:p>619297</text:p>
          </table:table-cell>
          <table:table-cell office:value-type="string">
            <text:p>/wales/about-fsa-wales/cymru/newyddiondatgan/newyddion/archifnewcym/2012/gorff/arolwgolabelu</text:p>
          </table:table-cell>
          <table:table-cell/>
        </table:table-row>
        <table:table-row table:style-name="ro1">
          <table:table-cell office:value-type="float" office:value="619322">
            <text:p>619322</text:p>
          </table:table-cell>
          <table:table-cell office:value-type="string">
            <text:p>/news-updates/news/2012/jul/fellowships</text:p>
          </table:table-cell>
          <table:table-cell/>
        </table:table-row>
        <table:table-row table:style-name="ro1">
          <table:table-cell office:value-type="float" office:value="619385">
            <text:p>619385</text:p>
          </table:table-cell>
          <table:table-cell office:value-type="string">
            <text:p>/news-updates/recalls-news/2012/jul/cheezwhiz</text:p>
          </table:table-cell>
          <table:table-cell/>
        </table:table-row>
        <table:table-row table:style-name="ro1">
          <table:table-cell office:value-type="float" office:value="619513">
            <text:p>619513</text:p>
          </table:table-cell>
          <table:table-cell office:value-type="string">
            <text:p>/news-updates/news/2012/jul/newce</text:p>
          </table:table-cell>
          <table:table-cell/>
        </table:table-row>
        <table:table-row table:style-name="ro1">
          <table:table-cell office:value-type="float" office:value="619693">
            <text:p>619693</text:p>
          </table:table-cell>
          <table:table-cell office:value-type="string">
            <text:p>/wales/news-updates/news/2012/jul/wgstatement</text:p>
          </table:table-cell>
          <table:table-cell/>
        </table:table-row>
        <table:table-row table:style-name="ro1">
          <table:table-cell office:value-type="float" office:value="619727">
            <text:p>619727</text:p>
          </table:table-cell>
          <table:table-cell office:value-type="string">
            <text:p>/wales/about-fsa-wales/cymru/newyddiondatgan/newyddion/archifnewcym/2012/gorff/penodicatherinebrown</text:p>
          </table:table-cell>
          <table:table-cell/>
        </table:table-row>
        <table:table-row table:style-name="ro1">
          <table:table-cell office:value-type="float" office:value="619740">
            <text:p>619740</text:p>
          </table:table-cell>
          <table:table-cell office:value-type="string">
            <text:p>/wales/about-fsa-wales/cymru/newyddiondatgan/newyddion/archifnewcym/2012/gorff/ymatebwg</text:p>
          </table:table-cell>
          <table:table-cell/>
        </table:table-row>
        <table:table-row table:style-name="ro1">
          <table:table-cell office:value-type="float" office:value="619973">
            <text:p>619973</text:p>
          </table:table-cell>
          <table:table-cell office:value-type="string">
            <text:p>/news-updates/allergy-news/2012/jul/chunkychoc</text:p>
          </table:table-cell>
          <table:table-cell/>
        </table:table-row>
        <table:table-row table:style-name="ro1">
          <table:table-cell office:value-type="float" office:value="619993">
            <text:p>619993</text:p>
          </table:table-cell>
          <table:table-cell office:value-type="string">
            <text:p>/news-updates/allergy-news/2012/jul/cambweight</text:p>
          </table:table-cell>
          <table:table-cell/>
        </table:table-row>
        <table:table-row table:style-name="ro1">
          <table:table-cell office:value-type="float" office:value="620165">
            <text:p>620165</text:p>
          </table:table-cell>
          <table:table-cell office:value-type="string">
            <text:p>/news-updates/recalls-news/2012/jul/ladyschoice</text:p>
          </table:table-cell>
          <table:table-cell/>
        </table:table-row>
        <table:table-row table:style-name="ro1">
          <table:table-cell office:value-type="float" office:value="620414">
            <text:p>620414</text:p>
          </table:table-cell>
          <table:table-cell office:value-type="string">
            <text:p>/news-updates/news/2012/jul/incidents2012</text:p>
          </table:table-cell>
          <table:table-cell/>
        </table:table-row>
        <table:table-row table:style-name="ro1">
          <table:table-cell office:value-type="float" office:value="620472">
            <text:p>620472</text:p>
          </table:table-cell>
          <table:table-cell office:value-type="string">
            <text:p>/news-updates/news/2012/jul/survey</text:p>
          </table:table-cell>
          <table:table-cell/>
        </table:table-row>
        <table:table-row table:style-name="ro1">
          <table:table-cell office:value-type="float" office:value="621226">
            <text:p>621226</text:p>
          </table:table-cell>
          <table:table-cell office:value-type="string">
            <text:p>/wales/about-fsa-wales/cymru/newyddiondatgan/newyddion/archifnewcym/2012/gorff/dimangenifentro</text:p>
          </table:table-cell>
          <table:table-cell/>
        </table:table-row>
        <table:table-row table:style-name="ro1">
          <table:table-cell office:value-type="float" office:value="621554">
            <text:p>621554</text:p>
          </table:table-cell>
          <table:table-cell office:value-type="string">
            <text:p>/news-updates/recalls-news/2012/jul/olives</text:p>
          </table:table-cell>
          <table:table-cell/>
        </table:table-row>
        <table:table-row table:style-name="ro1">
          <table:table-cell office:value-type="float" office:value="621764">
            <text:p>621764</text:p>
          </table:table-cell>
          <table:table-cell office:value-type="string">
            <text:p>/news-updates/news/2012/jul/bbqsafety</text:p>
          </table:table-cell>
          <table:table-cell/>
        </table:table-row>
        <table:table-row table:style-name="ro1">
          <table:table-cell office:value-type="float" office:value="622111">
            <text:p>622111</text:p>
          </table:table-cell>
          <table:table-cell office:value-type="string">
            <text:p>/wales/about-fsa-wales/cymru/newyddiondatgan/newyddion/archifnewcym/2012/gorff/pethaunpoethi</text:p>
          </table:table-cell>
          <table:table-cell/>
        </table:table-row>
        <table:table-row table:style-name="ro1">
          <table:table-cell office:value-type="float" office:value="622143">
            <text:p>622143</text:p>
          </table:table-cell>
          <table:table-cell office:value-type="string">
            <text:p>/news-updates/news/2012/jul/fsaenewsjul12</text:p>
          </table:table-cell>
          <table:table-cell/>
        </table:table-row>
        <table:table-row table:style-name="ro1">
          <table:table-cell office:value-type="float" office:value="622185">
            <text:p>622185</text:p>
          </table:table-cell>
          <table:table-cell office:value-type="string">
            <text:p>/wales/about-fsa-wales/cymru/newyddiondatgan/newyddion/archifnewcym/2012/gorff/marciaubarodewch</text:p>
          </table:table-cell>
          <table:table-cell/>
        </table:table-row>
        <table:table-row table:style-name="ro1">
          <table:table-cell office:value-type="float" office:value="622223">
            <text:p>622223</text:p>
          </table:table-cell>
          <table:table-cell office:value-type="string">
            <text:p>/news-updates/recalls-news/2012/jul/botulism</text:p>
          </table:table-cell>
          <table:table-cell/>
        </table:table-row>
        <table:table-row table:style-name="ro1">
          <table:table-cell office:value-type="float" office:value="622772">
            <text:p>622772</text:p>
          </table:table-cell>
          <table:table-cell office:value-type="string">
            <text:p>/news-updates/news/2012/jul/fishfreeze</text:p>
          </table:table-cell>
          <table:table-cell/>
        </table:table-row>
        <table:table-row table:style-name="ro1">
          <table:table-cell office:value-type="float" office:value="622822">
            <text:p>622822</text:p>
          </table:table-cell>
          <table:table-cell office:value-type="string">
            <text:p>/news-updates/allergy-news/2012/jul/piripiri</text:p>
          </table:table-cell>
          <table:table-cell/>
        </table:table-row>
        <table:table-row table:style-name="ro1">
          <table:table-cell office:value-type="float" office:value="623122">
            <text:p>623122</text:p>
          </table:table-cell>
          <table:table-cell office:value-type="string">
            <text:p>/news-updates/news/2012/aug/research-july</text:p>
          </table:table-cell>
          <table:table-cell/>
        </table:table-row>
        <table:table-row table:style-name="ro1">
          <table:table-cell office:value-type="float" office:value="625094">
            <text:p>625094</text:p>
          </table:table-cell>
          <table:table-cell office:value-type="string">
            <text:p>/wales/about-fsa-wales/cymru/newyddiondatgan/newyddion/datganiadau/2011/tac/prllysiau</text:p>
          </table:table-cell>
          <table:table-cell/>
        </table:table-row>
        <table:table-row table:style-name="ro1">
          <table:table-cell office:value-type="float" office:value="625098">
            <text:p>625098</text:p>
          </table:table-cell>
          <table:table-cell office:value-type="string">
            <text:p>/wales/about-fsa-wales/cymru/newyddiondatgan/newyddion/datganiadau/2011/rha/ymchwilcshb</text:p>
          </table:table-cell>
          <table:table-cell/>
        </table:table-row>
        <table:table-row table:style-name="ro1">
          <table:table-cell office:value-type="float" office:value="625138">
            <text:p>625138</text:p>
          </table:table-cell>
          <table:table-cell office:value-type="string">
            <text:p>/wales/about-fsa-wales/cymru/newyddiondatgan/newyddion/datganiadau/2011/ion/adroddiadtorfaen</text:p>
          </table:table-cell>
          <table:table-cell/>
        </table:table-row>
        <table:table-row table:style-name="ro1">
          <table:table-cell office:value-type="float" office:value="625142">
            <text:p>625142</text:p>
          </table:table-cell>
          <table:table-cell office:value-type="string">
            <text:p>/wales/about-fsa-wales/cymru/newyddiondatgan/newyddion/datganiadau/2011/ion/adroddiadabertawe</text:p>
          </table:table-cell>
          <table:table-cell/>
        </table:table-row>
        <table:table-row table:style-name="ro1">
          <table:table-cell office:value-type="float" office:value="625150">
            <text:p>625150</text:p>
          </table:table-cell>
          <table:table-cell office:value-type="string">
            <text:p>/wales/about-fsa-wales/cymru/newyddiondatgan/newyddion/datganiadau/2011/chwef/hawsadnabodhylendid</text:p>
          </table:table-cell>
          <table:table-cell/>
        </table:table-row>
        <table:table-row table:style-name="ro1">
          <table:table-cell office:value-type="float" office:value="625162">
            <text:p>625162</text:p>
          </table:table-cell>
          <table:table-cell office:value-type="string">
            <text:p>/wales/about-fsa-wales/cymru/newyddiondatgan/newyddion/datganiadau/2011/maw/adroddiadblaenaugwent</text:p>
          </table:table-cell>
          <table:table-cell/>
        </table:table-row>
        <table:table-row table:style-name="ro1">
          <table:table-cell office:value-type="float" office:value="625206">
            <text:p>625206</text:p>
          </table:table-cell>
          <table:table-cell office:value-type="string">
            <text:p>/wales/about-fsa-wales/cymru/newyddiondatgan/newyddion/datganiadau/2012/chw/datganiadtorfaen</text:p>
          </table:table-cell>
          <table:table-cell/>
        </table:table-row>
        <table:table-row table:style-name="ro1">
          <table:table-cell office:value-type="float" office:value="625218">
            <text:p>625218</text:p>
          </table:table-cell>
          <table:table-cell office:value-type="string">
            <text:p>/wales/about-fsa-wales/cymru/newyddiondatgan/newyddion/datganiadau/2012/chw/datganiadbromorgannwg</text:p>
          </table:table-cell>
          <table:table-cell/>
        </table:table-row>
        <table:table-row table:style-name="ro1">
          <table:table-cell office:value-type="float" office:value="625267">
            <text:p>625267</text:p>
          </table:table-cell>
          <table:table-cell office:value-type="string">
            <text:p>/news-updates/allergy-news/2012/aug/waitrosetuna</text:p>
          </table:table-cell>
          <table:table-cell/>
        </table:table-row>
        <table:table-row table:style-name="ro1">
          <table:table-cell office:value-type="float" office:value="625351">
            <text:p>625351</text:p>
          </table:table-cell>
          <table:table-cell office:value-type="string">
            <text:p>/news-updates/news/2012/aug/ngs</text:p>
          </table:table-cell>
          <table:table-cell/>
        </table:table-row>
        <table:table-row table:style-name="ro1">
          <table:table-cell office:value-type="float" office:value="625388">
            <text:p>625388</text:p>
          </table:table-cell>
          <table:table-cell office:value-type="string">
            <text:p>/scotland/news-updates/recalls-news/2012/aug/chickenpakora</text:p>
          </table:table-cell>
          <table:table-cell/>
        </table:table-row>
        <table:table-row table:style-name="ro1">
          <table:table-cell office:value-type="float" office:value="626867">
            <text:p>626867</text:p>
          </table:table-cell>
          <table:table-cell office:value-type="string">
            <text:p>/news-updates/allergy-news/2012/aug/asdawafers</text:p>
          </table:table-cell>
          <table:table-cell/>
        </table:table-row>
        <table:table-row table:style-name="ro1">
          <table:table-cell office:value-type="float" office:value="627540">
            <text:p>627540</text:p>
          </table:table-cell>
          <table:table-cell office:value-type="string">
            <text:p>/news-updates/news/2012/aug/dmaa</text:p>
          </table:table-cell>
          <table:table-cell/>
        </table:table-row>
        <table:table-row table:style-name="ro1">
          <table:table-cell office:value-type="float" office:value="627576">
            <text:p>627576</text:p>
          </table:table-cell>
          <table:table-cell office:value-type="string">
            <text:p>/news-updates/news/2012/aug/novel-food-yeast</text:p>
          </table:table-cell>
          <table:table-cell/>
        </table:table-row>
        <table:table-row table:style-name="ro1">
          <table:table-cell office:value-type="float" office:value="627713">
            <text:p>627713</text:p>
          </table:table-cell>
          <table:table-cell office:value-type="string">
            <text:p>/wales/about-fsa-wales/cymru/newyddiondatgan/newyddion/archifnewcym/2012/aws/rhybudddmaa</text:p>
          </table:table-cell>
          <table:table-cell/>
        </table:table-row>
        <table:table-row table:style-name="ro1">
          <table:table-cell office:value-type="float" office:value="628337">
            <text:p>628337</text:p>
          </table:table-cell>
          <table:table-cell office:value-type="string">
            <text:p>/scotland/news-updates/news/2012/aug/biotoxin</text:p>
          </table:table-cell>
          <table:table-cell/>
        </table:table-row>
        <table:table-row table:style-name="ro1">
          <table:table-cell office:value-type="float" office:value="628689">
            <text:p>628689</text:p>
          </table:table-cell>
          <table:table-cell office:value-type="string">
            <text:p>/news-updates/news/2012/aug/newsletter3</text:p>
          </table:table-cell>
          <table:table-cell/>
        </table:table-row>
        <table:table-row table:style-name="ro1">
          <table:table-cell office:value-type="float" office:value="628743">
            <text:p>628743</text:p>
          </table:table-cell>
          <table:table-cell office:value-type="string">
            <text:p>/wales/about-fsa-wales/cymru/newyddiondatgan/newyddion/archifnewcym/2012/aws/ygemaueuraid</text:p>
          </table:table-cell>
          <table:table-cell/>
        </table:table-row>
        <table:table-row table:style-name="ro1">
          <table:table-cell office:value-type="float" office:value="628818">
            <text:p>628818</text:p>
          </table:table-cell>
          <table:table-cell office:value-type="string">
            <text:p>/news-updates/news/2012/aug/botulism-report</text:p>
          </table:table-cell>
          <table:table-cell/>
        </table:table-row>
        <table:table-row table:style-name="ro1">
          <table:table-cell office:value-type="float" office:value="628917">
            <text:p>628917</text:p>
          </table:table-cell>
          <table:table-cell office:value-type="string">
            <text:p>/news-updates/allergy-news/2012/aug/basicnutrition</text:p>
          </table:table-cell>
          <table:table-cell/>
        </table:table-row>
        <table:table-row table:style-name="ro1">
          <table:table-cell office:value-type="float" office:value="628946">
            <text:p>628946</text:p>
          </table:table-cell>
          <table:table-cell office:value-type="string">
            <text:p>/news-updates/news/2012/aug/redesign</text:p>
          </table:table-cell>
          <table:table-cell/>
        </table:table-row>
        <table:table-row table:style-name="ro1">
          <table:table-cell office:value-type="float" office:value="629245">
            <text:p>629245</text:p>
          </table:table-cell>
          <table:table-cell office:value-type="string">
            <text:p>/news-updates/news/2012/aug/clay-warning</text:p>
          </table:table-cell>
          <table:table-cell/>
        </table:table-row>
        <table:table-row table:style-name="ro1">
          <table:table-cell office:value-type="float" office:value="629874">
            <text:p>629874</text:p>
          </table:table-cell>
          <table:table-cell office:value-type="string">
            <text:p>/news-updates/allergy-news/2012/aug/asda-quarterpounders</text:p>
          </table:table-cell>
          <table:table-cell/>
        </table:table-row>
        <table:table-row table:style-name="ro1">
          <table:table-cell office:value-type="float" office:value="630128">
            <text:p>630128</text:p>
          </table:table-cell>
          <table:table-cell office:value-type="string">
            <text:p>/news-updates/news/2012/aug/methylcellulose</text:p>
          </table:table-cell>
          <table:table-cell/>
        </table:table-row>
        <table:table-row table:style-name="ro1">
          <table:table-cell office:value-type="float" office:value="630249">
            <text:p>630249</text:p>
          </table:table-cell>
          <table:table-cell office:value-type="string">
            <text:p>/news-updates/allergy-news/2012/aug/sainsburys-pork-schnitzels</text:p>
          </table:table-cell>
          <table:table-cell/>
        </table:table-row>
        <table:table-row table:style-name="ro1">
          <table:table-cell office:value-type="float" office:value="630682">
            <text:p>630682</text:p>
          </table:table-cell>
          <table:table-cell office:value-type="string">
            <text:p>/wales/news-updates/news/2012/wales-news-august/wfac-agenda</text:p>
          </table:table-cell>
          <table:table-cell/>
        </table:table-row>
        <table:table-row table:style-name="ro1">
          <table:table-cell office:value-type="float" office:value="630694">
            <text:p>630694</text:p>
          </table:table-cell>
          <table:table-cell office:value-type="string">
            <text:p>/news-updates/news/2012/aug/research-wtp</text:p>
          </table:table-cell>
          <table:table-cell/>
        </table:table-row>
        <table:table-row table:style-name="ro1">
          <table:table-cell office:value-type="float" office:value="630707">
            <text:p>630707</text:p>
          </table:table-cell>
          <table:table-cell office:value-type="string">
            <text:p>/wales/about-fsa-wales/cymru/newyddiondatgan/newyddion/archifnewcym/2012/aws/wfac6medi12</text:p>
          </table:table-cell>
          <table:table-cell/>
        </table:table-row>
        <table:table-row table:style-name="ro1">
          <table:table-cell office:value-type="float" office:value="630780">
            <text:p>630780</text:p>
          </table:table-cell>
          <table:table-cell office:value-type="string">
            <text:p>/news-updates/recalls-news/2012/aug/tesco-prawn-masala</text:p>
          </table:table-cell>
          <table:table-cell/>
        </table:table-row>
        <table:table-row table:style-name="ro1">
          <table:table-cell office:value-type="float" office:value="630858">
            <text:p>630858</text:p>
          </table:table-cell>
          <table:table-cell office:value-type="string">
            <text:p>/news-updates/allergy-news/2012/aug/cook-tagine</text:p>
          </table:table-cell>
          <table:table-cell/>
        </table:table-row>
        <table:table-row table:style-name="ro1">
          <table:table-cell office:value-type="float" office:value="630874">
            <text:p>630874</text:p>
          </table:table-cell>
          <table:table-cell office:value-type="string">
            <text:p>/news-updates/news/2012/aug/acting-chief-executive</text:p>
          </table:table-cell>
          <table:table-cell/>
        </table:table-row>
        <table:table-row table:style-name="ro1">
          <table:table-cell office:value-type="float" office:value="630895">
            <text:p>630895</text:p>
          </table:table-cell>
          <table:table-cell office:value-type="string">
            <text:p>/wales/about-fsa-wales/cymru/newyddiondatgan/newyddion/archifnewcym/2012/aws/smokies0812</text:p>
          </table:table-cell>
          <table:table-cell/>
        </table:table-row>
        <table:table-row table:style-name="ro1">
          <table:table-cell office:value-type="float" office:value="630960">
            <text:p>630960</text:p>
          </table:table-cell>
          <table:table-cell office:value-type="string">
            <text:p>/scotland/news-updates/news/2012/aug/calendar</text:p>
          </table:table-cell>
          <table:table-cell/>
        </table:table-row>
        <table:table-row table:style-name="ro1">
          <table:table-cell office:value-type="float" office:value="631004">
            <text:p>631004</text:p>
          </table:table-cell>
          <table:table-cell office:value-type="string">
            <text:p>/news-updates/news/2012/aug/smokies24aug</text:p>
          </table:table-cell>
          <table:table-cell/>
        </table:table-row>
        <table:table-row table:style-name="ro1">
          <table:table-cell office:value-type="float" office:value="631099">
            <text:p>631099</text:p>
          </table:table-cell>
          <table:table-cell office:value-type="string">
            <text:p>/news-updates/news/2012/aug/antibiotic</text:p>
          </table:table-cell>
          <table:table-cell/>
        </table:table-row>
        <table:table-row table:style-name="ro1">
          <table:table-cell office:value-type="float" office:value="631284">
            <text:p>631284</text:p>
          </table:table-cell>
          <table:table-cell office:value-type="string">
            <text:p>/news-updates/news/2012/aug/bite9</text:p>
          </table:table-cell>
          <table:table-cell/>
        </table:table-row>
        <table:table-row table:style-name="ro1">
          <table:table-cell office:value-type="float" office:value="631304">
            <text:p>631304</text:p>
          </table:table-cell>
          <table:table-cell office:value-type="string">
            <text:p>/news-updates/news/2012/aug/dmaa-removed</text:p>
          </table:table-cell>
          <table:table-cell/>
        </table:table-row>
        <table:table-row table:style-name="ro1">
          <table:table-cell office:value-type="float" office:value="631318">
            <text:p>631318</text:p>
          </table:table-cell>
          <table:table-cell office:value-type="string">
            <text:p>/scotland/news-updates/news/2012/aug/sfac-meeting</text:p>
          </table:table-cell>
          <table:table-cell/>
        </table:table-row>
        <table:table-row table:style-name="ro1">
          <table:table-cell office:value-type="float" office:value="632161">
            <text:p>632161</text:p>
          </table:table-cell>
          <table:table-cell office:value-type="string">
            <text:p>/news-updates/news/2012/aug/e.coli-workshop</text:p>
          </table:table-cell>
          <table:table-cell/>
        </table:table-row>
        <table:table-row table:style-name="ro1">
          <table:table-cell office:value-type="float" office:value="633307">
            <text:p>633307</text:p>
          </table:table-cell>
          <table:table-cell office:value-type="string">
            <text:p>/news-updates/allergy-news/2012/aug/asda300812</text:p>
          </table:table-cell>
          <table:table-cell/>
        </table:table-row>
        <table:table-row table:style-name="ro1">
          <table:table-cell office:value-type="float" office:value="633414">
            <text:p>633414</text:p>
          </table:table-cell>
          <table:table-cell office:value-type="string">
            <text:p>/news-updates/news/2012/aug/tweetchat</text:p>
          </table:table-cell>
          <table:table-cell/>
        </table:table-row>
        <table:table-row table:style-name="ro1">
          <table:table-cell office:value-type="float" office:value="633503">
            <text:p>633503</text:p>
          </table:table-cell>
          <table:table-cell office:value-type="string">
            <text:p>/northern-ireland/news-updates/recalls-news/2012/aug/britvic-ballygowan</text:p>
          </table:table-cell>
          <table:table-cell/>
        </table:table-row>
        <table:table-row table:style-name="ro1">
          <table:table-cell office:value-type="float" office:value="633517">
            <text:p>633517</text:p>
          </table:table-cell>
          <table:table-cell office:value-type="string">
            <text:p>/news-updates/news/2012/aug/sept-board-meeting</text:p>
          </table:table-cell>
          <table:table-cell/>
        </table:table-row>
        <table:table-row table:style-name="ro1">
          <table:table-cell office:value-type="float" office:value="633628">
            <text:p>633628</text:p>
          </table:table-cell>
          <table:table-cell office:value-type="string">
            <text:p>/news-updates/news/2012/sep/toxoplasma</text:p>
          </table:table-cell>
          <table:table-cell/>
        </table:table-row>
        <table:table-row table:style-name="ro1">
          <table:table-cell office:value-type="float" office:value="633711">
            <text:p>633711</text:p>
          </table:table-cell>
          <table:table-cell office:value-type="string">
            <text:p>/news-updates/news/2012/sep/hotdogs-newsletter</text:p>
          </table:table-cell>
          <table:table-cell/>
        </table:table-row>
        <table:table-row table:style-name="ro1">
          <table:table-cell office:value-type="float" office:value="633731">
            <text:p>633731</text:p>
          </table:table-cell>
          <table:table-cell office:value-type="string">
            <text:p>/scotland/news-updates/news/2012/sep/fsaslisteria</text:p>
          </table:table-cell>
          <table:table-cell/>
        </table:table-row>
        <table:table-row table:style-name="ro1">
          <table:table-cell office:value-type="float" office:value="633758">
            <text:p>633758</text:p>
          </table:table-cell>
          <table:table-cell office:value-type="string">
            <text:p>/northern-ireland/news-updates/allergy-news/2012/sep/musgrave</text:p>
          </table:table-cell>
          <table:table-cell/>
        </table:table-row>
        <table:table-row table:style-name="ro1">
          <table:table-cell office:value-type="float" office:value="633839">
            <text:p>633839</text:p>
          </table:table-cell>
          <table:table-cell office:value-type="string">
            <text:p>/news-updates/recalls-news/2012/sep/sainsbury</text:p>
          </table:table-cell>
          <table:table-cell/>
        </table:table-row>
        <table:table-row table:style-name="ro1">
          <table:table-cell office:value-type="float" office:value="633864">
            <text:p>633864</text:p>
          </table:table-cell>
          <table:table-cell office:value-type="string">
            <text:p>/northern-ireland/news-updates/recalls-news/2012/sep/britvicupdate</text:p>
          </table:table-cell>
          <table:table-cell/>
        </table:table-row>
        <table:table-row table:style-name="ro1">
          <table:table-cell office:value-type="float" office:value="633884">
            <text:p>633884</text:p>
          </table:table-cell>
          <table:table-cell office:value-type="string">
            <text:p>/news-updates/news/2012/sep/bse</text:p>
          </table:table-cell>
          <table:table-cell/>
        </table:table-row>
        <table:table-row table:style-name="ro1">
          <table:table-cell office:value-type="float" office:value="634096">
            <text:p>634096</text:p>
          </table:table-cell>
          <table:table-cell office:value-type="string">
            <text:p>/news-updates/recalls-news/2012/sep/beer-recall</text:p>
          </table:table-cell>
          <table:table-cell/>
        </table:table-row>
        <table:table-row table:style-name="ro1">
          <table:table-cell office:value-type="float" office:value="634120">
            <text:p>634120</text:p>
          </table:table-cell>
          <table:table-cell office:value-type="string">
            <text:p>/news-updates/recalls-news/2012/sep/tesco-beer-recall</text:p>
          </table:table-cell>
          <table:table-cell/>
        </table:table-row>
        <table:table-row table:style-name="ro1">
          <table:table-cell office:value-type="float" office:value="634208">
            <text:p>634208</text:p>
          </table:table-cell>
          <table:table-cell office:value-type="string">
            <text:p>/northern-ireland/news-updates/recalls-news/2012/sep/brasserie2</text:p>
          </table:table-cell>
          <table:table-cell/>
        </table:table-row>
        <table:table-row table:style-name="ro1">
          <table:table-cell office:value-type="float" office:value="634376">
            <text:p>634376</text:p>
          </table:table-cell>
          <table:table-cell office:value-type="string">
            <text:p>/news-updates/allergy-news/2012/sep/goji</text:p>
          </table:table-cell>
          <table:table-cell/>
        </table:table-row>
        <table:table-row table:style-name="ro1">
          <table:table-cell office:value-type="float" office:value="634461">
            <text:p>634461</text:p>
          </table:table-cell>
          <table:table-cell office:value-type="string">
            <text:p>/news-updates/news/2012/sep/boardmeeting120912</text:p>
          </table:table-cell>
          <table:table-cell/>
        </table:table-row>
        <table:table-row table:style-name="ro1">
          <table:table-cell office:value-type="float" office:value="634489">
            <text:p>634489</text:p>
          </table:table-cell>
          <table:table-cell office:value-type="string">
            <text:p>/news-updates/news/2012/sep/assurance-schemes</text:p>
          </table:table-cell>
          <table:table-cell/>
        </table:table-row>
        <table:table-row table:style-name="ro1">
          <table:table-cell office:value-type="float" office:value="634558">
            <text:p>634558</text:p>
          </table:table-cell>
          <table:table-cell office:value-type="string">
            <text:p>/news-updates/news/2012/sep/board-decision</text:p>
          </table:table-cell>
          <table:table-cell/>
        </table:table-row>
        <table:table-row table:style-name="ro1">
          <table:table-cell office:value-type="float" office:value="634923">
            <text:p>634923</text:p>
          </table:table-cell>
          <table:table-cell office:value-type="string">
            <text:p>/news-updates/news/2012/sep/booking</text:p>
          </table:table-cell>
          <table:table-cell/>
        </table:table-row>
        <table:table-row table:style-name="ro1">
          <table:table-cell office:value-type="float" office:value="634953">
            <text:p>634953</text:p>
          </table:table-cell>
          <table:table-cell office:value-type="string">
            <text:p>/news-updates/news/2012/sep/waste-reuse</text:p>
          </table:table-cell>
          <table:table-cell/>
        </table:table-row>
        <table:table-row table:style-name="ro1">
          <table:table-cell office:value-type="float" office:value="634968">
            <text:p>634968</text:p>
          </table:table-cell>
          <table:table-cell office:value-type="string">
            <text:p>/news-updates/news/2012/sep/acnfp-new-members</text:p>
          </table:table-cell>
          <table:table-cell/>
        </table:table-row>
        <table:table-row table:style-name="ro1">
          <table:table-cell office:value-type="float" office:value="635026">
            <text:p>635026</text:p>
          </table:table-cell>
          <table:table-cell office:value-type="string">
            <text:p>/scotland/news-updates/news/2012/sep/food-surveillance</text:p>
          </table:table-cell>
          <table:table-cell/>
        </table:table-row>
        <table:table-row table:style-name="ro1">
          <table:table-cell office:value-type="float" office:value="635188">
            <text:p>635188</text:p>
          </table:table-cell>
          <table:table-cell office:value-type="string">
            <text:p>/news-updates/news/2012/sep/czechspirit</text:p>
          </table:table-cell>
          <table:table-cell/>
        </table:table-row>
        <table:table-row table:style-name="ro1">
          <table:table-cell office:value-type="float" office:value="635344">
            <text:p>635344</text:p>
          </table:table-cell>
          <table:table-cell office:value-type="string">
            <text:p>/northern-ireland/news-updates/recalls-news/2012/sep/britvic-update-2</text:p>
          </table:table-cell>
          <table:table-cell/>
        </table:table-row>
        <table:table-row table:style-name="ro1">
          <table:table-cell office:value-type="float" office:value="635579">
            <text:p>635579</text:p>
          </table:table-cell>
          <table:table-cell office:value-type="string">
            <text:p>/news-updates/news/2012/sep/nanotechnologies-group-agenda</text:p>
          </table:table-cell>
          <table:table-cell/>
        </table:table-row>
        <table:table-row table:style-name="ro1">
          <table:table-cell office:value-type="float" office:value="636121">
            <text:p>636121</text:p>
          </table:table-cell>
          <table:table-cell office:value-type="string">
            <text:p>/news-updates/news/2012/sep/czech-ban</text:p>
          </table:table-cell>
          <table:table-cell/>
        </table:table-row>
        <table:table-row table:style-name="ro1">
          <table:table-cell office:value-type="float" office:value="636124">
            <text:p>636124</text:p>
          </table:table-cell>
          <table:table-cell office:value-type="string">
            <text:p>/news-updates/news/2012/sep/scienceannual</text:p>
          </table:table-cell>
          <table:table-cell/>
        </table:table-row>
        <table:table-row table:style-name="ro1">
          <table:table-cell office:value-type="float" office:value="636183">
            <text:p>636183</text:p>
          </table:table-cell>
          <table:table-cell office:value-type="string">
            <text:p>/news-updates/allergy-news/2012/sep/morrisons-trio-houmous</text:p>
          </table:table-cell>
          <table:table-cell/>
        </table:table-row>
        <table:table-row table:style-name="ro1">
          <table:table-cell office:value-type="float" office:value="636578">
            <text:p>636578</text:p>
          </table:table-cell>
          <table:table-cell office:value-type="string">
            <text:p>/news-updates/news/2012/sep/ssrc-meeting</text:p>
          </table:table-cell>
          <table:table-cell/>
        </table:table-row>
        <table:table-row table:style-name="ro1">
          <table:table-cell office:value-type="float" office:value="636769">
            <text:p>636769</text:p>
          </table:table-cell>
          <table:table-cell office:value-type="string">
            <text:p>/news-updates/news/2012/sep/czech-spritis-ban</text:p>
          </table:table-cell>
          <table:table-cell/>
        </table:table-row>
        <table:table-row table:style-name="ro1">
          <table:table-cell office:value-type="float" office:value="636826">
            <text:p>636826</text:p>
          </table:table-cell>
          <table:table-cell office:value-type="string">
            <text:p>/news-updates/news/2012/sep/cot-members</text:p>
          </table:table-cell>
          <table:table-cell/>
        </table:table-row>
        <table:table-row table:style-name="ro1">
          <table:table-cell office:value-type="float" office:value="636971">
            <text:p>636971</text:p>
          </table:table-cell>
          <table:table-cell office:value-type="string">
            <text:p>/news-updates/news/2012/oct/research-call-norovirus</text:p>
          </table:table-cell>
          <table:table-cell/>
        </table:table-row>
        <table:table-row table:style-name="ro1">
          <table:table-cell office:value-type="float" office:value="636996">
            <text:p>636996</text:p>
          </table:table-cell>
          <table:table-cell office:value-type="string">
            <text:p>/news-updates/news/2012/sep/fsanews0912</text:p>
          </table:table-cell>
          <table:table-cell/>
        </table:table-row>
        <table:table-row table:style-name="ro1">
          <table:table-cell office:value-type="float" office:value="637063">
            <text:p>637063</text:p>
          </table:table-cell>
          <table:table-cell office:value-type="string">
            <text:p>/news-updates/allergy-news/2012/sep/bamboo</text:p>
          </table:table-cell>
          <table:table-cell/>
        </table:table-row>
        <table:table-row table:style-name="ro1">
          <table:table-cell office:value-type="float" office:value="637097">
            <text:p>637097</text:p>
          </table:table-cell>
          <table:table-cell office:value-type="string">
            <text:p>/news-updates/recalls-news/2012/sep/heeradates</text:p>
          </table:table-cell>
          <table:table-cell/>
        </table:table-row>
        <table:table-row table:style-name="ro1">
          <table:table-cell office:value-type="float" office:value="637177">
            <text:p>637177</text:p>
          </table:table-cell>
          <table:table-cell office:value-type="string">
            <text:p>/news-updates/recalls-news/2012/oct/eurolamb</text:p>
          </table:table-cell>
          <table:table-cell/>
        </table:table-row>
        <table:table-row table:style-name="ro1">
          <table:table-cell office:value-type="float" office:value="637291">
            <text:p>637291</text:p>
          </table:table-cell>
          <table:table-cell office:value-type="string">
            <text:p>/news-updates/news/2012/oct/fhrs-wales</text:p>
          </table:table-cell>
          <table:table-cell/>
        </table:table-row>
        <table:table-row table:style-name="ro1">
          <table:table-cell office:value-type="float" office:value="637341">
            <text:p>637341</text:p>
          </table:table-cell>
          <table:table-cell office:value-type="string">
            <text:p>/news-updates/news/2012/oct/finalplay</text:p>
          </table:table-cell>
          <table:table-cell/>
        </table:table-row>
        <table:table-row table:style-name="ro1">
          <table:table-cell office:value-type="float" office:value="637374">
            <text:p>637374</text:p>
          </table:table-cell>
          <table:table-cell office:value-type="string">
            <text:p>/wales/about-fsa-wales/cymru/newyddiondatgan/newyddion/archifnewcym/2012/hyd/safonauhylendidyngwella</text:p>
          </table:table-cell>
          <table:table-cell/>
        </table:table-row>
        <table:table-row table:style-name="ro1">
          <table:table-cell office:value-type="float" office:value="637532">
            <text:p>637532</text:p>
          </table:table-cell>
          <table:table-cell office:value-type="string">
            <text:p>/news-updates/recalls-news/2012/oct/annabel</text:p>
          </table:table-cell>
          <table:table-cell/>
        </table:table-row>
        <table:table-row table:style-name="ro1">
          <table:table-cell office:value-type="float" office:value="637540">
            <text:p>637540</text:p>
          </table:table-cell>
          <table:table-cell office:value-type="string">
            <text:p>/news-updates/recalls-news/2012/oct/lubna-dates</text:p>
          </table:table-cell>
          <table:table-cell/>
        </table:table-row>
        <table:table-row table:style-name="ro1">
          <table:table-cell office:value-type="float" office:value="637574">
            <text:p>637574</text:p>
          </table:table-cell>
          <table:table-cell office:value-type="string">
            <text:p>/news-updates/news/2012/oct/acafmeet190912</text:p>
          </table:table-cell>
          <table:table-cell/>
        </table:table-row>
        <table:table-row table:style-name="ro1">
          <table:table-cell office:value-type="float" office:value="637858">
            <text:p>637858</text:p>
          </table:table-cell>
          <table:table-cell office:value-type="string">
            <text:p>/scotland/news-updates/news/2012/oct/scot-eat</text:p>
          </table:table-cell>
          <table:table-cell/>
        </table:table-row>
        <table:table-row table:style-name="ro1">
          <table:table-cell office:value-type="float" office:value="638093">
            <text:p>638093</text:p>
          </table:table-cell>
          <table:table-cell office:value-type="string">
            <text:p>/news-updates/allergy-news/2012/oct/wanis-bamboo</text:p>
          </table:table-cell>
          <table:table-cell/>
        </table:table-row>
        <table:table-row table:style-name="ro1">
          <table:table-cell office:value-type="float" office:value="638365">
            <text:p>638365</text:p>
          </table:table-cell>
          <table:table-cell office:value-type="string">
            <text:p>/news-updates/news/2012/oct/novel-carb</text:p>
          </table:table-cell>
          <table:table-cell/>
        </table:table-row>
        <table:table-row table:style-name="ro1">
          <table:table-cell office:value-type="float" office:value="638553">
            <text:p>638553</text:p>
          </table:table-cell>
          <table:table-cell office:value-type="string">
            <text:p>/news-updates/news/2012/oct/lead-shot</text:p>
          </table:table-cell>
          <table:table-cell/>
        </table:table-row>
        <table:table-row table:style-name="ro1">
          <table:table-cell office:value-type="float" office:value="638613">
            <text:p>638613</text:p>
          </table:table-cell>
          <table:table-cell office:value-type="string">
            <text:p>/news-updates/news/2012/oct/efsa10</text:p>
          </table:table-cell>
          <table:table-cell/>
        </table:table-row>
        <table:table-row table:style-name="ro1">
          <table:table-cell office:value-type="float" office:value="638729">
            <text:p>638729</text:p>
          </table:table-cell>
          <table:table-cell office:value-type="string">
            <text:p>/news-updates/news/2012/oct/nitrogen</text:p>
          </table:table-cell>
          <table:table-cell/>
        </table:table-row>
        <table:table-row table:style-name="ro1">
          <table:table-cell office:value-type="float" office:value="639187">
            <text:p>639187</text:p>
          </table:table-cell>
          <table:table-cell office:value-type="string">
            <text:p>/news-updates/recalls-news/2012/oct/myprotein</text:p>
          </table:table-cell>
          <table:table-cell/>
        </table:table-row>
        <table:table-row table:style-name="ro1">
          <table:table-cell office:value-type="float" office:value="639457">
            <text:p>639457</text:p>
          </table:table-cell>
          <table:table-cell office:value-type="string">
            <text:p>/scotland/news-updates/news/2012/oct/scot-sheep</text:p>
          </table:table-cell>
          <table:table-cell/>
        </table:table-row>
        <table:table-row table:style-name="ro1">
          <table:table-cell office:value-type="float" office:value="639757">
            <text:p>639757</text:p>
          </table:table-cell>
          <table:table-cell office:value-type="string">
            <text:p>/news-updates/recalls-news/2012/oct/beer-recall-extended</text:p>
          </table:table-cell>
          <table:table-cell/>
        </table:table-row>
        <table:table-row table:style-name="ro1">
          <table:table-cell office:value-type="float" office:value="640164">
            <text:p>640164</text:p>
          </table:table-cell>
          <table:table-cell office:value-type="string">
            <text:p>/news-updates/news/2012/oct/radioactivity-report</text:p>
          </table:table-cell>
          <table:table-cell/>
        </table:table-row>
        <table:table-row table:style-name="ro1">
          <table:table-cell office:value-type="float" office:value="640239">
            <text:p>640239</text:p>
          </table:table-cell>
          <table:table-cell office:value-type="string">
            <text:p>/news-updates/news/2012/oct/response-dsm</text:p>
          </table:table-cell>
          <table:table-cell/>
        </table:table-row>
        <table:table-row table:style-name="ro1">
          <table:table-cell office:value-type="float" office:value="640413">
            <text:p>640413</text:p>
          </table:table-cell>
          <table:table-cell office:value-type="string">
            <text:p>/news-updates/news/2012/oct/hygiene-reminder</text:p>
          </table:table-cell>
          <table:table-cell/>
        </table:table-row>
        <table:table-row table:style-name="ro1">
          <table:table-cell office:value-type="float" office:value="640598">
            <text:p>640598</text:p>
          </table:table-cell>
          <table:table-cell office:value-type="string">
            <text:p>/news-updates/news/2012/oct/gasc-meeting</text:p>
          </table:table-cell>
          <table:table-cell/>
        </table:table-row>
        <table:table-row table:style-name="ro1">
          <table:table-cell office:value-type="float" office:value="640602">
            <text:p>640602</text:p>
          </table:table-cell>
          <table:table-cell office:value-type="string">
            <text:p>/wales/about-fsa-wales/cymru/newyddiondatgan/newyddion/archifnewcym/2012/hyd/nodynatgoffa</text:p>
          </table:table-cell>
          <table:table-cell/>
        </table:table-row>
        <table:table-row table:style-name="ro1">
          <table:table-cell office:value-type="float" office:value="640756">
            <text:p>640756</text:p>
          </table:table-cell>
          <table:table-cell office:value-type="string">
            <text:p>/news-updates/recalls-news/2012/oct/co-op-sauce</text:p>
          </table:table-cell>
          <table:table-cell/>
        </table:table-row>
        <table:table-row table:style-name="ro1">
          <table:table-cell office:value-type="float" office:value="640924">
            <text:p>640924</text:p>
          </table:table-cell>
          <table:table-cell office:value-type="string">
            <text:p>/news-updates/allergy-news/2012/oct/morrisons-gluten</text:p>
          </table:table-cell>
          <table:table-cell/>
        </table:table-row>
        <table:table-row table:style-name="ro1">
          <table:table-cell office:value-type="float" office:value="641036">
            <text:p>641036</text:p>
          </table:table-cell>
          <table:table-cell office:value-type="string">
            <text:p>/news-updates/allergy-news/2012/oct/asda-wafer-recall</text:p>
          </table:table-cell>
          <table:table-cell/>
        </table:table-row>
        <table:table-row table:style-name="ro1">
          <table:table-cell office:value-type="float" office:value="641093">
            <text:p>641093</text:p>
          </table:table-cell>
          <table:table-cell office:value-type="string">
            <text:p>/news-updates/allergy-news/2012/oct/home-farm-sauce</text:p>
          </table:table-cell>
          <table:table-cell/>
        </table:table-row>
        <table:table-row table:style-name="ro1">
          <table:table-cell office:value-type="float" office:value="641403">
            <text:p>641403</text:p>
          </table:table-cell>
          <table:table-cell office:value-type="string">
            <text:p>/news-updates/recalls-news/2012/oct/nisa-biscuits</text:p>
          </table:table-cell>
          <table:table-cell/>
        </table:table-row>
        <table:table-row table:style-name="ro1">
          <table:table-cell office:value-type="float" office:value="641528">
            <text:p>641528</text:p>
          </table:table-cell>
          <table:table-cell office:value-type="string">
            <text:p>/news-updates/news/2012/oct/food-handlers</text:p>
          </table:table-cell>
          <table:table-cell/>
        </table:table-row>
        <table:table-row table:style-name="ro1">
          <table:table-cell office:value-type="float" office:value="641614">
            <text:p>641614</text:p>
          </table:table-cell>
          <table:table-cell office:value-type="string">
            <text:p>/wales/news-updates/news/2012/oct/wfac-agenda</text:p>
          </table:table-cell>
          <table:table-cell/>
        </table:table-row>
        <table:table-row table:style-name="ro1">
          <table:table-cell office:value-type="float" office:value="641657">
            <text:p>641657</text:p>
          </table:table-cell>
          <table:table-cell office:value-type="string">
            <text:p>/northern-ireland/news-updates/news/2012/oct/hybrid-announcement</text:p>
          </table:table-cell>
          <table:table-cell/>
        </table:table-row>
        <table:table-row table:style-name="ro1">
          <table:table-cell office:value-type="float" office:value="641693">
            <text:p>641693</text:p>
          </table:table-cell>
          <table:table-cell office:value-type="string">
            <text:p>/wales/about-fsa-wales/cymru/newyddiondatgan/newyddion/archifnewcym/2012/hyd/agendawfac1112</text:p>
          </table:table-cell>
          <table:table-cell/>
        </table:table-row>
        <table:table-row table:style-name="ro1">
          <table:table-cell office:value-type="float" office:value="641946">
            <text:p>641946</text:p>
          </table:table-cell>
          <table:table-cell office:value-type="string">
            <text:p>/wales/about-fsa-wales/cymru/newyddiondatgan/newyddion/archifnewcym/2012/hyd/nodynatgoffa2</text:p>
          </table:table-cell>
          <table:table-cell/>
        </table:table-row>
        <table:table-row table:style-name="ro1">
          <table:table-cell office:value-type="float" office:value="641981">
            <text:p>641981</text:p>
          </table:table-cell>
          <table:table-cell office:value-type="string">
            <text:p>/news-updates/recalls-news/2012/oct/Cleone-jerk</text:p>
          </table:table-cell>
          <table:table-cell/>
        </table:table-row>
        <table:table-row table:style-name="ro1">
          <table:table-cell office:value-type="float" office:value="641990">
            <text:p>641990</text:p>
          </table:table-cell>
          <table:table-cell office:value-type="string">
            <text:p>/news-updates/news/2012/oct/new-auditreports</text:p>
          </table:table-cell>
          <table:table-cell/>
        </table:table-row>
        <table:table-row table:style-name="ro1">
          <table:table-cell office:value-type="float" office:value="642004">
            <text:p>642004</text:p>
          </table:table-cell>
          <table:table-cell office:value-type="string">
            <text:p>/news-updates/recalls-news/2012/oct/farmfoods-cooked-meat</text:p>
          </table:table-cell>
          <table:table-cell/>
        </table:table-row>
        <table:table-row table:style-name="ro1">
          <table:table-cell office:value-type="float" office:value="642060">
            <text:p>642060</text:p>
          </table:table-cell>
          <table:table-cell office:value-type="string">
            <text:p>/news-updates/allergy-news/2012/oct/sainsburys-kids-curry</text:p>
          </table:table-cell>
          <table:table-cell/>
        </table:table-row>
        <table:table-row table:style-name="ro1">
          <table:table-cell office:value-type="float" office:value="642091">
            <text:p>642091</text:p>
          </table:table-cell>
          <table:table-cell office:value-type="string">
            <text:p>/news-updates/news/2012/oct/fsaenews</text:p>
          </table:table-cell>
          <table:table-cell/>
        </table:table-row>
        <table:table-row table:style-name="ro1">
          <table:table-cell office:value-type="float" office:value="642226">
            <text:p>642226</text:p>
          </table:table-cell>
          <table:table-cell office:value-type="string">
            <text:p>/news-updates/news/2012/oct/GACS-newmembers</text:p>
          </table:table-cell>
          <table:table-cell/>
        </table:table-row>
        <table:table-row table:style-name="ro1">
          <table:table-cell office:value-type="float" office:value="642274">
            <text:p>642274</text:p>
          </table:table-cell>
          <table:table-cell office:value-type="string">
            <text:p>/news-updates/allergy-news/2012/oct/sainsburys-toffeeapples</text:p>
          </table:table-cell>
          <table:table-cell/>
        </table:table-row>
        <table:table-row table:style-name="ro1">
          <table:table-cell office:value-type="float" office:value="642318">
            <text:p>642318</text:p>
          </table:table-cell>
          <table:table-cell office:value-type="string">
            <text:p>/news-updates/news/2012/oct/tender-foodsample</text:p>
          </table:table-cell>
          <table:table-cell/>
        </table:table-row>
        <table:table-row table:style-name="ro1">
          <table:table-cell office:value-type="float" office:value="642379">
            <text:p>642379</text:p>
          </table:table-cell>
          <table:table-cell office:value-type="string">
            <text:p>/news-updates/news/2012/nov/fsa-board-recruitment</text:p>
          </table:table-cell>
          <table:table-cell/>
        </table:table-row>
        <table:table-row table:style-name="ro1">
          <table:table-cell office:value-type="float" office:value="642416">
            <text:p>642416</text:p>
          </table:table-cell>
          <table:table-cell office:value-type="string">
            <text:p>/wales/about-fsa-wales/cymru/newyddiondatgan/newyddion/archifnewcym/2012/hyd/cyfarfodyddiranddeiliaid</text:p>
          </table:table-cell>
          <table:table-cell/>
        </table:table-row>
        <table:table-row table:style-name="ro1">
          <table:table-cell office:value-type="float" office:value="642462">
            <text:p>642462</text:p>
          </table:table-cell>
          <table:table-cell office:value-type="string">
            <text:p>/wales/news-updates/news/2012/oct/stakeholder-meet-fir</text:p>
          </table:table-cell>
          <table:table-cell/>
        </table:table-row>
        <table:table-row table:style-name="ro1">
          <table:table-cell office:value-type="float" office:value="642546">
            <text:p>642546</text:p>
          </table:table-cell>
          <table:table-cell office:value-type="string">
            <text:p>/news-updates/news/2012/nov/dnp-warning</text:p>
          </table:table-cell>
          <table:table-cell/>
        </table:table-row>
        <table:table-row table:style-name="ro1">
          <table:table-cell office:value-type="float" office:value="642637">
            <text:p>642637</text:p>
          </table:table-cell>
          <table:table-cell office:value-type="string">
            <text:p>/news-updates/news/2012/nov/FSAresearch-Oct12</text:p>
          </table:table-cell>
          <table:table-cell/>
        </table:table-row>
        <table:table-row table:style-name="ro1">
          <table:table-cell office:value-type="float" office:value="642701">
            <text:p>642701</text:p>
          </table:table-cell>
          <table:table-cell office:value-type="string">
            <text:p>/news-updates/allergy-news/2012/nov/co-op_choc_nuts</text:p>
          </table:table-cell>
          <table:table-cell/>
        </table:table-row>
        <table:table-row table:style-name="ro1">
          <table:table-cell office:value-type="float" office:value="642758">
            <text:p>642758</text:p>
          </table:table-cell>
          <table:table-cell office:value-type="string">
            <text:p>/northern-ireland/news-updates/recalls-news/2012/nov/lmmeats_wd</text:p>
          </table:table-cell>
          <table:table-cell/>
        </table:table-row>
        <table:table-row table:style-name="ro1">
          <table:table-cell office:value-type="float" office:value="642897">
            <text:p>642897</text:p>
          </table:table-cell>
          <table:table-cell office:value-type="string">
            <text:p>/news-updates/news/2012/nov/festive-fhrs</text:p>
          </table:table-cell>
          <table:table-cell/>
        </table:table-row>
        <table:table-row table:style-name="ro1">
          <table:table-cell office:value-type="float" office:value="642975">
            <text:p>642975</text:p>
          </table:table-cell>
          <table:table-cell office:value-type="string">
            <text:p>/wales/about-fsa-wales/cymru/newyddiondatgan/newyddion/archifnewcym/2012/tach/eisiaucadeirydd</text:p>
          </table:table-cell>
          <table:table-cell/>
        </table:table-row>
        <table:table-row table:style-name="ro1">
          <table:table-cell office:value-type="float" office:value="642985">
            <text:p>642985</text:p>
          </table:table-cell>
          <table:table-cell office:value-type="string">
            <text:p>/scotland/news-updates/news/2012/nov/scot-openmeet</text:p>
          </table:table-cell>
          <table:table-cell/>
        </table:table-row>
        <table:table-row table:style-name="ro1">
          <table:table-cell office:value-type="float" office:value="642997">
            <text:p>642997</text:p>
          </table:table-cell>
          <table:table-cell office:value-type="string">
            <text:p>/wales/about-fsa-wales/cymru/newyddiondatgan/newyddion/archifnewcym/2012/tach/difethanadolig</text:p>
          </table:table-cell>
          <table:table-cell/>
        </table:table-row>
        <table:table-row table:style-name="ro1">
          <table:table-cell office:value-type="float" office:value="643021">
            <text:p>643021</text:p>
          </table:table-cell>
          <table:table-cell office:value-type="string">
            <text:p>/wales/about-fsa-wales/cymru/newyddiondatgan/newyddion/archifnewcym/2012/tach/Rhybudd</text:p>
          </table:table-cell>
          <table:table-cell/>
        </table:table-row>
        <table:table-row table:style-name="ro1">
          <table:table-cell office:value-type="float" office:value="643049">
            <text:p>643049</text:p>
          </table:table-cell>
          <table:table-cell office:value-type="string">
            <text:p>/news-updates/news/2012/nov/fsa-board-meeting-online</text:p>
          </table:table-cell>
          <table:table-cell/>
        </table:table-row>
        <table:table-row table:style-name="ro1">
          <table:table-cell office:value-type="float" office:value="643058">
            <text:p>643058</text:p>
          </table:table-cell>
          <table:table-cell office:value-type="string">
            <text:p>/news-updates/allergy-news/2012/nov/asda_bites</text:p>
          </table:table-cell>
          <table:table-cell/>
        </table:table-row>
        <table:table-row table:style-name="ro1">
          <table:table-cell office:value-type="float" office:value="643214">
            <text:p>643214</text:p>
          </table:table-cell>
          <table:table-cell office:value-type="string">
            <text:p>/news-updates/news/2012/nov/acnfp-recruitment</text:p>
          </table:table-cell>
          <table:table-cell/>
        </table:table-row>
        <table:table-row table:style-name="ro1">
          <table:table-cell office:value-type="float" office:value="643296">
            <text:p>643296</text:p>
          </table:table-cell>
          <table:table-cell office:value-type="string">
            <text:p>/northern-ireland/nutritionni/niyoungpeople/activ8ni</text:p>
          </table:table-cell>
          <table:table-cell/>
        </table:table-row>
        <table:table-row table:style-name="ro1">
          <table:table-cell office:value-type="float" office:value="643350">
            <text:p>643350</text:p>
          </table:table-cell>
          <table:table-cell office:value-type="string">
            <text:p>/news-updates/news/2012/nov/ACSMF-recruiting</text:p>
          </table:table-cell>
          <table:table-cell/>
        </table:table-row>
        <table:table-row table:style-name="ro1">
          <table:table-cell office:value-type="float" office:value="643444">
            <text:p>643444</text:p>
          </table:table-cell>
          <table:table-cell office:value-type="string">
            <text:p>/scotland/news-updates/news/2012/nov/germs_handwashing</text:p>
          </table:table-cell>
          <table:table-cell/>
        </table:table-row>
        <table:table-row table:style-name="ro1">
          <table:table-cell office:value-type="float" office:value="643455">
            <text:p>643455</text:p>
          </table:table-cell>
          <table:table-cell office:value-type="string">
            <text:p>/news-updates/news/2012/nov/defra-consultation</text:p>
          </table:table-cell>
          <table:table-cell/>
        </table:table-row>
        <table:table-row table:style-name="ro1">
          <table:table-cell office:value-type="float" office:value="643527">
            <text:p>643527</text:p>
          </table:table-cell>
          <table:table-cell office:value-type="string">
            <text:p>/news-updates/allergy-news/2012/nov/asdasponge-soya</text:p>
          </table:table-cell>
          <table:table-cell/>
        </table:table-row>
        <table:table-row table:style-name="ro1">
          <table:table-cell office:value-type="float" office:value="643800">
            <text:p>643800</text:p>
          </table:table-cell>
          <table:table-cell office:value-type="string">
            <text:p>/news-updates/allergy-news/2012/nov/harrods-mincepies</text:p>
          </table:table-cell>
          <table:table-cell/>
        </table:table-row>
        <table:table-row table:style-name="ro1">
          <table:table-cell office:value-type="float" office:value="643827">
            <text:p>643827</text:p>
          </table:table-cell>
          <table:table-cell office:value-type="string">
            <text:p>/news-updates/news/2012/nov/fsa-board</text:p>
          </table:table-cell>
          <table:table-cell/>
        </table:table-row>
        <table:table-row table:style-name="ro1">
          <table:table-cell office:value-type="float" office:value="644352">
            <text:p>644352</text:p>
          </table:table-cell>
          <table:table-cell office:value-type="string">
            <text:p>/news-updates/allergy-news/2012/nov/leonidas</text:p>
          </table:table-cell>
          <table:table-cell/>
        </table:table-row>
        <table:table-row table:style-name="ro1">
          <table:table-cell office:value-type="float" office:value="644373">
            <text:p>644373</text:p>
          </table:table-cell>
          <table:table-cell office:value-type="string">
            <text:p>/news-updates/news/2012/nov/noro_jan</text:p>
          </table:table-cell>
          <table:table-cell/>
        </table:table-row>
        <table:table-row table:style-name="ro1">
          <table:table-cell office:value-type="float" office:value="644553">
            <text:p>644553</text:p>
          </table:table-cell>
          <table:table-cell office:value-type="string">
            <text:p>/wales/about-fsa-wales/cymru/newyddiondatgan/newyddion/archifnewcym/2012/tach/cyhoeddiadamaelodau</text:p>
          </table:table-cell>
          <table:table-cell/>
        </table:table-row>
        <table:table-row table:style-name="ro1">
          <table:table-cell office:value-type="float" office:value="644599">
            <text:p>644599</text:p>
          </table:table-cell>
          <table:table-cell office:value-type="string">
            <text:p>/news-updates/allergy-news/2012/nov/asdachoc-hazelnuts</text:p>
          </table:table-cell>
          <table:table-cell/>
        </table:table-row>
        <table:table-row table:style-name="ro1">
          <table:table-cell office:value-type="float" office:value="644613">
            <text:p>644613</text:p>
          </table:table-cell>
          <table:table-cell office:value-type="string">
            <text:p>/news-updates/allergy-news/2012/nov/walkers_milk</text:p>
          </table:table-cell>
          <table:table-cell/>
        </table:table-row>
        <table:table-row table:style-name="ro1">
          <table:table-cell office:value-type="float" office:value="644615">
            <text:p>644615</text:p>
          </table:table-cell>
          <table:table-cell office:value-type="string">
            <text:p>/news-updates/news/2012/nov/food-hygiene-delivery-programme</text:p>
          </table:table-cell>
          <table:table-cell/>
        </table:table-row>
        <table:table-row table:style-name="ro1">
          <table:table-cell office:value-type="float" office:value="644832">
            <text:p>644832</text:p>
          </table:table-cell>
          <table:table-cell office:value-type="string">
            <text:p>/news-updates/news/2012/nov/COMchair-2012</text:p>
          </table:table-cell>
          <table:table-cell/>
        </table:table-row>
        <table:table-row table:style-name="ro1">
          <table:table-cell office:value-type="float" office:value="645025">
            <text:p>645025</text:p>
          </table:table-cell>
          <table:table-cell office:value-type="string">
            <text:p>/news-updates/recalls-news/2012/nov/US-salmonella-peanuts</text:p>
          </table:table-cell>
          <table:table-cell/>
        </table:table-row>
        <table:table-row table:style-name="ro1">
          <table:table-cell office:value-type="float" office:value="645182">
            <text:p>645182</text:p>
          </table:table-cell>
          <table:table-cell office:value-type="string">
            <text:p>/news-updates/allergy-news/2012/nov/deli_sand</text:p>
          </table:table-cell>
          <table:table-cell/>
        </table:table-row>
        <table:table-row table:style-name="ro1">
          <table:table-cell office:value-type="float" office:value="645358">
            <text:p>645358</text:p>
          </table:table-cell>
          <table:table-cell office:value-type="string">
            <text:p>/news-updates/news/2012/nov/salmonella</text:p>
          </table:table-cell>
          <table:table-cell/>
        </table:table-row>
        <table:table-row table:style-name="ro1">
          <table:table-cell office:value-type="float" office:value="645635">
            <text:p>645635</text:p>
          </table:table-cell>
          <table:table-cell office:value-type="string">
            <text:p>/news-updates/allergy-news/2012/nov/aldi_aa</text:p>
          </table:table-cell>
          <table:table-cell/>
        </table:table-row>
        <table:table-row table:style-name="ro1">
          <table:table-cell office:value-type="float" office:value="645685">
            <text:p>645685</text:p>
          </table:table-cell>
          <table:table-cell office:value-type="string">
            <text:p>/news-updates/news/2012/nov/tenderBFR2012</text:p>
          </table:table-cell>
          <table:table-cell/>
        </table:table-row>
        <table:table-row table:style-name="ro1">
          <table:table-cell office:value-type="float" office:value="645925">
            <text:p>645925</text:p>
          </table:table-cell>
          <table:table-cell office:value-type="string">
            <text:p>/news-updates/news/2012/nov/eu</text:p>
          </table:table-cell>
          <table:table-cell/>
        </table:table-row>
        <table:table-row table:style-name="ro1">
          <table:table-cell office:value-type="float" office:value="645957">
            <text:p>645957</text:p>
          </table:table-cell>
          <table:table-cell office:value-type="string">
            <text:p>/news-updates/news/2012/nov/acmsfannrep2012</text:p>
          </table:table-cell>
          <table:table-cell/>
        </table:table-row>
        <table:table-row table:style-name="ro1">
          <table:table-cell office:value-type="float" office:value="646100">
            <text:p>646100</text:p>
          </table:table-cell>
          <table:table-cell office:value-type="string">
            <text:p>/news-updates/news/2012/nov/birmingham</text:p>
          </table:table-cell>
          <table:table-cell/>
        </table:table-row>
        <table:table-row table:style-name="ro1">
          <table:table-cell office:value-type="float" office:value="646162">
            <text:p>646162</text:p>
          </table:table-cell>
          <table:table-cell office:value-type="string">
            <text:p>/news-updates/recalls-news/2012/nov/red-tree</text:p>
          </table:table-cell>
          <table:table-cell/>
        </table:table-row>
        <table:table-row table:style-name="ro1">
          <table:table-cell office:value-type="float" office:value="646246">
            <text:p>646246</text:p>
          </table:table-cell>
          <table:table-cell office:value-type="string">
            <text:p>/wales/about-fsa-wales/cymru/newyddiondatgan/newyddion/archifnewcym/2012/tach/dirymurheolaethau</text:p>
          </table:table-cell>
          <table:table-cell/>
        </table:table-row>
        <table:table-row table:style-name="ro1">
          <table:table-cell office:value-type="float" office:value="646273">
            <text:p>646273</text:p>
          </table:table-cell>
          <table:table-cell office:value-type="string">
            <text:p>/scotland/news-updates/news/2012/nov/scot-meet-dec12</text:p>
          </table:table-cell>
          <table:table-cell/>
        </table:table-row>
        <table:table-row table:style-name="ro1">
          <table:table-cell office:value-type="float" office:value="646304">
            <text:p>646304</text:p>
          </table:table-cell>
          <table:table-cell office:value-type="string">
            <text:p>/news-updates/news/2012/nov/chernobyl</text:p>
          </table:table-cell>
          <table:table-cell/>
        </table:table-row>
        <table:table-row table:style-name="ro1">
          <table:table-cell office:value-type="float" office:value="646364">
            <text:p>646364</text:p>
          </table:table-cell>
          <table:table-cell office:value-type="string">
            <text:p>/news-updates/news/2012/nov/board-meeting</text:p>
          </table:table-cell>
          <table:table-cell/>
        </table:table-row>
        <table:table-row table:style-name="ro1">
          <table:table-cell office:value-type="float" office:value="646427">
            <text:p>646427</text:p>
          </table:table-cell>
          <table:table-cell office:value-type="string">
            <text:p>/news-updates/news/2012/nov/ncp-ext</text:p>
          </table:table-cell>
          <table:table-cell/>
        </table:table-row>
        <table:table-row table:style-name="ro1">
          <table:table-cell office:value-type="float" office:value="646435">
            <text:p>646435</text:p>
          </table:table-cell>
          <table:table-cell office:value-type="string">
            <text:p>/news-updates/news/2012/nov/fsaenews28</text:p>
          </table:table-cell>
          <table:table-cell/>
        </table:table-row>
        <table:table-row table:style-name="ro1">
          <table:table-cell office:value-type="float" office:value="646509">
            <text:p>646509</text:p>
          </table:table-cell>
          <table:table-cell office:value-type="string">
            <text:p>/news-updates/news/2012/dec/christmas2012-news</text:p>
          </table:table-cell>
          <table:table-cell/>
        </table:table-row>
        <table:table-row table:style-name="ro1">
          <table:table-cell office:value-type="float" office:value="646650">
            <text:p>646650</text:p>
          </table:table-cell>
          <table:table-cell office:value-type="string">
            <text:p>/news-updates/news/2012/dec/efsatoxicitydate</text:p>
          </table:table-cell>
          <table:table-cell/>
        </table:table-row>
        <table:table-row table:style-name="ro1">
          <table:table-cell office:value-type="float" office:value="646724">
            <text:p>646724</text:p>
          </table:table-cell>
          <table:table-cell office:value-type="string">
            <text:p>/news-updates/news/2012/dec/research-foodallergens</text:p>
          </table:table-cell>
          <table:table-cell/>
        </table:table-row>
        <table:table-row table:style-name="ro1">
          <table:table-cell office:value-type="float" office:value="646778">
            <text:p>646778</text:p>
          </table:table-cell>
          <table:table-cell office:value-type="string">
            <text:p>/northern-ireland/news-updates/news/2012/dec/nifac-dec</text:p>
          </table:table-cell>
          <table:table-cell/>
        </table:table-row>
        <table:table-row table:style-name="ro1">
          <table:table-cell office:value-type="float" office:value="646838">
            <text:p>646838</text:p>
          </table:table-cell>
          <table:table-cell office:value-type="string">
            <text:p>/wales/news-updates/news/2012/dec/wfac-dec</text:p>
          </table:table-cell>
          <table:table-cell/>
        </table:table-row>
        <table:table-row table:style-name="ro1">
          <table:table-cell office:value-type="float" office:value="646853">
            <text:p>646853</text:p>
          </table:table-cell>
          <table:table-cell office:value-type="string">
            <text:p>/wales/about-fsa-wales/cymru/newyddiondatgan/newyddion/archifnewcym/2012/rhag/cyfarfodwfacrhagfyr12</text:p>
          </table:table-cell>
          <table:table-cell/>
        </table:table-row>
        <table:table-row table:style-name="ro1">
          <table:table-cell office:value-type="float" office:value="646864">
            <text:p>646864</text:p>
          </table:table-cell>
          <table:table-cell office:value-type="string">
            <text:p>/news-updates/news/2012/dec/ncp-2012-rep</text:p>
          </table:table-cell>
          <table:table-cell/>
        </table:table-row>
        <table:table-row table:style-name="ro1">
          <table:table-cell office:value-type="float" office:value="646897">
            <text:p>646897</text:p>
          </table:table-cell>
          <table:table-cell office:value-type="string">
            <text:p>/wales/about-fsa-wales/cymru/newyddiondatgan/newyddion/archifnewcym/2012/rhag/cynllunrheoli2012</text:p>
          </table:table-cell>
          <table:table-cell/>
        </table:table-row>
        <table:table-row table:style-name="ro1">
          <table:table-cell office:value-type="float" office:value="646955">
            <text:p>646955</text:p>
          </table:table-cell>
          <table:table-cell office:value-type="string">
            <text:p>/wales/about-fsa-wales/cymru/newyddiondatgan/newyddion/archifnewcym/2012/rhag/gweddnewydd</text:p>
          </table:table-cell>
          <table:table-cell/>
        </table:table-row>
        <table:table-row table:style-name="ro1">
          <table:table-cell office:value-type="float" office:value="647438">
            <text:p>647438</text:p>
          </table:table-cell>
          <table:table-cell office:value-type="string">
            <text:p>/news-updates/allergy-news/2012/dec/patriarche</text:p>
          </table:table-cell>
          <table:table-cell/>
        </table:table-row>
        <table:table-row table:style-name="ro1">
          <table:table-cell office:value-type="float" office:value="647590">
            <text:p>647590</text:p>
          </table:table-cell>
          <table:table-cell office:value-type="string">
            <text:p>/news-updates/news/2012/dec/sulphite-poland</text:p>
          </table:table-cell>
          <table:table-cell/>
        </table:table-row>
        <table:table-row table:style-name="ro1">
          <table:table-cell office:value-type="float" office:value="647611">
            <text:p>647611</text:p>
          </table:table-cell>
          <table:table-cell office:value-type="string">
            <text:p>/news-updates/news/2012/dec/hackney</text:p>
          </table:table-cell>
          <table:table-cell/>
        </table:table-row>
        <table:table-row table:style-name="ro1">
          <table:table-cell office:value-type="float" office:value="647668">
            <text:p>647668</text:p>
          </table:table-cell>
          <table:table-cell office:value-type="string">
            <text:p>/news-updates/news/2012/dec/fsa-board-meeting</text:p>
          </table:table-cell>
          <table:table-cell/>
        </table:table-row>
        <table:table-row table:style-name="ro1">
          <table:table-cell office:value-type="float" office:value="647798">
            <text:p>647798</text:p>
          </table:table-cell>
          <table:table-cell office:value-type="string">
            <text:p>/news-updates/news/2012/dec/bsetesting</text:p>
          </table:table-cell>
          <table:table-cell/>
        </table:table-row>
        <table:table-row table:style-name="ro1">
          <table:table-cell office:value-type="float" office:value="647923">
            <text:p>647923</text:p>
          </table:table-cell>
          <table:table-cell office:value-type="string">
            <text:p>/news-updates/news/2012/dec/riskdecision-report</text:p>
          </table:table-cell>
          <table:table-cell/>
        </table:table-row>
        <table:table-row table:style-name="ro1">
          <table:table-cell office:value-type="float" office:value="647927">
            <text:p>647927</text:p>
          </table:table-cell>
          <table:table-cell office:value-type="string">
            <text:p>/news-updates/news/2012/dec/jeff-rooker-2013</text:p>
          </table:table-cell>
          <table:table-cell/>
        </table:table-row>
        <table:table-row table:style-name="ro1">
          <table:table-cell office:value-type="float" office:value="647932">
            <text:p>647932</text:p>
          </table:table-cell>
          <table:table-cell office:value-type="string">
            <text:p>/news-updates/news/2012/dec/consult-radioactivity</text:p>
          </table:table-cell>
          <table:table-cell/>
        </table:table-row>
        <table:table-row table:style-name="ro1">
          <table:table-cell office:value-type="float" office:value="647976">
            <text:p>647976</text:p>
          </table:table-cell>
          <table:table-cell office:value-type="string">
            <text:p>/news-updates/allergy-news/2012/dec/morrisons-coleslaw</text:p>
          </table:table-cell>
          <table:table-cell/>
        </table:table-row>
        <table:table-row table:style-name="ro1">
          <table:table-cell office:value-type="float" office:value="647978">
            <text:p>647978</text:p>
          </table:table-cell>
          <table:table-cell office:value-type="string">
            <text:p>/news-updates/allergy-news/2012/dec/asda-padthaipaste</text:p>
          </table:table-cell>
          <table:table-cell/>
        </table:table-row>
        <table:table-row table:style-name="ro1">
          <table:table-cell office:value-type="float" office:value="647991">
            <text:p>647991</text:p>
          </table:table-cell>
          <table:table-cell office:value-type="string">
            <text:p>/news-updates/allergy-news/2012/dec/morrisons-just-ched</text:p>
          </table:table-cell>
          <table:table-cell/>
        </table:table-row>
        <table:table-row table:style-name="ro1">
          <table:table-cell office:value-type="float" office:value="648021">
            <text:p>648021</text:p>
          </table:table-cell>
          <table:table-cell office:value-type="string">
            <text:p>/news-updates/recalls-news/2012/dec/harrods-fruitcake</text:p>
          </table:table-cell>
          <table:table-cell/>
        </table:table-row>
        <table:table-row table:style-name="ro1">
          <table:table-cell office:value-type="float" office:value="648037">
            <text:p>648037</text:p>
          </table:table-cell>
          <table:table-cell office:value-type="string">
            <text:p>/wales/about-fsa-wales/cymru/newyddiondatgan/newyddion/archifnewcym/2012/rhag/jeffrooker</text:p>
          </table:table-cell>
          <table:table-cell/>
        </table:table-row>
        <table:table-row table:style-name="ro1">
          <table:table-cell office:value-type="float" office:value="648334">
            <text:p>648334</text:p>
          </table:table-cell>
          <table:table-cell office:value-type="string">
            <text:p>/northern-ireland/news-updates/news/2012/dec/ni-sampling-report-dec</text:p>
          </table:table-cell>
          <table:table-cell/>
        </table:table-row>
        <table:table-row table:style-name="ro1">
          <table:table-cell office:value-type="float" office:value="648365">
            <text:p>648365</text:p>
          </table:table-cell>
          <table:table-cell office:value-type="string">
            <text:p>/news-updates/recalls-news/2012/dec/fishballs-scotland</text:p>
          </table:table-cell>
          <table:table-cell/>
        </table:table-row>
        <table:table-row table:style-name="ro1">
          <table:table-cell office:value-type="float" office:value="648404">
            <text:p>648404</text:p>
          </table:table-cell>
          <table:table-cell office:value-type="string">
            <text:p>/news-updates/recalls-news/2012/dec/cheese-metal-withdrawal</text:p>
          </table:table-cell>
          <table:table-cell/>
        </table:table-row>
        <table:table-row table:style-name="ro1">
          <table:table-cell office:value-type="float" office:value="648472">
            <text:p>648472</text:p>
          </table:table-cell>
          <table:table-cell office:value-type="string">
            <text:p>/news-updates/news/2012/dec/christmas-twitter</text:p>
          </table:table-cell>
          <table:table-cell/>
        </table:table-row>
        <table:table-row table:style-name="ro1">
          <table:table-cell office:value-type="float" office:value="648494">
            <text:p>648494</text:p>
          </table:table-cell>
          <table:table-cell office:value-type="string">
            <text:p>/wales/news-updates/news/2012/dec/fir-consulation-wales</text:p>
          </table:table-cell>
          <table:table-cell/>
        </table:table-row>
        <table:table-row table:style-name="ro1">
          <table:table-cell office:value-type="float" office:value="648497">
            <text:p>648497</text:p>
          </table:table-cell>
          <table:table-cell office:value-type="string">
            <text:p>/northern-ireland/news-updates/news/2012/dec/fir-consultation-ni</text:p>
          </table:table-cell>
          <table:table-cell/>
        </table:table-row>
        <table:table-row table:style-name="ro1">
          <table:table-cell office:value-type="float" office:value="648500">
            <text:p>648500</text:p>
          </table:table-cell>
          <table:table-cell office:value-type="string">
            <text:p>/scotland/news-updates/news/2012/dec/fir-consulation-scot</text:p>
          </table:table-cell>
          <table:table-cell/>
        </table:table-row>
        <table:table-row table:style-name="ro1">
          <table:table-cell office:value-type="float" office:value="648521">
            <text:p>648521</text:p>
          </table:table-cell>
          <table:table-cell office:value-type="string">
            <text:p>/news-updates/allergy-news/2012/dec/natooramortadella-nuts</text:p>
          </table:table-cell>
          <table:table-cell/>
        </table:table-row>
        <table:table-row table:style-name="ro1">
          <table:table-cell office:value-type="float" office:value="648553">
            <text:p>648553</text:p>
          </table:table-cell>
          <table:table-cell office:value-type="string">
            <text:p>/news-updates/allergy-news/2012/dec/tesco-ice-cream</text:p>
          </table:table-cell>
          <table:table-cell/>
        </table:table-row>
        <table:table-row table:style-name="ro1">
          <table:table-cell office:value-type="float" office:value="648604">
            <text:p>648604</text:p>
          </table:table-cell>
          <table:table-cell office:value-type="string">
            <text:p>/news-updates/allergy-news/2012/dec/musgravesamosa-soya</text:p>
          </table:table-cell>
          <table:table-cell/>
        </table:table-row>
        <table:table-row table:style-name="ro1">
          <table:table-cell office:value-type="float" office:value="648924">
            <text:p>648924</text:p>
          </table:table-cell>
          <table:table-cell office:value-type="string">
            <text:p>/news-updates/allergy-news/2012/dec/iceland-chicken-biryani</text:p>
          </table:table-cell>
          <table:table-cell/>
        </table:table-row>
        <table:table-row table:style-name="ro1">
          <table:table-cell office:value-type="float" office:value="649022">
            <text:p>649022</text:p>
          </table:table-cell>
          <table:table-cell office:value-type="string">
            <text:p>/news-updates/recalls-news/2012/dec/kywk-bean-curd</text:p>
          </table:table-cell>
          <table:table-cell/>
        </table:table-row>
        <table:table-row table:style-name="ro1">
          <table:table-cell office:value-type="float" office:value="649202">
            <text:p>649202</text:p>
          </table:table-cell>
          <table:table-cell office:value-type="string">
            <text:p>/scotland/news-updates/news/2012/dec/animal-welfare-scot</text:p>
          </table:table-cell>
          <table:table-cell/>
        </table:table-row>
        <table:table-row table:style-name="ro1">
          <table:table-cell office:value-type="float" office:value="649358">
            <text:p>649358</text:p>
          </table:table-cell>
          <table:table-cell office:value-type="string">
            <text:p>/scotland/news-updates/recalls-news/2012/dec/argyll-smokery</text:p>
          </table:table-cell>
          <table:table-cell/>
        </table:table-row>
        <table:table-row table:style-name="ro1">
          <table:table-cell office:value-type="float" office:value="649414">
            <text:p>649414</text:p>
          </table:table-cell>
          <table:table-cell office:value-type="string">
            <text:p>/news-updates/recalls-news/2012/dec/tofu-update</text:p>
          </table:table-cell>
          <table:table-cell/>
        </table:table-row>
        <table:table-row table:style-name="ro1">
          <table:table-cell office:value-type="float" office:value="649427">
            <text:p>649427</text:p>
          </table:table-cell>
          <table:table-cell office:value-type="string">
            <text:p>/news-updates/recalls-news/2012/dec/supervalu</text:p>
          </table:table-cell>
          <table:table-cell/>
        </table:table-row>
        <table:table-row table:style-name="ro1">
          <table:table-cell office:value-type="float" office:value="649642">
            <text:p>649642</text:p>
          </table:table-cell>
          <table:table-cell office:value-type="string">
            <text:p>/news-updates/news/2013/jan/fsa-open-board-meeting</text:p>
          </table:table-cell>
          <table:table-cell/>
        </table:table-row>
        <table:table-row table:style-name="ro1">
          <table:table-cell office:value-type="float" office:value="649941">
            <text:p>649941</text:p>
          </table:table-cell>
          <table:table-cell office:value-type="string">
            <text:p>/news-updates/news/2013/jan/FSAresearch.Jan13</text:p>
          </table:table-cell>
          <table:table-cell/>
        </table:table-row>
        <table:table-row table:style-name="ro1">
          <table:table-cell office:value-type="float" office:value="649969">
            <text:p>649969</text:p>
          </table:table-cell>
          <table:table-cell office:value-type="string">
            <text:p>/northern-ireland/news-updates/news/2013/jan/nifac-jan</text:p>
          </table:table-cell>
          <table:table-cell/>
        </table:table-row>
        <table:table-row table:style-name="ro1">
          <table:table-cell office:value-type="float" office:value="650107">
            <text:p>650107</text:p>
          </table:table-cell>
          <table:table-cell office:value-type="string">
            <text:p>/news-updates/news/2013/jan/capability-review</text:p>
          </table:table-cell>
          <table:table-cell/>
        </table:table-row>
        <table:table-row table:style-name="ro1">
          <table:table-cell office:value-type="float" office:value="650115">
            <text:p>650115</text:p>
          </table:table-cell>
          <table:table-cell office:value-type="string">
            <text:p>/wales/about-fsa-wales/cymru/newyddiondatgan/newyddion/archifnewcym/2013/ion/cyfarfodwfac0113</text:p>
          </table:table-cell>
          <table:table-cell/>
        </table:table-row>
        <table:table-row table:style-name="ro1">
          <table:table-cell office:value-type="float" office:value="650126">
            <text:p>650126</text:p>
          </table:table-cell>
          <table:table-cell office:value-type="string">
            <text:p>/wales/news-updates/news/2013/jan/wfac-jan</text:p>
          </table:table-cell>
          <table:table-cell/>
        </table:table-row>
        <table:table-row table:style-name="ro1">
          <table:table-cell office:value-type="float" office:value="650160">
            <text:p>650160</text:p>
          </table:table-cell>
          <table:table-cell office:value-type="string">
            <text:p>/news-updates/news/2013/jan/gm</text:p>
          </table:table-cell>
          <table:table-cell/>
        </table:table-row>
        <table:table-row table:style-name="ro1">
          <table:table-cell office:value-type="float" office:value="650243">
            <text:p>650243</text:p>
          </table:table-cell>
          <table:table-cell office:value-type="string">
            <text:p>/wales/about-fsa-wales/cymru/newyddiondatgan/newyddion/archifnewcym/2013/ion/gmion13</text:p>
          </table:table-cell>
          <table:table-cell/>
        </table:table-row>
        <table:table-row table:style-name="ro1">
          <table:table-cell office:value-type="float" office:value="650262">
            <text:p>650262</text:p>
          </table:table-cell>
          <table:table-cell office:value-type="string">
            <text:p>/news-updates/allergy-news/2013/jan/asdabeef-allergy</text:p>
          </table:table-cell>
          <table:table-cell/>
        </table:table-row>
        <table:table-row table:style-name="ro1">
          <table:table-cell office:value-type="float" office:value="650350">
            <text:p>650350</text:p>
          </table:table-cell>
          <table:table-cell office:value-type="string">
            <text:p>/scotland/news-updates/recalls-news/2013/jan/snax4u</text:p>
          </table:table-cell>
          <table:table-cell/>
        </table:table-row>
        <table:table-row table:style-name="ro1">
          <table:table-cell office:value-type="float" office:value="650438">
            <text:p>650438</text:p>
          </table:table-cell>
          <table:table-cell office:value-type="string">
            <text:p>/news-updates/recalls-news/2013/jan/update2-koontofu</text:p>
          </table:table-cell>
          <table:table-cell/>
        </table:table-row>
        <table:table-row table:style-name="ro1">
          <table:table-cell office:value-type="float" office:value="650468">
            <text:p>650468</text:p>
          </table:table-cell>
          <table:table-cell office:value-type="string">
            <text:p>/scotland/news-updates/recalls-news/2013/jan/snax4u-update</text:p>
          </table:table-cell>
          <table:table-cell/>
        </table:table-row>
        <table:table-row table:style-name="ro1">
          <table:table-cell office:value-type="float" office:value="650539">
            <text:p>650539</text:p>
          </table:table-cell>
          <table:table-cell office:value-type="string">
            <text:p>/news-updates/news/2013/jan/Dec12Jan13-enews</text:p>
          </table:table-cell>
          <table:table-cell/>
        </table:table-row>
        <table:table-row table:style-name="ro1">
          <table:table-cell office:value-type="float" office:value="650604">
            <text:p>650604</text:p>
          </table:table-cell>
          <table:table-cell office:value-type="string">
            <text:p>/scotland/news-updates/news/2013/jan/sfac-Jan13</text:p>
          </table:table-cell>
          <table:table-cell/>
        </table:table-row>
        <table:table-row table:style-name="ro1">
          <table:table-cell office:value-type="float" office:value="650627">
            <text:p>650627</text:p>
          </table:table-cell>
          <table:table-cell office:value-type="string">
            <text:p>/scotland/news-updates/recalls-news/2013/jan/snax4u-update2</text:p>
          </table:table-cell>
          <table:table-cell/>
        </table:table-row>
        <table:table-row table:style-name="ro1">
          <table:table-cell office:value-type="float" office:value="650777">
            <text:p>650777</text:p>
          </table:table-cell>
          <table:table-cell office:value-type="string">
            <text:p>/scotland/news-updates/recalls-news/2013/jan/snax4u3</text:p>
          </table:table-cell>
          <table:table-cell/>
        </table:table-row>
        <table:table-row table:style-name="ro1">
          <table:table-cell office:value-type="float" office:value="650792">
            <text:p>650792</text:p>
          </table:table-cell>
          <table:table-cell office:value-type="string">
            <text:p>/news-updates/news/2013/jan/bsetests</text:p>
          </table:table-cell>
          <table:table-cell/>
        </table:table-row>
        <table:table-row table:style-name="ro1">
          <table:table-cell office:value-type="float" office:value="650874">
            <text:p>650874</text:p>
          </table:table-cell>
          <table:table-cell office:value-type="string">
            <text:p>/news-updates/news/2013/jan/horse</text:p>
          </table:table-cell>
          <table:table-cell/>
        </table:table-row>
        <table:table-row table:style-name="ro1">
          <table:table-cell office:value-type="float" office:value="650902">
            <text:p>650902</text:p>
          </table:table-cell>
          <table:table-cell office:value-type="string">
            <text:p>/news-updates/allergy-news/2013/jan/sainsburys-peanuts</text:p>
          </table:table-cell>
          <table:table-cell/>
        </table:table-row>
        <table:table-row table:style-name="ro1">
          <table:table-cell office:value-type="float" office:value="650922">
            <text:p>650922</text:p>
          </table:table-cell>
          <table:table-cell office:value-type="string">
            <text:p>/wales/about-fsa-wales/cymru/newyddiondatgan/newyddion/archifnewcym/2013/ion/dnaceffylau</text:p>
          </table:table-cell>
          <table:table-cell/>
        </table:table-row>
        <table:table-row table:style-name="ro1">
          <table:table-cell office:value-type="float" office:value="650977">
            <text:p>650977</text:p>
          </table:table-cell>
          <table:table-cell office:value-type="string">
            <text:p>/news-updates/news/2013/jan/horse-update</text:p>
          </table:table-cell>
          <table:table-cell/>
        </table:table-row>
        <table:table-row table:style-name="ro1">
          <table:table-cell office:value-type="float" office:value="651038">
            <text:p>651038</text:p>
          </table:table-cell>
          <table:table-cell office:value-type="string">
            <text:p>/news-updates/news/2013/jan/annual-survey</text:p>
          </table:table-cell>
          <table:table-cell/>
        </table:table-row>
        <table:table-row table:style-name="ro1">
          <table:table-cell office:value-type="float" office:value="651046">
            <text:p>651046</text:p>
          </table:table-cell>
          <table:table-cell office:value-type="string">
            <text:p>/wales/about-fsa-wales/cymru/newyddiondatgan/newyddion/archifnewcym/2013/ion/cigceffyldiwedd</text:p>
          </table:table-cell>
          <table:table-cell/>
        </table:table-row>
        <table:table-row table:style-name="ro1">
          <table:table-cell office:value-type="float" office:value="651069">
            <text:p>651069</text:p>
          </table:table-cell>
          <table:table-cell office:value-type="string">
            <text:p>/news-updates/recalls-news/2013/jan/ribs-recall</text:p>
          </table:table-cell>
          <table:table-cell/>
        </table:table-row>
        <table:table-row table:style-name="ro1">
          <table:table-cell office:value-type="float" office:value="651135">
            <text:p>651135</text:p>
          </table:table-cell>
          <table:table-cell office:value-type="string">
            <text:p>/news-updates/recalls-news/2013/jan/sainsburys-thyme</text:p>
          </table:table-cell>
          <table:table-cell/>
        </table:table-row>
        <table:table-row table:style-name="ro1">
          <table:table-cell office:value-type="float" office:value="651180">
            <text:p>651180</text:p>
          </table:table-cell>
          <table:table-cell office:value-type="string">
            <text:p>/news-updates/news/2013/jan/horse-pig-dna</text:p>
          </table:table-cell>
          <table:table-cell/>
        </table:table-row>
        <table:table-row table:style-name="ro1">
          <table:table-cell office:value-type="float" office:value="651194">
            <text:p>651194</text:p>
          </table:table-cell>
          <table:table-cell office:value-type="string">
            <text:p>/news-updates/news/2013/jan/horse-abuse</text:p>
          </table:table-cell>
          <table:table-cell/>
        </table:table-row>
        <table:table-row table:style-name="ro1">
          <table:table-cell office:value-type="float" office:value="651198">
            <text:p>651198</text:p>
          </table:table-cell>
          <table:table-cell office:value-type="string">
            <text:p>/news-updates/news/2013/jan/raw-milk</text:p>
          </table:table-cell>
          <table:table-cell/>
        </table:table-row>
        <table:table-row table:style-name="ro1">
          <table:table-cell office:value-type="float" office:value="651226">
            <text:p>651226</text:p>
          </table:table-cell>
          <table:table-cell office:value-type="string">
            <text:p>/news-updates/news/2013/jan/commonwealth</text:p>
          </table:table-cell>
          <table:table-cell/>
        </table:table-row>
        <table:table-row table:style-name="ro1">
          <table:table-cell office:value-type="float" office:value="651245">
            <text:p>651245</text:p>
          </table:table-cell>
          <table:table-cell office:value-type="string">
            <text:p>/wales/about-fsa-wales/cymru/newyddiondatgan/newyddion/archifnewcym/2013/ion/dnaceffdiweddariad2</text:p>
          </table:table-cell>
          <table:table-cell/>
        </table:table-row>
        <table:table-row table:style-name="ro1">
          <table:table-cell office:value-type="float" office:value="651287">
            <text:p>651287</text:p>
          </table:table-cell>
          <table:table-cell office:value-type="string">
            <text:p>/news-updates/recalls-news/2013/jan/sweet-products-recall</text:p>
          </table:table-cell>
          <table:table-cell/>
        </table:table-row>
        <table:table-row table:style-name="ro1">
          <table:table-cell office:value-type="float" office:value="652126">
            <text:p>652126</text:p>
          </table:table-cell>
          <table:table-cell office:value-type="string">
            <text:p>/news-updates/allergy-news/2013/jan/ths-allergen</text:p>
          </table:table-cell>
          <table:table-cell/>
        </table:table-row>
        <table:table-row table:style-name="ro1">
          <table:table-cell office:value-type="float" office:value="652246">
            <text:p>652246</text:p>
          </table:table-cell>
          <table:table-cell office:value-type="string">
            <text:p>/news-updates/news/2013/jan/norovirus-2013</text:p>
          </table:table-cell>
          <table:table-cell/>
        </table:table-row>
        <table:table-row table:style-name="ro1">
          <table:table-cell office:value-type="float" office:value="652256">
            <text:p>652256</text:p>
          </table:table-cell>
          <table:table-cell office:value-type="string">
            <text:p>/news-updates/allergy-news/2013/jan/waitrose-hazel</text:p>
          </table:table-cell>
          <table:table-cell/>
        </table:table-row>
        <table:table-row table:style-name="ro1">
          <table:table-cell office:value-type="float" office:value="652301">
            <text:p>652301</text:p>
          </table:table-cell>
          <table:table-cell office:value-type="string">
            <text:p>/news-updates/news/2013/jan/bute-horsemeat</text:p>
          </table:table-cell>
          <table:table-cell/>
        </table:table-row>
        <table:table-row table:style-name="ro1">
          <table:table-cell office:value-type="float" office:value="652333">
            <text:p>652333</text:p>
          </table:table-cell>
          <table:table-cell office:value-type="string">
            <text:p>/wales/about-fsa-wales/cymru/newyddiondatgan/newyddion/archifnewcym/2013/ion/norofeirws</text:p>
          </table:table-cell>
          <table:table-cell/>
        </table:table-row>
        <table:table-row table:style-name="ro1">
          <table:table-cell office:value-type="float" office:value="652350">
            <text:p>652350</text:p>
          </table:table-cell>
          <table:table-cell office:value-type="string">
            <text:p>/news-updates/news/2013/jan/bute-horsemeat-update</text:p>
          </table:table-cell>
          <table:table-cell/>
        </table:table-row>
        <table:table-row table:style-name="ro1">
          <table:table-cell office:value-type="float" office:value="652441">
            <text:p>652441</text:p>
          </table:table-cell>
          <table:table-cell office:value-type="string">
            <text:p>/news-updates/news/2013/jan/horse-dna-third-update</text:p>
          </table:table-cell>
          <table:table-cell/>
        </table:table-row>
        <table:table-row table:style-name="ro1">
          <table:table-cell office:value-type="float" office:value="652515">
            <text:p>652515</text:p>
          </table:table-cell>
          <table:table-cell office:value-type="string">
            <text:p>/wales/about-fsa-wales/cymru/newyddiondatgan/newyddion/archifnewcym/2013/ion/cigceff3</text:p>
          </table:table-cell>
          <table:table-cell/>
        </table:table-row>
        <table:table-row table:style-name="ro1">
          <table:table-cell office:value-type="float" office:value="652622">
            <text:p>652622</text:p>
          </table:table-cell>
          <table:table-cell office:value-type="string">
            <text:p>/news-updates/recalls-news/2013/jan/coop-nuggets</text:p>
          </table:table-cell>
          <table:table-cell/>
        </table:table-row>
        <table:table-row table:style-name="ro1">
          <table:table-cell office:value-type="float" office:value="652652">
            <text:p>652652</text:p>
          </table:table-cell>
          <table:table-cell office:value-type="string">
            <text:p>/news-updates/news/2013/jan/novel-shells</text:p>
          </table:table-cell>
          <table:table-cell/>
        </table:table-row>
        <table:table-row table:style-name="ro1">
          <table:table-cell office:value-type="float" office:value="652671">
            <text:p>652671</text:p>
          </table:table-cell>
          <table:table-cell office:value-type="string">
            <text:p>/news-updates/news/2013/jan/novel-oil</text:p>
          </table:table-cell>
          <table:table-cell/>
        </table:table-row>
        <table:table-row table:style-name="ro1">
          <table:table-cell office:value-type="float" office:value="652733">
            <text:p>652733</text:p>
          </table:table-cell>
          <table:table-cell office:value-type="string">
            <text:p>/northern-ireland/news-updates/news/2013/feb/stat-fhrs-ni</text:p>
          </table:table-cell>
          <table:table-cell/>
        </table:table-row>
        <table:table-row table:style-name="ro1">
          <table:table-cell office:value-type="float" office:value="653025">
            <text:p>653025</text:p>
          </table:table-cell>
          <table:table-cell office:value-type="string">
            <text:p>/scotland/news-updates/allergy-news/2013/jan/scotland-scotchbrothpeanuts</text:p>
          </table:table-cell>
          <table:table-cell/>
        </table:table-row>
        <table:table-row table:style-name="ro1">
          <table:table-cell office:value-type="float" office:value="653135">
            <text:p>653135</text:p>
          </table:table-cell>
          <table:table-cell office:value-type="string">
            <text:p>/scotland/news-updates/news/2013/jan/scotland-calendar2013</text:p>
          </table:table-cell>
          <table:table-cell/>
        </table:table-row>
        <table:table-row table:style-name="ro1">
          <table:table-cell office:value-type="float" office:value="653228">
            <text:p>653228</text:p>
          </table:table-cell>
          <table:table-cell office:value-type="string">
            <text:p>/news-updates/news/2013/jan/acafmeet16jan13</text:p>
          </table:table-cell>
          <table:table-cell/>
        </table:table-row>
        <table:table-row table:style-name="ro1">
          <table:table-cell office:value-type="float" office:value="653288">
            <text:p>653288</text:p>
          </table:table-cell>
          <table:table-cell office:value-type="string">
            <text:p>/news-updates/news/2013/jan/sci.evid2013</text:p>
          </table:table-cell>
          <table:table-cell/>
        </table:table-row>
        <table:table-row table:style-name="ro1">
          <table:table-cell office:value-type="float" office:value="653341">
            <text:p>653341</text:p>
          </table:table-cell>
          <table:table-cell office:value-type="string">
            <text:p>/news-updates/news/2013/jan/allergyremind</text:p>
          </table:table-cell>
          <table:table-cell/>
        </table:table-row>
        <table:table-row table:style-name="ro1">
          <table:table-cell office:value-type="float" office:value="653372">
            <text:p>653372</text:p>
          </table:table-cell>
          <table:table-cell office:value-type="string">
            <text:p>/news-updates/allergy-news/2013/jan/tesco-choc-crispies</text:p>
          </table:table-cell>
          <table:table-cell/>
        </table:table-row>
        <table:table-row table:style-name="ro1">
          <table:table-cell office:value-type="float" office:value="653411">
            <text:p>653411</text:p>
          </table:table-cell>
          <table:table-cell office:value-type="string">
            <text:p>/wales/about-fsa-wales/cymru/newyddiondatgan/newyddion/archifnewcym/2013/ion/alergedd</text:p>
          </table:table-cell>
          <table:table-cell/>
        </table:table-row>
        <table:table-row table:style-name="ro1">
          <table:table-cell office:value-type="float" office:value="653479">
            <text:p>653479</text:p>
          </table:table-cell>
          <table:table-cell office:value-type="string">
            <text:p>/news-updates/allergy-news/2013/feb/Asdanuts</text:p>
          </table:table-cell>
          <table:table-cell/>
        </table:table-row>
        <table:table-row table:style-name="ro1">
          <table:table-cell office:value-type="float" office:value="653498">
            <text:p>653498</text:p>
          </table:table-cell>
          <table:table-cell office:value-type="string">
            <text:p>/news-updates/news/2013/feb/m-o-j</text:p>
          </table:table-cell>
          <table:table-cell/>
        </table:table-row>
        <table:table-row table:style-name="ro1">
          <table:table-cell office:value-type="float" office:value="653546">
            <text:p>653546</text:p>
          </table:table-cell>
          <table:table-cell office:value-type="string">
            <text:p>/news-updates/news/2013/feb/acafrecruit2013</text:p>
          </table:table-cell>
          <table:table-cell/>
        </table:table-row>
        <table:table-row table:style-name="ro1">
          <table:table-cell office:value-type="float" office:value="653582">
            <text:p>653582</text:p>
          </table:table-cell>
          <table:table-cell office:value-type="string">
            <text:p>/wales/about-fsa-wales/cymru/newyddiondatgan/newyddion/archifnewcym/2013/chwef/cighalal</text:p>
          </table:table-cell>
          <table:table-cell/>
        </table:table-row>
        <table:table-row table:style-name="ro1">
          <table:table-cell office:value-type="float" office:value="653608">
            <text:p>653608</text:p>
          </table:table-cell>
          <table:table-cell office:value-type="string">
            <text:p>/wales/news-updates/news/2013/feb/gmfree</text:p>
          </table:table-cell>
          <table:table-cell/>
        </table:table-row>
        <table:table-row table:style-name="ro1">
          <table:table-cell office:value-type="float" office:value="653678">
            <text:p>653678</text:p>
          </table:table-cell>
          <table:table-cell office:value-type="string">
            <text:p>/wales/about-fsa-wales/cymru/newyddiondatgan/newyddion/archifnewcym/2013/chwef/hebgm</text:p>
          </table:table-cell>
          <table:table-cell/>
        </table:table-row>
        <table:table-row table:style-name="ro1">
          <table:table-cell office:value-type="float" office:value="653690">
            <text:p>653690</text:p>
          </table:table-cell>
          <table:table-cell office:value-type="string">
            <text:p>/news-updates/news/2013/feb/fsa-statement</text:p>
          </table:table-cell>
          <table:table-cell/>
        </table:table-row>
        <table:table-row table:style-name="ro1">
          <table:table-cell office:value-type="float" office:value="653700">
            <text:p>653700</text:p>
          </table:table-cell>
          <table:table-cell office:value-type="string">
            <text:p>/news-updates/news/2013/feb/ni-horse</text:p>
          </table:table-cell>
          <table:table-cell/>
        </table:table-row>
        <table:table-row table:style-name="ro1">
          <table:table-cell office:value-type="float" office:value="653726">
            <text:p>653726</text:p>
          </table:table-cell>
          <table:table-cell office:value-type="string">
            <text:p>/news-updates/news/2013/feb/bite10</text:p>
          </table:table-cell>
          <table:table-cell/>
        </table:table-row>
        <table:table-row table:style-name="ro1">
          <table:table-cell office:value-type="float" office:value="653771">
            <text:p>653771</text:p>
          </table:table-cell>
          <table:table-cell office:value-type="string">
            <text:p>/wales/about-fsa-wales/cymru/newyddiondatgan/newyddion/archifnewcym/2013/chwef/trefnbrofi</text:p>
          </table:table-cell>
          <table:table-cell/>
        </table:table-row>
        <table:table-row table:style-name="ro1">
          <table:table-cell office:value-type="float" office:value="653783">
            <text:p>653783</text:p>
          </table:table-cell>
          <table:table-cell office:value-type="string">
            <text:p>/news-updates/news/2013/feb/protocol</text:p>
          </table:table-cell>
          <table:table-cell/>
        </table:table-row>
        <table:table-row table:style-name="ro1">
          <table:table-cell office:value-type="float" office:value="654003">
            <text:p>654003</text:p>
          </table:table-cell>
          <table:table-cell office:value-type="string">
            <text:p>/news-updates/allergy-news/2013/feb/yogurtallergens</text:p>
          </table:table-cell>
          <table:table-cell/>
        </table:table-row>
        <table:table-row table:style-name="ro1">
          <table:table-cell office:value-type="float" office:value="654412">
            <text:p>654412</text:p>
          </table:table-cell>
          <table:table-cell office:value-type="string">
            <text:p>/wales/about-fsa-wales/cymru/newyddiondatgan/newyddion/archifnewcym/2013/chwef/wfac270213</text:p>
          </table:table-cell>
          <table:table-cell/>
        </table:table-row>
        <table:table-row table:style-name="ro1">
          <table:table-cell office:value-type="float" office:value="654469">
            <text:p>654469</text:p>
          </table:table-cell>
          <table:table-cell office:value-type="string">
            <text:p>/wales/about-fsa-wales/cymru/newyddiondatgan/newyddion/archifnewcym/2013/chwef/protocolprofi</text:p>
          </table:table-cell>
          <table:table-cell/>
        </table:table-row>
        <table:table-row table:style-name="ro1">
          <table:table-cell office:value-type="float" office:value="654696">
            <text:p>654696</text:p>
          </table:table-cell>
          <table:table-cell office:value-type="string">
            <text:p>/news-updates/news/2013/feb/findus</text:p>
          </table:table-cell>
          <table:table-cell/>
        </table:table-row>
        <table:table-row table:style-name="ro1">
          <table:table-cell office:value-type="float" office:value="654712">
            <text:p>654712</text:p>
          </table:table-cell>
          <table:table-cell office:value-type="string">
            <text:p>/news-updates/news/2013/feb/testing-update</text:p>
          </table:table-cell>
          <table:table-cell/>
        </table:table-row>
        <table:table-row table:style-name="ro1">
          <table:table-cell office:value-type="float" office:value="654726">
            <text:p>654726</text:p>
          </table:table-cell>
          <table:table-cell office:value-type="string">
            <text:p>/news-updates/news/2013/feb/investigation-statement</text:p>
          </table:table-cell>
          <table:table-cell/>
        </table:table-row>
        <table:table-row table:style-name="ro1">
          <table:table-cell office:value-type="float" office:value="654741">
            <text:p>654741</text:p>
          </table:table-cell>
          <table:table-cell office:value-type="string">
            <text:p>/wales/about-fsa-wales/cymru/newyddiondatgan/newyddion/archifnewcym/2013/chwef/diweddariadrhagbrofi</text:p>
          </table:table-cell>
          <table:table-cell/>
        </table:table-row>
        <table:table-row table:style-name="ro1">
          <table:table-cell office:value-type="float" office:value="654792">
            <text:p>654792</text:p>
          </table:table-cell>
          <table:table-cell office:value-type="string">
            <text:p>/news-updates/recalls-news/2013/feb/findus-lasagne</text:p>
          </table:table-cell>
          <table:table-cell/>
        </table:table-row>
        <table:table-row table:style-name="ro1">
          <table:table-cell office:value-type="float" office:value="654807">
            <text:p>654807</text:p>
          </table:table-cell>
          <table:table-cell office:value-type="string">
            <text:p>/wales/about-fsa-wales/cymru/newyddiondatgan/newyddion/archifnewcym/2013/chwef/findus</text:p>
          </table:table-cell>
          <table:table-cell/>
        </table:table-row>
        <table:table-row table:style-name="ro1">
          <table:table-cell office:value-type="float" office:value="654914">
            <text:p>654914</text:p>
          </table:table-cell>
          <table:table-cell office:value-type="string">
            <text:p>/wales/about-fsa-wales/cymru/newyddiondatgan/newyddion/archifnewcym/2013/chwef/datganiadcigceffyl</text:p>
          </table:table-cell>
          <table:table-cell/>
        </table:table-row>
        <table:table-row table:style-name="ro1">
          <table:table-cell office:value-type="float" office:value="654934">
            <text:p>654934</text:p>
          </table:table-cell>
          <table:table-cell office:value-type="string">
            <text:p>/news-updates/recalls-news/2013/feb/loch-arthur-creamery</text:p>
          </table:table-cell>
          <table:table-cell/>
        </table:table-row>
        <table:table-row table:style-name="ro1">
          <table:table-cell office:value-type="float" office:value="655015">
            <text:p>655015</text:p>
          </table:table-cell>
          <table:table-cell office:value-type="string">
            <text:p>/news-updates/news/2013/feb/aldi-horse-meat</text:p>
          </table:table-cell>
          <table:table-cell/>
        </table:table-row>
        <table:table-row table:style-name="ro1">
          <table:table-cell office:value-type="float" office:value="655034">
            <text:p>655034</text:p>
          </table:table-cell>
          <table:table-cell office:value-type="string">
            <text:p>/news-updates/recalls-news/2013/feb/aldi-recall</text:p>
          </table:table-cell>
          <table:table-cell/>
        </table:table-row>
        <table:table-row table:style-name="ro1">
          <table:table-cell office:value-type="float" office:value="655043">
            <text:p>655043</text:p>
          </table:table-cell>
          <table:table-cell office:value-type="string">
            <text:p>/news-updates/news/2013/feb/meeting</text:p>
          </table:table-cell>
          <table:table-cell/>
        </table:table-row>
        <table:table-row table:style-name="ro1">
          <table:table-cell office:value-type="float" office:value="655086">
            <text:p>655086</text:p>
          </table:table-cell>
          <table:table-cell office:value-type="string">
            <text:p>/news-updates/news/2013/feb/advice</text:p>
          </table:table-cell>
          <table:table-cell/>
        </table:table-row>
        <table:table-row table:style-name="ro1">
          <table:table-cell office:value-type="float" office:value="655116">
            <text:p>655116</text:p>
          </table:table-cell>
          <table:table-cell office:value-type="string">
            <text:p>/wales/about-fsa-wales/cymru/newyddiondatgan/newyddion/archifnewcym/2013/chwef/datasbcighalogi</text:p>
          </table:table-cell>
          <table:table-cell/>
        </table:table-row>
        <table:table-row table:style-name="ro1">
          <table:table-cell office:value-type="float" office:value="655136">
            <text:p>655136</text:p>
          </table:table-cell>
          <table:table-cell office:value-type="string">
            <text:p>/wales/news-updates/news/2013/feb/wfac-feb</text:p>
          </table:table-cell>
          <table:table-cell/>
        </table:table-row>
        <table:table-row table:style-name="ro1">
          <table:table-cell office:value-type="float" office:value="655214">
            <text:p>655214</text:p>
          </table:table-cell>
          <table:table-cell office:value-type="string">
            <text:p>/wales/about-fsa-wales/cymru/newyddiondatgan/newyddion/archifnewcym/2013/chwef/blebwyta</text:p>
          </table:table-cell>
          <table:table-cell/>
        </table:table-row>
        <table:table-row table:style-name="ro1">
          <table:table-cell office:value-type="float" office:value="655395">
            <text:p>655395</text:p>
          </table:table-cell>
          <table:table-cell office:value-type="string">
            <text:p>/news-updates/news/2013/feb/tesco-bolognese</text:p>
          </table:table-cell>
          <table:table-cell/>
        </table:table-row>
        <table:table-row table:style-name="ro1">
          <table:table-cell office:value-type="float" office:value="655398">
            <text:p>655398</text:p>
          </table:table-cell>
          <table:table-cell office:value-type="string">
            <text:p>/news-updates/news/2013/feb/horse-tests</text:p>
          </table:table-cell>
          <table:table-cell/>
        </table:table-row>
        <table:table-row table:style-name="ro1">
          <table:table-cell office:value-type="float" office:value="655444">
            <text:p>655444</text:p>
          </table:table-cell>
          <table:table-cell office:value-type="string">
            <text:p>/wales/about-fsa-wales/cymru/newyddiondatgan/newyddion/archifnewcym/2013/chwef/cigceffyltesco</text:p>
          </table:table-cell>
          <table:table-cell/>
        </table:table-row>
        <table:table-row table:style-name="ro1">
          <table:table-cell office:value-type="float" office:value="655460">
            <text:p>655460</text:p>
          </table:table-cell>
          <table:table-cell office:value-type="string">
            <text:p>/wales/about-fsa-wales/cymru/newyddiondatgan/newyddion/archifnewcym/2013/chwef/proficeffylau</text:p>
          </table:table-cell>
          <table:table-cell/>
        </table:table-row>
        <table:table-row table:style-name="ro1">
          <table:table-cell office:value-type="float" office:value="655643">
            <text:p>655643</text:p>
          </table:table-cell>
          <table:table-cell office:value-type="string">
            <text:p>/wales/about-fsa-wales/cymru/newyddiondatgan/newyddion/archifnewcym/2013/chwef/cyngorcigceffyl</text:p>
          </table:table-cell>
          <table:table-cell/>
        </table:table-row>
        <table:table-row table:style-name="ro1">
          <table:table-cell office:value-type="float" office:value="655660">
            <text:p>655660</text:p>
          </table:table-cell>
          <table:table-cell office:value-type="string">
            <text:p>/news-updates/news/2013/feb/fsa-raid-horsemeat</text:p>
          </table:table-cell>
          <table:table-cell/>
        </table:table-row>
        <table:table-row table:style-name="ro1">
          <table:table-cell office:value-type="float" office:value="655704">
            <text:p>655704</text:p>
          </table:table-cell>
          <table:table-cell office:value-type="string">
            <text:p>/wales/about-fsa-wales/cymru/newyddiondatgan/newyddion/archifnewcym/2013/chwef/cigceffylgorllcymru</text:p>
          </table:table-cell>
          <table:table-cell/>
        </table:table-row>
        <table:table-row table:style-name="ro1">
          <table:table-cell office:value-type="float" office:value="655723">
            <text:p>655723</text:p>
          </table:table-cell>
          <table:table-cell office:value-type="string">
            <text:p>/news-updates/news/2013/feb/fsaenewsfeb13</text:p>
          </table:table-cell>
          <table:table-cell/>
        </table:table-row>
        <table:table-row table:style-name="ro1">
          <table:table-cell office:value-type="float" office:value="655859">
            <text:p>655859</text:p>
          </table:table-cell>
          <table:table-cell office:value-type="string">
            <text:p>/news-updates/news/2013/feb/bute-carcasses-results</text:p>
          </table:table-cell>
          <table:table-cell/>
        </table:table-row>
        <table:table-row table:style-name="ro1">
          <table:table-cell office:value-type="float" office:value="655936">
            <text:p>655936</text:p>
          </table:table-cell>
          <table:table-cell office:value-type="string">
            <text:p>/wales/about-fsa-wales/cymru/newyddiondatgan/newyddion/archifnewcym/2013/chwef/canlyniadaubute</text:p>
          </table:table-cell>
          <table:table-cell/>
        </table:table-row>
        <table:table-row table:style-name="ro1">
          <table:table-cell office:value-type="float" office:value="655950">
            <text:p>655950</text:p>
          </table:table-cell>
          <table:table-cell office:value-type="string">
            <text:p>/news-updates/news/2013/feb/march-fsa-board-meeting</text:p>
          </table:table-cell>
          <table:table-cell/>
        </table:table-row>
        <table:table-row table:style-name="ro1">
          <table:table-cell office:value-type="float" office:value="655974">
            <text:p>655974</text:p>
          </table:table-cell>
          <table:table-cell office:value-type="string">
            <text:p>/news-updates/news/2013/feb/acnfp-members</text:p>
          </table:table-cell>
          <table:table-cell/>
        </table:table-row>
        <table:table-row table:style-name="ro1">
          <table:table-cell office:value-type="float" office:value="656050">
            <text:p>656050</text:p>
          </table:table-cell>
          <table:table-cell office:value-type="string">
            <text:p>/news-updates/news/2013/feb/rangeland-foods</text:p>
          </table:table-cell>
          <table:table-cell/>
        </table:table-row>
        <table:table-row table:style-name="ro1">
          <table:table-cell office:value-type="float" office:value="656078">
            <text:p>656078</text:p>
          </table:table-cell>
          <table:table-cell office:value-type="string">
            <text:p>/news-updates/news/2013/feb/meat-plant-arrests</text:p>
          </table:table-cell>
          <table:table-cell/>
        </table:table-row>
        <table:table-row table:style-name="ro1">
          <table:table-cell office:value-type="float" office:value="656094">
            <text:p>656094</text:p>
          </table:table-cell>
          <table:table-cell office:value-type="string">
            <text:p>/wales/about-fsa-wales/cymru/newyddiondatgan/newyddion/archifnewcym/2013/chwef/arestio</text:p>
          </table:table-cell>
          <table:table-cell/>
        </table:table-row>
        <table:table-row table:style-name="ro1">
          <table:table-cell office:value-type="float" office:value="656125">
            <text:p>656125</text:p>
          </table:table-cell>
          <table:table-cell office:value-type="string">
            <text:p>/news-updates/news/2013/feb/police-investigation</text:p>
          </table:table-cell>
          <table:table-cell/>
        </table:table-row>
        <table:table-row table:style-name="ro1">
          <table:table-cell office:value-type="float" office:value="656134">
            <text:p>656134</text:p>
          </table:table-cell>
          <table:table-cell office:value-type="string">
            <text:p>/news-updates/news/2013/feb/horse-meat-tests</text:p>
          </table:table-cell>
          <table:table-cell/>
        </table:table-row>
        <table:table-row table:style-name="ro1">
          <table:table-cell office:value-type="float" office:value="656164">
            <text:p>656164</text:p>
          </table:table-cell>
          <table:table-cell office:value-type="string">
            <text:p>/wales/about-fsa-wales/cymru/newyddiondatgan/newyddion/archifnewcym/2013/chwef/cyhoeddicanlyniadau</text:p>
          </table:table-cell>
          <table:table-cell/>
        </table:table-row>
        <table:table-row table:style-name="ro1">
          <table:table-cell office:value-type="float" office:value="656195">
            <text:p>656195</text:p>
          </table:table-cell>
          <table:table-cell office:value-type="string">
            <text:p>/news-updates/allergy-news/2013/feb/raw-ecstasy-miso</text:p>
          </table:table-cell>
          <table:table-cell/>
        </table:table-row>
        <table:table-row table:style-name="ro1">
          <table:table-cell office:value-type="float" office:value="656724">
            <text:p>656724</text:p>
          </table:table-cell>
          <table:table-cell office:value-type="string">
            <text:p>/news-updates/recalls-news/2013/feb/kb-naturals-nuts</text:p>
          </table:table-cell>
          <table:table-cell/>
        </table:table-row>
        <table:table-row table:style-name="ro1">
          <table:table-cell office:value-type="float" office:value="656838">
            <text:p>656838</text:p>
          </table:table-cell>
          <table:table-cell office:value-type="string">
            <text:p>/news-updates/news/2013/feb/meattestingupdate</text:p>
          </table:table-cell>
          <table:table-cell/>
        </table:table-row>
        <table:table-row table:style-name="ro1">
          <table:table-cell office:value-type="float" office:value="656894">
            <text:p>656894</text:p>
          </table:table-cell>
          <table:table-cell office:value-type="string">
            <text:p>/wales/about-fsa-wales/cymru/newyddiondatgan/newyddion/archifnewcym/2013/chwef/ehanguprofioncig</text:p>
          </table:table-cell>
          <table:table-cell/>
        </table:table-row>
        <table:table-row table:style-name="ro1">
          <table:table-cell office:value-type="float" office:value="656933">
            <text:p>656933</text:p>
          </table:table-cell>
          <table:table-cell office:value-type="string">
            <text:p>/news-updates/recalls-news/2013/feb/locharthurcheese-update</text:p>
          </table:table-cell>
          <table:table-cell/>
        </table:table-row>
        <table:table-row table:style-name="ro1">
          <table:table-cell office:value-type="float" office:value="657135">
            <text:p>657135</text:p>
          </table:table-cell>
          <table:table-cell office:value-type="string">
            <text:p>/news-updates/news/2013/feb/burgerwithdrawal</text:p>
          </table:table-cell>
          <table:table-cell/>
        </table:table-row>
        <table:table-row table:style-name="ro1">
          <table:table-cell office:value-type="float" office:value="657161">
            <text:p>657161</text:p>
          </table:table-cell>
          <table:table-cell office:value-type="string">
            <text:p>/wales/about-fsa-wales/cymru/newyddiondatgan/newyddion/archifnewcym/2013/chwef/byrgyrsbmc</text:p>
          </table:table-cell>
          <table:table-cell/>
        </table:table-row>
        <table:table-row table:style-name="ro1">
          <table:table-cell office:value-type="float" office:value="657252">
            <text:p>657252</text:p>
          </table:table-cell>
          <table:table-cell office:value-type="string">
            <text:p>/news-updates/news/2013/feb/burger-scotland</text:p>
          </table:table-cell>
          <table:table-cell/>
        </table:table-row>
        <table:table-row table:style-name="ro1">
          <table:table-cell office:value-type="float" office:value="657278">
            <text:p>657278</text:p>
          </table:table-cell>
          <table:table-cell office:value-type="string">
            <text:p>/news-updates/news/2013/feb/scot-food-advisory-meeting.feb2013</text:p>
          </table:table-cell>
          <table:table-cell/>
        </table:table-row>
        <table:table-row table:style-name="ro1">
          <table:table-cell office:value-type="float" office:value="657319">
            <text:p>657319</text:p>
          </table:table-cell>
          <table:table-cell office:value-type="string">
            <text:p>/news-updates/news/2013/feb/results-second</text:p>
          </table:table-cell>
          <table:table-cell/>
        </table:table-row>
        <table:table-row table:style-name="ro1">
          <table:table-cell office:value-type="float" office:value="657366">
            <text:p>657366</text:p>
          </table:table-cell>
          <table:table-cell office:value-type="string">
            <text:p>/wales/about-fsa-wales/cymru/newyddiondatgan/newyddion/archifnewcym/2013/chwef/diweddariadprofion</text:p>
          </table:table-cell>
          <table:table-cell/>
        </table:table-row>
        <table:table-row table:style-name="ro1">
          <table:table-cell office:value-type="float" office:value="657495">
            <text:p>657495</text:p>
          </table:table-cell>
          <table:table-cell office:value-type="string">
            <text:p>/news-updates/recalls-news/2013/feb/castle-foods</text:p>
          </table:table-cell>
          <table:table-cell/>
        </table:table-row>
        <table:table-row table:style-name="ro1">
          <table:table-cell office:value-type="float" office:value="657567">
            <text:p>657567</text:p>
          </table:table-cell>
          <table:table-cell office:value-type="string">
            <text:p>/news-updates/news/2013/feb/cattle.ecoli</text:p>
          </table:table-cell>
          <table:table-cell/>
        </table:table-row>
        <table:table-row table:style-name="ro1">
          <table:table-cell office:value-type="float" office:value="657881">
            <text:p>657881</text:p>
          </table:table-cell>
          <table:table-cell office:value-type="string">
            <text:p>/news-updates/news/2013/feb/eu-sampling</text:p>
          </table:table-cell>
          <table:table-cell/>
        </table:table-row>
        <table:table-row table:style-name="ro1">
          <table:table-cell office:value-type="float" office:value="657950">
            <text:p>657950</text:p>
          </table:table-cell>
          <table:table-cell office:value-type="string">
            <text:p>/news-updates/news/2013/feb/trichinellauk</text:p>
          </table:table-cell>
          <table:table-cell/>
        </table:table-row>
        <table:table-row table:style-name="ro1">
          <table:table-cell office:value-type="float" office:value="658142">
            <text:p>658142</text:p>
          </table:table-cell>
          <table:table-cell office:value-type="string">
            <text:p>/wales/about-fsa-wales/cymru/newyddiondatgan/newyddion/archifnewcym/2013/maw/sampluue</text:p>
          </table:table-cell>
          <table:table-cell/>
        </table:table-row>
        <table:table-row table:style-name="ro2">
          <table:table-cell office:value-type="float" office:value="658256">
            <text:p>658256</text:p>
          </table:table-cell>
          <table:table-cell office:value-type="string">
            <text:p>/news-updates/news/2013/mar/gacs.meet0313</text:p>
          </table:table-cell>
          <table:table-cell/>
        </table:table-row>
        <table:table-row table:style-name="ro2">
          <table:table-cell office:value-type="float" office:value="658277">
            <text:p>658277</text:p>
          </table:table-cell>
          <table:table-cell office:value-type="string">
            <text:p>/news-updates/news/2013/mar/third-update</text:p>
          </table:table-cell>
          <table:table-cell/>
        </table:table-row>
        <table:table-row table:style-name="ro1">
          <table:table-cell office:value-type="float" office:value="658323">
            <text:p>658323</text:p>
          </table:table-cell>
          <table:table-cell office:value-type="string">
            <text:p>/news-updates/recalls-news/2013/mar/corianderinsects</text:p>
          </table:table-cell>
          <table:table-cell/>
        </table:table-row>
        <table:table-row table:style-name="ro1">
          <table:table-cell office:value-type="float" office:value="658390">
            <text:p>658390</text:p>
          </table:table-cell>
          <table:table-cell office:value-type="string">
            <text:p>/wales/about-fsa-wales/cymru/newyddiondatgan/newyddion/archifnewcym/2013/maw/trydyddsetprofion</text:p>
          </table:table-cell>
          <table:table-cell/>
        </table:table-row>
        <table:table-row table:style-name="ro1">
          <table:table-cell office:value-type="float" office:value="658433">
            <text:p>658433</text:p>
          </table:table-cell>
          <table:table-cell office:value-type="string">
            <text:p>/news-updates/news/2013/mar/scotconsult</text:p>
          </table:table-cell>
          <table:table-cell/>
        </table:table-row>
        <table:table-row table:style-name="ro1">
          <table:table-cell office:value-type="float" office:value="658458">
            <text:p>658458</text:p>
          </table:table-cell>
          <table:table-cell office:value-type="string">
            <text:p>/scotland/news-updates/news/2013/mar/enablescot</text:p>
          </table:table-cell>
          <table:table-cell/>
        </table:table-row>
        <table:table-row table:style-name="ro1">
          <table:table-cell office:value-type="float" office:value="658607">
            <text:p>658607</text:p>
          </table:table-cell>
          <table:table-cell office:value-type="string">
            <text:p>/news-updates/news/2013/mar/ecolitender</text:p>
          </table:table-cell>
          <table:table-cell/>
        </table:table-row>
        <table:table-row table:style-name="ro1">
          <table:table-cell office:value-type="float" office:value="658632">
            <text:p>658632</text:p>
          </table:table-cell>
          <table:table-cell office:value-type="string">
            <text:p>/news-updates/news/2013/mar/shellfishtender</text:p>
          </table:table-cell>
          <table:table-cell/>
        </table:table-row>
        <table:table-row table:style-name="ro2">
          <table:table-cell office:value-type="float" office:value="658670">
            <text:p>658670</text:p>
          </table:table-cell>
          <table:table-cell office:value-type="string">
            <text:p>/news-updates/news/2013/mar/board-meeting</text:p>
          </table:table-cell>
          <table:table-cell/>
        </table:table-row>
        <table:table-row table:style-name="ro1">
          <table:table-cell office:value-type="float" office:value="658902">
            <text:p>658902</text:p>
          </table:table-cell>
          <table:table-cell office:value-type="string">
            <text:p>/news-updates/news/2013/mar/bse-breaches</text:p>
          </table:table-cell>
          <table:table-cell/>
        </table:table-row>
        <table:table-row table:style-name="ro1">
          <table:table-cell office:value-type="float" office:value="658918">
            <text:p>658918</text:p>
          </table:table-cell>
          <table:table-cell office:value-type="string">
            <text:p>/wales/about-fsa-wales/cymru/newyddiondatgan/newyddion/archifnewcym/2013/maw/bwrddasb</text:p>
          </table:table-cell>
          <table:table-cell/>
        </table:table-row>
        <table:table-row table:style-name="ro2">
          <table:table-cell office:value-type="float" office:value="659010">
            <text:p>659010</text:p>
          </table:table-cell>
          <table:table-cell office:value-type="string">
            <text:p>/news-updates/news/2013/mar/royal-assent-ratings</text:p>
          </table:table-cell>
          <table:table-cell/>
        </table:table-row>
        <table:table-row table:style-name="ro1">
          <table:table-cell office:value-type="float" office:value="659015">
            <text:p>659015</text:p>
          </table:table-cell>
          <table:table-cell office:value-type="string">
            <text:p>/wales/news-updates/news/2013/mar/royal-assent-ratings</text:p>
          </table:table-cell>
          <table:table-cell/>
        </table:table-row>
        <table:table-row table:style-name="ro2">
          <table:table-cell office:value-type="float" office:value="659056">
            <text:p>659056</text:p>
          </table:table-cell>
          <table:table-cell office:value-type="string">
            <text:p>/news-updates/news/2013/mar/mothers-day</text:p>
          </table:table-cell>
          <table:table-cell/>
        </table:table-row>
        <table:table-row table:style-name="ro1">
          <table:table-cell office:value-type="float" office:value="659076">
            <text:p>659076</text:p>
          </table:table-cell>
          <table:table-cell office:value-type="string">
            <text:p>/wales/about-fsa-wales/cymru/newyddiondatgan/newyddion/archifnewcym/2013/maw/cshb</text:p>
          </table:table-cell>
          <table:table-cell/>
        </table:table-row>
        <table:table-row table:style-name="ro1">
          <table:table-cell office:value-type="float" office:value="659174">
            <text:p>659174</text:p>
          </table:table-cell>
          <table:table-cell office:value-type="string">
            <text:p>/wales/about-fsa-wales/cymru/newyddiondatgan/newyddion/archifnewcym/2013/maw/sul-y-mamau</text:p>
          </table:table-cell>
          <table:table-cell/>
        </table:table-row>
        <table:table-row table:style-name="ro1">
          <table:table-cell office:value-type="float" office:value="659233">
            <text:p>659233</text:p>
          </table:table-cell>
          <table:table-cell office:value-type="string">
            <text:p>/news-updates/allergy-news/2013/mar/supervalu</text:p>
          </table:table-cell>
          <table:table-cell/>
        </table:table-row>
        <table:table-row table:style-name="ro1">
          <table:table-cell office:value-type="float" office:value="659245">
            <text:p>659245</text:p>
          </table:table-cell>
          <table:table-cell office:value-type="string">
            <text:p>/scotland/news-updates/news/2013/mar/mothers-day</text:p>
          </table:table-cell>
          <table:table-cell/>
        </table:table-row>
        <table:table-row table:style-name="ro1">
          <table:table-cell office:value-type="float" office:value="659450">
            <text:p>659450</text:p>
          </table:table-cell>
          <table:table-cell office:value-type="string">
            <text:p>/news-updates/news/2013/mar/dalgetybayseafood</text:p>
          </table:table-cell>
          <table:table-cell/>
        </table:table-row>
        <table:table-row table:style-name="ro1">
          <table:table-cell office:value-type="float" office:value="659475">
            <text:p>659475</text:p>
          </table:table-cell>
          <table:table-cell office:value-type="string">
            <text:p>/scotland/news-updates/news/2013/mar/dalgetybayseafood1</text:p>
          </table:table-cell>
          <table:table-cell/>
        </table:table-row>
        <table:table-row table:style-name="ro2">
          <table:table-cell office:value-type="float" office:value="659489">
            <text:p>659489</text:p>
          </table:table-cell>
          <table:table-cell office:value-type="string">
            <text:p>/news-updates/news/2013/mar/surveys-update</text:p>
          </table:table-cell>
          <table:table-cell/>
        </table:table-row>
        <table:table-row table:style-name="ro1">
          <table:table-cell office:value-type="float" office:value="659537">
            <text:p>659537</text:p>
          </table:table-cell>
          <table:table-cell office:value-type="string">
            <text:p>/news-updates/news/2013/mar/boddy</text:p>
          </table:table-cell>
          <table:table-cell/>
        </table:table-row>
        <table:table-row table:style-name="ro2">
          <table:table-cell office:value-type="float" office:value="659566">
            <text:p>659566</text:p>
          </table:table-cell>
          <table:table-cell office:value-type="string">
            <text:p>/news-updates/recalls-news/2013/mar/locharthurrecall2</text:p>
          </table:table-cell>
          <table:table-cell/>
        </table:table-row>
        <table:table-row table:style-name="ro1">
          <table:table-cell office:value-type="float" office:value="659634">
            <text:p>659634</text:p>
          </table:table-cell>
          <table:table-cell office:value-type="string">
            <text:p>/wales/about-fsa-wales/cymru/newyddiondatgan/newyddion/archifnewcym/2013/maw/diweddarafcigceff</text:p>
          </table:table-cell>
          <table:table-cell/>
        </table:table-row>
        <table:table-row table:style-name="ro1">
          <table:table-cell office:value-type="float" office:value="659729">
            <text:p>659729</text:p>
          </table:table-cell>
          <table:table-cell office:value-type="string">
            <text:p>/news-updates/news/2013/mar/poultrytender</text:p>
          </table:table-cell>
          <table:table-cell/>
        </table:table-row>
        <table:table-row table:style-name="ro2">
          <table:table-cell office:value-type="float" office:value="659771">
            <text:p>659771</text:p>
          </table:table-cell>
          <table:table-cell office:value-type="string">
            <text:p>/news-updates/news/2013/mar/researchmarch13</text:p>
          </table:table-cell>
          <table:table-cell/>
        </table:table-row>
        <table:table-row table:style-name="ro1">
          <table:table-cell office:value-type="float" office:value="659797">
            <text:p>659797</text:p>
          </table:table-cell>
          <table:table-cell office:value-type="string">
            <text:p>/news-updates/allergy-news/2013/mar/asda</text:p>
          </table:table-cell>
          <table:table-cell/>
        </table:table-row>
        <table:table-row table:style-name="ro1">
          <table:table-cell office:value-type="float" office:value="660086">
            <text:p>660086</text:p>
          </table:table-cell>
          <table:table-cell office:value-type="string">
            <text:p>/news-updates/allergy-news/2013/mar/chocsulphites</text:p>
          </table:table-cell>
          <table:table-cell/>
        </table:table-row>
        <table:table-row table:style-name="ro1">
          <table:table-cell office:value-type="float" office:value="660723">
            <text:p>660723</text:p>
          </table:table-cell>
          <table:table-cell office:value-type="string">
            <text:p>/northern-ireland/news-updates/news/2013/mar/ni-training-manual6</text:p>
          </table:table-cell>
          <table:table-cell/>
        </table:table-row>
        <table:table-row table:style-name="ro1">
          <table:table-cell office:value-type="float" office:value="660979">
            <text:p>660979</text:p>
          </table:table-cell>
          <table:table-cell office:value-type="string">
            <text:p>/news-updates/news/2013/mar/pascalite-powder</text:p>
          </table:table-cell>
          <table:table-cell/>
        </table:table-row>
        <table:table-row table:style-name="ro2">
          <table:table-cell office:value-type="float" office:value="661043">
            <text:p>661043</text:p>
          </table:table-cell>
          <table:table-cell office:value-type="string">
            <text:p>/news-updates/news/2013/mar/novel-food-supplement</text:p>
          </table:table-cell>
          <table:table-cell/>
        </table:table-row>
        <table:table-row table:style-name="ro1">
          <table:table-cell office:value-type="float" office:value="661050">
            <text:p>661050</text:p>
          </table:table-cell>
          <table:table-cell office:value-type="string">
            <text:p>/news-updates/allergy-news/2013/mar/wholebake-recall</text:p>
          </table:table-cell>
          <table:table-cell/>
        </table:table-row>
        <table:table-row table:style-name="ro1">
          <table:table-cell office:value-type="float" office:value="661267">
            <text:p>661267</text:p>
          </table:table-cell>
          <table:table-cell office:value-type="string">
            <text:p>/northern-ireland/news-updates/news/2013/mar/safe-catering-issue5</text:p>
          </table:table-cell>
          <table:table-cell/>
        </table:table-row>
        <table:table-row table:style-name="ro1">
          <table:table-cell office:value-type="float" office:value="661315">
            <text:p>661315</text:p>
          </table:table-cell>
          <table:table-cell office:value-type="string">
            <text:p>/news-updates/news/2013/mar/farmbox-update</text:p>
          </table:table-cell>
          <table:table-cell/>
        </table:table-row>
        <table:table-row table:style-name="ro1">
          <table:table-cell office:value-type="float" office:value="661367">
            <text:p>661367</text:p>
          </table:table-cell>
          <table:table-cell office:value-type="string">
            <text:p>/wales/about-fsa-wales/cymru/newyddiondatgan/newyddion/archifnewcym/2013/maw/farmbox</text:p>
          </table:table-cell>
          <table:table-cell/>
        </table:table-row>
        <table:table-row table:style-name="ro1">
          <table:table-cell office:value-type="float" office:value="661382">
            <text:p>661382</text:p>
          </table:table-cell>
          <table:table-cell office:value-type="string">
            <text:p>/news-updates/news/2013/mar/crypto-findings</text:p>
          </table:table-cell>
          <table:table-cell/>
        </table:table-row>
        <table:table-row table:style-name="ro1">
          <table:table-cell office:value-type="float" office:value="661765">
            <text:p>661765</text:p>
          </table:table-cell>
          <table:table-cell office:value-type="string">
            <text:p>/news-updates/news/2013/mar/fhrsreport</text:p>
          </table:table-cell>
          <table:table-cell/>
        </table:table-row>
        <table:table-row table:style-name="ro1">
          <table:table-cell office:value-type="float" office:value="662084">
            <text:p>662084</text:p>
          </table:table-cell>
          <table:table-cell office:value-type="string">
            <text:p>/wales/about-fsa-wales/cymru/newyddiondatgan/newyddion/archifnewcym/2013/maw/gwerthusocynlluniauhylendid</text:p>
          </table:table-cell>
          <table:table-cell/>
        </table:table-row>
        <table:table-row table:style-name="ro2">
          <table:table-cell office:value-type="float" office:value="662131">
            <text:p>662131</text:p>
          </table:table-cell>
          <table:table-cell office:value-type="string">
            <text:p>/news-updates/news/2013/mar/fsaenewsmar13</text:p>
          </table:table-cell>
          <table:table-cell/>
        </table:table-row>
        <table:table-row table:style-name="ro1">
          <table:table-cell office:value-type="float" office:value="662230">
            <text:p>662230</text:p>
          </table:table-cell>
          <table:table-cell office:value-type="string">
            <text:p>/news-updates/recalls-news/2013/mar/teddy-grays</text:p>
          </table:table-cell>
          <table:table-cell/>
        </table:table-row>
        <table:table-row table:style-name="ro1">
          <table:table-cell office:value-type="float" office:value="662328">
            <text:p>662328</text:p>
          </table:table-cell>
          <table:table-cell office:value-type="string">
            <text:p>/news-updates/allergy-news/2013/mar/edamameallergy</text:p>
          </table:table-cell>
          <table:table-cell/>
        </table:table-row>
        <table:table-row table:style-name="ro1">
          <table:table-cell office:value-type="float" office:value="662331">
            <text:p>662331</text:p>
          </table:table-cell>
          <table:table-cell office:value-type="string">
            <text:p>/news-updates/news/2013/mar/hungary</text:p>
          </table:table-cell>
          <table:table-cell/>
        </table:table-row>
        <table:table-row table:style-name="ro2">
          <table:table-cell office:value-type="float" office:value="662381">
            <text:p>662381</text:p>
          </table:table-cell>
          <table:table-cell office:value-type="string">
            <text:p>/news-updates/news/2013/mar/foodandyou2</text:p>
          </table:table-cell>
          <table:table-cell/>
        </table:table-row>
        <table:table-row table:style-name="ro1">
          <table:table-cell office:value-type="float" office:value="662406">
            <text:p>662406</text:p>
          </table:table-cell>
          <table:table-cell office:value-type="string">
            <text:p>/news-updates/recalls-news/2013/mar/kit-kat</text:p>
          </table:table-cell>
          <table:table-cell/>
        </table:table-row>
        <table:table-row table:style-name="ro1">
          <table:table-cell office:value-type="float" office:value="662438">
            <text:p>662438</text:p>
          </table:table-cell>
          <table:table-cell office:value-type="string">
            <text:p>/news-updates/news/2013/mar/newallergyproject</text:p>
          </table:table-cell>
          <table:table-cell/>
        </table:table-row>
        <table:table-row table:style-name="ro1">
          <table:table-cell office:value-type="float" office:value="662443">
            <text:p>662443</text:p>
          </table:table-cell>
          <table:table-cell office:value-type="string">
            <text:p>/scotland/news-updates/news/2013/mar/fhiseastayrshire</text:p>
          </table:table-cell>
          <table:table-cell/>
        </table:table-row>
        <table:table-row table:style-name="ro1">
          <table:table-cell office:value-type="float" office:value="662550">
            <text:p>662550</text:p>
          </table:table-cell>
          <table:table-cell office:value-type="string">
            <text:p>/news-updates/allergy-news/2013/mar/bodrumfruitallergy</text:p>
          </table:table-cell>
          <table:table-cell/>
        </table:table-row>
        <table:table-row table:style-name="ro1">
          <table:table-cell office:value-type="float" office:value="662613">
            <text:p>662613</text:p>
          </table:table-cell>
          <table:table-cell office:value-type="string">
            <text:p>/wales/about-fsa-wales/cymru/newyddiondatgan/newyddion/archifnewcym/2013/maw/gwahoddiad</text:p>
          </table:table-cell>
          <table:table-cell/>
        </table:table-row>
        <table:table-row table:style-name="ro2">
          <table:table-cell office:value-type="float" office:value="662707">
            <text:p>662707</text:p>
          </table:table-cell>
          <table:table-cell office:value-type="string">
            <text:p>/news-updates/news/2013/mar/survey</text:p>
          </table:table-cell>
          <table:table-cell/>
        </table:table-row>
        <table:table-row table:style-name="ro1">
          <table:table-cell office:value-type="float" office:value="662846">
            <text:p>662846</text:p>
          </table:table-cell>
          <table:table-cell office:value-type="string">
            <text:p>/wales/about-fsa-wales/cymru/newyddiondatgan/newyddion/archifnewcym/2013/maw/arolwgargynhyrchioneidion</text:p>
          </table:table-cell>
          <table:table-cell/>
        </table:table-row>
        <table:table-row table:style-name="ro1">
          <table:table-cell office:value-type="float" office:value="663249">
            <text:p>663249</text:p>
          </table:table-cell>
          <table:table-cell office:value-type="string">
            <text:p>/news-updates/recalls-news/2013/mar/mccoys-recall</text:p>
          </table:table-cell>
          <table:table-cell/>
        </table:table-row>
        <table:table-row table:style-name="ro1">
          <table:table-cell office:value-type="float" office:value="663394">
            <text:p>663394</text:p>
          </table:table-cell>
          <table:table-cell office:value-type="string">
            <text:p>/news-updates/news/2013/apr/board-meeting</text:p>
          </table:table-cell>
          <table:table-cell/>
        </table:table-row>
        <table:table-row table:style-name="ro1">
          <table:table-cell office:value-type="float" office:value="663516">
            <text:p>663516</text:p>
          </table:table-cell>
          <table:table-cell office:value-type="string">
            <text:p>/wales/news-updates/news/2013/apr/wfac-invite</text:p>
          </table:table-cell>
          <table:table-cell/>
        </table:table-row>
        <table:table-row table:style-name="ro1">
          <table:table-cell office:value-type="float" office:value="663525">
            <text:p>663525</text:p>
          </table:table-cell>
          <table:table-cell office:value-type="string">
            <text:p>/news-updates/news/2013/apr/fsaad</text:p>
          </table:table-cell>
          <table:table-cell/>
        </table:table-row>
        <table:table-row table:style-name="ro1">
          <table:table-cell office:value-type="float" office:value="663728">
            <text:p>663728</text:p>
          </table:table-cell>
          <table:table-cell office:value-type="string">
            <text:p>/wales/about-fsa-wales/cymru/newyddiondatgan/newyddion/archifnewcym/2013/ebr/cyfarfodbwrdd17ebr</text:p>
          </table:table-cell>
          <table:table-cell/>
        </table:table-row>
        <table:table-row table:style-name="ro1">
          <table:table-cell office:value-type="float" office:value="663855">
            <text:p>663855</text:p>
          </table:table-cell>
          <table:table-cell office:value-type="string">
            <text:p>/wales/about-fsa-wales/cymru/newyddiondatgan/newyddion/archifnewcym/2013/ebr/asacomplaint</text:p>
          </table:table-cell>
          <table:table-cell/>
        </table:table-row>
        <table:table-row table:style-name="ro1">
          <table:table-cell office:value-type="float" office:value="664179">
            <text:p>664179</text:p>
          </table:table-cell>
          <table:table-cell office:value-type="string">
            <text:p>/scotland/news-updates/news/2013/apr/sfacapril13</text:p>
          </table:table-cell>
          <table:table-cell/>
        </table:table-row>
        <table:table-row table:style-name="ro1">
          <table:table-cell office:value-type="float" office:value="664336">
            <text:p>664336</text:p>
          </table:table-cell>
          <table:table-cell office:value-type="string">
            <text:p>/news-updates/allergy-news/2013/apr/asda-dip</text:p>
          </table:table-cell>
          <table:table-cell/>
        </table:table-row>
        <table:table-row table:style-name="ro1">
          <table:table-cell office:value-type="float" office:value="664687">
            <text:p>664687</text:p>
          </table:table-cell>
          <table:table-cell office:value-type="string">
            <text:p>/news-updates/news/2013/apr/survey-update</text:p>
          </table:table-cell>
          <table:table-cell/>
        </table:table-row>
        <table:table-row table:style-name="ro1">
          <table:table-cell office:value-type="float" office:value="664779">
            <text:p>664779</text:p>
          </table:table-cell>
          <table:table-cell office:value-type="string">
            <text:p>/news-updates/recalls-news/2013/apr/asda-corned</text:p>
          </table:table-cell>
          <table:table-cell/>
        </table:table-row>
        <table:table-row table:style-name="ro1">
          <table:table-cell office:value-type="float" office:value="664827">
            <text:p>664827</text:p>
          </table:table-cell>
          <table:table-cell office:value-type="string">
            <text:p>/news-updates/news/2013/apr/asda-bute</text:p>
          </table:table-cell>
          <table:table-cell/>
        </table:table-row>
        <table:table-row table:style-name="ro1">
          <table:table-cell office:value-type="float" office:value="665004">
            <text:p>665004</text:p>
          </table:table-cell>
          <table:table-cell office:value-type="string">
            <text:p>/wales/about-fsa-wales/cymru/newyddiondatgan/newyddion/archifnewcym/2013/ebr/lefeliselbute</text:p>
          </table:table-cell>
          <table:table-cell/>
        </table:table-row>
        <table:table-row table:style-name="ro1">
          <table:table-cell office:value-type="float" office:value="665009">
            <text:p>665009</text:p>
          </table:table-cell>
          <table:table-cell office:value-type="string">
            <text:p>/wales/about-fsa-wales/cymru/newyddiondatgan/newyddion/archifnewcym/2013/ebr/cigceffyldiweddaraf</text:p>
          </table:table-cell>
          <table:table-cell/>
        </table:table-row>
        <table:table-row table:style-name="ro1">
          <table:table-cell office:value-type="float" office:value="665463">
            <text:p>665463</text:p>
          </table:table-cell>
          <table:table-cell office:value-type="string">
            <text:p>/news-updates/news/2013/apr/novel-algal-oils</text:p>
          </table:table-cell>
          <table:table-cell/>
        </table:table-row>
        <table:table-row table:style-name="ro1">
          <table:table-cell office:value-type="float" office:value="665599">
            <text:p>665599</text:p>
          </table:table-cell>
          <table:table-cell office:value-type="string">
            <text:p>/news-updates/recalls-news/2013/apr/asda-slices</text:p>
          </table:table-cell>
          <table:table-cell/>
        </table:table-row>
        <table:table-row table:style-name="ro1">
          <table:table-cell office:value-type="float" office:value="665682">
            <text:p>665682</text:p>
          </table:table-cell>
          <table:table-cell office:value-type="string">
            <text:p>/northern-ireland/news-updates/recalls-news/2013/apr/kingshill</text:p>
          </table:table-cell>
          <table:table-cell/>
        </table:table-row>
        <table:table-row table:style-name="ro1">
          <table:table-cell office:value-type="float" office:value="665738">
            <text:p>665738</text:p>
          </table:table-cell>
          <table:table-cell office:value-type="string">
            <text:p>/news-updates/recalls-news/2013/apr/trs-milk-powder</text:p>
          </table:table-cell>
          <table:table-cell/>
        </table:table-row>
        <table:table-row table:style-name="ro1">
          <table:table-cell office:value-type="float" office:value="665943">
            <text:p>665943</text:p>
          </table:table-cell>
          <table:table-cell office:value-type="string">
            <text:p>/news-updates/recalls-news/2013/apr/thorntons</text:p>
          </table:table-cell>
          <table:table-cell/>
        </table:table-row>
        <table:table-row table:style-name="ro1">
          <table:table-cell office:value-type="float" office:value="665976">
            <text:p>665976</text:p>
          </table:table-cell>
          <table:table-cell office:value-type="string">
            <text:p>/wales/about-fsa-wales/cymru/newyddiondatgan/newyddion/archifnewcym/2013/ebr/aelodauwfacnewydd</text:p>
          </table:table-cell>
          <table:table-cell/>
        </table:table-row>
        <table:table-row table:style-name="ro1">
          <table:table-cell office:value-type="float" office:value="666032">
            <text:p>666032</text:p>
          </table:table-cell>
          <table:table-cell office:value-type="string">
            <text:p>/wales/news-updates/news/2013/apr/new-wfac-members</text:p>
          </table:table-cell>
          <table:table-cell/>
        </table:table-row>
        <table:table-row table:style-name="ro1">
          <table:table-cell office:value-type="float" office:value="666060">
            <text:p>666060</text:p>
          </table:table-cell>
          <table:table-cell office:value-type="string">
            <text:p>/science/research/foodborneillness/foodbornediseaseresearch/noroconference13</text:p>
          </table:table-cell>
          <table:table-cell/>
        </table:table-row>
        <table:table-row table:style-name="ro1">
          <table:table-cell office:value-type="float" office:value="666228">
            <text:p>666228</text:p>
          </table:table-cell>
          <table:table-cell office:value-type="string">
            <text:p>/news-updates/news/2013/apr/eu-survey</text:p>
          </table:table-cell>
          <table:table-cell/>
        </table:table-row>
        <table:table-row table:style-name="ro1">
          <table:table-cell office:value-type="float" office:value="666441">
            <text:p>666441</text:p>
          </table:table-cell>
          <table:table-cell office:value-type="string">
            <text:p>/news-updates/news/2013/apr/review</text:p>
          </table:table-cell>
          <table:table-cell/>
        </table:table-row>
        <table:table-row table:style-name="ro1">
          <table:table-cell office:value-type="float" office:value="666481">
            <text:p>666481</text:p>
          </table:table-cell>
          <table:table-cell office:value-type="string">
            <text:p>/wales/about-fsa-wales/cymru/newyddiondatgan/newyddion/archifnewcym/2013/ebr/cigceffewrop</text:p>
          </table:table-cell>
          <table:table-cell/>
        </table:table-row>
        <table:table-row table:style-name="ro1">
          <table:table-cell office:value-type="float" office:value="666498">
            <text:p>666498</text:p>
          </table:table-cell>
          <table:table-cell office:value-type="string">
            <text:p>/northern-ireland/news-updates/news/2013/apr/events</text:p>
          </table:table-cell>
          <table:table-cell/>
        </table:table-row>
        <table:table-row table:style-name="ro1">
          <table:table-cell office:value-type="float" office:value="666594">
            <text:p>666594</text:p>
          </table:table-cell>
          <table:table-cell office:value-type="string">
            <text:p>/wales/about-fsa-wales/cymru/newyddiondatgan/newyddion/archifnewcym/2013/ebr/adolygucigceff</text:p>
          </table:table-cell>
          <table:table-cell/>
        </table:table-row>
        <table:table-row table:style-name="ro1">
          <table:table-cell office:value-type="float" office:value="666607">
            <text:p>666607</text:p>
          </table:table-cell>
          <table:table-cell office:value-type="string">
            <text:p>/news-updates/news/2013/apr/furan2013</text:p>
          </table:table-cell>
          <table:table-cell/>
        </table:table-row>
        <table:table-row table:style-name="ro1">
          <table:table-cell office:value-type="float" office:value="666662">
            <text:p>666662</text:p>
          </table:table-cell>
          <table:table-cell office:value-type="string">
            <text:p>/news-updates/news/2013/apr/rdna-news</text:p>
          </table:table-cell>
          <table:table-cell/>
        </table:table-row>
        <table:table-row table:style-name="ro1">
          <table:table-cell office:value-type="float" office:value="666960">
            <text:p>666960</text:p>
          </table:table-cell>
          <table:table-cell office:value-type="string">
            <text:p>/news-updates/allergy-news/2013/apr/asda-noodle</text:p>
          </table:table-cell>
          <table:table-cell/>
        </table:table-row>
        <table:table-row table:style-name="ro1">
          <table:table-cell office:value-type="float" office:value="667106">
            <text:p>667106</text:p>
          </table:table-cell>
          <table:table-cell office:value-type="string">
            <text:p>/news-updates/recalls-news/2013/apr/iceland</text:p>
          </table:table-cell>
          <table:table-cell/>
        </table:table-row>
        <table:table-row table:style-name="ro1">
          <table:table-cell office:value-type="float" office:value="667192">
            <text:p>667192</text:p>
          </table:table-cell>
          <table:table-cell office:value-type="string">
            <text:p>/wales/about-fsa-wales/cymru/newyddiondatgan/newyddion/archifnewcym/2013/ebr/adnoddaudatblygu</text:p>
          </table:table-cell>
          <table:table-cell/>
        </table:table-row>
        <table:table-row table:style-name="ro1">
          <table:table-cell office:value-type="float" office:value="667224">
            <text:p>667224</text:p>
          </table:table-cell>
          <table:table-cell office:value-type="string">
            <text:p>/news-updates/news/2013/apr/chia-seeds</text:p>
          </table:table-cell>
          <table:table-cell/>
        </table:table-row>
        <table:table-row table:style-name="ro1">
          <table:table-cell office:value-type="float" office:value="667409">
            <text:p>667409</text:p>
          </table:table-cell>
          <table:table-cell office:value-type="string">
            <text:p>/news-updates/allergy-news/2013/apr/ehbooths</text:p>
          </table:table-cell>
          <table:table-cell/>
        </table:table-row>
        <table:table-row table:style-name="ro1">
          <table:table-cell office:value-type="float" office:value="667433">
            <text:p>667433</text:p>
          </table:table-cell>
          <table:table-cell office:value-type="string">
            <text:p>/news-updates/news/2013/apr/final</text:p>
          </table:table-cell>
          <table:table-cell/>
        </table:table-row>
        <table:table-row table:style-name="ro1">
          <table:table-cell office:value-type="float" office:value="667521">
            <text:p>667521</text:p>
          </table:table-cell>
          <table:table-cell office:value-type="string">
            <text:p>/wales/about-fsa-wales/cymru/newyddiondatgan/newyddion/archifnewcym/2013/ebr/canlyniadterfynol</text:p>
          </table:table-cell>
          <table:table-cell/>
        </table:table-row>
        <table:table-row table:style-name="ro1">
          <table:table-cell office:value-type="float" office:value="667532">
            <text:p>667532</text:p>
          </table:table-cell>
          <table:table-cell office:value-type="string">
            <text:p>/news-updates/news/2013/apr/fsa.enews.april13</text:p>
          </table:table-cell>
          <table:table-cell/>
        </table:table-row>
        <table:table-row table:style-name="ro1">
          <table:table-cell office:value-type="float" office:value="667655">
            <text:p>667655</text:p>
          </table:table-cell>
          <table:table-cell office:value-type="string">
            <text:p>/northern-ireland/news-updates/news/2013/apr/caloriewise-workshop</text:p>
          </table:table-cell>
          <table:table-cell/>
        </table:table-row>
        <table:table-row table:style-name="ro1">
          <table:table-cell office:value-type="float" office:value="667824">
            <text:p>667824</text:p>
          </table:table-cell>
          <table:table-cell office:value-type="string">
            <text:p>/scotland/news-updates/news/2013/apr/scotsalt</text:p>
          </table:table-cell>
          <table:table-cell/>
        </table:table-row>
        <table:table-row table:style-name="ro1">
          <table:table-cell office:value-type="float" office:value="667844">
            <text:p>667844</text:p>
          </table:table-cell>
          <table:table-cell office:value-type="string">
            <text:p>/news-updates/news/2013/apr/chairfsa</text:p>
          </table:table-cell>
          <table:table-cell/>
        </table:table-row>
        <table:table-row table:style-name="ro1">
          <table:table-cell office:value-type="float" office:value="667926">
            <text:p>667926</text:p>
          </table:table-cell>
          <table:table-cell office:value-type="string">
            <text:p>/wales/about-fsa-wales/cymru/newyddiondatgan/newyddion/archifnewcym/2013/ebr/cadeiryddasb</text:p>
          </table:table-cell>
          <table:table-cell/>
        </table:table-row>
        <table:table-row table:style-name="ro1">
          <table:table-cell office:value-type="float" office:value="667955">
            <text:p>667955</text:p>
          </table:table-cell>
          <table:table-cell office:value-type="string">
            <text:p>/news-updates/allergy-news/2013/apr/asdaburger</text:p>
          </table:table-cell>
          <table:table-cell/>
        </table:table-row>
        <table:table-row table:style-name="ro1">
          <table:table-cell office:value-type="float" office:value="668015">
            <text:p>668015</text:p>
          </table:table-cell>
          <table:table-cell office:value-type="string">
            <text:p>/news-updates/recalls-news/2013/apr/asda-update</text:p>
          </table:table-cell>
          <table:table-cell/>
        </table:table-row>
        <table:table-row table:style-name="ro1">
          <table:table-cell office:value-type="float" office:value="668240">
            <text:p>668240</text:p>
          </table:table-cell>
          <table:table-cell office:value-type="string">
            <text:p>/news-updates/news/2013/apr/decontamination.survey</text:p>
          </table:table-cell>
          <table:table-cell/>
        </table:table-row>
        <table:table-row table:style-name="ro1">
          <table:table-cell office:value-type="float" office:value="668303">
            <text:p>668303</text:p>
          </table:table-cell>
          <table:table-cell office:value-type="string">
            <text:p>/wales/about-fsa-wales/cymru/newyddiondatgan/newyddion/archifnewcym/2013/mai/trincig</text:p>
          </table:table-cell>
          <table:table-cell/>
        </table:table-row>
        <table:table-row table:style-name="ro1">
          <table:table-cell office:value-type="float" office:value="668577">
            <text:p>668577</text:p>
          </table:table-cell>
          <table:table-cell office:value-type="string">
            <text:p>/news-updates/allergy-news/2013/apr/wasabi.allergy</text:p>
          </table:table-cell>
          <table:table-cell/>
        </table:table-row>
        <table:table-row table:style-name="ro1">
          <table:table-cell office:value-type="float" office:value="668597">
            <text:p>668597</text:p>
          </table:table-cell>
          <table:table-cell office:value-type="string">
            <text:p>/news-updates/allergy-news/2013/may/chocraisins.recall</text:p>
          </table:table-cell>
          <table:table-cell/>
        </table:table-row>
        <table:table-row table:style-name="ro1">
          <table:table-cell office:value-type="float" office:value="668881">
            <text:p>668881</text:p>
          </table:table-cell>
          <table:table-cell office:value-type="string">
            <text:p>/news-updates/allergy-news/2013/may/iceland-pork</text:p>
          </table:table-cell>
          <table:table-cell/>
        </table:table-row>
        <table:table-row table:style-name="ro2">
          <table:table-cell office:value-type="float" office:value="669184">
            <text:p>669184</text:p>
          </table:table-cell>
          <table:table-cell office:value-type="string">
            <text:p>/news-updates/news/2013/may/food-feed-proposals</text:p>
          </table:table-cell>
          <table:table-cell/>
        </table:table-row>
        <table:table-row table:style-name="ro1">
          <table:table-cell office:value-type="float" office:value="669222">
            <text:p>669222</text:p>
          </table:table-cell>
          <table:table-cell office:value-type="string">
            <text:p>/news-updates/allergy-news/2013/may/botham-plum</text:p>
          </table:table-cell>
          <table:table-cell/>
        </table:table-row>
        <table:table-row table:style-name="ro1">
          <table:table-cell office:value-type="float" office:value="669256">
            <text:p>669256</text:p>
          </table:table-cell>
          <table:table-cell office:value-type="string">
            <text:p>/wales/about-fsa-wales/cymru/newyddiondatgan/newyddion/archifnewcym/2013/mai/diwygio-rheoliadau</text:p>
          </table:table-cell>
          <table:table-cell/>
        </table:table-row>
        <table:table-row table:style-name="ro1">
          <table:table-cell office:value-type="float" office:value="669476">
            <text:p>669476</text:p>
          </table:table-cell>
          <table:table-cell office:value-type="string">
            <text:p>/news-updates/news/2013/may/food.research</text:p>
          </table:table-cell>
          <table:table-cell/>
        </table:table-row>
        <table:table-row table:style-name="ro1">
          <table:table-cell office:value-type="float" office:value="669552">
            <text:p>669552</text:p>
          </table:table-cell>
          <table:table-cell office:value-type="string">
            <text:p>/news-updates/allergy-news/2013/may/tesco.gingerbeer</text:p>
          </table:table-cell>
          <table:table-cell/>
        </table:table-row>
        <table:table-row table:style-name="ro1">
          <table:table-cell office:value-type="float" office:value="669612">
            <text:p>669612</text:p>
          </table:table-cell>
          <table:table-cell office:value-type="string">
            <text:p>/wales/about-fsa-wales/cymru/newyddiondatgan/newyddion/archifnewcym/2013/mai/wfacmai2013</text:p>
          </table:table-cell>
          <table:table-cell/>
        </table:table-row>
        <table:table-row table:style-name="ro1">
          <table:table-cell office:value-type="float" office:value="670185">
            <text:p>670185</text:p>
          </table:table-cell>
          <table:table-cell office:value-type="string">
            <text:p>/wales/news-updates/news/2013/may/wfac-meeting-may13</text:p>
          </table:table-cell>
          <table:table-cell/>
        </table:table-row>
        <table:table-row table:style-name="ro1">
          <table:table-cell office:value-type="float" office:value="670264">
            <text:p>670264</text:p>
          </table:table-cell>
          <table:table-cell office:value-type="string">
            <text:p>/news-updates/news/2013/may/efsa.renew.panel</text:p>
          </table:table-cell>
          <table:table-cell/>
        </table:table-row>
        <table:table-row table:style-name="ro1">
          <table:table-cell office:value-type="float" office:value="670287">
            <text:p>670287</text:p>
          </table:table-cell>
          <table:table-cell office:value-type="string">
            <text:p>/news-updates/news/2013/may/fsa-open-board-meeting</text:p>
          </table:table-cell>
          <table:table-cell/>
        </table:table-row>
        <table:table-row table:style-name="ro1">
          <table:table-cell office:value-type="float" office:value="670293">
            <text:p>670293</text:p>
          </table:table-cell>
          <table:table-cell office:value-type="string">
            <text:p>/news-updates/news/2013/may/fsa.peanutstudy</text:p>
          </table:table-cell>
          <table:table-cell/>
        </table:table-row>
        <table:table-row table:style-name="ro1">
          <table:table-cell office:value-type="float" office:value="670318">
            <text:p>670318</text:p>
          </table:table-cell>
          <table:table-cell office:value-type="string">
            <text:p>/news-updates/news/2013/may/allergy.fsa.study</text:p>
          </table:table-cell>
          <table:table-cell/>
        </table:table-row>
        <table:table-row table:style-name="ro1">
          <table:table-cell office:value-type="float" office:value="670489">
            <text:p>670489</text:p>
          </table:table-cell>
          <table:table-cell office:value-type="string">
            <text:p>/news-updates/news/2013/may/appointment.FSA</text:p>
          </table:table-cell>
          <table:table-cell/>
        </table:table-row>
        <table:table-row table:style-name="ro1">
          <table:table-cell office:value-type="float" office:value="670539">
            <text:p>670539</text:p>
          </table:table-cell>
          <table:table-cell office:value-type="string">
            <text:p>/wales/about-fsa-wales/cymru/newyddiondatgan/newyddion/archifnewcym/2013/mai/pysgnau</text:p>
          </table:table-cell>
          <table:table-cell/>
        </table:table-row>
        <table:table-row table:style-name="ro2">
          <table:table-cell office:value-type="float" office:value="671298">
            <text:p>671298</text:p>
          </table:table-cell>
          <table:table-cell office:value-type="string">
            <text:p>/news-updates/news/2013/may/acaf-meet8may13</text:p>
          </table:table-cell>
          <table:table-cell/>
        </table:table-row>
        <table:table-row table:style-name="ro1">
          <table:table-cell office:value-type="float" office:value="671333">
            <text:p>671333</text:p>
          </table:table-cell>
          <table:table-cell office:value-type="string">
            <text:p>/news-updates/news/2013/may/euban</text:p>
          </table:table-cell>
          <table:table-cell/>
        </table:table-row>
        <table:table-row table:style-name="ro1">
          <table:table-cell office:value-type="float" office:value="671387">
            <text:p>671387</text:p>
          </table:table-cell>
          <table:table-cell office:value-type="string">
            <text:p>/news-updates/news/2013/may/piginspections</text:p>
          </table:table-cell>
          <table:table-cell/>
        </table:table-row>
        <table:table-row table:style-name="ro1">
          <table:table-cell office:value-type="float" office:value="671480">
            <text:p>671480</text:p>
          </table:table-cell>
          <table:table-cell office:value-type="string">
            <text:p>/scotland/news-updates/news/2013/may/sfac.may13</text:p>
          </table:table-cell>
          <table:table-cell/>
        </table:table-row>
        <table:table-row table:style-name="ro1">
          <table:table-cell office:value-type="float" office:value="671490">
            <text:p>671490</text:p>
          </table:table-cell>
          <table:table-cell office:value-type="string">
            <text:p>/news-updates/news/2013/may/acmsf</text:p>
          </table:table-cell>
          <table:table-cell/>
        </table:table-row>
        <table:table-row table:style-name="ro2">
          <table:table-cell office:value-type="float" office:value="671523">
            <text:p>671523</text:p>
          </table:table-cell>
          <table:table-cell office:value-type="string">
            <text:p>/news-updates/news/2013/may/fsa.enews.may13</text:p>
          </table:table-cell>
          <table:table-cell/>
        </table:table-row>
        <table:table-row table:style-name="ro1">
          <table:table-cell office:value-type="float" office:value="671591">
            <text:p>671591</text:p>
          </table:table-cell>
          <table:table-cell office:value-type="string">
            <text:p>/news-updates/news/2013/may/radioactivity.board</text:p>
          </table:table-cell>
          <table:table-cell/>
        </table:table-row>
        <table:table-row table:style-name="ro1">
          <table:table-cell office:value-type="float" office:value="671649">
            <text:p>671649</text:p>
          </table:table-cell>
          <table:table-cell office:value-type="string">
            <text:p>/news-updates/news/2013/may/whitefishguide</text:p>
          </table:table-cell>
          <table:table-cell/>
        </table:table-row>
        <table:table-row table:style-name="ro1">
          <table:table-cell office:value-type="float" office:value="671697">
            <text:p>671697</text:p>
          </table:table-cell>
          <table:table-cell office:value-type="string">
            <text:p>/scotland/news-updates/news/2013/may/eatsafe1000</text:p>
          </table:table-cell>
          <table:table-cell/>
        </table:table-row>
        <table:table-row table:style-name="ro1">
          <table:table-cell office:value-type="float" office:value="671778">
            <text:p>671778</text:p>
          </table:table-cell>
          <table:table-cell office:value-type="string">
            <text:p>/news-updates/allergy-news/2013/may/harrods.choc.soya</text:p>
          </table:table-cell>
          <table:table-cell/>
        </table:table-row>
        <table:table-row table:style-name="ro1">
          <table:table-cell office:value-type="float" office:value="672271">
            <text:p>672271</text:p>
          </table:table-cell>
          <table:table-cell office:value-type="string">
            <text:p>/news-updates/recalls-news/2013/jun/chablis</text:p>
          </table:table-cell>
          <table:table-cell/>
        </table:table-row>
        <table:table-row table:style-name="ro1">
          <table:table-cell office:value-type="float" office:value="672358">
            <text:p>672358</text:p>
          </table:table-cell>
          <table:table-cell office:value-type="string">
            <text:p>/news-updates/news/2013/jun/fsaboard-meeting-live</text:p>
          </table:table-cell>
          <table:table-cell/>
        </table:table-row>
        <table:table-row table:style-name="ro1">
          <table:table-cell office:value-type="float" office:value="672395">
            <text:p>672395</text:p>
          </table:table-cell>
          <table:table-cell office:value-type="string">
            <text:p>/news-updates/recalls-news/2013/jun/benecol-recall</text:p>
          </table:table-cell>
          <table:table-cell/>
        </table:table-row>
        <table:table-row table:style-name="ro1">
          <table:table-cell office:value-type="float" office:value="672565">
            <text:p>672565</text:p>
          </table:table-cell>
          <table:table-cell office:value-type="string">
            <text:p>/news-updates/news/2013/jun/horsereview</text:p>
          </table:table-cell>
          <table:table-cell/>
        </table:table-row>
        <table:table-row table:style-name="ro1">
          <table:table-cell office:value-type="float" office:value="672653">
            <text:p>672653</text:p>
          </table:table-cell>
          <table:table-cell office:value-type="string">
            <text:p>/wales/about-fsa-wales/cymru/newyddiondatgan/newyddion/archifnewcym/2013/meh/adolygiadcigceffyl</text:p>
          </table:table-cell>
          <table:table-cell/>
        </table:table-row>
        <table:table-row table:style-name="ro1">
          <table:table-cell office:value-type="float" office:value="672793">
            <text:p>672793</text:p>
          </table:table-cell>
          <table:table-cell office:value-type="string">
            <text:p>/news-updates/news/2013/jun/bsebreaches</text:p>
          </table:table-cell>
          <table:table-cell/>
        </table:table-row>
        <table:table-row table:style-name="ro1">
          <table:table-cell office:value-type="float" office:value="672928">
            <text:p>672928</text:p>
          </table:table-cell>
          <table:table-cell office:value-type="string">
            <text:p>/news-updates/news/2013/jun/chia-seeds</text:p>
          </table:table-cell>
          <table:table-cell/>
        </table:table-row>
        <table:table-row table:style-name="ro1">
          <table:table-cell office:value-type="float" office:value="673187">
            <text:p>673187</text:p>
          </table:table-cell>
          <table:table-cell office:value-type="string">
            <text:p>/news-updates/news/2013/jun/kitchen-check-news</text:p>
          </table:table-cell>
          <table:table-cell/>
        </table:table-row>
        <table:table-row table:style-name="ro1">
          <table:table-cell office:value-type="float" office:value="673248">
            <text:p>673248</text:p>
          </table:table-cell>
          <table:table-cell office:value-type="string">
            <text:p>/wales/about-fsa-wales/cymru/newyddiondatgan/newyddion/archifnewcym/2013/meh/wdb2013</text:p>
          </table:table-cell>
          <table:table-cell/>
        </table:table-row>
        <table:table-row table:style-name="ro1">
          <table:table-cell office:value-type="float" office:value="673342">
            <text:p>673342</text:p>
          </table:table-cell>
          <table:table-cell office:value-type="string">
            <text:p>/news-updates/news/2013/jun/campy-genome</text:p>
          </table:table-cell>
          <table:table-cell/>
        </table:table-row>
        <table:table-row table:style-name="ro1">
          <table:table-cell office:value-type="float" office:value="673596">
            <text:p>673596</text:p>
          </table:table-cell>
          <table:table-cell office:value-type="string">
            <text:p>/scotland/news-updates/news/2013/jun/dunb-fhis</text:p>
          </table:table-cell>
          <table:table-cell/>
        </table:table-row>
        <table:table-row table:style-name="ro1">
          <table:table-cell office:value-type="float" office:value="673772">
            <text:p>673772</text:p>
          </table:table-cell>
          <table:table-cell office:value-type="string">
            <text:p>/news-updates/news/2013/jun/beef-product-testing</text:p>
          </table:table-cell>
          <table:table-cell/>
        </table:table-row>
        <table:table-row table:style-name="ro1">
          <table:table-cell office:value-type="float" office:value="673877">
            <text:p>673877</text:p>
          </table:table-cell>
          <table:table-cell office:value-type="string">
            <text:p>/news-updates/recalls-news/2013/jun/dunnrecall</text:p>
          </table:table-cell>
          <table:table-cell/>
        </table:table-row>
        <table:table-row table:style-name="ro1">
          <table:table-cell office:value-type="float" office:value="673977">
            <text:p>673977</text:p>
          </table:table-cell>
          <table:table-cell office:value-type="string">
            <text:p>/scotland/news-updates/news/2013/jun/shellfish</text:p>
          </table:table-cell>
          <table:table-cell/>
        </table:table-row>
        <table:table-row table:style-name="ro1">
          <table:table-cell office:value-type="float" office:value="674138">
            <text:p>674138</text:p>
          </table:table-cell>
          <table:table-cell office:value-type="string">
            <text:p>/northern-ireland/news-updates/news/2013/jun/fop-announcement</text:p>
          </table:table-cell>
          <table:table-cell/>
        </table:table-row>
        <table:table-row table:style-name="ro1">
          <table:table-cell office:value-type="float" office:value="674218">
            <text:p>674218</text:p>
          </table:table-cell>
          <table:table-cell office:value-type="string">
            <text:p>/scotland/news-updates/news/2013/jun/scotlabel</text:p>
          </table:table-cell>
          <table:table-cell/>
        </table:table-row>
        <table:table-row table:style-name="ro1">
          <table:table-cell office:value-type="float" office:value="674544">
            <text:p>674544</text:p>
          </table:table-cell>
          <table:table-cell office:value-type="string">
            <text:p>/news-updates/news/2013/jun/chia-oil</text:p>
          </table:table-cell>
          <table:table-cell/>
        </table:table-row>
        <table:table-row table:style-name="ro1">
          <table:table-cell office:value-type="float" office:value="674595">
            <text:p>674595</text:p>
          </table:table-cell>
          <table:table-cell office:value-type="string">
            <text:p>/news-updates/news/2013/jun/novel-food-ingredient</text:p>
          </table:table-cell>
          <table:table-cell/>
        </table:table-row>
        <table:table-row table:style-name="ro1">
          <table:table-cell office:value-type="float" office:value="674850">
            <text:p>674850</text:p>
          </table:table-cell>
          <table:table-cell office:value-type="string">
            <text:p>/news-updates/news/2013/jun/fsa-june-2013</text:p>
          </table:table-cell>
          <table:table-cell/>
        </table:table-row>
        <table:table-row table:style-name="ro1">
          <table:table-cell office:value-type="float" office:value="675076">
            <text:p>675076</text:p>
          </table:table-cell>
          <table:table-cell office:value-type="string">
            <text:p>/wales/news-updates/news/2013/jun/cancelled-meeting</text:p>
          </table:table-cell>
          <table:table-cell/>
        </table:table-row>
        <table:table-row table:style-name="ro1">
          <table:table-cell office:value-type="float" office:value="675217">
            <text:p>675217</text:p>
          </table:table-cell>
          <table:table-cell office:value-type="string">
            <text:p>/wales/about-fsa-wales/cymru/newyddiondatgan/newyddion/archifnewcym/2013/meh/gwahoddiadwfac0713</text:p>
          </table:table-cell>
          <table:table-cell/>
        </table:table-row>
        <table:table-row table:style-name="ro1">
          <table:table-cell office:value-type="float" office:value="675458">
            <text:p>675458</text:p>
          </table:table-cell>
          <table:table-cell office:value-type="string">
            <text:p>/news-updates/news/2013/jun/cop-consultation</text:p>
          </table:table-cell>
          <table:table-cell/>
        </table:table-row>
        <table:table-row table:style-name="ro1">
          <table:table-cell office:value-type="float" office:value="675652">
            <text:p>675652</text:p>
          </table:table-cell>
          <table:table-cell office:value-type="string">
            <text:p>/news-updates/news/2013/jun/oil</text:p>
          </table:table-cell>
          <table:table-cell/>
        </table:table-row>
        <table:table-row table:style-name="ro1">
          <table:table-cell office:value-type="float" office:value="675790">
            <text:p>675790</text:p>
          </table:table-cell>
          <table:table-cell office:value-type="string">
            <text:p>/news-updates/news/2013/jun/acaf-appointments</text:p>
          </table:table-cell>
          <table:table-cell/>
        </table:table-row>
        <table:table-row table:style-name="ro1">
          <table:table-cell office:value-type="float" office:value="675997">
            <text:p>675997</text:p>
          </table:table-cell>
          <table:table-cell office:value-type="string">
            <text:p>/news-updates/recalls-news/2013/jun/tescoyeast-recall</text:p>
          </table:table-cell>
          <table:table-cell/>
        </table:table-row>
        <table:table-row table:style-name="ro1">
          <table:table-cell office:value-type="float" office:value="676014">
            <text:p>676014</text:p>
          </table:table-cell>
          <table:table-cell office:value-type="string">
            <text:p>/news-updates/news/2013/jun/mancp</text:p>
          </table:table-cell>
          <table:table-cell/>
        </table:table-row>
        <table:table-row table:style-name="ro1">
          <table:table-cell office:value-type="float" office:value="676038">
            <text:p>676038</text:p>
          </table:table-cell>
          <table:table-cell office:value-type="string">
            <text:p>/wales/about-fsa-wales/cymru/newyddiondatgan/newyddion/archifnewcym/2013/meh/cynllun-rheoli-cenedlaethol</text:p>
          </table:table-cell>
          <table:table-cell/>
        </table:table-row>
        <table:table-row table:style-name="ro1">
          <table:table-cell office:value-type="float" office:value="676051">
            <text:p>676051</text:p>
          </table:table-cell>
          <table:table-cell office:value-type="string">
            <text:p>/scotland/news-updates/news/2013/jun/scot-food</text:p>
          </table:table-cell>
          <table:table-cell/>
        </table:table-row>
        <table:table-row table:style-name="ro1">
          <table:table-cell office:value-type="float" office:value="676054">
            <text:p>676054</text:p>
          </table:table-cell>
          <table:table-cell office:value-type="string">
            <text:p>/northern-ireland/news-updates/news/2013/jun/food-and-you</text:p>
          </table:table-cell>
          <table:table-cell/>
        </table:table-row>
        <table:table-row table:style-name="ro1">
          <table:table-cell office:value-type="float" office:value="676061">
            <text:p>676061</text:p>
          </table:table-cell>
          <table:table-cell office:value-type="string">
            <text:p>/news-updates/news/2013/jun/efsa-meat</text:p>
          </table:table-cell>
          <table:table-cell/>
        </table:table-row>
        <table:table-row table:style-name="ro1">
          <table:table-cell office:value-type="float" office:value="676082">
            <text:p>676082</text:p>
          </table:table-cell>
          <table:table-cell office:value-type="string">
            <text:p>/news-updates/news/2013/jun/fsa-incidents</text:p>
          </table:table-cell>
          <table:table-cell/>
        </table:table-row>
        <table:table-row table:style-name="ro1">
          <table:table-cell office:value-type="float" office:value="676166">
            <text:p>676166</text:p>
          </table:table-cell>
          <table:table-cell office:value-type="string">
            <text:p>/news-updates/allergy-news/2013/jun/organica</text:p>
          </table:table-cell>
          <table:table-cell/>
        </table:table-row>
        <table:table-row table:style-name="ro1">
          <table:table-cell office:value-type="float" office:value="676251">
            <text:p>676251</text:p>
          </table:table-cell>
          <table:table-cell office:value-type="string">
            <text:p>/northern-ireland/news-updates/news/2013/jun/reports-pub-ni</text:p>
          </table:table-cell>
          <table:table-cell/>
        </table:table-row>
        <table:table-row table:style-name="ro1">
          <table:table-cell office:value-type="float" office:value="676388">
            <text:p>676388</text:p>
          </table:table-cell>
          <table:table-cell office:value-type="string">
            <text:p>/news-updates/news/2013/jul/board-meeting</text:p>
          </table:table-cell>
          <table:table-cell/>
        </table:table-row>
        <table:table-row table:style-name="ro1">
          <table:table-cell office:value-type="float" office:value="676498">
            <text:p>676498</text:p>
          </table:table-cell>
          <table:table-cell office:value-type="string">
            <text:p>/news-updates/news/2013/jul/fsastatement-tbrisk</text:p>
          </table:table-cell>
          <table:table-cell/>
        </table:table-row>
        <table:table-row table:style-name="ro1">
          <table:table-cell office:value-type="float" office:value="676540">
            <text:p>676540</text:p>
          </table:table-cell>
          <table:table-cell office:value-type="string">
            <text:p>/news-updates/recalls-news/2013/jul/ag-barr</text:p>
          </table:table-cell>
          <table:table-cell/>
        </table:table-row>
        <table:table-row table:style-name="ro1">
          <table:table-cell office:value-type="float" office:value="676626">
            <text:p>676626</text:p>
          </table:table-cell>
          <table:table-cell office:value-type="string">
            <text:p>/wales/about-fsa-wales/cymru/newyddiondatgan/newyddion/archifnewcym/2013/gor/tb</text:p>
          </table:table-cell>
          <table:table-cell/>
        </table:table-row>
        <table:table-row table:style-name="ro1">
          <table:table-cell office:value-type="float" office:value="676769">
            <text:p>676769</text:p>
          </table:table-cell>
          <table:table-cell office:value-type="string">
            <text:p>/news-updates/news/2013/jul/industry-guide</text:p>
          </table:table-cell>
          <table:table-cell/>
        </table:table-row>
        <table:table-row table:style-name="ro1">
          <table:table-cell office:value-type="float" office:value="676912">
            <text:p>676912</text:p>
          </table:table-cell>
          <table:table-cell office:value-type="string">
            <text:p>/news-updates/allergy-news/2013/jul/tesco-crowns</text:p>
          </table:table-cell>
          <table:table-cell/>
        </table:table-row>
        <table:table-row table:style-name="ro1">
          <table:table-cell office:value-type="float" office:value="676921">
            <text:p>676921</text:p>
          </table:table-cell>
          <table:table-cell office:value-type="string">
            <text:p>/news-updates/news/2013/jul/colours</text:p>
          </table:table-cell>
          <table:table-cell/>
        </table:table-row>
        <table:table-row table:style-name="ro1">
          <table:table-cell office:value-type="float" office:value="677023">
            <text:p>677023</text:p>
          </table:table-cell>
          <table:table-cell office:value-type="string">
            <text:p>/wales/about-fsa-wales/cymru/newyddiondatgan/newyddion/archifnewcym/2013/gor/tescofinest</text:p>
          </table:table-cell>
          <table:table-cell/>
        </table:table-row>
        <table:table-row table:style-name="ro1">
          <table:table-cell office:value-type="float" office:value="677037">
            <text:p>677037</text:p>
          </table:table-cell>
          <table:table-cell office:value-type="string">
            <text:p>/news-updates/news/2013/jul/curryleaves</text:p>
          </table:table-cell>
          <table:table-cell/>
        </table:table-row>
        <table:table-row table:style-name="ro1">
          <table:table-cell office:value-type="float" office:value="677178">
            <text:p>677178</text:p>
          </table:table-cell>
          <table:table-cell office:value-type="string">
            <text:p>/news-updates/recalls-news/2013/jul/morrisons</text:p>
          </table:table-cell>
          <table:table-cell/>
        </table:table-row>
        <table:table-row table:style-name="ro1">
          <table:table-cell office:value-type="float" office:value="677267">
            <text:p>677267</text:p>
          </table:table-cell>
          <table:table-cell office:value-type="string">
            <text:p>/wales/about-fsa-wales/cymru/newyddiondatgan/newyddion/archifnewcym/2013/gor/bwytadailcyri</text:p>
          </table:table-cell>
          <table:table-cell/>
        </table:table-row>
        <table:table-row table:style-name="ro1">
          <table:table-cell office:value-type="float" office:value="677289">
            <text:p>677289</text:p>
          </table:table-cell>
          <table:table-cell office:value-type="string">
            <text:p>/news-updates/news/2013/jul/horse-review</text:p>
          </table:table-cell>
          <table:table-cell/>
        </table:table-row>
        <table:table-row table:style-name="ro1">
          <table:table-cell office:value-type="float" office:value="677384">
            <text:p>677384</text:p>
          </table:table-cell>
          <table:table-cell office:value-type="string">
            <text:p>/wales/about-fsa-wales/cymru/newyddiondatgan/newyddion/archifnewcym/2013/gor/morrisonsgalwynol</text:p>
          </table:table-cell>
          <table:table-cell/>
        </table:table-row>
        <table:table-row table:style-name="ro1">
          <table:table-cell office:value-type="float" office:value="677418">
            <text:p>677418</text:p>
          </table:table-cell>
          <table:table-cell office:value-type="string">
            <text:p>/news-updates/recalls-news/2013/jul/happy-shopper</text:p>
          </table:table-cell>
          <table:table-cell/>
        </table:table-row>
        <table:table-row table:style-name="ro1">
          <table:table-cell office:value-type="float" office:value="677508">
            <text:p>677508</text:p>
          </table:table-cell>
          <table:table-cell office:value-type="string">
            <text:p>/news-updates/news/2013/jul/caterers-not-using-six-colours</text:p>
          </table:table-cell>
          <table:table-cell/>
        </table:table-row>
        <table:table-row table:style-name="ro1">
          <table:table-cell office:value-type="float" office:value="677603">
            <text:p>677603</text:p>
          </table:table-cell>
          <table:table-cell office:value-type="string">
            <text:p>/news-updates/news/2013/jul/kitchen-life</text:p>
          </table:table-cell>
          <table:table-cell/>
        </table:table-row>
        <table:table-row table:style-name="ro1">
          <table:table-cell office:value-type="float" office:value="677619">
            <text:p>677619</text:p>
          </table:table-cell>
          <table:table-cell office:value-type="string">
            <text:p>/news-updates/allergy-news/2013/jul/organica-milk</text:p>
          </table:table-cell>
          <table:table-cell/>
        </table:table-row>
        <table:table-row table:style-name="ro1">
          <table:table-cell office:value-type="float" office:value="677646">
            <text:p>677646</text:p>
          </table:table-cell>
          <table:table-cell office:value-type="string">
            <text:p>/northern-ireland/news-updates/recalls-news/2013/jul/island-salads</text:p>
          </table:table-cell>
          <table:table-cell/>
        </table:table-row>
        <table:table-row table:style-name="ro1">
          <table:table-cell office:value-type="float" office:value="677669">
            <text:p>677669</text:p>
          </table:table-cell>
          <table:table-cell office:value-type="string">
            <text:p>/news-updates/news/2013/jul/food-hygiene-rating-display-research</text:p>
          </table:table-cell>
          <table:table-cell/>
        </table:table-row>
        <table:table-row table:style-name="ro1">
          <table:table-cell office:value-type="float" office:value="677856">
            <text:p>677856</text:p>
          </table:table-cell>
          <table:table-cell office:value-type="string">
            <text:p>/wales/about-fsa-wales/cymru/newyddiondatgan/newyddion/archifnewcym/2013/gor/sgoriauhylendidbwydgorau</text:p>
          </table:table-cell>
          <table:table-cell/>
        </table:table-row>
        <table:table-row table:style-name="ro1">
          <table:table-cell office:value-type="float" office:value="677953">
            <text:p>677953</text:p>
          </table:table-cell>
          <table:table-cell office:value-type="string">
            <text:p>/news-updates/news/2013/jul/tsi-fact</text:p>
          </table:table-cell>
          <table:table-cell/>
        </table:table-row>
        <table:table-row table:style-name="ro1">
          <table:table-cell office:value-type="float" office:value="678005">
            <text:p>678005</text:p>
          </table:table-cell>
          <table:table-cell office:value-type="string">
            <text:p>/northern-ireland/news-updates/news/2013/jul/kerr</text:p>
          </table:table-cell>
          <table:table-cell/>
        </table:table-row>
        <table:table-row table:style-name="ro1">
          <table:table-cell office:value-type="float" office:value="678092">
            <text:p>678092</text:p>
          </table:table-cell>
          <table:table-cell office:value-type="string">
            <text:p>/news-updates/news/2013/jul/research-april-june2013</text:p>
          </table:table-cell>
          <table:table-cell/>
        </table:table-row>
        <table:table-row table:style-name="ro1">
          <table:table-cell office:value-type="float" office:value="678109">
            <text:p>678109</text:p>
          </table:table-cell>
          <table:table-cell office:value-type="string">
            <text:p>/news-updates/news/2013/jul/horse-action</text:p>
          </table:table-cell>
          <table:table-cell/>
        </table:table-row>
        <table:table-row table:style-name="ro1">
          <table:table-cell office:value-type="float" office:value="678190">
            <text:p>678190</text:p>
          </table:table-cell>
          <table:table-cell office:value-type="string">
            <text:p>/news-updates/news/2013/jul/safefood-research</text:p>
          </table:table-cell>
          <table:table-cell/>
        </table:table-row>
        <table:table-row table:style-name="ro1">
          <table:table-cell office:value-type="float" office:value="678575">
            <text:p>678575</text:p>
          </table:table-cell>
          <table:table-cell office:value-type="string">
            <text:p>/news-updates/news/2013/jul/rtc-animal-feed</text:p>
          </table:table-cell>
          <table:table-cell/>
        </table:table-row>
        <table:table-row table:style-name="ro1">
          <table:table-cell office:value-type="float" office:value="678643">
            <text:p>678643</text:p>
          </table:table-cell>
          <table:table-cell office:value-type="string">
            <text:p>/wales/about-fsa-wales/cymru/newyddiondatgan/newyddion/archifnewcym/2013/gor/cynllungweithreduasb</text:p>
          </table:table-cell>
          <table:table-cell/>
        </table:table-row>
        <table:table-row table:style-name="ro1">
          <table:table-cell office:value-type="float" office:value="678729">
            <text:p>678729</text:p>
          </table:table-cell>
          <table:table-cell office:value-type="string">
            <text:p>/news-updates/news/2013/jul/cost-proposed-stricter-listeria-criteria</text:p>
          </table:table-cell>
          <table:table-cell/>
        </table:table-row>
        <table:table-row table:style-name="ro1">
          <table:table-cell office:value-type="float" office:value="678842">
            <text:p>678842</text:p>
          </table:table-cell>
          <table:table-cell office:value-type="string">
            <text:p>/wales/about-fsa-wales/cymru/newyddiondatgan/newyddion/archifnewcym/2013/gor/listeria0713</text:p>
          </table:table-cell>
          <table:table-cell/>
        </table:table-row>
        <table:table-row table:style-name="ro1">
          <table:table-cell office:value-type="float" office:value="678880">
            <text:p>678880</text:p>
          </table:table-cell>
          <table:table-cell office:value-type="string">
            <text:p>/news-updates/recalls-news/2013/jul/asda-chickencurry</text:p>
          </table:table-cell>
          <table:table-cell/>
        </table:table-row>
        <table:table-row table:style-name="ro1">
          <table:table-cell office:value-type="float" office:value="678899">
            <text:p>678899</text:p>
          </table:table-cell>
          <table:table-cell office:value-type="string">
            <text:p>/news-updates/recalls-news/2013/jul/nemo</text:p>
          </table:table-cell>
          <table:table-cell/>
        </table:table-row>
        <table:table-row table:style-name="ro1">
          <table:table-cell office:value-type="float" office:value="678932">
            <text:p>678932</text:p>
          </table:table-cell>
          <table:table-cell office:value-type="string">
            <text:p>/news-updates/news/2013/jul/tracker-may2013</text:p>
          </table:table-cell>
          <table:table-cell/>
        </table:table-row>
        <table:table-row table:style-name="ro1">
          <table:table-cell office:value-type="float" office:value="679082">
            <text:p>679082</text:p>
          </table:table-cell>
          <table:table-cell office:value-type="string">
            <text:p>/northern-ireland/news-updates/news/2013/jul/carrier-bags</text:p>
          </table:table-cell>
          <table:table-cell/>
        </table:table-row>
        <table:table-row table:style-name="ro1">
          <table:table-cell office:value-type="float" office:value="679092">
            <text:p>679092</text:p>
          </table:table-cell>
          <table:table-cell office:value-type="string">
            <text:p>/news-updates/allergy-news/2013/jul/mocha</text:p>
          </table:table-cell>
          <table:table-cell/>
        </table:table-row>
        <table:table-row table:style-name="ro1">
          <table:table-cell office:value-type="float" office:value="679166">
            <text:p>679166</text:p>
          </table:table-cell>
          <table:table-cell office:value-type="string">
            <text:p>/news-updates/news/2013/jul/fdsafety-fellowship</text:p>
          </table:table-cell>
          <table:table-cell/>
        </table:table-row>
        <table:table-row table:style-name="ro1">
          <table:table-cell office:value-type="float" office:value="679186">
            <text:p>679186</text:p>
          </table:table-cell>
          <table:table-cell office:value-type="string">
            <text:p>/news-updates/news/2013/jul/meat-pie-horse</text:p>
          </table:table-cell>
          <table:table-cell/>
        </table:table-row>
        <table:table-row table:style-name="ro1">
          <table:table-cell office:value-type="float" office:value="679202">
            <text:p>679202</text:p>
          </table:table-cell>
          <table:table-cell office:value-type="string">
            <text:p>/news-updates/news/2013/jul/bogus-emails</text:p>
          </table:table-cell>
          <table:table-cell/>
        </table:table-row>
        <table:table-row table:style-name="ro1">
          <table:table-cell office:value-type="float" office:value="679242">
            <text:p>679242</text:p>
          </table:table-cell>
          <table:table-cell office:value-type="string">
            <text:p>/wales/about-fsa-wales/cymru/newyddiondatgan/newyddion/archifnewcym/2013/gor/dnaceffylpastaicig</text:p>
          </table:table-cell>
          <table:table-cell/>
        </table:table-row>
        <table:table-row table:style-name="ro1">
          <table:table-cell office:value-type="float" office:value="679257">
            <text:p>679257</text:p>
          </table:table-cell>
          <table:table-cell office:value-type="string">
            <text:p>/news-updates/news/2013/jul/annual-report</text:p>
          </table:table-cell>
          <table:table-cell/>
        </table:table-row>
        <table:table-row table:style-name="ro1">
          <table:table-cell office:value-type="float" office:value="679306">
            <text:p>679306</text:p>
          </table:table-cell>
          <table:table-cell office:value-type="string">
            <text:p>/wales/about-fsa-wales/cymru/newyddiondatgan/newyddion/archifnewcym/2013/gor/adroddiad-blynyddol</text:p>
          </table:table-cell>
          <table:table-cell/>
        </table:table-row>
        <table:table-row table:style-name="ro1">
          <table:table-cell office:value-type="float" office:value="679324">
            <text:p>679324</text:p>
          </table:table-cell>
          <table:table-cell office:value-type="string">
            <text:p>/scotland/news-updates/news/2013/jul/food-deprivation</text:p>
          </table:table-cell>
          <table:table-cell/>
        </table:table-row>
        <table:table-row table:style-name="ro1">
          <table:table-cell office:value-type="float" office:value="679339">
            <text:p>679339</text:p>
          </table:table-cell>
          <table:table-cell office:value-type="string">
            <text:p>/news-updates/news/2013/jul/animal-health</text:p>
          </table:table-cell>
          <table:table-cell/>
        </table:table-row>
        <table:table-row table:style-name="ro1">
          <table:table-cell office:value-type="float" office:value="679369">
            <text:p>679369</text:p>
          </table:table-cell>
          <table:table-cell office:value-type="string">
            <text:p>/wales/about-fsa-wales/cymru/newyddiondatgan/newyddion/archifnewcym/2013/gor/adroddiadiechydllesadiogelwchbwyd</text:p>
          </table:table-cell>
          <table:table-cell/>
        </table:table-row>
        <table:table-row table:style-name="ro1">
          <table:table-cell office:value-type="float" office:value="679407">
            <text:p>679407</text:p>
          </table:table-cell>
          <table:table-cell office:value-type="string">
            <text:p>/news-updates/news/2013/jul/fsaenewsjul13</text:p>
          </table:table-cell>
          <table:table-cell/>
        </table:table-row>
        <table:table-row table:style-name="ro1">
          <table:table-cell office:value-type="float" office:value="679418">
            <text:p>679418</text:p>
          </table:table-cell>
          <table:table-cell office:value-type="string">
            <text:p>/news-updates/recalls-news/2013/jul/viridian</text:p>
          </table:table-cell>
          <table:table-cell/>
        </table:table-row>
        <table:table-row table:style-name="ro1">
          <table:table-cell office:value-type="float" office:value="679547">
            <text:p>679547</text:p>
          </table:table-cell>
          <table:table-cell office:value-type="string">
            <text:p>/news-updates/news/2013/jul/efsa-bpa</text:p>
          </table:table-cell>
          <table:table-cell/>
        </table:table-row>
        <table:table-row table:style-name="ro1">
          <table:table-cell office:value-type="float" office:value="679552">
            <text:p>679552</text:p>
          </table:table-cell>
          <table:table-cell office:value-type="string">
            <text:p>/news-updates/news/2013/jul/freshveg-tender</text:p>
          </table:table-cell>
          <table:table-cell/>
        </table:table-row>
        <table:table-row table:style-name="ro1">
          <table:table-cell office:value-type="float" office:value="679688">
            <text:p>679688</text:p>
          </table:table-cell>
          <table:table-cell office:value-type="string">
            <text:p>/news-updates/news/2013/jul/shellfish</text:p>
          </table:table-cell>
          <table:table-cell/>
        </table:table-row>
        <table:table-row table:style-name="ro1">
          <table:table-cell office:value-type="float" office:value="679754">
            <text:p>679754</text:p>
          </table:table-cell>
          <table:table-cell office:value-type="string">
            <text:p>/wales/news-updates/news/2013/jul/carrier-bags</text:p>
          </table:table-cell>
          <table:table-cell/>
        </table:table-row>
        <table:table-row table:style-name="ro1">
          <table:table-cell office:value-type="float" office:value="679931">
            <text:p>679931</text:p>
          </table:table-cell>
          <table:table-cell office:value-type="string">
            <text:p>/news-updates/allergy-news/2013/jul/asda-beastie-bites</text:p>
          </table:table-cell>
          <table:table-cell/>
        </table:table-row>
        <table:table-row table:style-name="ro1">
          <table:table-cell office:value-type="float" office:value="680050">
            <text:p>680050</text:p>
          </table:table-cell>
          <table:table-cell office:value-type="string">
            <text:p>/news-updates/news/2013/jul/halls</text:p>
          </table:table-cell>
          <table:table-cell/>
        </table:table-row>
        <table:table-row table:style-name="ro1">
          <table:table-cell office:value-type="float" office:value="680058">
            <text:p>680058</text:p>
          </table:table-cell>
          <table:table-cell office:value-type="string">
            <text:p>/news-updates/news/2013/jul/meat-research</text:p>
          </table:table-cell>
          <table:table-cell/>
        </table:table-row>
        <table:table-row table:style-name="ro1">
          <table:table-cell office:value-type="float" office:value="680306">
            <text:p>680306</text:p>
          </table:table-cell>
          <table:table-cell office:value-type="string">
            <text:p>/scotland/news-updates/news/2013/jul/bbq</text:p>
          </table:table-cell>
          <table:table-cell/>
        </table:table-row>
        <table:table-row table:style-name="ro1">
          <table:table-cell office:value-type="float" office:value="681437">
            <text:p>681437</text:p>
          </table:table-cell>
          <table:table-cell office:value-type="string">
            <text:p>/scotland/news-updates/news/2013/aug/fsahps</text:p>
          </table:table-cell>
          <table:table-cell/>
        </table:table-row>
        <table:table-row table:style-name="ro1">
          <table:table-cell office:value-type="float" office:value="681557">
            <text:p>681557</text:p>
          </table:table-cell>
          <table:table-cell office:value-type="string">
            <text:p>/news-updates/news/2013/aug/listeriacall</text:p>
          </table:table-cell>
          <table:table-cell/>
        </table:table-row>
        <table:table-row table:style-name="ro1">
          <table:table-cell office:value-type="float" office:value="681975">
            <text:p>681975</text:p>
          </table:table-cell>
          <table:table-cell office:value-type="string">
            <text:p>/news-updates/recalls-news/2013/aug/ambient</text:p>
          </table:table-cell>
          <table:table-cell/>
        </table:table-row>
        <table:table-row table:style-name="ro1">
          <table:table-cell office:value-type="float" office:value="682059">
            <text:p>682059</text:p>
          </table:table-cell>
          <table:table-cell office:value-type="string">
            <text:p>/news-updates/news/2013/aug/dnp</text:p>
          </table:table-cell>
          <table:table-cell/>
        </table:table-row>
        <table:table-row table:style-name="ro1">
          <table:table-cell office:value-type="float" office:value="682149">
            <text:p>682149</text:p>
          </table:table-cell>
          <table:table-cell office:value-type="string">
            <text:p>/wales/news-updates/news/2013/aug/wfac-meet-5sep13</text:p>
          </table:table-cell>
          <table:table-cell/>
        </table:table-row>
        <table:table-row table:style-name="ro1">
          <table:table-cell office:value-type="float" office:value="682452">
            <text:p>682452</text:p>
          </table:table-cell>
          <table:table-cell office:value-type="string">
            <text:p>/wales/about-fsa-wales/cymru/newyddiondatgan/newyddion/archifnewcym/2013/awst/wfac0913</text:p>
          </table:table-cell>
          <table:table-cell/>
        </table:table-row>
        <table:table-row table:style-name="ro1">
          <table:table-cell office:value-type="float" office:value="682568">
            <text:p>682568</text:p>
          </table:table-cell>
          <table:table-cell office:value-type="string">
            <text:p>/wales/about-fsa-wales/cymru/newyddiondatgan/newyddion/archifnewcym/2013/awst/dnp</text:p>
          </table:table-cell>
          <table:table-cell/>
        </table:table-row>
        <table:table-row table:style-name="ro1">
          <table:table-cell office:value-type="float" office:value="682605">
            <text:p>682605</text:p>
          </table:table-cell>
          <table:table-cell office:value-type="string">
            <text:p>/news-updates/news/2013/aug/letter</text:p>
          </table:table-cell>
          <table:table-cell/>
        </table:table-row>
        <table:table-row table:style-name="ro1">
          <table:table-cell office:value-type="float" office:value="682622">
            <text:p>682622</text:p>
          </table:table-cell>
          <table:table-cell office:value-type="string">
            <text:p>/news-updates/allergy-news/2013/aug/asda</text:p>
          </table:table-cell>
          <table:table-cell/>
        </table:table-row>
        <table:table-row table:style-name="ro1">
          <table:table-cell office:value-type="float" office:value="682646">
            <text:p>682646</text:p>
          </table:table-cell>
          <table:table-cell office:value-type="string">
            <text:p>/wales/about-fsa-wales/cymru/newyddiondatgan/newyddion/archifnewcym/2013/awst/stecs-gwaedlyd</text:p>
          </table:table-cell>
          <table:table-cell/>
        </table:table-row>
        <table:table-row table:style-name="ro1">
          <table:table-cell office:value-type="float" office:value="682668">
            <text:p>682668</text:p>
          </table:table-cell>
          <table:table-cell office:value-type="string">
            <text:p>/news-updates/allergy-news/2013/aug/freemans</text:p>
          </table:table-cell>
          <table:table-cell/>
        </table:table-row>
        <table:table-row table:style-name="ro1">
          <table:table-cell office:value-type="float" office:value="682692">
            <text:p>682692</text:p>
          </table:table-cell>
          <table:table-cell office:value-type="string">
            <text:p>/news-updates/news/2013/aug/board-meeting</text:p>
          </table:table-cell>
          <table:table-cell/>
        </table:table-row>
        <table:table-row table:style-name="ro1">
          <table:table-cell office:value-type="float" office:value="682786">
            <text:p>682786</text:p>
          </table:table-cell>
          <table:table-cell office:value-type="string">
            <text:p>/news-updates/recalls-news/2013/aug/salmon</text:p>
          </table:table-cell>
          <table:table-cell/>
        </table:table-row>
        <table:table-row table:style-name="ro1">
          <table:table-cell office:value-type="float" office:value="682855">
            <text:p>682855</text:p>
          </table:table-cell>
          <table:table-cell office:value-type="string">
            <text:p>/news-updates/news/2013/aug/efsa-consultation</text:p>
          </table:table-cell>
          <table:table-cell/>
        </table:table-row>
        <table:table-row table:style-name="ro1">
          <table:table-cell office:value-type="float" office:value="683114">
            <text:p>683114</text:p>
          </table:table-cell>
          <table:table-cell office:value-type="string">
            <text:p>/news-updates/news/2013/aug/allergy-advice</text:p>
          </table:table-cell>
          <table:table-cell/>
        </table:table-row>
        <table:table-row table:style-name="ro1">
          <table:table-cell office:value-type="float" office:value="683241">
            <text:p>683241</text:p>
          </table:table-cell>
          <table:table-cell office:value-type="string">
            <text:p>/news-updates/recalls-news/2013/aug/fentimans</text:p>
          </table:table-cell>
          <table:table-cell/>
        </table:table-row>
        <table:table-row table:style-name="ro1">
          <table:table-cell office:value-type="float" office:value="683329">
            <text:p>683329</text:p>
          </table:table-cell>
          <table:table-cell office:value-type="string">
            <text:p>/news-updates/news/2013/aug/campylobacter</text:p>
          </table:table-cell>
          <table:table-cell/>
        </table:table-row>
        <table:table-row table:style-name="ro1">
          <table:table-cell office:value-type="float" office:value="683442">
            <text:p>683442</text:p>
          </table:table-cell>
          <table:table-cell office:value-type="string">
            <text:p>/news-updates/recalls-news/2013/aug/lochduart</text:p>
          </table:table-cell>
          <table:table-cell/>
        </table:table-row>
        <table:table-row table:style-name="ro1">
          <table:table-cell office:value-type="float" office:value="683467">
            <text:p>683467</text:p>
          </table:table-cell>
          <table:table-cell office:value-type="string">
            <text:p>/scotland/news-updates/news/2013/aug/sfacsept13</text:p>
          </table:table-cell>
          <table:table-cell/>
        </table:table-row>
        <table:table-row table:style-name="ro1">
          <table:table-cell office:value-type="float" office:value="683561">
            <text:p>683561</text:p>
          </table:table-cell>
          <table:table-cell office:value-type="string">
            <text:p>/wales/about-fsa-wales/cymru/newyddiondatgan/newyddion/archifnewcym/2013/med/cyngor-alergedd-bwyd</text:p>
          </table:table-cell>
          <table:table-cell/>
        </table:table-row>
        <table:table-row table:style-name="ro1">
          <table:table-cell office:value-type="float" office:value="684455">
            <text:p>684455</text:p>
          </table:table-cell>
          <table:table-cell office:value-type="string">
            <text:p>/scotland/news-updates/news/2013/sep/competition-scotland</text:p>
          </table:table-cell>
          <table:table-cell/>
        </table:table-row>
        <table:table-row table:style-name="ro1">
          <table:table-cell office:value-type="float" office:value="684495">
            <text:p>684495</text:p>
          </table:table-cell>
          <table:table-cell office:value-type="string">
            <text:p>/wales/about-fsa-wales/cymru/newyddiondatgan/newyddion/archifnewcym/2013/med/cynlluncampylobacter</text:p>
          </table:table-cell>
          <table:table-cell/>
        </table:table-row>
        <table:table-row table:style-name="ro1">
          <table:table-cell office:value-type="float" office:value="684756">
            <text:p>684756</text:p>
          </table:table-cell>
          <table:table-cell office:value-type="string">
            <text:p>/news-updates/recalls-news/2013/sep/loch</text:p>
          </table:table-cell>
          <table:table-cell/>
        </table:table-row>
        <table:table-row table:style-name="ro1">
          <table:table-cell office:value-type="float" office:value="684781">
            <text:p>684781</text:p>
          </table:table-cell>
          <table:table-cell office:value-type="string">
            <text:p>/news-updates/recalls-news/2013/sep/farmbox-fafa</text:p>
          </table:table-cell>
          <table:table-cell/>
        </table:table-row>
        <table:table-row table:style-name="ro1">
          <table:table-cell office:value-type="float" office:value="684946">
            <text:p>684946</text:p>
          </table:table-cell>
          <table:table-cell office:value-type="string">
            <text:p>/wales/about-fsa-wales/cymru/newyddiondatgan/newyddion/archifnewcym/2013/med/farmboxgalwynol</text:p>
          </table:table-cell>
          <table:table-cell/>
        </table:table-row>
        <table:table-row table:style-name="ro1">
          <table:table-cell office:value-type="float" office:value="685002">
            <text:p>685002</text:p>
          </table:table-cell>
          <table:table-cell office:value-type="string">
            <text:p>/news-updates/news/2013/sep/allergy_info</text:p>
          </table:table-cell>
          <table:table-cell/>
        </table:table-row>
        <table:table-row table:style-name="ro1">
          <table:table-cell office:value-type="float" office:value="685060">
            <text:p>685060</text:p>
          </table:table-cell>
          <table:table-cell office:value-type="string">
            <text:p>/news-updates/news/2013/sep/salmonella-wales</text:p>
          </table:table-cell>
          <table:table-cell/>
        </table:table-row>
        <table:table-row table:style-name="ro1">
          <table:table-cell office:value-type="float" office:value="685069">
            <text:p>685069</text:p>
          </table:table-cell>
          <table:table-cell office:value-type="string">
            <text:p>/news-updates/allergy-news/2013/sep/steak-diane</text:p>
          </table:table-cell>
          <table:table-cell/>
        </table:table-row>
        <table:table-row table:style-name="ro1">
          <table:table-cell office:value-type="float" office:value="685130">
            <text:p>685130</text:p>
          </table:table-cell>
          <table:table-cell office:value-type="string">
            <text:p>/news-updates/news/2013/sep/sainsbury-ecoli</text:p>
          </table:table-cell>
          <table:table-cell/>
        </table:table-row>
        <table:table-row table:style-name="ro1">
          <table:table-cell office:value-type="float" office:value="685313">
            <text:p>685313</text:p>
          </table:table-cell>
          <table:table-cell office:value-type="string">
            <text:p>/news-updates/recalls-news/2013/sep/sainsbury-ecoli</text:p>
          </table:table-cell>
          <table:table-cell/>
        </table:table-row>
        <table:table-row table:style-name="ro1">
          <table:table-cell office:value-type="float" office:value="685330">
            <text:p>685330</text:p>
          </table:table-cell>
          <table:table-cell office:value-type="string">
            <text:p>/news-updates/news/2013/sep/fsa_sept13</text:p>
          </table:table-cell>
          <table:table-cell/>
        </table:table-row>
        <table:table-row table:style-name="ro1">
          <table:table-cell office:value-type="float" office:value="685340">
            <text:p>685340</text:p>
          </table:table-cell>
          <table:table-cell office:value-type="string">
            <text:p>/news-updates/news/2013/sep/toolkit-good-for-business</text:p>
          </table:table-cell>
          <table:table-cell/>
        </table:table-row>
        <table:table-row table:style-name="ro1">
          <table:table-cell office:value-type="float" office:value="685355">
            <text:p>685355</text:p>
          </table:table-cell>
          <table:table-cell office:value-type="string">
            <text:p>/wales/about-fsa-wales/cymru/newyddiondatgan/newyddion/archifnewcym/2013/med/salmonelacymlloeg</text:p>
          </table:table-cell>
          <table:table-cell/>
        </table:table-row>
        <table:table-row table:style-name="ro1">
          <table:table-cell office:value-type="float" office:value="685563">
            <text:p>685563</text:p>
          </table:table-cell>
          <table:table-cell office:value-type="string">
            <text:p>/wales/about-fsa-wales/cymru/newyddiondatgan/newyddion/archifnewcym/2013/med/alergenau</text:p>
          </table:table-cell>
          <table:table-cell/>
        </table:table-row>
        <table:table-row table:style-name="ro1">
          <table:table-cell office:value-type="float" office:value="685701">
            <text:p>685701</text:p>
          </table:table-cell>
          <table:table-cell office:value-type="string">
            <text:p>/news-updates/news/2013/sep/cadmium_crab_sept13</text:p>
          </table:table-cell>
          <table:table-cell/>
        </table:table-row>
        <table:table-row table:style-name="ro1">
          <table:table-cell office:value-type="float" office:value="685783">
            <text:p>685783</text:p>
          </table:table-cell>
          <table:table-cell office:value-type="string">
            <text:p>/news-updates/news/2013/sep/listeria-tender</text:p>
          </table:table-cell>
          <table:table-cell/>
        </table:table-row>
        <table:table-row table:style-name="ro1">
          <table:table-cell office:value-type="float" office:value="685909">
            <text:p>685909</text:p>
          </table:table-cell>
          <table:table-cell office:value-type="string">
            <text:p>/scotland/news-updates/news/2013/sep/fhis-toolkit</text:p>
          </table:table-cell>
          <table:table-cell/>
        </table:table-row>
        <table:table-row table:style-name="ro1">
          <table:table-cell office:value-type="float" office:value="686006">
            <text:p>686006</text:p>
          </table:table-cell>
          <table:table-cell office:value-type="string">
            <text:p>/news-updates/news/2013/sep/feedlaw</text:p>
          </table:table-cell>
          <table:table-cell/>
        </table:table-row>
        <table:table-row table:style-name="ro1">
          <table:table-cell office:value-type="float" office:value="686465">
            <text:p>686465</text:p>
          </table:table-cell>
          <table:table-cell office:value-type="string">
            <text:p>/news-updates/news/2013/sep/cst_report2013</text:p>
          </table:table-cell>
          <table:table-cell/>
        </table:table-row>
        <table:table-row table:style-name="ro1">
          <table:table-cell office:value-type="float" office:value="686531">
            <text:p>686531</text:p>
          </table:table-cell>
          <table:table-cell office:value-type="string">
            <text:p>/wales/about-fsa-wales/cymru/newyddiondatgan/newyddion/archifnewcym/2013/med/adroddiadyprifwyddonydd</text:p>
          </table:table-cell>
          <table:table-cell/>
        </table:table-row>
        <table:table-row table:style-name="ro1">
          <table:table-cell office:value-type="float" office:value="686561">
            <text:p>686561</text:p>
          </table:table-cell>
          <table:table-cell office:value-type="string">
            <text:p>/news-updates/news/2013/sep/gacs.meet0913</text:p>
          </table:table-cell>
          <table:table-cell/>
        </table:table-row>
        <table:table-row table:style-name="ro1">
          <table:table-cell office:value-type="float" office:value="686627">
            <text:p>686627</text:p>
          </table:table-cell>
          <table:table-cell office:value-type="string">
            <text:p>/news-updates/allergy-news/2013/sep/healthstore_allergen</text:p>
          </table:table-cell>
          <table:table-cell/>
        </table:table-row>
        <table:table-row table:style-name="ro1">
          <table:table-cell office:value-type="float" office:value="686663">
            <text:p>686663</text:p>
          </table:table-cell>
          <table:table-cell office:value-type="string">
            <text:p>/news-updates/recalls-news/2013/sep/loch3</text:p>
          </table:table-cell>
          <table:table-cell/>
        </table:table-row>
        <table:table-row table:style-name="ro1">
          <table:table-cell office:value-type="float" office:value="686688">
            <text:p>686688</text:p>
          </table:table-cell>
          <table:table-cell office:value-type="string">
            <text:p>/news-updates/news/2013/sep/salmonella</text:p>
          </table:table-cell>
          <table:table-cell/>
        </table:table-row>
        <table:table-row table:style-name="ro1">
          <table:table-cell office:value-type="float" office:value="687527">
            <text:p>687527</text:p>
          </table:table-cell>
          <table:table-cell office:value-type="string">
            <text:p>/news-updates/news/2013/sep/algal-oil</text:p>
          </table:table-cell>
          <table:table-cell/>
        </table:table-row>
        <table:table-row table:style-name="ro1">
          <table:table-cell office:value-type="float" office:value="687621">
            <text:p>687621</text:p>
          </table:table-cell>
          <table:table-cell office:value-type="string">
            <text:p>/news-updates/news/2013/sep/novel-d-beta-hydroxybutyrate-ester</text:p>
          </table:table-cell>
          <table:table-cell/>
        </table:table-row>
        <table:table-row table:style-name="ro1">
          <table:table-cell office:value-type="float" office:value="687719">
            <text:p>687719</text:p>
          </table:table-cell>
          <table:table-cell office:value-type="string">
            <text:p>/news-updates/news/2013/oct/novel-1-mna</text:p>
          </table:table-cell>
          <table:table-cell/>
        </table:table-row>
        <table:table-row table:style-name="ro1">
          <table:table-cell office:value-type="float" office:value="687739">
            <text:p>687739</text:p>
          </table:table-cell>
          <table:table-cell office:value-type="string">
            <text:p>/wales/about-fsa-wales/cymru/newyddiondatgan/newyddion/archifnewcym/2013/hyd/cycbabarn</text:p>
          </table:table-cell>
          <table:table-cell/>
        </table:table-row>
        <table:table-row table:style-name="ro1">
          <table:table-cell office:value-type="float" office:value="687868">
            <text:p>687868</text:p>
          </table:table-cell>
          <table:table-cell office:value-type="string">
            <text:p>/news-updates/allergy-news/2013/oct/turkey</text:p>
          </table:table-cell>
          <table:table-cell/>
        </table:table-row>
        <table:table-row table:style-name="ro1">
          <table:table-cell office:value-type="float" office:value="687950">
            <text:p>687950</text:p>
          </table:table-cell>
          <table:table-cell office:value-type="string">
            <text:p>/northern-ireland/news-updates/counterfeit</text:p>
          </table:table-cell>
          <table:table-cell/>
        </table:table-row>
        <table:table-row table:style-name="ro1">
          <table:table-cell office:value-type="float" office:value="687952">
            <text:p>687952</text:p>
          </table:table-cell>
          <table:table-cell office:value-type="string">
            <text:p>/northern-ireland/news-updates/news/2013/oct/counterfeit</text:p>
          </table:table-cell>
          <table:table-cell/>
        </table:table-row>
        <table:table-row table:style-name="ro1">
          <table:table-cell office:value-type="float" office:value="688037">
            <text:p>688037</text:p>
          </table:table-cell>
          <table:table-cell office:value-type="string">
            <text:p>/wales/about-fsa-wales/cymru/newyddiondatgan/newyddion/archifnewcym/2013/hyd/tescofrozenclassicturkeydinner</text:p>
          </table:table-cell>
          <table:table-cell/>
        </table:table-row>
        <table:table-row table:style-name="ro1">
          <table:table-cell office:value-type="float" office:value="688083">
            <text:p>688083</text:p>
          </table:table-cell>
          <table:table-cell office:value-type="string">
            <text:p>/news-updates/allergy-news/2013/oct/walkers-allergy</text:p>
          </table:table-cell>
          <table:table-cell/>
        </table:table-row>
        <table:table-row table:style-name="ro1">
          <table:table-cell office:value-type="float" office:value="688113">
            <text:p>688113</text:p>
          </table:table-cell>
          <table:table-cell office:value-type="string">
            <text:p>/news-updates/news/2013/oct/novel-food-workshop</text:p>
          </table:table-cell>
          <table:table-cell/>
        </table:table-row>
        <table:table-row table:style-name="ro1">
          <table:table-cell office:value-type="float" office:value="688129">
            <text:p>688129</text:p>
          </table:table-cell>
          <table:table-cell office:value-type="string">
            <text:p>/news-updates/news/2013/oct/research-call</text:p>
          </table:table-cell>
          <table:table-cell/>
        </table:table-row>
        <table:table-row table:style-name="ro1">
          <table:table-cell office:value-type="float" office:value="688138">
            <text:p>688138</text:p>
          </table:table-cell>
          <table:table-cell office:value-type="string">
            <text:p>/northern-ireland/news-updates/news/2013/oct/cieh</text:p>
          </table:table-cell>
          <table:table-cell/>
        </table:table-row>
        <table:table-row table:style-name="ro1">
          <table:table-cell office:value-type="float" office:value="688169">
            <text:p>688169</text:p>
          </table:table-cell>
          <table:table-cell office:value-type="string">
            <text:p>/news-updates/allergy-news/2013/oct/tesco-salad</text:p>
          </table:table-cell>
          <table:table-cell/>
        </table:table-row>
        <table:table-row table:style-name="ro1">
          <table:table-cell office:value-type="float" office:value="688346">
            <text:p>688346</text:p>
          </table:table-cell>
          <table:table-cell office:value-type="string">
            <text:p>/news-updates/news/2013/oct/allergy_research</text:p>
          </table:table-cell>
          <table:table-cell/>
        </table:table-row>
        <table:table-row table:style-name="ro1">
          <table:table-cell office:value-type="float" office:value="688352">
            <text:p>688352</text:p>
          </table:table-cell>
          <table:table-cell office:value-type="string">
            <text:p>/news-updates/news/2013/oct/scotch_beef_research</text:p>
          </table:table-cell>
          <table:table-cell/>
        </table:table-row>
        <table:table-row table:style-name="ro1">
          <table:table-cell office:value-type="float" office:value="688525">
            <text:p>688525</text:p>
          </table:table-cell>
          <table:table-cell office:value-type="string">
            <text:p>/scotland/news-updates/news/2013/oct/Scotchbeef</text:p>
          </table:table-cell>
          <table:table-cell/>
        </table:table-row>
        <table:table-row table:style-name="ro1">
          <table:table-cell office:value-type="float" office:value="688543">
            <text:p>688543</text:p>
          </table:table-cell>
          <table:table-cell office:value-type="string">
            <text:p>/news-updates/news/2013/oct/quarterly-report</text:p>
          </table:table-cell>
          <table:table-cell/>
        </table:table-row>
        <table:table-row table:style-name="ro1">
          <table:table-cell office:value-type="float" office:value="688593">
            <text:p>688593</text:p>
          </table:table-cell>
          <table:table-cell office:value-type="string">
            <text:p>/northern-ireland/news-updates/news/2013/oct/coleraine</text:p>
          </table:table-cell>
          <table:table-cell/>
        </table:table-row>
        <table:table-row table:style-name="ro1">
          <table:table-cell office:value-type="float" office:value="688608">
            <text:p>688608</text:p>
          </table:table-cell>
          <table:table-cell office:value-type="string">
            <text:p>/news-updates/news/2013/oct/emergency-exercise</text:p>
          </table:table-cell>
          <table:table-cell/>
        </table:table-row>
        <table:table-row table:style-name="ro1">
          <table:table-cell office:value-type="float" office:value="688628">
            <text:p>688628</text:p>
          </table:table-cell>
          <table:table-cell office:value-type="string">
            <text:p>/news-updates/news/2013/oct/ukfss</text:p>
          </table:table-cell>
          <table:table-cell/>
        </table:table-row>
        <table:table-row table:style-name="ro1">
          <table:table-cell office:value-type="float" office:value="688654">
            <text:p>688654</text:p>
          </table:table-cell>
          <table:table-cell office:value-type="string">
            <text:p>/wales/about-fsa-wales/cymru/newyddiondatgan/newyddion/archifnewcym/2013/hyd/cig-ceffyl</text:p>
          </table:table-cell>
          <table:table-cell/>
        </table:table-row>
        <table:table-row table:style-name="ro1">
          <table:table-cell office:value-type="float" office:value="688680">
            <text:p>688680</text:p>
          </table:table-cell>
          <table:table-cell office:value-type="string">
            <text:p>/news-updates/news/2013/oct/dnp</text:p>
          </table:table-cell>
          <table:table-cell/>
        </table:table-row>
        <table:table-row table:style-name="ro1">
          <table:table-cell office:value-type="float" office:value="688857">
            <text:p>688857</text:p>
          </table:table-cell>
          <table:table-cell office:value-type="string">
            <text:p>/news-updates/news/2013/oct/pig-reform</text:p>
          </table:table-cell>
          <table:table-cell/>
        </table:table-row>
        <table:table-row table:style-name="ro1">
          <table:table-cell office:value-type="float" office:value="689117">
            <text:p>689117</text:p>
          </table:table-cell>
          <table:table-cell office:value-type="string">
            <text:p>/news-updates/news/2013/oct/eu-food</text:p>
          </table:table-cell>
          <table:table-cell/>
        </table:table-row>
        <table:table-row table:style-name="ro1">
          <table:table-cell office:value-type="float" office:value="689219">
            <text:p>689219</text:p>
          </table:table-cell>
          <table:table-cell office:value-type="string">
            <text:p>/news-updates/recalls-news/2013/oct/frozenfish</text:p>
          </table:table-cell>
          <table:table-cell/>
        </table:table-row>
        <table:table-row table:style-name="ro1">
          <table:table-cell office:value-type="float" office:value="689246">
            <text:p>689246</text:p>
          </table:table-cell>
          <table:table-cell office:value-type="string">
            <text:p>/news-updates/news/2013/oct/board-recruitment</text:p>
          </table:table-cell>
          <table:table-cell/>
        </table:table-row>
        <table:table-row table:style-name="ro1">
          <table:table-cell office:value-type="float" office:value="689302">
            <text:p>689302</text:p>
          </table:table-cell>
          <table:table-cell office:value-type="string">
            <text:p>/news-updates/news/2013/oct/rife</text:p>
          </table:table-cell>
          <table:table-cell/>
        </table:table-row>
        <table:table-row table:style-name="ro1">
          <table:table-cell office:value-type="float" office:value="690031">
            <text:p>690031</text:p>
          </table:table-cell>
          <table:table-cell office:value-type="string">
            <text:p>/wales/about-fsa-wales/cymru/newyddiondatgan/newyddion/archifnewcym/2013/hyd/recriwtioaelodaubwrdd</text:p>
          </table:table-cell>
          <table:table-cell/>
        </table:table-row>
        <table:table-row table:style-name="ro1">
          <table:table-cell office:value-type="float" office:value="690050">
            <text:p>690050</text:p>
          </table:table-cell>
          <table:table-cell office:value-type="string">
            <text:p>/news-updates/allergy-news/2013/oct/cook</text:p>
          </table:table-cell>
          <table:table-cell/>
        </table:table-row>
        <table:table-row table:style-name="ro1">
          <table:table-cell office:value-type="float" office:value="690311">
            <text:p>690311</text:p>
          </table:table-cell>
          <table:table-cell office:value-type="string">
            <text:p>/news-updates/news/2013/oct/official-controls</text:p>
          </table:table-cell>
          <table:table-cell/>
        </table:table-row>
        <table:table-row table:style-name="ro1">
          <table:table-cell office:value-type="float" office:value="690381">
            <text:p>690381</text:p>
          </table:table-cell>
          <table:table-cell office:value-type="string">
            <text:p>/news-updates/news/2013/oct/oxy</text:p>
          </table:table-cell>
          <table:table-cell/>
        </table:table-row>
        <table:table-row table:style-name="ro1">
          <table:table-cell office:value-type="float" office:value="690438">
            <text:p>690438</text:p>
          </table:table-cell>
          <table:table-cell office:value-type="string">
            <text:p>/news-updates/news/2013/oct/board-meeting</text:p>
          </table:table-cell>
          <table:table-cell/>
        </table:table-row>
        <table:table-row table:style-name="ro1">
          <table:table-cell office:value-type="float" office:value="690582">
            <text:p>690582</text:p>
          </table:table-cell>
          <table:table-cell office:value-type="string">
            <text:p>/wales/about-fsa-wales/cymru/newyddiondatgan/newyddion/archifnewcym/2013/hyd/peryglon-DNP</text:p>
          </table:table-cell>
          <table:table-cell/>
        </table:table-row>
        <table:table-row table:style-name="ro1">
          <table:table-cell office:value-type="float" office:value="690601">
            <text:p>690601</text:p>
          </table:table-cell>
          <table:table-cell office:value-type="string">
            <text:p>/wales/about-fsa-wales/cymru/newyddiondatgan/newyddion/archifnewcym/2013/hyd/gwahoddiadwfac31hydref13</text:p>
          </table:table-cell>
          <table:table-cell/>
        </table:table-row>
        <table:table-row table:style-name="ro1">
          <table:table-cell office:value-type="float" office:value="690614">
            <text:p>690614</text:p>
          </table:table-cell>
          <table:table-cell office:value-type="string">
            <text:p>/wales/about-fsa-wales/cymru/newyddiondatgan/newyddion/archifnewcym/2013/hyd/oxyelitepro</text:p>
          </table:table-cell>
          <table:table-cell/>
        </table:table-row>
        <table:table-row table:style-name="ro1">
          <table:table-cell office:value-type="float" office:value="690637">
            <text:p>690637</text:p>
          </table:table-cell>
          <table:table-cell office:value-type="string">
            <text:p>/news-updates/news/2013/oct/wfac-invite</text:p>
          </table:table-cell>
          <table:table-cell/>
        </table:table-row>
        <table:table-row table:style-name="ro1">
          <table:table-cell office:value-type="float" office:value="690828">
            <text:p>690828</text:p>
          </table:table-cell>
          <table:table-cell office:value-type="string">
            <text:p>/news-updates/news/2013/oct/acaf-meet-9oct13</text:p>
          </table:table-cell>
          <table:table-cell/>
        </table:table-row>
        <table:table-row table:style-name="ro1">
          <table:table-cell office:value-type="float" office:value="690952">
            <text:p>690952</text:p>
          </table:table-cell>
          <table:table-cell office:value-type="string">
            <text:p>/news-updates/news/2013/oct/regulations</text:p>
          </table:table-cell>
          <table:table-cell/>
        </table:table-row>
        <table:table-row table:style-name="ro1">
          <table:table-cell office:value-type="float" office:value="690993">
            <text:p>690993</text:p>
          </table:table-cell>
          <table:table-cell office:value-type="string">
            <text:p>/news-updates/allergy-news/2013/oct/asda-ground-almonds</text:p>
          </table:table-cell>
          <table:table-cell/>
        </table:table-row>
        <table:table-row table:style-name="ro1">
          <table:table-cell office:value-type="float" office:value="691558">
            <text:p>691558</text:p>
          </table:table-cell>
          <table:table-cell office:value-type="string">
            <text:p>/news-updates/news/2013/oct/sfac-meet-29oct13</text:p>
          </table:table-cell>
          <table:table-cell/>
        </table:table-row>
        <table:table-row table:style-name="ro1">
          <table:table-cell office:value-type="float" office:value="691572">
            <text:p>691572</text:p>
          </table:table-cell>
          <table:table-cell office:value-type="string">
            <text:p>/news-updates/allergy-news/2013/oct/allergy-peanuts</text:p>
          </table:table-cell>
          <table:table-cell/>
        </table:table-row>
        <table:table-row table:style-name="ro1">
          <table:table-cell office:value-type="float" office:value="691908">
            <text:p>691908</text:p>
          </table:table-cell>
          <table:table-cell office:value-type="string">
            <text:p>/news-updates/recalls-news/2013/oct/pataks</text:p>
          </table:table-cell>
          <table:table-cell/>
        </table:table-row>
        <table:table-row table:style-name="ro1">
          <table:table-cell office:value-type="float" office:value="691983">
            <text:p>691983</text:p>
          </table:table-cell>
          <table:table-cell office:value-type="string">
            <text:p>/news-updates/allergy-news/2013/oct/boots-milk</text:p>
          </table:table-cell>
          <table:table-cell/>
        </table:table-row>
        <table:table-row table:style-name="ro1">
          <table:table-cell office:value-type="float" office:value="692111">
            <text:p>692111</text:p>
          </table:table-cell>
          <table:table-cell office:value-type="string">
            <text:p>/wales/about-fsa-wales/cymru/newyddiondatgan/newyddion/archifnewcym/2013/hyd/gweithdy-alergenau</text:p>
          </table:table-cell>
          <table:table-cell/>
        </table:table-row>
        <table:table-row table:style-name="ro1">
          <table:table-cell office:value-type="float" office:value="692121">
            <text:p>692121</text:p>
          </table:table-cell>
          <table:table-cell office:value-type="string">
            <text:p>/news-updates/news/2013/oct/allergen-workshop</text:p>
          </table:table-cell>
          <table:table-cell/>
        </table:table-row>
        <table:table-row table:style-name="ro1">
          <table:table-cell office:value-type="float" office:value="692315">
            <text:p>692315</text:p>
          </table:table-cell>
          <table:table-cell office:value-type="string">
            <text:p>/scotland/news-updates/news/2013/oct/office</text:p>
          </table:table-cell>
          <table:table-cell/>
        </table:table-row>
        <table:table-row table:style-name="ro1">
          <table:table-cell office:value-type="float" office:value="692324">
            <text:p>692324</text:p>
          </table:table-cell>
          <table:table-cell office:value-type="string">
            <text:p>/news-updates/news/2013/oct/canned-beef</text:p>
          </table:table-cell>
          <table:table-cell/>
        </table:table-row>
        <table:table-row table:style-name="ro1">
          <table:table-cell office:value-type="float" office:value="692622">
            <text:p>692622</text:p>
          </table:table-cell>
          <table:table-cell office:value-type="string">
            <text:p>/wales/about-fsa-wales/cymru/newyddiondatgan/newyddion/archifnewcym/2013/hyd/DNAceffylauRwmania</text:p>
          </table:table-cell>
          <table:table-cell/>
        </table:table-row>
        <table:table-row table:style-name="ro1">
          <table:table-cell office:value-type="float" office:value="692724">
            <text:p>692724</text:p>
          </table:table-cell>
          <table:table-cell office:value-type="string">
            <text:p>/news-updates/news/2013/nov/board-meeting</text:p>
          </table:table-cell>
          <table:table-cell/>
        </table:table-row>
        <table:table-row table:style-name="ro1">
          <table:table-cell office:value-type="float" office:value="693073">
            <text:p>693073</text:p>
          </table:table-cell>
          <table:table-cell office:value-type="string">
            <text:p>/wales/news-updates/news/2013/oct/allergen-workshop-wales</text:p>
          </table:table-cell>
          <table:table-cell/>
        </table:table-row>
        <table:table-row table:style-name="ro1">
          <table:table-cell office:value-type="float" office:value="693208">
            <text:p>693208</text:p>
          </table:table-cell>
          <table:table-cell office:value-type="string">
            <text:p>/wales/news-updates/news/2013/nov/seminar</text:p>
          </table:table-cell>
          <table:table-cell/>
        </table:table-row>
        <table:table-row table:style-name="ro1">
          <table:table-cell office:value-type="float" office:value="693344">
            <text:p>693344</text:p>
          </table:table-cell>
          <table:table-cell office:value-type="string">
            <text:p>/wales/about-fsa-wales/cymru/newyddiondatgan/newyddion/archifnewcym/2013/tac/seminar-rheolaethau-swyddogol</text:p>
          </table:table-cell>
          <table:table-cell/>
        </table:table-row>
        <table:table-row table:style-name="ro1">
          <table:table-cell office:value-type="float" office:value="693389">
            <text:p>693389</text:p>
          </table:table-cell>
          <table:table-cell office:value-type="string">
            <text:p>/news-updates/news/2013/nov/oxyelite</text:p>
          </table:table-cell>
          <table:table-cell/>
        </table:table-row>
        <table:table-row table:style-name="ro1">
          <table:table-cell office:value-type="float" office:value="693401">
            <text:p>693401</text:p>
          </table:table-cell>
          <table:table-cell office:value-type="string">
            <text:p>/wales/news-updates/news/2013/nov/crucial-crew</text:p>
          </table:table-cell>
          <table:table-cell/>
        </table:table-row>
        <table:table-row table:style-name="ro1">
          <table:table-cell office:value-type="float" office:value="693477">
            <text:p>693477</text:p>
          </table:table-cell>
          <table:table-cell office:value-type="string">
            <text:p>/wales/about-fsa-wales/cymru/newyddiondatgan/newyddion/archifnewcym/2013/tac/crucial-crew</text:p>
          </table:table-cell>
          <table:table-cell/>
        </table:table-row>
        <table:table-row table:style-name="ro1">
          <table:table-cell office:value-type="float" office:value="693500">
            <text:p>693500</text:p>
          </table:table-cell>
          <table:table-cell office:value-type="string">
            <text:p>/news-updates/news/2013/nov/business-survey</text:p>
          </table:table-cell>
          <table:table-cell/>
        </table:table-row>
        <table:table-row table:style-name="ro1">
          <table:table-cell office:value-type="float" office:value="693508">
            <text:p>693508</text:p>
          </table:table-cell>
          <table:table-cell office:value-type="string">
            <text:p>/news-updates/recalls-news/2013/nov/momo</text:p>
          </table:table-cell>
          <table:table-cell/>
        </table:table-row>
        <table:table-row table:style-name="ro1">
          <table:table-cell office:value-type="float" office:value="693522">
            <text:p>693522</text:p>
          </table:table-cell>
          <table:table-cell office:value-type="string">
            <text:p>/news-updates/recalls-news/2013/nov/plum-baby-food</text:p>
          </table:table-cell>
          <table:table-cell/>
        </table:table-row>
        <table:table-row table:style-name="ro1">
          <table:table-cell office:value-type="float" office:value="693603">
            <text:p>693603</text:p>
          </table:table-cell>
          <table:table-cell office:value-type="string">
            <text:p>/wales/about-fsa-wales/cymru/newyddiondatgan/newyddion/archifnewcym/2013/tac/OxyElitePro2</text:p>
          </table:table-cell>
          <table:table-cell/>
        </table:table-row>
        <table:table-row table:style-name="ro1">
          <table:table-cell office:value-type="float" office:value="693635">
            <text:p>693635</text:p>
          </table:table-cell>
          <table:table-cell office:value-type="string">
            <text:p>/news-updates/allergy-news/2013/nov/paella</text:p>
          </table:table-cell>
          <table:table-cell/>
        </table:table-row>
        <table:table-row table:style-name="ro1">
          <table:table-cell office:value-type="float" office:value="694005">
            <text:p>694005</text:p>
          </table:table-cell>
          <table:table-cell office:value-type="string">
            <text:p>/news-updates/news/2013/nov/surface-treatment-of-meat-research-call</text:p>
          </table:table-cell>
          <table:table-cell/>
        </table:table-row>
        <table:table-row table:style-name="ro1">
          <table:table-cell office:value-type="float" office:value="694203">
            <text:p>694203</text:p>
          </table:table-cell>
          <table:table-cell office:value-type="string">
            <text:p>/news-updates/recalls-news/2013/nov/tesco-cones</text:p>
          </table:table-cell>
          <table:table-cell/>
        </table:table-row>
        <table:table-row table:style-name="ro1">
          <table:table-cell office:value-type="float" office:value="694292">
            <text:p>694292</text:p>
          </table:table-cell>
          <table:table-cell office:value-type="string">
            <text:p>/northern-ireland/news-updates/news/2013/nov/milk</text:p>
          </table:table-cell>
          <table:table-cell/>
        </table:table-row>
        <table:table-row table:style-name="ro1">
          <table:table-cell office:value-type="float" office:value="694580">
            <text:p>694580</text:p>
          </table:table-cell>
          <table:table-cell office:value-type="string">
            <text:p>/news-updates/allergy-news/2013/nov/sainsburys-egg</text:p>
          </table:table-cell>
          <table:table-cell/>
        </table:table-row>
        <table:table-row table:style-name="ro1">
          <table:table-cell office:value-type="float" office:value="694661">
            <text:p>694661</text:p>
          </table:table-cell>
          <table:table-cell office:value-type="string">
            <text:p>/news-updates/recalls-news/2013/nov/edna-may</text:p>
          </table:table-cell>
          <table:table-cell/>
        </table:table-row>
        <table:table-row table:style-name="ro1">
          <table:table-cell office:value-type="float" office:value="694715">
            <text:p>694715</text:p>
          </table:table-cell>
          <table:table-cell office:value-type="string">
            <text:p>/news-updates/recalls-news/2013/nov/dried-fishery</text:p>
          </table:table-cell>
          <table:table-cell/>
        </table:table-row>
        <table:table-row table:style-name="ro1">
          <table:table-cell office:value-type="float" office:value="694831">
            <text:p>694831</text:p>
          </table:table-cell>
          <table:table-cell office:value-type="string">
            <text:p>/news-updates/news/2013/nov/food-system</text:p>
          </table:table-cell>
          <table:table-cell/>
        </table:table-row>
        <table:table-row table:style-name="ro1">
          <table:table-cell office:value-type="float" office:value="695188">
            <text:p>695188</text:p>
          </table:table-cell>
          <table:table-cell office:value-type="string">
            <text:p>/news-updates/recalls-news/2013/nov/sausages</text:p>
          </table:table-cell>
          <table:table-cell/>
        </table:table-row>
        <table:table-row table:style-name="ro1">
          <table:table-cell office:value-type="float" office:value="695223">
            <text:p>695223</text:p>
          </table:table-cell>
          <table:table-cell office:value-type="string">
            <text:p>/news-updates/news/2013/nov/mrsa</text:p>
          </table:table-cell>
          <table:table-cell/>
        </table:table-row>
        <table:table-row table:style-name="ro1">
          <table:table-cell office:value-type="float" office:value="695263">
            <text:p>695263</text:p>
          </table:table-cell>
          <table:table-cell office:value-type="string">
            <text:p>/wales/about-fsa-wales/cymru/newyddiondatgan/newyddion/archifnewcym/2013/tac/mrsa</text:p>
          </table:table-cell>
          <table:table-cell/>
        </table:table-row>
        <table:table-row table:style-name="ro1">
          <table:table-cell office:value-type="float" office:value="695364">
            <text:p>695364</text:p>
          </table:table-cell>
          <table:table-cell office:value-type="string">
            <text:p>/news-updates/news/2013/nov/fhrs-wales</text:p>
          </table:table-cell>
          <table:table-cell/>
        </table:table-row>
        <table:table-row table:style-name="ro1">
          <table:table-cell office:value-type="float" office:value="695413">
            <text:p>695413</text:p>
          </table:table-cell>
          <table:table-cell office:value-type="string">
            <text:p>/scotland/news-updates/news/2013/nov/vit-d</text:p>
          </table:table-cell>
          <table:table-cell/>
        </table:table-row>
        <table:table-row table:style-name="ro1">
          <table:table-cell office:value-type="float" office:value="695472">
            <text:p>695472</text:p>
          </table:table-cell>
          <table:table-cell office:value-type="string">
            <text:p>/wales/about-fsa-wales/cymru/newyddiondatgan/newyddion/archifnewcym/2013/tac/deddfcshb</text:p>
          </table:table-cell>
          <table:table-cell/>
        </table:table-row>
        <table:table-row table:style-name="ro1">
          <table:table-cell office:value-type="float" office:value="695498">
            <text:p>695498</text:p>
          </table:table-cell>
          <table:table-cell office:value-type="string">
            <text:p>/news-updates/news/2013/nov/sci-evidence</text:p>
          </table:table-cell>
          <table:table-cell/>
        </table:table-row>
        <table:table-row table:style-name="ro1">
          <table:table-cell office:value-type="float" office:value="695892">
            <text:p>695892</text:p>
          </table:table-cell>
          <table:table-cell office:value-type="string">
            <text:p>/news-updates/allergy-news/2013/nov/sacla-pesto</text:p>
          </table:table-cell>
          <table:table-cell/>
        </table:table-row>
        <table:table-row table:style-name="ro1">
          <table:table-cell office:value-type="float" office:value="695965">
            <text:p>695965</text:p>
          </table:table-cell>
          <table:table-cell office:value-type="string">
            <text:p>/news-updates/news/2013/nov/social-science-workshops</text:p>
          </table:table-cell>
          <table:table-cell/>
        </table:table-row>
        <table:table-row table:style-name="ro1">
          <table:table-cell office:value-type="float" office:value="696211">
            <text:p>696211</text:p>
          </table:table-cell>
          <table:table-cell office:value-type="string">
            <text:p>/northern-ireland/news-updates/news/2013/dec/milk</text:p>
          </table:table-cell>
          <table:table-cell/>
        </table:table-row>
        <table:table-row table:style-name="ro1">
          <table:table-cell office:value-type="float" office:value="696251">
            <text:p>696251</text:p>
          </table:table-cell>
          <table:table-cell office:value-type="string">
            <text:p>/news-updates/news/2013/dec/christmas</text:p>
          </table:table-cell>
          <table:table-cell/>
        </table:table-row>
        <table:table-row table:style-name="ro1">
          <table:table-cell office:value-type="float" office:value="696348">
            <text:p>696348</text:p>
          </table:table-cell>
          <table:table-cell office:value-type="string">
            <text:p>/news-updates/recalls-news/2013/dec/mussel</text:p>
          </table:table-cell>
          <table:table-cell/>
        </table:table-row>
        <table:table-row table:style-name="ro1">
          <table:table-cell office:value-type="float" office:value="696444">
            <text:p>696444</text:p>
          </table:table-cell>
          <table:table-cell office:value-type="string">
            <text:p>/news-updates/news/2013/dec/colours</text:p>
          </table:table-cell>
          <table:table-cell/>
        </table:table-row>
        <table:table-row table:style-name="ro1">
          <table:table-cell office:value-type="float" office:value="696470">
            <text:p>696470</text:p>
          </table:table-cell>
          <table:table-cell office:value-type="string">
            <text:p>/news-updates/news/2013/dec/chiaseeds</text:p>
          </table:table-cell>
          <table:table-cell/>
        </table:table-row>
        <table:table-row table:style-name="ro1">
          <table:table-cell office:value-type="float" office:value="696508">
            <text:p>696508</text:p>
          </table:table-cell>
          <table:table-cell office:value-type="string">
            <text:p>/wales/about-fsa-wales/cymru/newyddiondatgan/newyddion/archifnewcym/2013/rha/nadolig</text:p>
          </table:table-cell>
          <table:table-cell/>
        </table:table-row>
        <table:table-row table:style-name="ro1">
          <table:table-cell office:value-type="float" office:value="696563">
            <text:p>696563</text:p>
          </table:table-cell>
          <table:table-cell office:value-type="string">
            <text:p>/news-updates/news/2013/dec/aspartame</text:p>
          </table:table-cell>
          <table:table-cell/>
        </table:table-row>
        <table:table-row table:style-name="ro1">
          <table:table-cell office:value-type="float" office:value="696649">
            <text:p>696649</text:p>
          </table:table-cell>
          <table:table-cell office:value-type="string">
            <text:p>/northern-ireland/news-updates/news/2013/dec/award</text:p>
          </table:table-cell>
          <table:table-cell/>
        </table:table-row>
        <table:table-row table:style-name="ro1">
          <table:table-cell office:value-type="float" office:value="696760">
            <text:p>696760</text:p>
          </table:table-cell>
          <table:table-cell office:value-type="string">
            <text:p>/news-updates/news/2013/dec/oil</text:p>
          </table:table-cell>
          <table:table-cell/>
        </table:table-row>
        <table:table-row table:style-name="ro1">
          <table:table-cell office:value-type="float" office:value="696767">
            <text:p>696767</text:p>
          </table:table-cell>
          <table:table-cell office:value-type="string">
            <text:p>/news-updates/recalls-news/2013/dec/fish-products</text:p>
          </table:table-cell>
          <table:table-cell/>
        </table:table-row>
        <table:table-row table:style-name="ro1">
          <table:table-cell office:value-type="float" office:value="696866">
            <text:p>696866</text:p>
          </table:table-cell>
          <table:table-cell office:value-type="string">
            <text:p>/news-updates/news/2013/dec/cleveland</text:p>
          </table:table-cell>
          <table:table-cell/>
        </table:table-row>
        <table:table-row table:style-name="ro1">
          <table:table-cell office:value-type="float" office:value="697086">
            <text:p>697086</text:p>
          </table:table-cell>
          <table:table-cell office:value-type="string">
            <text:p>/news-updates/allergy-news/2013/dec/asda</text:p>
          </table:table-cell>
          <table:table-cell/>
        </table:table-row>
        <table:table-row table:style-name="ro1">
          <table:table-cell office:value-type="float" office:value="697150">
            <text:p>697150</text:p>
          </table:table-cell>
          <table:table-cell office:value-type="string">
            <text:p>/news-updates/news/2013/dec/efsa-aspartame</text:p>
          </table:table-cell>
          <table:table-cell/>
        </table:table-row>
        <table:table-row table:style-name="ro1">
          <table:table-cell office:value-type="float" office:value="697196">
            <text:p>697196</text:p>
          </table:table-cell>
          <table:table-cell office:value-type="string">
            <text:p>/news-updates/news/2013/dec/christmas-campaign</text:p>
          </table:table-cell>
          <table:table-cell/>
        </table:table-row>
        <table:table-row table:style-name="ro1">
          <table:table-cell office:value-type="float" office:value="697247">
            <text:p>697247</text:p>
          </table:table-cell>
          <table:table-cell office:value-type="string">
            <text:p>/wales/about-fsa-wales/cymru/newyddiondatgan/newyddion/archifnewcym/2013/rha/nadolig2013</text:p>
          </table:table-cell>
          <table:table-cell/>
        </table:table-row>
        <table:table-row table:style-name="ro1">
          <table:table-cell office:value-type="float" office:value="697396">
            <text:p>697396</text:p>
          </table:table-cell>
          <table:table-cell office:value-type="string">
            <text:p>/news-updates/news/2013/dec/elliott-review</text:p>
          </table:table-cell>
          <table:table-cell/>
        </table:table-row>
        <table:table-row table:style-name="ro1">
          <table:table-cell office:value-type="float" office:value="697413">
            <text:p>697413</text:p>
          </table:table-cell>
          <table:table-cell office:value-type="string">
            <text:p>/scotland/news-updates/recalls-news/2013/dec/village-park</text:p>
          </table:table-cell>
          <table:table-cell/>
        </table:table-row>
        <table:table-row table:style-name="ro1">
          <table:table-cell office:value-type="float" office:value="697488">
            <text:p>697488</text:p>
          </table:table-cell>
          <table:table-cell office:value-type="string">
            <text:p>/news-updates/recalls-news/2013/dec/caribbean-soft-drink</text:p>
          </table:table-cell>
          <table:table-cell/>
        </table:table-row>
        <table:table-row table:style-name="ro1">
          <table:table-cell office:value-type="float" office:value="697524">
            <text:p>697524</text:p>
          </table:table-cell>
          <table:table-cell office:value-type="string">
            <text:p>/news-updates/allergy-news/2013/dec/mencia-luna</text:p>
          </table:table-cell>
          <table:table-cell/>
        </table:table-row>
        <table:table-row table:style-name="ro1">
          <table:table-cell office:value-type="float" office:value="697538">
            <text:p>697538</text:p>
          </table:table-cell>
          <table:table-cell office:value-type="string">
            <text:p>/news-updates/news/2013/dec/caribbean-soft-drink</text:p>
          </table:table-cell>
          <table:table-cell/>
        </table:table-row>
        <table:table-row table:style-name="ro1">
          <table:table-cell office:value-type="float" office:value="697544">
            <text:p>697544</text:p>
          </table:table-cell>
          <table:table-cell office:value-type="string">
            <text:p>/wales/about-fsa-wales/cymru/newyddiondatgan/newyddion/archifnewcym/2013/rha/adolygiad-elliott</text:p>
          </table:table-cell>
          <table:table-cell/>
        </table:table-row>
        <table:table-row table:style-name="ro1">
          <table:table-cell office:value-type="float" office:value="697646">
            <text:p>697646</text:p>
          </table:table-cell>
          <table:table-cell office:value-type="string">
            <text:p>/news-updates/news/2013/dec/smoke</text:p>
          </table:table-cell>
          <table:table-cell/>
        </table:table-row>
        <table:table-row table:style-name="ro1">
          <table:table-cell office:value-type="float" office:value="697843">
            <text:p>697843</text:p>
          </table:table-cell>
          <table:table-cell office:value-type="string">
            <text:p>/news-updates/news/2013/dec/msm-research</text:p>
          </table:table-cell>
          <table:table-cell/>
        </table:table-row>
        <table:table-row table:style-name="ro1">
          <table:table-cell office:value-type="float" office:value="697981">
            <text:p>697981</text:p>
          </table:table-cell>
          <table:table-cell office:value-type="string">
            <text:p>/news-updates/news/2013/dec/mancp-report</text:p>
          </table:table-cell>
          <table:table-cell/>
        </table:table-row>
        <table:table-row table:style-name="ro1">
          <table:table-cell office:value-type="float" office:value="698028">
            <text:p>698028</text:p>
          </table:table-cell>
          <table:table-cell office:value-type="string">
            <text:p>/wales/about-fsa-wales/cymru/newyddiondatgan/newyddion/archifnewcym/2013/rha/cynllun-rheoli</text:p>
          </table:table-cell>
          <table:table-cell/>
        </table:table-row>
        <table:table-row table:style-name="ro1">
          <table:table-cell office:value-type="float" office:value="698055">
            <text:p>698055</text:p>
          </table:table-cell>
          <table:table-cell office:value-type="string">
            <text:p>/news-updates/allergy-news/2013/dec/sainsburys-onion-rings</text:p>
          </table:table-cell>
          <table:table-cell/>
        </table:table-row>
        <table:table-row table:style-name="ro1">
          <table:table-cell office:value-type="float" office:value="698134">
            <text:p>698134</text:p>
          </table:table-cell>
          <table:table-cell office:value-type="string">
            <text:p>/news-updates/recalls-news/2013/dec/fish-balls</text:p>
          </table:table-cell>
          <table:table-cell/>
        </table:table-row>
        <table:table-row table:style-name="ro1">
          <table:table-cell office:value-type="float" office:value="698366">
            <text:p>698366</text:p>
          </table:table-cell>
          <table:table-cell office:value-type="string">
            <text:p>/wales/about-fsa-wales/cymru/newyddiondatgan/newyddion/archifnewcym/2013/rha/labelu-bwyd-2014</text:p>
          </table:table-cell>
          <table:table-cell/>
        </table:table-row>
        <table:table-row table:style-name="ro1">
          <table:table-cell office:value-type="float" office:value="698408">
            <text:p>698408</text:p>
          </table:table-cell>
          <table:table-cell office:value-type="string">
            <text:p>/wales/news-updates/news/2013/dec/labelling</text:p>
          </table:table-cell>
          <table:table-cell/>
        </table:table-row>
        <table:table-row table:style-name="ro1">
          <table:table-cell office:value-type="float" office:value="698466">
            <text:p>698466</text:p>
          </table:table-cell>
          <table:table-cell office:value-type="string">
            <text:p>/news-updates/news/2013/dec/turkey</text:p>
          </table:table-cell>
          <table:table-cell/>
        </table:table-row>
        <table:table-row table:style-name="ro1">
          <table:table-cell office:value-type="float" office:value="698479">
            <text:p>698479</text:p>
          </table:table-cell>
          <table:table-cell office:value-type="string">
            <text:p>/news-updates/recalls-news/2013/dec/turkey-servernside</text:p>
          </table:table-cell>
          <table:table-cell/>
        </table:table-row>
        <table:table-row table:style-name="ro1">
          <table:table-cell office:value-type="float" office:value="698507">
            <text:p>698507</text:p>
          </table:table-cell>
          <table:table-cell office:value-type="string">
            <text:p>/wales/about-fsa-wales/cymru/newyddiondatgan/newyddion/archifnewcym/2013/rha/twrcisevernside</text:p>
          </table:table-cell>
          <table:table-cell/>
        </table:table-row>
        <table:table-row table:style-name="ro1">
          <table:table-cell office:value-type="float" office:value="698520">
            <text:p>698520</text:p>
          </table:table-cell>
          <table:table-cell office:value-type="string">
            <text:p>/northern-ireland/news-updates/news/2013/dec/ni-sixth-food-sampling-report</text:p>
          </table:table-cell>
          <table:table-cell/>
        </table:table-row>
        <table:table-row table:style-name="ro1">
          <table:table-cell office:value-type="float" office:value="698547">
            <text:p>698547</text:p>
          </table:table-cell>
          <table:table-cell office:value-type="string">
            <text:p>/news-updates/news/2013/dec/gacs-reappointment</text:p>
          </table:table-cell>
          <table:table-cell/>
        </table:table-row>
        <table:table-row table:style-name="ro1">
          <table:table-cell office:value-type="float" office:value="698586">
            <text:p>698586</text:p>
          </table:table-cell>
          <table:table-cell office:value-type="string">
            <text:p>/news-updates/recalls-news/2013/dec/turkey-update</text:p>
          </table:table-cell>
          <table:table-cell/>
        </table:table-row>
        <table:table-row table:style-name="ro1">
          <table:table-cell office:value-type="float" office:value="698629">
            <text:p>698629</text:p>
          </table:table-cell>
          <table:table-cell office:value-type="string">
            <text:p>/wales/about-fsa-wales/cymru/newyddiondatgan/newyddion/archifnewcym/2013/rha/twrci-diweddaraf</text:p>
          </table:table-cell>
          <table:table-cell/>
        </table:table-row>
        <table:table-row table:style-name="ro1">
          <table:table-cell office:value-type="float" office:value="698741">
            <text:p>698741</text:p>
          </table:table-cell>
          <table:table-cell office:value-type="string">
            <text:p>/news-updates/news/2014/jan/annual-survey</text:p>
          </table:table-cell>
          <table:table-cell/>
        </table:table-row>
        <table:table-row table:style-name="ro1">
          <table:table-cell office:value-type="float" office:value="699386">
            <text:p>699386</text:p>
          </table:table-cell>
          <table:table-cell office:value-type="string">
            <text:p>/wales/news-updates/news/2014/jan/wfac-meeting</text:p>
          </table:table-cell>
          <table:table-cell/>
        </table:table-row>
        <table:table-row table:style-name="ro1">
          <table:table-cell office:value-type="float" office:value="699401">
            <text:p>699401</text:p>
          </table:table-cell>
          <table:table-cell office:value-type="string">
            <text:p>/wales/about-fsa-wales/cymru/newyddiondatgan/newyddion/archifnewcym/2014/ion/wfacion14</text:p>
          </table:table-cell>
          <table:table-cell/>
        </table:table-row>
        <table:table-row table:style-name="ro1">
          <table:table-cell office:value-type="float" office:value="699539">
            <text:p>699539</text:p>
          </table:table-cell>
          <table:table-cell office:value-type="string">
            <text:p>/news-updates/news/2014/jan/board-meeting</text:p>
          </table:table-cell>
          <table:table-cell/>
        </table:table-row>
        <table:table-row table:style-name="ro1">
          <table:table-cell office:value-type="float" office:value="699552">
            <text:p>699552</text:p>
          </table:table-cell>
          <table:table-cell office:value-type="string">
            <text:p>/news-updates/news/2014/jan/isotopes</text:p>
          </table:table-cell>
          <table:table-cell/>
        </table:table-row>
        <table:table-row table:style-name="ro1">
          <table:table-cell office:value-type="float" office:value="699730">
            <text:p>699730</text:p>
          </table:table-cell>
          <table:table-cell office:value-type="string">
            <text:p>/news-updates/allergy-news/2014/jan/marks-and-spencer-curry</text:p>
          </table:table-cell>
          <table:table-cell/>
        </table:table-row>
        <table:table-row table:style-name="ro1">
          <table:table-cell office:value-type="float" office:value="699820">
            <text:p>699820</text:p>
          </table:table-cell>
          <table:table-cell office:value-type="string">
            <text:p>/news-updates/news/2014/jan/adult-food-allergy-workshop</text:p>
          </table:table-cell>
          <table:table-cell/>
        </table:table-row>
        <table:table-row table:style-name="ro1">
          <table:table-cell office:value-type="float" office:value="699919">
            <text:p>699919</text:p>
          </table:table-cell>
          <table:table-cell office:value-type="string">
            <text:p>/news-updates/news/2014/jan/acmsf-members</text:p>
          </table:table-cell>
          <table:table-cell/>
        </table:table-row>
        <table:table-row table:style-name="ro1">
          <table:table-cell office:value-type="float" office:value="699950">
            <text:p>699950</text:p>
          </table:table-cell>
          <table:table-cell office:value-type="string">
            <text:p>/scotland/news-updates/news/2014/jan/sfac-meeting</text:p>
          </table:table-cell>
          <table:table-cell/>
        </table:table-row>
        <table:table-row table:style-name="ro1">
          <table:table-cell office:value-type="float" office:value="699986">
            <text:p>699986</text:p>
          </table:table-cell>
          <table:table-cell office:value-type="string">
            <text:p>/northern-ireland/news-updates/news/2014/jan/food-labelling-invitation</text:p>
          </table:table-cell>
          <table:table-cell/>
        </table:table-row>
        <table:table-row table:style-name="ro1">
          <table:table-cell office:value-type="float" office:value="700056">
            <text:p>700056</text:p>
          </table:table-cell>
          <table:table-cell office:value-type="string">
            <text:p>/wales/news-updates/news/2014/jan/wfac-reappointments</text:p>
          </table:table-cell>
          <table:table-cell/>
        </table:table-row>
        <table:table-row table:style-name="ro1">
          <table:table-cell office:value-type="float" office:value="700059">
            <text:p>700059</text:p>
          </table:table-cell>
          <table:table-cell office:value-type="string">
            <text:p>/wales/about-fsa-wales/cymru/newyddiondatgan/newyddion/archifnewcym/2014/ion/ailbenodi-wfac</text:p>
          </table:table-cell>
          <table:table-cell/>
        </table:table-row>
        <table:table-row table:style-name="ro1">
          <table:table-cell office:value-type="float" office:value="700092">
            <text:p>700092</text:p>
          </table:table-cell>
          <table:table-cell office:value-type="string">
            <text:p>/news-updates/news/2014/jan/colours</text:p>
          </table:table-cell>
          <table:table-cell/>
        </table:table-row>
        <table:table-row table:style-name="ro1">
          <table:table-cell office:value-type="float" office:value="700184">
            <text:p>700184</text:p>
          </table:table-cell>
          <table:table-cell office:value-type="string">
            <text:p>/wales/about-fsa-wales/cymru/newyddiondatgan/newyddion/archifnewcym/2014/ion/cynhyrchionhebliwiau</text:p>
          </table:table-cell>
          <table:table-cell/>
        </table:table-row>
        <table:table-row table:style-name="ro1">
          <table:table-cell office:value-type="float" office:value="700211">
            <text:p>700211</text:p>
          </table:table-cell>
          <table:table-cell office:value-type="string">
            <text:p>/news-updates/news/2014/jan/reappointment</text:p>
          </table:table-cell>
          <table:table-cell/>
        </table:table-row>
        <table:table-row table:style-name="ro1">
          <table:table-cell office:value-type="float" office:value="700366">
            <text:p>700366</text:p>
          </table:table-cell>
          <table:table-cell office:value-type="string">
            <text:p>/wales/about-fsa-wales/cymru/newyddiondatgan/newyddion/archifnewcym/2014/ion/ymestynpenodiad</text:p>
          </table:table-cell>
          <table:table-cell/>
        </table:table-row>
        <table:table-row table:style-name="ro1">
          <table:table-cell office:value-type="float" office:value="700443">
            <text:p>700443</text:p>
          </table:table-cell>
          <table:table-cell office:value-type="string">
            <text:p>/news-updates/news/2014/jan/bpa-consultation</text:p>
          </table:table-cell>
          <table:table-cell/>
        </table:table-row>
        <table:table-row table:style-name="ro1">
          <table:table-cell office:value-type="float" office:value="700558">
            <text:p>700558</text:p>
          </table:table-cell>
          <table:table-cell office:value-type="string">
            <text:p>/news-updates/news/2014/jan/research</text:p>
          </table:table-cell>
          <table:table-cell/>
        </table:table-row>
        <table:table-row table:style-name="ro1">
          <table:table-cell office:value-type="float" office:value="700568">
            <text:p>700568</text:p>
          </table:table-cell>
          <table:table-cell office:value-type="string">
            <text:p>/news-updates/allergy-news/2014/jan/sainsburys-cakeslices</text:p>
          </table:table-cell>
          <table:table-cell/>
        </table:table-row>
        <table:table-row table:style-name="ro1">
          <table:table-cell office:value-type="float" office:value="700656">
            <text:p>700656</text:p>
          </table:table-cell>
          <table:table-cell office:value-type="string">
            <text:p>/scotland/news-updates/news/2014/jan/fsas-facebook</text:p>
          </table:table-cell>
          <table:table-cell/>
        </table:table-row>
        <table:table-row table:style-name="ro1">
          <table:table-cell office:value-type="float" office:value="700924">
            <text:p>700924</text:p>
          </table:table-cell>
          <table:table-cell office:value-type="string">
            <text:p>/news-updates/news/2014/jan/business-appeal</text:p>
          </table:table-cell>
          <table:table-cell/>
        </table:table-row>
        <table:table-row table:style-name="ro1">
          <table:table-cell office:value-type="float" office:value="700945">
            <text:p>700945</text:p>
          </table:table-cell>
          <table:table-cell office:value-type="string">
            <text:p>/news-updates/recalls-news/2014/jan/jelly-mini-cups</text:p>
          </table:table-cell>
          <table:table-cell/>
        </table:table-row>
        <table:table-row table:style-name="ro1">
          <table:table-cell office:value-type="float" office:value="701109">
            <text:p>701109</text:p>
          </table:table-cell>
          <table:table-cell office:value-type="string">
            <text:p>/wales/about-fsa-wales/cymru/newyddiondatgan/newyddion/archifnewcym/2014/ion/melysionjelicwpanaubach</text:p>
          </table:table-cell>
          <table:table-cell/>
        </table:table-row>
        <table:table-row table:style-name="ro1">
          <table:table-cell office:value-type="float" office:value="701206">
            <text:p>701206</text:p>
          </table:table-cell>
          <table:table-cell office:value-type="string">
            <text:p>/news-updates/allergy-news/2014/jan/harrods-coins</text:p>
          </table:table-cell>
          <table:table-cell/>
        </table:table-row>
        <table:table-row table:style-name="ro1">
          <table:table-cell office:value-type="float" office:value="701224">
            <text:p>701224</text:p>
          </table:table-cell>
          <table:table-cell office:value-type="string">
            <text:p>/wales/news-updates/news/2014/jan/tender-primary-schools-wales</text:p>
          </table:table-cell>
          <table:table-cell/>
        </table:table-row>
        <table:table-row table:style-name="ro1">
          <table:table-cell office:value-type="float" office:value="701426">
            <text:p>701426</text:p>
          </table:table-cell>
          <table:table-cell office:value-type="string">
            <text:p>/wales/about-fsa-wales/cymru/newyddiondatgan/newyddion/archifnewcym/2014/ion/hwyluso'rbrosesapelioifusnesau</text:p>
          </table:table-cell>
          <table:table-cell/>
        </table:table-row>
        <table:table-row table:style-name="ro1">
          <table:table-cell office:value-type="float" office:value="701479">
            <text:p>701479</text:p>
          </table:table-cell>
          <table:table-cell office:value-type="string">
            <text:p>/news-updates/news/2014/jan/test-results</text:p>
          </table:table-cell>
          <table:table-cell/>
        </table:table-row>
        <table:table-row table:style-name="ro1">
          <table:table-cell office:value-type="float" office:value="701535">
            <text:p>701535</text:p>
          </table:table-cell>
          <table:table-cell office:value-type="string">
            <text:p>/news-updates/news/2014/jan/raw-milk</text:p>
          </table:table-cell>
          <table:table-cell/>
        </table:table-row>
        <table:table-row table:style-name="ro1">
          <table:table-cell office:value-type="float" office:value="701562">
            <text:p>701562</text:p>
          </table:table-cell>
          <table:table-cell office:value-type="string">
            <text:p>/wales/about-fsa-wales/cymru/newyddiondatgan/newyddion/archifnewcym/2014/ion/trydyddadroddiad</text:p>
          </table:table-cell>
          <table:table-cell/>
        </table:table-row>
        <table:table-row table:style-name="ro1">
          <table:table-cell office:value-type="float" office:value="701650">
            <text:p>701650</text:p>
          </table:table-cell>
          <table:table-cell office:value-type="string">
            <text:p>/wales/about-fsa-wales/cymru/newyddiondatgan/newyddion/archifnewcym/2014/ion/ymgynghoriadllaethamrwd</text:p>
          </table:table-cell>
          <table:table-cell/>
        </table:table-row>
        <table:table-row table:style-name="ro1">
          <table:table-cell office:value-type="float" office:value="701766">
            <text:p>701766</text:p>
          </table:table-cell>
          <table:table-cell office:value-type="string">
            <text:p>/news-updates/allergy-news/2014/jan/shazans-burgers</text:p>
          </table:table-cell>
          <table:table-cell/>
        </table:table-row>
        <table:table-row table:style-name="ro1">
          <table:table-cell office:value-type="float" office:value="701776">
            <text:p>701776</text:p>
          </table:table-cell>
          <table:table-cell office:value-type="string">
            <text:p>/news-updates/news/2014/jan/ecoli</text:p>
          </table:table-cell>
          <table:table-cell/>
        </table:table-row>
        <table:table-row table:style-name="ro1">
          <table:table-cell office:value-type="float" office:value="701812">
            <text:p>701812</text:p>
          </table:table-cell>
          <table:table-cell office:value-type="string">
            <text:p>/scotland/news-updates/news/2014/jan/butchers</text:p>
          </table:table-cell>
          <table:table-cell/>
        </table:table-row>
        <table:table-row table:style-name="ro1">
          <table:table-cell office:value-type="float" office:value="701880">
            <text:p>701880</text:p>
          </table:table-cell>
          <table:table-cell office:value-type="string">
            <text:p>/news-updates/allergy-news/2014/jan/asda-cookies</text:p>
          </table:table-cell>
          <table:table-cell/>
        </table:table-row>
        <table:table-row table:style-name="ro1">
          <table:table-cell office:value-type="float" office:value="701972">
            <text:p>701972</text:p>
          </table:table-cell>
          <table:table-cell office:value-type="string">
            <text:p>/news-updates/news/2014/feb/tracker-survey</text:p>
          </table:table-cell>
          <table:table-cell/>
        </table:table-row>
        <table:table-row table:style-name="ro1">
          <table:table-cell office:value-type="float" office:value="701980">
            <text:p>701980</text:p>
          </table:table-cell>
          <table:table-cell office:value-type="string">
            <text:p>/news-updates/news/2014/feb/nerc-research</text:p>
          </table:table-cell>
          <table:table-cell/>
        </table:table-row>
        <table:table-row table:style-name="ro1">
          <table:table-cell office:value-type="float" office:value="701999">
            <text:p>701999</text:p>
          </table:table-cell>
          <table:table-cell office:value-type="string">
            <text:p>/news-updates/allergy-news/2014/feb/goupie</text:p>
          </table:table-cell>
          <table:table-cell/>
        </table:table-row>
        <table:table-row table:style-name="ro1">
          <table:table-cell office:value-type="float" office:value="702026">
            <text:p>702026</text:p>
          </table:table-cell>
          <table:table-cell office:value-type="string">
            <text:p>/news-updates/news/2014/feb/colours</text:p>
          </table:table-cell>
          <table:table-cell/>
        </table:table-row>
        <table:table-row table:style-name="ro1">
          <table:table-cell office:value-type="float" office:value="702183">
            <text:p>702183</text:p>
          </table:table-cell>
          <table:table-cell office:value-type="string">
            <text:p>/wales/about-fsa-wales/cymru/newyddiondatgan/newyddion/archifnewcym/2014/chw/lliwiau-mewn-bwyd</text:p>
          </table:table-cell>
          <table:table-cell/>
        </table:table-row>
        <table:table-row table:style-name="ro1">
          <table:table-cell office:value-type="float" office:value="702252">
            <text:p>702252</text:p>
          </table:table-cell>
          <table:table-cell office:value-type="string">
            <text:p>/news-updates/recalls-news/2014/feb/loch-arthur</text:p>
          </table:table-cell>
          <table:table-cell/>
        </table:table-row>
        <table:table-row table:style-name="ro1">
          <table:table-cell office:value-type="float" office:value="702324">
            <text:p>702324</text:p>
          </table:table-cell>
          <table:table-cell office:value-type="string">
            <text:p>/news-updates/news/2014/feb/acaf-members-wanted</text:p>
          </table:table-cell>
          <table:table-cell/>
        </table:table-row>
        <table:table-row table:style-name="ro1">
          <table:table-cell office:value-type="float" office:value="703307">
            <text:p>703307</text:p>
          </table:table-cell>
          <table:table-cell office:value-type="string">
            <text:p>/scotland/news-updates/news/2014/feb/shellfish-toxin-consultation</text:p>
          </table:table-cell>
          <table:table-cell/>
        </table:table-row>
        <table:table-row table:style-name="ro1">
          <table:table-cell office:value-type="float" office:value="703360">
            <text:p>703360</text:p>
          </table:table-cell>
          <table:table-cell office:value-type="string">
            <text:p>/news-updates/allergy-news/2014/feb/asda-milk</text:p>
          </table:table-cell>
          <table:table-cell/>
        </table:table-row>
        <table:table-row table:style-name="ro1">
          <table:table-cell office:value-type="float" office:value="703691">
            <text:p>703691</text:p>
          </table:table-cell>
          <table:table-cell office:value-type="string">
            <text:p>/wales/news-updates/news/2014/feb/wfac-meet-27feb14</text:p>
          </table:table-cell>
          <table:table-cell/>
        </table:table-row>
        <table:table-row table:style-name="ro1">
          <table:table-cell office:value-type="float" office:value="703711">
            <text:p>703711</text:p>
          </table:table-cell>
          <table:table-cell office:value-type="string">
            <text:p>/wales/about-fsa-wales/cymru/newyddiondatgan/newyddion/archifnewcym/2014/chw/wfacchwef14</text:p>
          </table:table-cell>
          <table:table-cell/>
        </table:table-row>
        <table:table-row table:style-name="ro1">
          <table:table-cell office:value-type="float" office:value="703819">
            <text:p>703819</text:p>
          </table:table-cell>
          <table:table-cell office:value-type="string">
            <text:p>/news-updates/news/2014/feb/phytosterol</text:p>
          </table:table-cell>
          <table:table-cell/>
        </table:table-row>
        <table:table-row table:style-name="ro1">
          <table:table-cell office:value-type="float" office:value="703825">
            <text:p>703825</text:p>
          </table:table-cell>
          <table:table-cell office:value-type="string">
            <text:p>/news-updates/news/2014/feb/algal-oil</text:p>
          </table:table-cell>
          <table:table-cell/>
        </table:table-row>
        <table:table-row table:style-name="ro1">
          <table:table-cell office:value-type="float" office:value="704045">
            <text:p>704045</text:p>
          </table:table-cell>
          <table:table-cell office:value-type="string">
            <text:p>/wales/about-fsa-wales/cymru/newyddiondatgan/newyddion/archifnewcym/2014/chw/gweithdy-alergenau</text:p>
          </table:table-cell>
          <table:table-cell/>
        </table:table-row>
        <table:table-row table:style-name="ro1">
          <table:table-cell office:value-type="float" office:value="704106">
            <text:p>704106</text:p>
          </table:table-cell>
          <table:table-cell office:value-type="string">
            <text:p>/wales/news-updates/news/2014/feb/food-allergen-workshop</text:p>
          </table:table-cell>
          <table:table-cell/>
        </table:table-row>
        <table:table-row table:style-name="ro1">
          <table:table-cell office:value-type="float" office:value="704377">
            <text:p>704377</text:p>
          </table:table-cell>
          <table:table-cell office:value-type="string">
            <text:p>/scotland/news-updates/news/2014/feb/sfac-meeting</text:p>
          </table:table-cell>
          <table:table-cell/>
        </table:table-row>
        <table:table-row table:style-name="ro1">
          <table:table-cell office:value-type="float" office:value="704448">
            <text:p>704448</text:p>
          </table:table-cell>
          <table:table-cell office:value-type="string">
            <text:p>/news-updates/allergy-news/2014/feb/tesco-free-from</text:p>
          </table:table-cell>
          <table:table-cell/>
        </table:table-row>
        <table:table-row table:style-name="ro1">
          <table:table-cell office:value-type="float" office:value="704548">
            <text:p>704548</text:p>
          </table:table-cell>
          <table:table-cell office:value-type="string">
            <text:p>/news-updates/news/2014/feb/board</text:p>
          </table:table-cell>
          <table:table-cell/>
        </table:table-row>
        <table:table-row table:style-name="ro1">
          <table:table-cell office:value-type="float" office:value="705015">
            <text:p>705015</text:p>
          </table:table-cell>
          <table:table-cell office:value-type="string">
            <text:p>/news-updates/allergy-news/2014/feb/chicken-fillets</text:p>
          </table:table-cell>
          <table:table-cell/>
        </table:table-row>
        <table:table-row table:style-name="ro1">
          <table:table-cell office:value-type="float" office:value="705067">
            <text:p>705067</text:p>
          </table:table-cell>
          <table:table-cell office:value-type="string">
            <text:p>/news-updates/allergy-news/2014/feb/sainsburys-stuffing</text:p>
          </table:table-cell>
          <table:table-cell/>
        </table:table-row>
        <table:table-row table:style-name="ro1">
          <table:table-cell office:value-type="float" office:value="705082">
            <text:p>705082</text:p>
          </table:table-cell>
          <table:table-cell office:value-type="string">
            <text:p>/news-updates/recalls-news/2014/feb/metal</text:p>
          </table:table-cell>
          <table:table-cell/>
        </table:table-row>
        <table:table-row table:style-name="ro1">
          <table:table-cell office:value-type="float" office:value="705276">
            <text:p>705276</text:p>
          </table:table-cell>
          <table:table-cell office:value-type="string">
            <text:p>/news-updates/news/2014/feb/research-call</text:p>
          </table:table-cell>
          <table:table-cell/>
        </table:table-row>
        <table:table-row table:style-name="ro1">
          <table:table-cell office:value-type="float" office:value="705426">
            <text:p>705426</text:p>
          </table:table-cell>
          <table:table-cell office:value-type="string">
            <text:p>/news-updates/news/2014/feb/audit-review</text:p>
          </table:table-cell>
          <table:table-cell/>
        </table:table-row>
        <table:table-row table:style-name="ro1">
          <table:table-cell office:value-type="float" office:value="705463">
            <text:p>705463</text:p>
          </table:table-cell>
          <table:table-cell office:value-type="string">
            <text:p>/northern-ireland/news-updates/news/2014/feb/caterers-workshop</text:p>
          </table:table-cell>
          <table:table-cell/>
        </table:table-row>
        <table:table-row table:style-name="ro1">
          <table:table-cell office:value-type="float" office:value="705596">
            <text:p>705596</text:p>
          </table:table-cell>
          <table:table-cell office:value-type="string">
            <text:p>/wales/about-fsa-wales/cymru/newyddiondatgan/newyddion/archifnewcym/2014/chw/trefniadau-archwilio</text:p>
          </table:table-cell>
          <table:table-cell/>
        </table:table-row>
        <table:table-row table:style-name="ro2">
          <table:table-cell office:value-type="float" office:value="705772">
            <text:p>705772</text:p>
          </table:table-cell>
          <table:table-cell office:value-type="string">
            <text:p>/news-updates/news/2014/mar/colours</text:p>
          </table:table-cell>
          <table:table-cell/>
        </table:table-row>
        <table:table-row table:style-name="ro1">
          <table:table-cell office:value-type="float" office:value="705843">
            <text:p>705843</text:p>
          </table:table-cell>
          <table:table-cell office:value-type="string">
            <text:p>/wales/about-fsa-wales/cymru/newyddiondatgan/newyddion/archifnewcym/2014/maw/lliwiau-bwyd</text:p>
          </table:table-cell>
          <table:table-cell/>
        </table:table-row>
        <table:table-row table:style-name="ro1">
          <table:table-cell office:value-type="float" office:value="706053">
            <text:p>706053</text:p>
          </table:table-cell>
          <table:table-cell office:value-type="string">
            <text:p>/news-updates/news/2014/mar/sci-adviser</text:p>
          </table:table-cell>
          <table:table-cell/>
        </table:table-row>
        <table:table-row table:style-name="ro2">
          <table:table-cell office:value-type="float" office:value="706087">
            <text:p>706087</text:p>
          </table:table-cell>
          <table:table-cell office:value-type="string">
            <text:p>/news-updates/news/2014/mar/board-meeting</text:p>
          </table:table-cell>
          <table:table-cell/>
        </table:table-row>
        <table:table-row table:style-name="ro1">
          <table:table-cell office:value-type="float" office:value="706322">
            <text:p>706322</text:p>
          </table:table-cell>
          <table:table-cell office:value-type="string">
            <text:p>/scotland/news-updates/news/2014/mar/sfac</text:p>
          </table:table-cell>
          <table:table-cell/>
        </table:table-row>
        <table:table-row table:style-name="ro1">
          <table:table-cell office:value-type="float" office:value="706487">
            <text:p>706487</text:p>
          </table:table-cell>
          <table:table-cell office:value-type="string">
            <text:p>/news-updates/news/2014/mar/gacs-meeting</text:p>
          </table:table-cell>
          <table:table-cell/>
        </table:table-row>
        <table:table-row table:style-name="ro2">
          <table:table-cell office:value-type="float" office:value="706580">
            <text:p>706580</text:p>
          </table:table-cell>
          <table:table-cell office:value-type="string">
            <text:p>/news-updates/news/2014/mar/novel-food-ingredient</text:p>
          </table:table-cell>
          <table:table-cell/>
        </table:table-row>
        <table:table-row table:style-name="ro1">
          <table:table-cell office:value-type="float" office:value="706687">
            <text:p>706687</text:p>
          </table:table-cell>
          <table:table-cell office:value-type="string">
            <text:p>/news-updates/recalls-news/2014/mar/morrisons</text:p>
          </table:table-cell>
          <table:table-cell/>
        </table:table-row>
        <table:table-row table:style-name="ro1">
          <table:table-cell office:value-type="float" office:value="706704">
            <text:p>706704</text:p>
          </table:table-cell>
          <table:table-cell office:value-type="string">
            <text:p>/news-updates/news/2014/mar/acaf-meet-26-feb-04</text:p>
          </table:table-cell>
          <table:table-cell/>
        </table:table-row>
        <table:table-row table:style-name="ro2">
          <table:table-cell office:value-type="float" office:value="706736">
            <text:p>706736</text:p>
          </table:table-cell>
          <table:table-cell office:value-type="string">
            <text:p>/news-updates/news/2014/mar/raw-milk</text:p>
          </table:table-cell>
          <table:table-cell/>
        </table:table-row>
        <table:table-row table:style-name="ro1">
          <table:table-cell office:value-type="float" office:value="706905">
            <text:p>706905</text:p>
          </table:table-cell>
          <table:table-cell office:value-type="string">
            <text:p>/wales/about-fsa-wales/cymru/newyddiondatgan/newyddion/archifnewcym/2014/maw/digwyddiad-llaeth-amrwd</text:p>
          </table:table-cell>
          <table:table-cell/>
        </table:table-row>
        <table:table-row table:style-name="ro2">
          <table:table-cell office:value-type="float" office:value="707025">
            <text:p>707025</text:p>
          </table:table-cell>
          <table:table-cell office:value-type="string">
            <text:p>/news-updates/news/2014/mar/cot-response</text:p>
          </table:table-cell>
          <table:table-cell/>
        </table:table-row>
        <table:table-row table:style-name="ro1">
          <table:table-cell office:value-type="float" office:value="707067">
            <text:p>707067</text:p>
          </table:table-cell>
          <table:table-cell office:value-type="string">
            <text:p>/news-updates/allergy-news/2014/mar/mazza-sweets</text:p>
          </table:table-cell>
          <table:table-cell/>
        </table:table-row>
        <table:table-row table:style-name="ro1">
          <table:table-cell office:value-type="float" office:value="707508">
            <text:p>707508</text:p>
          </table:table-cell>
          <table:table-cell office:value-type="string">
            <text:p>/scotland/news-updates/news/2014/mar/childrens-conf</text:p>
          </table:table-cell>
          <table:table-cell/>
        </table:table-row>
        <table:table-row table:style-name="ro2">
          <table:table-cell office:value-type="float" office:value="707513">
            <text:p>707513</text:p>
          </table:table-cell>
          <table:table-cell office:value-type="string">
            <text:p>/news-updates/news/2014/mar/allergy-research</text:p>
          </table:table-cell>
          <table:table-cell/>
        </table:table-row>
        <table:table-row table:style-name="ro1">
          <table:table-cell office:value-type="float" office:value="707780">
            <text:p>707780</text:p>
          </table:table-cell>
          <table:table-cell office:value-type="string">
            <text:p>/news-updates/news/2014/mar/norovirus</text:p>
          </table:table-cell>
          <table:table-cell/>
        </table:table-row>
        <table:table-row table:style-name="ro2">
          <table:table-cell office:value-type="float" office:value="707835">
            <text:p>707835</text:p>
          </table:table-cell>
          <table:table-cell office:value-type="string">
            <text:p>/news-updates/news/2014/mar/pig-inspection-consultation</text:p>
          </table:table-cell>
          <table:table-cell/>
        </table:table-row>
        <table:table-row table:style-name="ro1">
          <table:table-cell office:value-type="float" office:value="707910">
            <text:p>707910</text:p>
          </table:table-cell>
          <table:table-cell office:value-type="string">
            <text:p>/wales/about-fsa-wales/cymru/newyddiondatgan/newyddion/archifnewcym/2014/maw/arolygiadau-moch</text:p>
          </table:table-cell>
          <table:table-cell/>
        </table:table-row>
        <table:table-row table:style-name="ro2">
          <table:table-cell office:value-type="float" office:value="707929">
            <text:p>707929</text:p>
          </table:table-cell>
          <table:table-cell office:value-type="string">
            <text:p>/news-updates/allergy-news/2014/mar/milk</text:p>
          </table:table-cell>
          <table:table-cell/>
        </table:table-row>
        <table:table-row table:style-name="ro1">
          <table:table-cell office:value-type="float" office:value="708044">
            <text:p>708044</text:p>
          </table:table-cell>
          <table:table-cell office:value-type="string">
            <text:p>/northern-ireland/news-updates/news/2014/mar/reports-pub-2013ni</text:p>
          </table:table-cell>
          <table:table-cell/>
        </table:table-row>
        <table:table-row table:style-name="ro2">
          <table:table-cell office:value-type="float" office:value="708142">
            <text:p>708142</text:p>
          </table:table-cell>
          <table:table-cell office:value-type="string">
            <text:p>/news-updates/news/2014/mar/goats-milk</text:p>
          </table:table-cell>
          <table:table-cell/>
        </table:table-row>
        <table:table-row table:style-name="ro2">
          <table:table-cell office:value-type="float" office:value="708168">
            <text:p>708168</text:p>
          </table:table-cell>
          <table:table-cell office:value-type="string">
            <text:p>/news-updates/allergy-news/2014/mar/kettle-chips</text:p>
          </table:table-cell>
          <table:table-cell/>
        </table:table-row>
        <table:table-row table:style-name="ro1">
          <table:table-cell office:value-type="float" office:value="708200">
            <text:p>708200</text:p>
          </table:table-cell>
          <table:table-cell office:value-type="string">
            <text:p>/wales/about-fsa-wales/cymru/newyddiondatgan/newyddion/archifnewcym/2014/maw/llaeth-gafr</text:p>
          </table:table-cell>
          <table:table-cell/>
        </table:table-row>
        <table:table-row table:style-name="ro1">
          <table:table-cell office:value-type="float" office:value="708259">
            <text:p>708259</text:p>
          </table:table-cell>
          <table:table-cell office:value-type="string">
            <text:p>/scotland/news-updates/news/2014/mar/study</text:p>
          </table:table-cell>
          <table:table-cell/>
        </table:table-row>
        <table:table-row table:style-name="ro1">
          <table:table-cell office:value-type="float" office:value="708271">
            <text:p>708271</text:p>
          </table:table-cell>
          <table:table-cell office:value-type="string">
            <text:p>/scotland/news-updates/news/2014/mar/campy-research-call</text:p>
          </table:table-cell>
          <table:table-cell/>
        </table:table-row>
        <table:table-row table:style-name="ro2">
          <table:table-cell office:value-type="float" office:value="708317">
            <text:p>708317</text:p>
          </table:table-cell>
          <table:table-cell office:value-type="string">
            <text:p>/news-updates/news/2014/mar/raw-milk-event</text:p>
          </table:table-cell>
          <table:table-cell/>
        </table:table-row>
        <table:table-row table:style-name="ro1">
          <table:table-cell office:value-type="float" office:value="708377">
            <text:p>708377</text:p>
          </table:table-cell>
          <table:table-cell office:value-type="string">
            <text:p>/northern-ireland/news-updates/allergy-news/2014/march/sausage-rolls</text:p>
          </table:table-cell>
          <table:table-cell/>
        </table:table-row>
        <table:table-row table:style-name="ro1">
          <table:table-cell office:value-type="float" office:value="708387">
            <text:p>708387</text:p>
          </table:table-cell>
          <table:table-cell office:value-type="string">
            <text:p>/northern-ireland/news-updates/allergy-news/2014/march/karro-sausages</text:p>
          </table:table-cell>
          <table:table-cell/>
        </table:table-row>
        <table:table-row table:style-name="ro1">
          <table:table-cell office:value-type="float" office:value="708778">
            <text:p>708778</text:p>
          </table:table-cell>
          <table:table-cell office:value-type="string">
            <text:p>/news-updates/news/2014/apr/raw-milk-video</text:p>
          </table:table-cell>
          <table:table-cell/>
        </table:table-row>
        <table:table-row table:style-name="ro1">
          <table:table-cell office:value-type="float" office:value="708936">
            <text:p>708936</text:p>
          </table:table-cell>
          <table:table-cell office:value-type="string">
            <text:p>/news-updates/news/2014/apr/colours</text:p>
          </table:table-cell>
          <table:table-cell/>
        </table:table-row>
        <table:table-row table:style-name="ro1">
          <table:table-cell office:value-type="float" office:value="708976">
            <text:p>708976</text:p>
          </table:table-cell>
          <table:table-cell office:value-type="string">
            <text:p>/news-updates/allergy-news/2014/apr/lili-chicken-pork-dumplings</text:p>
          </table:table-cell>
          <table:table-cell/>
        </table:table-row>
        <table:table-row table:style-name="ro1">
          <table:table-cell office:value-type="float" office:value="709039">
            <text:p>709039</text:p>
          </table:table-cell>
          <table:table-cell office:value-type="string">
            <text:p>/news-updates/news/2014/apr/triennial-review-ssrc</text:p>
          </table:table-cell>
          <table:table-cell/>
        </table:table-row>
        <table:table-row table:style-name="ro1">
          <table:table-cell office:value-type="float" office:value="709221">
            <text:p>709221</text:p>
          </table:table-cell>
          <table:table-cell office:value-type="string">
            <text:p>/wales/about-fsa-wales/cymru/newyddiondatgan/newyddion/archifnewcym/2014/ebr/diweddariad-cynhyrchion-gorfywiogrwydd</text:p>
          </table:table-cell>
          <table:table-cell/>
        </table:table-row>
        <table:table-row table:style-name="ro1">
          <table:table-cell office:value-type="float" office:value="709439">
            <text:p>709439</text:p>
          </table:table-cell>
          <table:table-cell office:value-type="string">
            <text:p>/wales/news-updates/news/2014/apr/fhrs-scope</text:p>
          </table:table-cell>
          <table:table-cell/>
        </table:table-row>
        <table:table-row table:style-name="ro1">
          <table:table-cell office:value-type="float" office:value="709476">
            <text:p>709476</text:p>
          </table:table-cell>
          <table:table-cell office:value-type="string">
            <text:p>/wales/about-fsa-wales/cymru/newyddiondatgan/newyddion/archifnewcym/2014/ebr/mwy-dan-gwmpas-CSHB</text:p>
          </table:table-cell>
          <table:table-cell/>
        </table:table-row>
        <table:table-row table:style-name="ro1">
          <table:table-cell office:value-type="float" office:value="709590">
            <text:p>709590</text:p>
          </table:table-cell>
          <table:table-cell office:value-type="string">
            <text:p>/news-updates/news/2014/apr/allergy-survey</text:p>
          </table:table-cell>
          <table:table-cell/>
        </table:table-row>
        <table:table-row table:style-name="ro1">
          <table:table-cell office:value-type="float" office:value="709657">
            <text:p>709657</text:p>
          </table:table-cell>
          <table:table-cell office:value-type="string">
            <text:p>/wales/about-fsa-wales/cymru/newyddiondatgan/newyddion/archifnewcym/2014/ebr/alergedd</text:p>
          </table:table-cell>
          <table:table-cell/>
        </table:table-row>
        <table:table-row table:style-name="ro1">
          <table:table-cell office:value-type="float" office:value="709702">
            <text:p>709702</text:p>
          </table:table-cell>
          <table:table-cell office:value-type="string">
            <text:p>/news-updates/news/2014/apr/code-of-practice-england</text:p>
          </table:table-cell>
          <table:table-cell/>
        </table:table-row>
        <table:table-row table:style-name="ro1">
          <table:table-cell office:value-type="float" office:value="709767">
            <text:p>709767</text:p>
          </table:table-cell>
          <table:table-cell office:value-type="string">
            <text:p>/news-updates/allergy-news/2014/apr/potato-slices</text:p>
          </table:table-cell>
          <table:table-cell/>
        </table:table-row>
        <table:table-row table:style-name="ro1">
          <table:table-cell office:value-type="float" office:value="709833">
            <text:p>709833</text:p>
          </table:table-cell>
          <table:table-cell office:value-type="string">
            <text:p>/scotland/news-updates/news/2014/apr/eating-out-of-home</text:p>
          </table:table-cell>
          <table:table-cell/>
        </table:table-row>
        <table:table-row table:style-name="ro1">
          <table:table-cell office:value-type="float" office:value="709999">
            <text:p>709999</text:p>
          </table:table-cell>
          <table:table-cell office:value-type="string">
            <text:p>/news-updates/recalls-news/2014/apr/munchy-seeds-honey-seeds-recall</text:p>
          </table:table-cell>
          <table:table-cell/>
        </table:table-row>
        <table:table-row table:style-name="ro1">
          <table:table-cell office:value-type="float" office:value="710218">
            <text:p>710218</text:p>
          </table:table-cell>
          <table:table-cell office:value-type="string">
            <text:p>/news-updates/allergy-news/2014/apr/bakewell-slices</text:p>
          </table:table-cell>
          <table:table-cell/>
        </table:table-row>
        <table:table-row table:style-name="ro1">
          <table:table-cell office:value-type="float" office:value="710264">
            <text:p>710264</text:p>
          </table:table-cell>
          <table:table-cell office:value-type="string">
            <text:p>/news-updates/news/2014/apr/chia-seeds</text:p>
          </table:table-cell>
          <table:table-cell/>
        </table:table-row>
        <table:table-row table:style-name="ro1">
          <table:table-cell office:value-type="float" office:value="710273">
            <text:p>710273</text:p>
          </table:table-cell>
          <table:table-cell office:value-type="string">
            <text:p>/northern-ireland/news-updates/allergy-news/2014/april/wonderbar-chocolate</text:p>
          </table:table-cell>
          <table:table-cell/>
        </table:table-row>
        <table:table-row table:style-name="ro1">
          <table:table-cell office:value-type="float" office:value="710302">
            <text:p>710302</text:p>
          </table:table-cell>
          <table:table-cell office:value-type="string">
            <text:p>/news-updates/recalls-news/2014/apr/loch</text:p>
          </table:table-cell>
          <table:table-cell/>
        </table:table-row>
        <table:table-row table:style-name="ro1">
          <table:table-cell office:value-type="float" office:value="710387">
            <text:p>710387</text:p>
          </table:table-cell>
          <table:table-cell office:value-type="string">
            <text:p>/news-updates/news/2014/apr/european-horse-meat-tests</text:p>
          </table:table-cell>
          <table:table-cell/>
        </table:table-row>
        <table:table-row table:style-name="ro1">
          <table:table-cell office:value-type="float" office:value="710589">
            <text:p>710589</text:p>
          </table:table-cell>
          <table:table-cell office:value-type="string">
            <text:p>/wales/about-fsa-wales/cymru/newyddiondatgan/newyddion/archifnewcym/2014/ebr/profion-cig-ceffyl</text:p>
          </table:table-cell>
          <table:table-cell/>
        </table:table-row>
        <table:table-row table:style-name="ro1">
          <table:table-cell office:value-type="float" office:value="710614">
            <text:p>710614</text:p>
          </table:table-cell>
          <table:table-cell office:value-type="string">
            <text:p>/news-updates/allergy-news/2014/apr/mixed-fruit</text:p>
          </table:table-cell>
          <table:table-cell/>
        </table:table-row>
        <table:table-row table:style-name="ro1">
          <table:table-cell office:value-type="float" office:value="710658">
            <text:p>710658</text:p>
          </table:table-cell>
          <table:table-cell office:value-type="string">
            <text:p>/news-updates/news/2014/apr/testing</text:p>
          </table:table-cell>
          <table:table-cell/>
        </table:table-row>
        <table:table-row table:style-name="ro1">
          <table:table-cell office:value-type="float" office:value="710759">
            <text:p>710759</text:p>
          </table:table-cell>
          <table:table-cell office:value-type="string">
            <text:p>/news-updates/allergy-news/2014/apr/lidl-rollmops</text:p>
          </table:table-cell>
          <table:table-cell/>
        </table:table-row>
        <table:table-row table:style-name="ro1">
          <table:table-cell office:value-type="float" office:value="710793">
            <text:p>710793</text:p>
          </table:table-cell>
          <table:table-cell office:value-type="string">
            <text:p>/wales/about-fsa-wales/cymru/newyddiondatgan/newyddion/archifnewcym/2014/ebr/cig-oen</text:p>
          </table:table-cell>
          <table:table-cell/>
        </table:table-row>
        <table:table-row table:style-name="ro1">
          <table:table-cell office:value-type="float" office:value="710800">
            <text:p>710800</text:p>
          </table:table-cell>
          <table:table-cell office:value-type="string">
            <text:p>/news-updates/recalls-news/2014/apr/sainsbury</text:p>
          </table:table-cell>
          <table:table-cell/>
        </table:table-row>
        <table:table-row table:style-name="ro1">
          <table:table-cell office:value-type="float" office:value="711233">
            <text:p>711233</text:p>
          </table:table-cell>
          <table:table-cell office:value-type="string">
            <text:p>/news-updates/allergy-news/2014/apr/elakkia-jaffna-mixture</text:p>
          </table:table-cell>
          <table:table-cell/>
        </table:table-row>
        <table:table-row table:style-name="ro1">
          <table:table-cell office:value-type="float" office:value="711356">
            <text:p>711356</text:p>
          </table:table-cell>
          <table:table-cell office:value-type="string">
            <text:p>/scotland/news-updates/news/2014/apr/revised-salt-targets</text:p>
          </table:table-cell>
          <table:table-cell/>
        </table:table-row>
        <table:table-row table:style-name="ro1">
          <table:table-cell office:value-type="float" office:value="711471">
            <text:p>711471</text:p>
          </table:table-cell>
          <table:table-cell office:value-type="string">
            <text:p>/northern-ireland/news-updates/news/2014/April/sentencing</text:p>
          </table:table-cell>
          <table:table-cell/>
        </table:table-row>
        <table:table-row table:style-name="ro1">
          <table:table-cell office:value-type="float" office:value="711505">
            <text:p>711505</text:p>
          </table:table-cell>
          <table:table-cell office:value-type="string">
            <text:p>/scotland/news-updates/news/2014/apr/conference</text:p>
          </table:table-cell>
          <table:table-cell/>
        </table:table-row>
        <table:table-row table:style-name="ro1">
          <table:table-cell office:value-type="float" office:value="711536">
            <text:p>711536</text:p>
          </table:table-cell>
          <table:table-cell office:value-type="string">
            <text:p>/scotland/news-updates/recalls-news/2014/apr/tofu</text:p>
          </table:table-cell>
          <table:table-cell/>
        </table:table-row>
        <table:table-row table:style-name="ro2">
          <table:table-cell office:value-type="float" office:value="711815">
            <text:p>711815</text:p>
          </table:table-cell>
          <table:table-cell office:value-type="string">
            <text:p>/news-updates/news/2014/may/novel</text:p>
          </table:table-cell>
          <table:table-cell/>
        </table:table-row>
        <table:table-row table:style-name="ro2">
          <table:table-cell office:value-type="float" office:value="711831">
            <text:p>711831</text:p>
          </table:table-cell>
          <table:table-cell office:value-type="string">
            <text:p>/news-updates/news/2014/may/prosecution</text:p>
          </table:table-cell>
          <table:table-cell/>
        </table:table-row>
        <table:table-row table:style-name="ro1">
          <table:table-cell office:value-type="float" office:value="711899">
            <text:p>711899</text:p>
          </table:table-cell>
          <table:table-cell office:value-type="string">
            <text:p>/news-updates/allergy-news/2014/may/slimfast</text:p>
          </table:table-cell>
          <table:table-cell/>
        </table:table-row>
        <table:table-row table:style-name="ro1">
          <table:table-cell office:value-type="float" office:value="711909">
            <text:p>711909</text:p>
          </table:table-cell>
          <table:table-cell office:value-type="string">
            <text:p>/news-updates/allergy-news/2014/may/lentil-dahl</text:p>
          </table:table-cell>
          <table:table-cell/>
        </table:table-row>
        <table:table-row table:style-name="ro2">
          <table:table-cell office:value-type="float" office:value="712000">
            <text:p>712000</text:p>
          </table:table-cell>
          <table:table-cell office:value-type="string">
            <text:p>/news-updates/news/2014/may/board</text:p>
          </table:table-cell>
          <table:table-cell/>
        </table:table-row>
        <table:table-row table:style-name="ro2">
          <table:table-cell office:value-type="float" office:value="712065">
            <text:p>712065</text:p>
          </table:table-cell>
          <table:table-cell office:value-type="string">
            <text:p>/news-updates/news/2014/may/feed-code-of-practice</text:p>
          </table:table-cell>
          <table:table-cell/>
        </table:table-row>
        <table:table-row table:style-name="ro1">
          <table:table-cell office:value-type="float" office:value="712304">
            <text:p>712304</text:p>
          </table:table-cell>
          <table:table-cell office:value-type="string">
            <text:p>/news-updates/allergy-news/2014/may/uncle-bens</text:p>
          </table:table-cell>
          <table:table-cell/>
        </table:table-row>
        <table:table-row table:style-name="ro1">
          <table:table-cell office:value-type="float" office:value="712314">
            <text:p>712314</text:p>
          </table:table-cell>
          <table:table-cell office:value-type="string">
            <text:p>/wales/about-fsa-wales/cymru/newyddiondatgan/newyddion/archifnewcym/2014/05Mai/penodiadau2014</text:p>
          </table:table-cell>
          <table:table-cell/>
        </table:table-row>
        <table:table-row table:style-name="ro1">
          <table:table-cell office:value-type="float" office:value="712424">
            <text:p>712424</text:p>
          </table:table-cell>
          <table:table-cell office:value-type="string">
            <text:p>/scotland/news-updates/news/2014/may/shellfish-toxin-guidance</text:p>
          </table:table-cell>
          <table:table-cell/>
        </table:table-row>
        <table:table-row table:style-name="ro2">
          <table:table-cell office:value-type="float" office:value="712591">
            <text:p>712591</text:p>
          </table:table-cell>
          <table:table-cell office:value-type="string">
            <text:p>/news-updates/news/2014/may/spirit-drinks-industry-guide</text:p>
          </table:table-cell>
          <table:table-cell/>
        </table:table-row>
        <table:table-row table:style-name="ro1">
          <table:table-cell office:value-type="float" office:value="712603">
            <text:p>712603</text:p>
          </table:table-cell>
          <table:table-cell office:value-type="string">
            <text:p>/wales/news-updates/news/2014/may/allergen-workshop</text:p>
          </table:table-cell>
          <table:table-cell/>
        </table:table-row>
        <table:table-row table:style-name="ro2">
          <table:table-cell office:value-type="float" office:value="712651">
            <text:p>712651</text:p>
          </table:table-cell>
          <table:table-cell office:value-type="string">
            <text:p>/news-updates/recalls-news/2014/may/plum-baby-foods</text:p>
          </table:table-cell>
          <table:table-cell/>
        </table:table-row>
        <table:table-row table:style-name="ro1">
          <table:table-cell office:value-type="float" office:value="712683">
            <text:p>712683</text:p>
          </table:table-cell>
          <table:table-cell office:value-type="string">
            <text:p>/news-updates/recalls-news/2014/may/sainsburys-olives</text:p>
          </table:table-cell>
          <table:table-cell/>
        </table:table-row>
        <table:table-row table:style-name="ro1">
          <table:table-cell office:value-type="float" office:value="712698">
            <text:p>712698</text:p>
          </table:table-cell>
          <table:table-cell office:value-type="string">
            <text:p>/wales/about-fsa-wales/cymru/newyddiondatgan/newyddion/archifnewcym/2014/05Mai/gweithdyalergenaumai</text:p>
          </table:table-cell>
          <table:table-cell/>
        </table:table-row>
        <table:table-row table:style-name="ro2">
          <table:table-cell office:value-type="float" office:value="712760">
            <text:p>712760</text:p>
          </table:table-cell>
          <table:table-cell office:value-type="string">
            <text:p>/news-updates/news/2014/may/survey</text:p>
          </table:table-cell>
          <table:table-cell/>
        </table:table-row>
        <table:table-row table:style-name="ro2">
          <table:table-cell office:value-type="float" office:value="713054">
            <text:p>713054</text:p>
          </table:table-cell>
          <table:table-cell office:value-type="string">
            <text:p>/news-updates/news/2014/may/glitter-and-dust</text:p>
          </table:table-cell>
          <table:table-cell/>
        </table:table-row>
        <table:table-row table:style-name="ro1">
          <table:table-cell office:value-type="float" office:value="713395">
            <text:p>713395</text:p>
          </table:table-cell>
          <table:table-cell office:value-type="string">
            <text:p>/wales/about-fsa-wales/cymru/newyddiondatgan/newyddion/archifnewcym/2014/05Mai/glitter</text:p>
          </table:table-cell>
          <table:table-cell/>
        </table:table-row>
        <table:table-row table:style-name="ro2">
          <table:table-cell office:value-type="float" office:value="713774">
            <text:p>713774</text:p>
          </table:table-cell>
          <table:table-cell office:value-type="string">
            <text:p>/news-updates/allergy-news/2014/may/tandoori-chicken</text:p>
          </table:table-cell>
          <table:table-cell/>
        </table:table-row>
        <table:table-row table:style-name="ro1">
          <table:table-cell office:value-type="float" office:value="713823">
            <text:p>713823</text:p>
          </table:table-cell>
          <table:table-cell office:value-type="string">
            <text:p>/news-updates/news/2014/may/isomalto-oligosaccharide</text:p>
          </table:table-cell>
          <table:table-cell/>
        </table:table-row>
        <table:table-row table:style-name="ro1">
          <table:table-cell office:value-type="float" office:value="713828">
            <text:p>713828</text:p>
          </table:table-cell>
          <table:table-cell office:value-type="string">
            <text:p>/news-updates/news/2014/may/dihydrocapsiate</text:p>
          </table:table-cell>
          <table:table-cell/>
        </table:table-row>
        <table:table-row table:style-name="ro1">
          <table:table-cell office:value-type="float" office:value="714360">
            <text:p>714360</text:p>
          </table:table-cell>
          <table:table-cell office:value-type="string">
            <text:p>/wales/news-updates/news/2014/may/wfac-meeting-jun14</text:p>
          </table:table-cell>
          <table:table-cell/>
        </table:table-row>
        <table:table-row table:style-name="ro1">
          <table:table-cell office:value-type="float" office:value="714376">
            <text:p>714376</text:p>
          </table:table-cell>
          <table:table-cell office:value-type="string">
            <text:p>/wales/about-fsa-wales/cymru/newyddiondatgan/newyddion/archifnewcym/2014/05Mai/wfac-5mehefin14</text:p>
          </table:table-cell>
          <table:table-cell/>
        </table:table-row>
        <table:table-row table:style-name="ro1">
          <table:table-cell office:value-type="float" office:value="714505">
            <text:p>714505</text:p>
          </table:table-cell>
          <table:table-cell office:value-type="string">
            <text:p>/scotland/news-updates/news/2014/may/sfac3june14</text:p>
          </table:table-cell>
          <table:table-cell/>
        </table:table-row>
        <table:table-row table:style-name="ro1">
          <table:table-cell office:value-type="float" office:value="714632">
            <text:p>714632</text:p>
          </table:table-cell>
          <table:table-cell office:value-type="string">
            <text:p>/news-updates/news/2014/may/myhaccp</text:p>
          </table:table-cell>
          <table:table-cell/>
        </table:table-row>
        <table:table-row table:style-name="ro1">
          <table:table-cell office:value-type="float" office:value="714656">
            <text:p>714656</text:p>
          </table:table-cell>
          <table:table-cell office:value-type="string">
            <text:p>/news-updates/news/2014/may/acaf-meet-9may14</text:p>
          </table:table-cell>
          <table:table-cell/>
        </table:table-row>
        <table:table-row table:style-name="ro1">
          <table:table-cell office:value-type="float" office:value="714681">
            <text:p>714681</text:p>
          </table:table-cell>
          <table:table-cell office:value-type="string">
            <text:p>/scotland/news-updates/news/2014/jun/research-call</text:p>
          </table:table-cell>
          <table:table-cell/>
        </table:table-row>
        <table:table-row table:style-name="ro1">
          <table:table-cell office:value-type="float" office:value="714729">
            <text:p>714729</text:p>
          </table:table-cell>
          <table:table-cell office:value-type="string">
            <text:p>/northern-ireland/news-updates/news/2014/may/nifac-recruiting</text:p>
          </table:table-cell>
          <table:table-cell/>
        </table:table-row>
        <table:table-row table:style-name="ro1">
          <table:table-cell office:value-type="float" office:value="714735">
            <text:p>714735</text:p>
          </table:table-cell>
          <table:table-cell office:value-type="string">
            <text:p>/news-updates/news/2014/jun/board-meeting</text:p>
          </table:table-cell>
          <table:table-cell/>
        </table:table-row>
        <table:table-row table:style-name="ro2">
          <table:table-cell office:value-type="float" office:value="714812">
            <text:p>714812</text:p>
          </table:table-cell>
          <table:table-cell office:value-type="string">
            <text:p>/news-updates/news/2014/may/combs-extract</text:p>
          </table:table-cell>
          <table:table-cell/>
        </table:table-row>
        <table:table-row table:style-name="ro2">
          <table:table-cell office:value-type="float" office:value="714874">
            <text:p>714874</text:p>
          </table:table-cell>
          <table:table-cell office:value-type="string">
            <text:p>/news-updates/recalls-news/2014/may/salmon</text:p>
          </table:table-cell>
          <table:table-cell/>
        </table:table-row>
        <table:table-row table:style-name="ro1">
          <table:table-cell office:value-type="float" office:value="715133">
            <text:p>715133</text:p>
          </table:table-cell>
          <table:table-cell office:value-type="string">
            <text:p>/news-updates/news/2014/jun/trichinella-testing-pigs</text:p>
          </table:table-cell>
          <table:table-cell/>
        </table:table-row>
        <table:table-row table:style-name="ro1">
          <table:table-cell office:value-type="float" office:value="715232">
            <text:p>715232</text:p>
          </table:table-cell>
          <table:table-cell office:value-type="string">
            <text:p>/news-updates/news/2014/jun/mincemeat</text:p>
          </table:table-cell>
          <table:table-cell/>
        </table:table-row>
        <table:table-row table:style-name="ro1">
          <table:table-cell office:value-type="float" office:value="715280">
            <text:p>715280</text:p>
          </table:table-cell>
          <table:table-cell office:value-type="string">
            <text:p>/news-updates/news/2014/jun/acmsf</text:p>
          </table:table-cell>
          <table:table-cell/>
        </table:table-row>
        <table:table-row table:style-name="ro1">
          <table:table-cell office:value-type="float" office:value="715539">
            <text:p>715539</text:p>
          </table:table-cell>
          <table:table-cell office:value-type="string">
            <text:p>/news-updates/allergy-news/2014/jun/wrapid-fajita-recall</text:p>
          </table:table-cell>
          <table:table-cell/>
        </table:table-row>
        <table:table-row table:style-name="ro1">
          <table:table-cell office:value-type="float" office:value="715551">
            <text:p>715551</text:p>
          </table:table-cell>
          <table:table-cell office:value-type="string">
            <text:p>/scotland/news-updates/news/2014/jun/annual-reports-2013</text:p>
          </table:table-cell>
          <table:table-cell/>
        </table:table-row>
        <table:table-row table:style-name="ro1">
          <table:table-cell office:value-type="float" office:value="715649">
            <text:p>715649</text:p>
          </table:table-cell>
          <table:table-cell office:value-type="string">
            <text:p>/scotland/news-updates/recalls-news/2014/jun/fresh-today-foods-recall</text:p>
          </table:table-cell>
          <table:table-cell/>
        </table:table-row>
        <table:table-row table:style-name="ro1">
          <table:table-cell office:value-type="float" office:value="715655">
            <text:p>715655</text:p>
          </table:table-cell>
          <table:table-cell office:value-type="string">
            <text:p>/wales/news-updates/news/2014/jun/shellfish-meeting</text:p>
          </table:table-cell>
          <table:table-cell/>
        </table:table-row>
        <table:table-row table:style-name="ro1">
          <table:table-cell office:value-type="float" office:value="715804">
            <text:p>715804</text:p>
          </table:table-cell>
          <table:table-cell office:value-type="string">
            <text:p>/news-updates/news/2014/jun/food-you-researchcall</text:p>
          </table:table-cell>
          <table:table-cell/>
        </table:table-row>
        <table:table-row table:style-name="ro1">
          <table:table-cell office:value-type="float" office:value="715821">
            <text:p>715821</text:p>
          </table:table-cell>
          <table:table-cell office:value-type="string">
            <text:p>/wales/about-fsa-wales/cymru/newyddiondatgan/newyddion/archifnewcym/2014/05Mai/cyfarfod-pysgodcregyn</text:p>
          </table:table-cell>
          <table:table-cell/>
        </table:table-row>
        <table:table-row table:style-name="ro1">
          <table:table-cell office:value-type="float" office:value="715842">
            <text:p>715842</text:p>
          </table:table-cell>
          <table:table-cell office:value-type="string">
            <text:p>/news-updates/news/2014/jun/mancp-june2014</text:p>
          </table:table-cell>
          <table:table-cell/>
        </table:table-row>
        <table:table-row table:style-name="ro1">
          <table:table-cell office:value-type="float" office:value="715920">
            <text:p>715920</text:p>
          </table:table-cell>
          <table:table-cell office:value-type="string">
            <text:p>/news-updates/recalls-news/2014/jun/sainsburys-olives</text:p>
          </table:table-cell>
          <table:table-cell/>
        </table:table-row>
        <table:table-row table:style-name="ro1">
          <table:table-cell office:value-type="float" office:value="715992">
            <text:p>715992</text:p>
          </table:table-cell>
          <table:table-cell office:value-type="string">
            <text:p>/news-updates/recalls-news/2014/jun/nisa-water</text:p>
          </table:table-cell>
          <table:table-cell/>
        </table:table-row>
        <table:table-row table:style-name="ro1">
          <table:table-cell office:value-type="float" office:value="716054">
            <text:p>716054</text:p>
          </table:table-cell>
          <table:table-cell office:value-type="string">
            <text:p>/news-updates/allergy-news/2014/jun/marybake-muffins</text:p>
          </table:table-cell>
          <table:table-cell/>
        </table:table-row>
        <table:table-row table:style-name="ro1">
          <table:table-cell office:value-type="float" office:value="716075">
            <text:p>716075</text:p>
          </table:table-cell>
          <table:table-cell office:value-type="string">
            <text:p>/news-updates/allergy-news/2014/jun/dillywolf-snacks</text:p>
          </table:table-cell>
          <table:table-cell/>
        </table:table-row>
        <table:table-row table:style-name="ro1">
          <table:table-cell office:value-type="float" office:value="716160">
            <text:p>716160</text:p>
          </table:table-cell>
          <table:table-cell office:value-type="string">
            <text:p>/news-updates/news/2014/jun/fsw</text:p>
          </table:table-cell>
          <table:table-cell/>
        </table:table-row>
        <table:table-row table:style-name="ro1">
          <table:table-cell office:value-type="float" office:value="716186">
            <text:p>716186</text:p>
          </table:table-cell>
          <table:table-cell office:value-type="string">
            <text:p>/scotland/news-updates/news/2014/jun/fsw</text:p>
          </table:table-cell>
          <table:table-cell/>
        </table:table-row>
        <table:table-row table:style-name="ro1">
          <table:table-cell office:value-type="float" office:value="716190">
            <text:p>716190</text:p>
          </table:table-cell>
          <table:table-cell office:value-type="string">
            <text:p>/wales/news-updates/news/2014/jun/fsw</text:p>
          </table:table-cell>
          <table:table-cell/>
        </table:table-row>
        <table:table-row table:style-name="ro1">
          <table:table-cell office:value-type="float" office:value="716198">
            <text:p>716198</text:p>
          </table:table-cell>
          <table:table-cell office:value-type="string">
            <text:p>/northern-ireland/news-updates/news/2014/jun/fsw</text:p>
          </table:table-cell>
          <table:table-cell/>
        </table:table-row>
        <table:table-row table:style-name="ro1">
          <table:table-cell office:value-type="float" office:value="716407">
            <text:p>716407</text:p>
          </table:table-cell>
          <table:table-cell office:value-type="string">
            <text:p>/wales/about-fsa-wales/cymru/newyddiondatgan/newyddion/archifnewcym/2014/Newyddionmehefin/fswlansiad2014</text:p>
          </table:table-cell>
          <table:table-cell/>
        </table:table-row>
        <table:table-row table:style-name="ro1">
          <table:table-cell office:value-type="float" office:value="716436">
            <text:p>716436</text:p>
          </table:table-cell>
          <table:table-cell office:value-type="string">
            <text:p>/news-updates/allergy-news/2014/jun/tesco-caesarsalad</text:p>
          </table:table-cell>
          <table:table-cell/>
        </table:table-row>
        <table:table-row table:style-name="ro1">
          <table:table-cell office:value-type="float" office:value="716702">
            <text:p>716702</text:p>
          </table:table-cell>
          <table:table-cell office:value-type="string">
            <text:p>/news-updates/news/2014/jun/parents</text:p>
          </table:table-cell>
          <table:table-cell/>
        </table:table-row>
        <table:table-row table:style-name="ro1">
          <table:table-cell office:value-type="float" office:value="716747">
            <text:p>716747</text:p>
          </table:table-cell>
          <table:table-cell office:value-type="string">
            <text:p>/wales/news-updates/news/2014/jun/parents</text:p>
          </table:table-cell>
          <table:table-cell/>
        </table:table-row>
        <table:table-row table:style-name="ro1">
          <table:table-cell office:value-type="float" office:value="716753">
            <text:p>716753</text:p>
          </table:table-cell>
          <table:table-cell office:value-type="string">
            <text:p>/scotland/news-updates/news/2014/jun/parents</text:p>
          </table:table-cell>
          <table:table-cell/>
        </table:table-row>
        <table:table-row table:style-name="ro1">
          <table:table-cell office:value-type="float" office:value="716800">
            <text:p>716800</text:p>
          </table:table-cell>
          <table:table-cell office:value-type="string">
            <text:p>/wales/about-fsa-wales/cymru/newyddiondatgan/newyddion/archifnewcym/2014/Newyddionmehefin/parents</text:p>
          </table:table-cell>
          <table:table-cell/>
        </table:table-row>
        <table:table-row table:style-name="ro1">
          <table:table-cell office:value-type="float" office:value="716938">
            <text:p>716938</text:p>
          </table:table-cell>
          <table:table-cell office:value-type="string">
            <text:p>/news-updates/allergy-news/2014/jun/blackfriars-flapjacks</text:p>
          </table:table-cell>
          <table:table-cell/>
        </table:table-row>
        <table:table-row table:style-name="ro1">
          <table:table-cell office:value-type="float" office:value="717006">
            <text:p>717006</text:p>
          </table:table-cell>
          <table:table-cell office:value-type="string">
            <text:p>/news-updates/news/2014/jun/fsa-chair</text:p>
          </table:table-cell>
          <table:table-cell/>
        </table:table-row>
        <table:table-row table:style-name="ro1">
          <table:table-cell office:value-type="float" office:value="717728">
            <text:p>717728</text:p>
          </table:table-cell>
          <table:table-cell office:value-type="string">
            <text:p>/news-updates/news/2014/jun/tsb-ktp-competition</text:p>
          </table:table-cell>
          <table:table-cell/>
        </table:table-row>
        <table:table-row table:style-name="ro1">
          <table:table-cell office:value-type="float" office:value="717840">
            <text:p>717840</text:p>
          </table:table-cell>
          <table:table-cell office:value-type="string">
            <text:p>/news-updates/news/2014/jun/foodpoisoning</text:p>
          </table:table-cell>
          <table:table-cell/>
        </table:table-row>
      </table:table>
      <table:table table:name="Pressreleases" table:style-name="ta1">
        <table:table-column table:style-name="co1" table:number-columns-repeated="2" table:default-cell-style-name="Default"/>
        <table:table-row table:style-name="ro1">
          <table:table-cell office:value-type="float" office:value="623727">
            <text:p>623727</text:p>
          </table:table-cell>
          <table:table-cell office:value-type="string">
            <text:p>/northern-ireland/about-fsa-ni/pressreleases/2006/feb/fishnchipsnipress</text:p>
          </table:table-cell>
        </table:table-row>
        <table:table-row table:style-name="ro1">
          <table:table-cell office:value-type="float" office:value="623767">
            <text:p>623767</text:p>
          </table:table-cell>
          <table:table-cell office:value-type="string">
            <text:p>/northern-ireland/about-fsa-ni/pressreleases/2006/feb/nifacagendachange</text:p>
          </table:table-cell>
        </table:table-row>
        <table:table-row table:style-name="ro1">
          <table:table-cell office:value-type="float" office:value="623731">
            <text:p>623731</text:p>
          </table:table-cell>
          <table:table-cell office:value-type="string">
            <text:p>/northern-ireland/about-fsa-ni/pressreleases/2006/feb/wearewhatweeatpr</text:p>
          </table:table-cell>
        </table:table-row>
        <table:table-row table:style-name="ro1">
          <table:table-cell office:value-type="float" office:value="623799">
            <text:p>623799</text:p>
          </table:table-cell>
          <table:table-cell office:value-type="string">
            <text:p>/northern-ireland/about-fsa-ni/pressreleases/2006/jan/coleaward</text:p>
          </table:table-cell>
        </table:table-row>
        <table:table-row table:style-name="ro1">
          <table:table-cell office:value-type="float" office:value="623803">
            <text:p>623803</text:p>
          </table:table-cell>
          <table:table-cell office:value-type="string">
            <text:p>/northern-ireland/about-fsa-ni/pressreleases/2006/jan/elearningdegree</text:p>
          </table:table-cell>
        </table:table-row>
        <table:table-row table:style-name="ro1">
          <table:table-cell office:value-type="float" office:value="623795">
            <text:p>623795</text:p>
          </table:table-cell>
          <table:table-cell office:value-type="string">
            <text:p>/northern-ireland/about-fsa-ni/pressreleases/2006/jan/nicalendar</text:p>
          </table:table-cell>
        </table:table-row>
        <table:table-row table:style-name="ro1">
          <table:table-cell office:value-type="float" office:value="623835">
            <text:p>623835</text:p>
          </table:table-cell>
          <table:table-cell office:value-type="string">
            <text:p>/northern-ireland/about-fsa-ni/pressreleases/2006/jun/fridgenipress</text:p>
          </table:table-cell>
        </table:table-row>
        <table:table-row table:style-name="ro1">
          <table:table-cell office:value-type="float" office:value="623839">
            <text:p>623839</text:p>
          </table:table-cell>
          <table:table-cell office:value-type="string">
            <text:p>/northern-ireland/about-fsa-ni/pressreleases/2006/mar/boghni06</text:p>
          </table:table-cell>
        </table:table-row>
        <table:table-row table:style-name="ro1">
          <table:table-cell office:value-type="float" office:value="623791">
            <text:p>623791</text:p>
          </table:table-cell>
          <table:table-cell office:value-type="string">
            <text:p>/northern-ireland/about-fsa-ni/pressreleases/2006/mar/cas2005nipress</text:p>
          </table:table-cell>
        </table:table-row>
        <table:table-row table:style-name="ro1">
          <table:table-cell office:value-type="float" office:value="623783">
            <text:p>623783</text:p>
          </table:table-cell>
          <table:table-cell office:value-type="string">
            <text:p>/northern-ireland/about-fsa-ni/pressreleases/2006/mar/fsanistakemarch</text:p>
          </table:table-cell>
        </table:table-row>
        <table:table-row table:style-name="ro1">
          <table:table-cell office:value-type="float" office:value="623775">
            <text:p>623775</text:p>
          </table:table-cell>
          <table:table-cell office:value-type="string">
            <text:p>/northern-ireland/about-fsa-ni/pressreleases/2006/mar/nihamper</text:p>
          </table:table-cell>
        </table:table-row>
        <table:table-row table:style-name="ro1">
          <table:table-cell office:value-type="float" office:value="623863">
            <text:p>623863</text:p>
          </table:table-cell>
          <table:table-cell office:value-type="string">
            <text:p>/northern-ireland/about-fsa-ni/pressreleases/2006/oct/cookingbusnipress</text:p>
          </table:table-cell>
        </table:table-row>
        <table:table-row table:style-name="ro1">
          <table:table-cell office:value-type="float" office:value="623867">
            <text:p>623867</text:p>
          </table:table-cell>
          <table:table-cell office:value-type="string">
            <text:p>/northern-ireland/about-fsa-ni/pressreleases/2006/sep/fresherfoodpress</text:p>
          </table:table-cell>
        </table:table-row>
        <table:table-row table:style-name="ro1">
          <table:table-cell office:value-type="float" office:value="624146">
            <text:p>624146</text:p>
          </table:table-cell>
          <table:table-cell office:value-type="string">
            <text:p>/northern-ireland/about-fsa-ni/pressreleases/2007/apr/nifacmembers0704</text:p>
          </table:table-cell>
        </table:table-row>
        <table:table-row table:style-name="ro1">
          <table:table-cell office:value-type="float" office:value="623827">
            <text:p>623827</text:p>
          </table:table-cell>
          <table:table-cell office:value-type="string">
            <text:p>/northern-ireland/about-fsa-ni/pressreleases/2007/aug/mariecurie</text:p>
          </table:table-cell>
        </table:table-row>
        <table:table-row table:style-name="ro1">
          <table:table-cell office:value-type="float" office:value="624174">
            <text:p>624174</text:p>
          </table:table-cell>
          <table:table-cell office:value-type="string">
            <text:p>/northern-ireland/about-fsa-ni/pressreleases/2007/dec/nicalendar2008press</text:p>
          </table:table-cell>
        </table:table-row>
        <table:table-row table:style-name="ro1">
          <table:table-cell office:value-type="float" office:value="623936">
            <text:p>623936</text:p>
          </table:table-cell>
          <table:table-cell office:value-type="string">
            <text:p>/northern-ireland/about-fsa-ni/pressreleases/2007/feb/cas07nipress</text:p>
          </table:table-cell>
        </table:table-row>
        <table:table-row table:style-name="ro1">
          <table:table-cell office:value-type="float" office:value="623879">
            <text:p>623879</text:p>
          </table:table-cell>
          <table:table-cell office:value-type="string">
            <text:p>/northern-ireland/about-fsa-ni/pressreleases/2007/jan/signpostni0701</text:p>
          </table:table-cell>
        </table:table-row>
        <table:table-row table:style-name="ro1">
          <table:table-cell office:value-type="float" office:value="624033">
            <text:p>624033</text:p>
          </table:table-cell>
          <table:table-cell office:value-type="string">
            <text:p>/northern-ireland/about-fsa-ni/pressreleases/2007/jul/fsanihomelessnessandfood</text:p>
          </table:table-cell>
        </table:table-row>
        <table:table-row table:style-name="ro1">
          <table:table-cell office:value-type="float" office:value="624158">
            <text:p>624158</text:p>
          </table:table-cell>
          <table:table-cell office:value-type="string">
            <text:p>/northern-ireland/about-fsa-ni/pressreleases/2007/jun/macysschooltrip</text:p>
          </table:table-cell>
        </table:table-row>
        <table:table-row table:style-name="ro1">
          <table:table-cell office:value-type="float" office:value="624154">
            <text:p>624154</text:p>
          </table:table-cell>
          <table:table-cell office:value-type="string">
            <text:p>/northern-ireland/about-fsa-ni/pressreleases/2007/jun/nifacjune07press</text:p>
          </table:table-cell>
        </table:table-row>
        <table:table-row table:style-name="ro1">
          <table:table-cell office:value-type="float" office:value="624098">
            <text:p>624098</text:p>
          </table:table-cell>
          <table:table-cell office:value-type="string">
            <text:p>/northern-ireland/about-fsa-ni/pressreleases/2007/jun/trafficlights</text:p>
          </table:table-cell>
        </table:table-row>
        <table:table-row table:style-name="ro1">
          <table:table-cell office:value-type="float" office:value="624126">
            <text:p>624126</text:p>
          </table:table-cell>
          <table:table-cell office:value-type="string">
            <text:p>/northern-ireland/about-fsa-ni/pressreleases/2007/jun/walkpark</text:p>
          </table:table-cell>
        </table:table-row>
        <table:table-row table:style-name="ro1">
          <table:table-cell office:value-type="float" office:value="624029">
            <text:p>624029</text:p>
          </table:table-cell>
          <table:table-cell office:value-type="string">
            <text:p>/northern-ireland/about-fsa-ni/pressreleases/2007/mar/nisaltlaunch</text:p>
          </table:table-cell>
        </table:table-row>
        <table:table-row table:style-name="ro1">
          <table:table-cell office:value-type="float" office:value="624130">
            <text:p>624130</text:p>
          </table:table-cell>
          <table:table-cell office:value-type="string">
            <text:p>/northern-ireland/about-fsa-ni/pressreleases/2007/may/nifacmeetmay07press</text:p>
          </table:table-cell>
        </table:table-row>
        <table:table-row table:style-name="ro1">
          <table:table-cell office:value-type="float" office:value="624150">
            <text:p>624150</text:p>
          </table:table-cell>
          <table:table-cell office:value-type="string">
            <text:p>/northern-ireland/about-fsa-ni/pressreleases/2007/may/prosecution</text:p>
          </table:table-cell>
        </table:table-row>
        <table:table-row table:style-name="ro1">
          <table:table-cell office:value-type="float" office:value="624110">
            <text:p>624110</text:p>
          </table:table-cell>
          <table:table-cell office:value-type="string">
            <text:p>/northern-ireland/about-fsa-ni/pressreleases/2007/oct/speedicook</text:p>
          </table:table-cell>
        </table:table-row>
        <table:table-row table:style-name="ro1">
          <table:table-cell office:value-type="float" office:value="624470">
            <text:p>624470</text:p>
          </table:table-cell>
          <table:table-cell office:value-type="string">
            <text:p>/northern-ireland/about-fsa-ni/pressreleases/2008/dec/calendar09</text:p>
          </table:table-cell>
        </table:table-row>
        <table:table-row table:style-name="ro1">
          <table:table-cell office:value-type="float" office:value="624633">
            <text:p>624633</text:p>
          </table:table-cell>
          <table:table-cell office:value-type="string">
            <text:p>/northern-ireland/about-fsa-ni/pressreleases/2008/dec/meathygienechargingni</text:p>
          </table:table-cell>
        </table:table-row>
        <table:table-row table:style-name="ro1">
          <table:table-cell office:value-type="float" office:value="624480">
            <text:p>624480</text:p>
          </table:table-cell>
          <table:table-cell office:value-type="string">
            <text:p>/northern-ireland/about-fsa-ni/pressreleases/2008/dec/xmascardni</text:p>
          </table:table-cell>
        </table:table-row>
        <table:table-row table:style-name="ro1">
          <table:table-cell office:value-type="float" office:value="624282">
            <text:p>624282</text:p>
          </table:table-cell>
          <table:table-cell office:value-type="string">
            <text:p>/northern-ireland/about-fsa-ni/pressreleases/2008/feb/cas2007nipr</text:p>
          </table:table-cell>
        </table:table-row>
        <table:table-row table:style-name="ro1">
          <table:table-cell office:value-type="float" office:value="624250">
            <text:p>624250</text:p>
          </table:table-cell>
          <table:table-cell office:value-type="string">
            <text:p>/northern-ireland/about-fsa-ni/pressreleases/2008/jan/pigregspr</text:p>
          </table:table-cell>
        </table:table-row>
        <table:table-row table:style-name="ro1">
          <table:table-cell office:value-type="float" office:value="624342">
            <text:p>624342</text:p>
          </table:table-cell>
          <table:table-cell office:value-type="string">
            <text:p>/northern-ireland/about-fsa-ni/pressreleases/2008/jul/fsaboardmeatchargingproposals</text:p>
          </table:table-cell>
        </table:table-row>
        <table:table-row table:style-name="ro1">
          <table:table-cell office:value-type="float" office:value="624390">
            <text:p>624390</text:p>
          </table:table-cell>
          <table:table-cell office:value-type="string">
            <text:p>/northern-ireland/about-fsa-ni/pressreleases/2008/jun/coldstore</text:p>
          </table:table-cell>
        </table:table-row>
        <table:table-row table:style-name="ro1">
          <table:table-cell office:value-type="float" office:value="624362">
            <text:p>624362</text:p>
          </table:table-cell>
          <table:table-cell office:value-type="string">
            <text:p>/northern-ireland/about-fsa-ni/pressreleases/2008/jun/foodsafetyweekni</text:p>
          </table:table-cell>
        </table:table-row>
        <table:table-row table:style-name="ro1">
          <table:table-cell office:value-type="float" office:value="624508">
            <text:p>624508</text:p>
          </table:table-cell>
          <table:table-cell office:value-type="string">
            <text:p>/northern-ireland/about-fsa-ni/pressreleases/2008/jun/takenoteni</text:p>
          </table:table-cell>
        </table:table-row>
        <table:table-row table:style-name="ro1">
          <table:table-cell office:value-type="float" office:value="624581">
            <text:p>624581</text:p>
          </table:table-cell>
          <table:table-cell office:value-type="string">
            <text:p>/northern-ireland/about-fsa-ni/pressreleases/2009/feb/launchsatfatcampaign</text:p>
          </table:table-cell>
        </table:table-row>
        <table:table-row table:style-name="ro1">
          <table:table-cell office:value-type="float" office:value="624810">
            <text:p>624810</text:p>
          </table:table-cell>
          <table:table-cell office:value-type="string">
            <text:p>/northern-ireland/about-fsa-ni/pressreleases/2009/oct/salt</text:p>
          </table:table-cell>
        </table:table-row>
        <table:table-row table:style-name="ro1">
          <table:table-cell office:value-type="float" office:value="625034">
            <text:p>625034</text:p>
          </table:table-cell>
          <table:table-cell office:value-type="string">
            <text:p>/northern-ireland/about-fsa-ni/pressreleases/2010/jun/foodsafetyweek</text:p>
          </table:table-cell>
        </table:table-row>
        <table:table-row table:style-name="ro1">
          <table:table-cell office:value-type="float" office:value="625106">
            <text:p>625106</text:p>
          </table:table-cell>
          <table:table-cell office:value-type="string">
            <text:p>/northern-ireland/about-fsa-ni/pressreleases/2011/dec/vegcampaignni</text:p>
          </table:table-cell>
        </table:table-row>
        <table:table-row table:style-name="ro1">
          <table:table-cell office:value-type="float" office:value="623715">
            <text:p>623715</text:p>
          </table:table-cell>
          <table:table-cell office:value-type="string">
            <text:p>/northern-ireland/about-fsa-ni/pressreleases/2012/jun/nifsw</text:p>
          </table:table-cell>
        </table:table-row>
        <table:table-row table:style-name="ro2">
          <table:table-cell table:number-columns-repeated="2"/>
        </table:table-row>
        <table:table-row table:style-name="ro1">
          <table:table-cell office:value-type="float" office:value="623759">
            <text:p>623759</text:p>
          </table:table-cell>
          <table:table-cell office:value-type="string">
            <text:p>/scotland/news-updates/news/pressreleases/2006/jun/scotnet</text:p>
          </table:table-cell>
        </table:table-row>
        <table:table-row table:style-name="ro1">
          <table:table-cell office:value-type="float" office:value="623771">
            <text:p>623771</text:p>
          </table:table-cell>
          <table:table-cell office:value-type="string">
            <text:p>/scotland/news-updates/news/pressreleases/2006/mar/cas2005scotpress</text:p>
          </table:table-cell>
        </table:table-row>
        <table:table-row table:style-name="ro1">
          <table:table-cell office:value-type="float" office:value="623751">
            <text:p>623751</text:p>
          </table:table-cell>
          <table:table-cell office:value-type="string">
            <text:p>/scotland/news-updates/news/pressreleases/2006/mar/newmemsfac</text:p>
          </table:table-cell>
        </table:table-row>
        <table:table-row table:style-name="ro1">
          <table:table-cell office:value-type="float" office:value="623871">
            <text:p>623871</text:p>
          </table:table-cell>
          <table:table-cell office:value-type="string">
            <text:p>/scotland/news-updates/news/pressreleases/2006/nov/dmlaunches</text:p>
          </table:table-cell>
        </table:table-row>
        <table:table-row table:style-name="ro1">
          <table:table-cell office:value-type="float" office:value="623843">
            <text:p>623843</text:p>
          </table:table-cell>
          <table:table-cell office:value-type="string">
            <text:p>/scotland/news-updates/news/pressreleases/2006/oct/Newhygienescheme</text:p>
          </table:table-cell>
        </table:table-row>
        <table:table-row table:style-name="ro1">
          <table:table-cell office:value-type="float" office:value="624077">
            <text:p>624077</text:p>
          </table:table-cell>
          <table:table-cell office:value-type="string">
            <text:p>/scotland/news-updates/news/pressreleases/2007/apr/edinburghresponse</text:p>
          </table:table-cell>
        </table:table-row>
        <table:table-row table:style-name="ro1">
          <table:table-cell office:value-type="float" office:value="624041">
            <text:p>624041</text:p>
          </table:table-cell>
          <table:table-cell office:value-type="string">
            <text:p>/scotland/news-updates/news/pressreleases/2007/apr/seafieldfour</text:p>
          </table:table-cell>
        </table:table-row>
        <table:table-row table:style-name="ro1">
          <table:table-cell office:value-type="float" office:value="623973">
            <text:p>623973</text:p>
          </table:table-cell>
          <table:table-cell office:value-type="string">
            <text:p>/scotland/news-updates/news/pressreleases/2007/apr/seafieldupdate</text:p>
          </table:table-cell>
        </table:table-row>
        <table:table-row table:style-name="ro1">
          <table:table-cell office:value-type="float" office:value="623743">
            <text:p>623743</text:p>
          </table:table-cell>
          <table:table-cell office:value-type="string">
            <text:p>/scotland/news-updates/news/pressreleases/2007/apr/seafieldupdate2</text:p>
          </table:table-cell>
        </table:table-row>
        <table:table-row table:style-name="ro1">
          <table:table-cell office:value-type="float" office:value="623747">
            <text:p>623747</text:p>
          </table:table-cell>
          <table:table-cell office:value-type="string">
            <text:p>/scotland/news-updates/news/pressreleases/2007/apr/seafieldupdate3</text:p>
          </table:table-cell>
        </table:table-row>
        <table:table-row table:style-name="ro1">
          <table:table-cell office:value-type="float" office:value="623969">
            <text:p>623969</text:p>
          </table:table-cell>
          <table:table-cell office:value-type="string">
            <text:p>/scotland/news-updates/news/pressreleases/2007/apr/smokemeatpress</text:p>
          </table:table-cell>
        </table:table-row>
        <table:table-row table:style-name="ro1">
          <table:table-cell office:value-type="float" office:value="624017">
            <text:p>624017</text:p>
          </table:table-cell>
          <table:table-cell office:value-type="string">
            <text:p>/scotland/news-updates/news/pressreleases/2007/aug/edinburghfhi</text:p>
          </table:table-cell>
        </table:table-row>
        <table:table-row table:style-name="ro1">
          <table:table-cell office:value-type="float" office:value="623883">
            <text:p>623883</text:p>
          </table:table-cell>
          <table:table-cell office:value-type="string">
            <text:p>/scotland/news-updates/news/pressreleases/2007/aug/renfrewroadshow</text:p>
          </table:table-cell>
        </table:table-row>
        <table:table-row table:style-name="ro1">
          <table:table-cell office:value-type="float" office:value="623989">
            <text:p>623989</text:p>
          </table:table-cell>
          <table:table-cell office:value-type="string">
            <text:p>/scotland/news-updates/news/pressreleases/2007/aug/rugby</text:p>
          </table:table-cell>
        </table:table-row>
        <table:table-row table:style-name="ro1">
          <table:table-cell office:value-type="float" office:value="623927">
            <text:p>623927</text:p>
          </table:table-cell>
          <table:table-cell office:value-type="string">
            <text:p>/scotland/news-updates/news/pressreleases/2007/feb/cas07scpress</text:p>
          </table:table-cell>
        </table:table-row>
        <table:table-row table:style-name="ro1">
          <table:table-cell office:value-type="float" office:value="623940">
            <text:p>623940</text:p>
          </table:table-cell>
          <table:table-cell office:value-type="string">
            <text:p>/scotland/news-updates/news/pressreleases/2007/feb/scotpress0703</text:p>
          </table:table-cell>
        </table:table-row>
        <table:table-row table:style-name="ro1">
          <table:table-cell office:value-type="float" office:value="624170">
            <text:p>624170</text:p>
          </table:table-cell>
          <table:table-cell office:value-type="string">
            <text:p>/scotland/news-updates/news/pressreleases/2007/mar/celebchefphilvick</text:p>
          </table:table-cell>
        </table:table-row>
        <table:table-row table:style-name="ro1">
          <table:table-cell office:value-type="float" office:value="624166">
            <text:p>624166</text:p>
          </table:table-cell>
          <table:table-cell office:value-type="string">
            <text:p>/scotland/news-updates/news/pressreleases/2007/mar/foodhygienebid</text:p>
          </table:table-cell>
        </table:table-row>
        <table:table-row table:style-name="ro1">
          <table:table-cell office:value-type="float" office:value="624162">
            <text:p>624162</text:p>
          </table:table-cell>
          <table:table-cell office:value-type="string">
            <text:p>/scotland/news-updates/news/pressreleases/2007/mar/whatscookingfsa</text:p>
          </table:table-cell>
        </table:table-row>
        <table:table-row table:style-name="ro1">
          <table:table-cell office:value-type="float" office:value="623977">
            <text:p>623977</text:p>
          </table:table-cell>
          <table:table-cell office:value-type="string">
            <text:p>/scotland/news-updates/news/pressreleases/2007/may/seafield</text:p>
          </table:table-cell>
        </table:table-row>
        <table:table-row table:style-name="ro1">
          <table:table-cell office:value-type="float" office:value="624089">
            <text:p>624089</text:p>
          </table:table-cell>
          <table:table-cell office:value-type="string">
            <text:p>/scotland/news-updates/news/pressreleases/2007/nov/feedhygienescotland</text:p>
          </table:table-cell>
        </table:table-row>
        <table:table-row table:style-name="ro1">
          <table:table-cell office:value-type="float" office:value="624202">
            <text:p>624202</text:p>
          </table:table-cell>
          <table:table-cell office:value-type="string">
            <text:p>/scotland/news-updates/news/pressreleases/2007/oct/communitiespr</text:p>
          </table:table-cell>
        </table:table-row>
        <table:table-row table:style-name="ro1">
          <table:table-cell office:value-type="float" office:value="624045">
            <text:p>624045</text:p>
          </table:table-cell>
          <table:table-cell office:value-type="string">
            <text:p>/scotland/news-updates/news/pressreleases/2007/oct/srmvotescotpress</text:p>
          </table:table-cell>
        </table:table-row>
        <table:table-row table:style-name="ro1">
          <table:table-cell office:value-type="float" office:value="624302">
            <text:p>624302</text:p>
          </table:table-cell>
          <table:table-cell office:value-type="string">
            <text:p>/scotland/news-updates/news/pressreleases/2007/sep/fhisaberdeen</text:p>
          </table:table-cell>
        </table:table-row>
        <table:table-row table:style-name="ro1">
          <table:table-cell office:value-type="float" office:value="624198">
            <text:p>624198</text:p>
          </table:table-cell>
          <table:table-cell office:value-type="string">
            <text:p>/scotland/news-updates/news/pressreleases/2007/sep/perthfhis</text:p>
          </table:table-cell>
        </table:table-row>
        <table:table-row table:style-name="ro1">
          <table:table-cell office:value-type="float" office:value="624037">
            <text:p>624037</text:p>
          </table:table-cell>
          <table:table-cell office:value-type="string">
            <text:p>/scotland/news-updates/news/pressreleases/2007/sep/rehis</text:p>
          </table:table-cell>
        </table:table-row>
        <table:table-row table:style-name="ro1">
          <table:table-cell office:value-type="float" office:value="624605">
            <text:p>624605</text:p>
          </table:table-cell>
          <table:table-cell office:value-type="string">
            <text:p>/scotland/news-updates/news/pressreleases/2008/aug/foodexpertsaberdeen</text:p>
          </table:table-cell>
        </table:table-row>
        <table:table-row table:style-name="ro1">
          <table:table-cell office:value-type="float" office:value="624521">
            <text:p>624521</text:p>
          </table:table-cell>
          <table:table-cell office:value-type="string">
            <text:p>/scotland/news-updates/news/pressreleases/2008/dec/consultchargingscotland</text:p>
          </table:table-cell>
        </table:table-row>
        <table:table-row table:style-name="ro1">
          <table:table-cell office:value-type="float" office:value="624561">
            <text:p>624561</text:p>
          </table:table-cell>
          <table:table-cell office:value-type="string">
            <text:p>/scotland/news-updates/news/pressreleases/2008/dec/turkeyleftovers</text:p>
          </table:table-cell>
        </table:table-row>
        <table:table-row table:style-name="ro1">
          <table:table-cell office:value-type="float" office:value="624414">
            <text:p>624414</text:p>
          </table:table-cell>
          <table:table-cell office:value-type="string">
            <text:p>/scotland/news-updates/news/pressreleases/2008/dec/xmascardscot</text:p>
          </table:table-cell>
        </table:table-row>
        <table:table-row table:style-name="ro1">
          <table:table-cell office:value-type="float" office:value="624230">
            <text:p>624230</text:p>
          </table:table-cell>
          <table:table-cell office:value-type="string">
            <text:p>/scotland/news-updates/news/pressreleases/2008/feb/cas2007scotpr</text:p>
          </table:table-cell>
        </table:table-row>
        <table:table-row table:style-name="ro1">
          <table:table-cell office:value-type="float" office:value="624422">
            <text:p>624422</text:p>
          </table:table-cell>
          <table:table-cell office:value-type="string">
            <text:p>/scotland/news-updates/news/pressreleases/2008/feb/cookingdemonstrationjamesmartin</text:p>
          </table:table-cell>
        </table:table-row>
        <table:table-row table:style-name="ro1">
          <table:table-cell office:value-type="float" office:value="624406">
            <text:p>624406</text:p>
          </table:table-cell>
          <table:table-cell office:value-type="string">
            <text:p>/scotland/news-updates/news/pressreleases/2008/feb/foodexpertsaberdeen</text:p>
          </table:table-cell>
        </table:table-row>
        <table:table-row table:style-name="ro1">
          <table:table-cell office:value-type="float" office:value="624426">
            <text:p>624426</text:p>
          </table:table-cell>
          <table:table-cell office:value-type="string">
            <text:p>/scotland/news-updates/news/pressreleases/2008/feb/fsaenergyintakeprogramme</text:p>
          </table:table-cell>
        </table:table-row>
        <table:table-row table:style-name="ro1">
          <table:table-cell office:value-type="float" office:value="624434">
            <text:p>624434</text:p>
          </table:table-cell>
          <table:table-cell office:value-type="string">
            <text:p>/scotland/news-updates/news/pressreleases/2008/feb/newmembersappointedscotfac</text:p>
          </table:table-cell>
        </table:table-row>
        <table:table-row table:style-name="ro1">
          <table:table-cell office:value-type="float" office:value="624398">
            <text:p>624398</text:p>
          </table:table-cell>
          <table:table-cell office:value-type="string">
            <text:p>/scotland/news-updates/news/pressreleases/2008/jul/chargingproposals</text:p>
          </table:table-cell>
        </table:table-row>
        <table:table-row table:style-name="ro1">
          <table:table-cell office:value-type="float" office:value="624450">
            <text:p>624450</text:p>
          </table:table-cell>
          <table:table-cell office:value-type="string">
            <text:p>/scotland/news-updates/news/pressreleases/2008/jul/foodexpertsedinburgh</text:p>
          </table:table-cell>
        </table:table-row>
        <table:table-row table:style-name="ro1">
          <table:table-cell office:value-type="float" office:value="624488">
            <text:p>624488</text:p>
          </table:table-cell>
          <table:table-cell office:value-type="string">
            <text:p>/scotland/news-updates/news/pressreleases/2008/jul/newinformationpackchildminders</text:p>
          </table:table-cell>
        </table:table-row>
        <table:table-row table:style-name="ro1">
          <table:table-cell office:value-type="float" office:value="624500">
            <text:p>624500</text:p>
          </table:table-cell>
          <table:table-cell office:value-type="string">
            <text:p>/scotland/news-updates/news/pressreleases/2008/jul/saltintakelevels</text:p>
          </table:table-cell>
        </table:table-row>
        <table:table-row table:style-name="ro1">
          <table:table-cell office:value-type="float" office:value="624442">
            <text:p>624442</text:p>
          </table:table-cell>
          <table:table-cell office:value-type="string">
            <text:p>/scotland/news-updates/news/pressreleases/2008/jun/mealtimehorrorstory</text:p>
          </table:table-cell>
        </table:table-row>
        <table:table-row table:style-name="ro1">
          <table:table-cell office:value-type="float" office:value="624516">
            <text:p>624516</text:p>
          </table:table-cell>
          <table:table-cell office:value-type="string">
            <text:p>/scotland/news-updates/news/pressreleases/2008/jun/sheilamckechnieaward</text:p>
          </table:table-cell>
        </table:table-row>
        <table:table-row table:style-name="ro1">
          <table:table-cell office:value-type="float" office:value="624430">
            <text:p>624430</text:p>
          </table:table-cell>
          <table:table-cell office:value-type="string">
            <text:p>/scotland/news-updates/news/pressreleases/2008/mar/cookerymagicindumfries</text:p>
          </table:table-cell>
        </table:table-row>
        <table:table-row table:style-name="ro1">
          <table:table-cell office:value-type="float" office:value="624438">
            <text:p>624438</text:p>
          </table:table-cell>
          <table:table-cell office:value-type="string">
            <text:p>/scotland/news-updates/news/pressreleases/2008/mar/foodhygienecampaignfunding</text:p>
          </table:table-cell>
        </table:table-row>
        <table:table-row table:style-name="ro1">
          <table:table-cell office:value-type="float" office:value="624350">
            <text:p>624350</text:p>
          </table:table-cell>
          <table:table-cell office:value-type="string">
            <text:p>/scotland/news-updates/news/pressreleases/2008/mar/scotchildrensugar</text:p>
          </table:table-cell>
        </table:table-row>
        <table:table-row table:style-name="ro1">
          <table:table-cell office:value-type="float" office:value="624466">
            <text:p>624466</text:p>
          </table:table-cell>
          <table:table-cell office:value-type="string">
            <text:p>/scotland/news-updates/news/pressreleases/2008/nov/celebritychefvisit</text:p>
          </table:table-cell>
        </table:table-row>
        <table:table-row table:style-name="ro1">
          <table:table-cell office:value-type="float" office:value="624617">
            <text:p>624617</text:p>
          </table:table-cell>
          <table:table-cell office:value-type="string">
            <text:p>/scotland/news-updates/news/pressreleases/2008/nov/keylifemessage</text:p>
          </table:table-cell>
        </table:table-row>
        <table:table-row table:style-name="ro1">
          <table:table-cell office:value-type="float" office:value="624613">
            <text:p>624613</text:p>
          </table:table-cell>
          <table:table-cell office:value-type="string">
            <text:p>/scotland/news-updates/news/pressreleases/2008/oct/bigbananaproject</text:p>
          </table:table-cell>
        </table:table-row>
        <table:table-row table:style-name="ro1">
          <table:table-cell office:value-type="float" office:value="624402">
            <text:p>624402</text:p>
          </table:table-cell>
          <table:table-cell office:value-type="string">
            <text:p>/scotland/news-updates/news/pressreleases/2008/oct/bigbananaprojectdundee</text:p>
          </table:table-cell>
        </table:table-row>
        <table:table-row table:style-name="ro1">
          <table:table-cell office:value-type="float" office:value="624601">
            <text:p>624601</text:p>
          </table:table-cell>
          <table:table-cell office:value-type="string">
            <text:p>/scotland/news-updates/news/pressreleases/2008/oct/expertdundee</text:p>
          </table:table-cell>
        </table:table-row>
        <table:table-row table:style-name="ro1">
          <table:table-cell office:value-type="float" office:value="624418">
            <text:p>624418</text:p>
          </table:table-cell>
          <table:table-cell office:value-type="string">
            <text:p>/scotland/news-updates/news/pressreleases/2008/oct/fsascotlandawardsgrants</text:p>
          </table:table-cell>
        </table:table-row>
        <table:table-row table:style-name="ro1">
          <table:table-cell office:value-type="float" office:value="624446">
            <text:p>624446</text:p>
          </table:table-cell>
          <table:table-cell office:value-type="string">
            <text:p>/scotland/news-updates/news/pressreleases/2008/oct/newwaysofworking</text:p>
          </table:table-cell>
        </table:table-row>
        <table:table-row table:style-name="ro1">
          <table:table-cell office:value-type="float" office:value="624496">
            <text:p>624496</text:p>
          </table:table-cell>
          <table:table-cell office:value-type="string">
            <text:p>/scotland/news-updates/news/pressreleases/2008/sep/consultationeuchargingincreases</text:p>
          </table:table-cell>
        </table:table-row>
        <table:table-row table:style-name="ro1">
          <table:table-cell office:value-type="float" office:value="624665">
            <text:p>624665</text:p>
          </table:table-cell>
          <table:table-cell office:value-type="string">
            <text:p>/scotland/news-updates/news/pressreleases/2009/apr/foodexpertsaberdeen</text:p>
          </table:table-cell>
        </table:table-row>
        <table:table-row table:style-name="ro1">
          <table:table-cell office:value-type="float" office:value="624681">
            <text:p>624681</text:p>
          </table:table-cell>
          <table:table-cell office:value-type="string">
            <text:p>/scotland/news-updates/news/pressreleases/2009/apr/foodoutletscaloriesmenus</text:p>
          </table:table-cell>
        </table:table-row>
        <table:table-row table:style-name="ro1">
          <table:table-cell office:value-type="float" office:value="624802">
            <text:p>624802</text:p>
          </table:table-cell>
          <table:table-cell office:value-type="string">
            <text:p>/scotland/news-updates/news/pressreleases/2009/apr/healthyeatingexamssummer</text:p>
          </table:table-cell>
        </table:table-row>
        <table:table-row table:style-name="ro1">
          <table:table-cell office:value-type="float" office:value="624786">
            <text:p>624786</text:p>
          </table:table-cell>
          <table:table-cell office:value-type="string">
            <text:p>/scotland/news-updates/news/pressreleases/2009/aug/foodexpertsdundee090828</text:p>
          </table:table-cell>
        </table:table-row>
        <table:table-row table:style-name="ro1">
          <table:table-cell office:value-type="float" office:value="624921">
            <text:p>624921</text:p>
          </table:table-cell>
          <table:table-cell office:value-type="string">
            <text:p>/scotland/news-updates/news/pressreleases/2009/dec/calorieinformation</text:p>
          </table:table-cell>
        </table:table-row>
        <table:table-row table:style-name="ro1">
          <table:table-cell office:value-type="float" office:value="624753">
            <text:p>624753</text:p>
          </table:table-cell>
          <table:table-cell office:value-type="string">
            <text:p>/scotland/news-updates/news/pressreleases/2009/dec/turkey</text:p>
          </table:table-cell>
        </table:table-row>
        <table:table-row table:style-name="ro1">
          <table:table-cell office:value-type="float" office:value="624537">
            <text:p>624537</text:p>
          </table:table-cell>
          <table:table-cell office:value-type="string">
            <text:p>/scotland/news-updates/news/pressreleases/2009/feb/launchsatfatcampaign</text:p>
          </table:table-cell>
        </table:table-row>
        <table:table-row table:style-name="ro1">
          <table:table-cell office:value-type="float" office:value="624533">
            <text:p>624533</text:p>
          </table:table-cell>
          <table:table-cell office:value-type="string">
            <text:p>/scotland/news-updates/news/pressreleases/2009/feb/newdirectorfsascotland</text:p>
          </table:table-cell>
        </table:table-row>
        <table:table-row table:style-name="ro1">
          <table:table-cell office:value-type="float" office:value="624629">
            <text:p>624629</text:p>
          </table:table-cell>
          <table:table-cell office:value-type="string">
            <text:p>/scotland/news-updates/news/pressreleases/2009/feb/scotboardmemsfac</text:p>
          </table:table-cell>
        </table:table-row>
        <table:table-row table:style-name="ro1">
          <table:table-cell office:value-type="float" office:value="624569">
            <text:p>624569</text:p>
          </table:table-cell>
          <table:table-cell office:value-type="string">
            <text:p>/scotland/news-updates/news/pressreleases/2009/feb/tvchefjamesmartin</text:p>
          </table:table-cell>
        </table:table-row>
        <table:table-row table:style-name="ro1">
          <table:table-cell office:value-type="float" office:value="624625">
            <text:p>624625</text:p>
          </table:table-cell>
          <table:table-cell office:value-type="string">
            <text:p>/scotland/news-updates/news/pressreleases/2009/jan/celebratechinesenewyear</text:p>
          </table:table-cell>
        </table:table-row>
        <table:table-row table:style-name="ro1">
          <table:table-cell office:value-type="float" office:value="624721">
            <text:p>624721</text:p>
          </table:table-cell>
          <table:table-cell office:value-type="string">
            <text:p>/scotland/news-updates/news/pressreleases/2009/jan/foodexpertsperth090204</text:p>
          </table:table-cell>
        </table:table-row>
        <table:table-row table:style-name="ro1">
          <table:table-cell office:value-type="float" office:value="624585">
            <text:p>624585</text:p>
          </table:table-cell>
          <table:table-cell office:value-type="string">
            <text:p>/scotland/news-updates/news/pressreleases/2009/jan/newyearnewyou</text:p>
          </table:table-cell>
        </table:table-row>
        <table:table-row table:style-name="ro1">
          <table:table-cell office:value-type="float" office:value="624645">
            <text:p>624645</text:p>
          </table:table-cell>
          <table:table-cell office:value-type="string">
            <text:p>/scotland/news-updates/news/pressreleases/2009/jan/nutinfoeatingout</text:p>
          </table:table-cell>
        </table:table-row>
        <table:table-row table:style-name="ro1">
          <table:table-cell office:value-type="float" office:value="624794">
            <text:p>624794</text:p>
          </table:table-cell>
          <table:table-cell office:value-type="string">
            <text:p>/scotland/news-updates/news/pressreleases/2009/jul/agencylaunchessatfatconsultation</text:p>
          </table:table-cell>
        </table:table-row>
        <table:table-row table:style-name="ro1">
          <table:table-cell office:value-type="float" office:value="624673">
            <text:p>624673</text:p>
          </table:table-cell>
          <table:table-cell office:value-type="string">
            <text:p>/scotland/news-updates/news/pressreleases/2009/jul/foodexpertsaberdeen090708</text:p>
          </table:table-cell>
        </table:table-row>
        <table:table-row table:style-name="ro1">
          <table:table-cell office:value-type="float" office:value="624653">
            <text:p>624653</text:p>
          </table:table-cell>
          <table:table-cell office:value-type="string">
            <text:p>/scotland/news-updates/news/pressreleases/2009/jun/awardwinningstandreturns</text:p>
          </table:table-cell>
        </table:table-row>
        <table:table-row table:style-name="ro1">
          <table:table-cell office:value-type="float" office:value="624733">
            <text:p>624733</text:p>
          </table:table-cell>
          <table:table-cell office:value-type="string">
            <text:p>/scotland/news-updates/news/pressreleases/2009/jun/foodsafetyweek09</text:p>
          </table:table-cell>
        </table:table-row>
        <table:table-row table:style-name="ro1">
          <table:table-cell office:value-type="float" office:value="624693">
            <text:p>624693</text:p>
          </table:table-cell>
          <table:table-cell office:value-type="string">
            <text:p>/scotland/news-updates/news/pressreleases/2009/jun/tvcheftasteofgrampian</text:p>
          </table:table-cell>
        </table:table-row>
        <table:table-row table:style-name="ro1">
          <table:table-cell office:value-type="float" office:value="624689">
            <text:p>624689</text:p>
          </table:table-cell>
          <table:table-cell office:value-type="string">
            <text:p>/scotland/news-updates/news/pressreleases/2009/mar/foodexpertsdundee090317</text:p>
          </table:table-cell>
        </table:table-row>
        <table:table-row table:style-name="ro1">
          <table:table-cell office:value-type="float" office:value="624685">
            <text:p>624685</text:p>
          </table:table-cell>
          <table:table-cell office:value-type="string">
            <text:p>/scotland/news-updates/news/pressreleases/2009/mar/fsaswinsaward</text:p>
          </table:table-cell>
        </table:table-row>
        <table:table-row table:style-name="ro1">
          <table:table-cell office:value-type="float" office:value="624717">
            <text:p>624717</text:p>
          </table:table-cell>
          <table:table-cell office:value-type="string">
            <text:p>/scotland/news-updates/news/pressreleases/2009/mar/mothersday</text:p>
          </table:table-cell>
        </table:table-row>
        <table:table-row table:style-name="ro1">
          <table:table-cell office:value-type="float" office:value="624713">
            <text:p>624713</text:p>
          </table:table-cell>
          <table:table-cell office:value-type="string">
            <text:p>/scotland/news-updates/news/pressreleases/2009/mar/philvickerystirling</text:p>
          </table:table-cell>
        </table:table-row>
        <table:table-row table:style-name="ro1">
          <table:table-cell office:value-type="float" office:value="624725">
            <text:p>624725</text:p>
          </table:table-cell>
          <table:table-cell office:value-type="string">
            <text:p>/scotland/news-updates/news/pressreleases/2009/may/2012saltreductiontargets</text:p>
          </table:table-cell>
        </table:table-row>
        <table:table-row table:style-name="ro1">
          <table:table-cell office:value-type="float" office:value="624929">
            <text:p>624929</text:p>
          </table:table-cell>
          <table:table-cell office:value-type="string">
            <text:p>/scotland/news-updates/news/pressreleases/2009/nov/recipeforsuccess091201</text:p>
          </table:table-cell>
        </table:table-row>
        <table:table-row table:style-name="ro1">
          <table:table-cell office:value-type="float" office:value="624834">
            <text:p>624834</text:p>
          </table:table-cell>
          <table:table-cell office:value-type="string">
            <text:p>/scotland/news-updates/news/pressreleases/2009/oct/foodexpertsaberdeen091028</text:p>
          </table:table-cell>
        </table:table-row>
        <table:table-row table:style-name="ro1">
          <table:table-cell office:value-type="float" office:value="624838">
            <text:p>624838</text:p>
          </table:table-cell>
          <table:table-cell office:value-type="string">
            <text:p>/scotland/news-updates/news/pressreleases/2009/oct/salt</text:p>
          </table:table-cell>
        </table:table-row>
        <table:table-row table:style-name="ro1">
          <table:table-cell office:value-type="float" office:value="624806">
            <text:p>624806</text:p>
          </table:table-cell>
          <table:table-cell office:value-type="string">
            <text:p>/scotland/news-updates/news/pressreleases/2009/sep/philvickery</text:p>
          </table:table-cell>
        </table:table-row>
        <table:table-row table:style-name="ro1">
          <table:table-cell office:value-type="float" office:value="623815">
            <text:p>623815</text:p>
          </table:table-cell>
          <table:table-cell office:value-type="string">
            <text:p>/scotland/news-updates/news/pressreleases/2010/aug/primaryschoolresourceschildren</text:p>
          </table:table-cell>
        </table:table-row>
        <table:table-row table:style-name="ro1">
          <table:table-cell office:value-type="float" office:value="624871">
            <text:p>624871</text:p>
          </table:table-cell>
          <table:table-cell office:value-type="string">
            <text:p>/scotland/news-updates/news/pressreleases/2010/feb/recipeforsuccess100309</text:p>
          </table:table-cell>
        </table:table-row>
        <table:table-row table:style-name="ro1">
          <table:table-cell office:value-type="float" office:value="624958">
            <text:p>624958</text:p>
          </table:table-cell>
          <table:table-cell office:value-type="string">
            <text:p>/scotland/news-updates/news/pressreleases/2010/jan/countryoforigin</text:p>
          </table:table-cell>
        </table:table-row>
        <table:table-row table:style-name="ro1">
          <table:table-cell office:value-type="float" office:value="624761">
            <text:p>624761</text:p>
          </table:table-cell>
          <table:table-cell office:value-type="string">
            <text:p>/scotland/news-updates/news/pressreleases/2010/jan/fsasgdiscussionmeatindustry</text:p>
          </table:table-cell>
        </table:table-row>
        <table:table-row table:style-name="ro1">
          <table:table-cell office:value-type="float" office:value="625006">
            <text:p>625006</text:p>
          </table:table-cell>
          <table:table-cell office:value-type="string">
            <text:p>/scotland/news-updates/news/pressreleases/2010/jul/foodexpertsdundee100707</text:p>
          </table:table-cell>
        </table:table-row>
        <table:table-row table:style-name="ro1">
          <table:table-cell office:value-type="float" office:value="625030">
            <text:p>625030</text:p>
          </table:table-cell>
          <table:table-cell office:value-type="string">
            <text:p>/scotland/news-updates/news/pressreleases/2010/jun/aberdeenfootballclub</text:p>
          </table:table-cell>
        </table:table-row>
        <table:table-row table:style-name="ro1">
          <table:table-cell office:value-type="float" office:value="625018">
            <text:p>625018</text:p>
          </table:table-cell>
          <table:table-cell office:value-type="string">
            <text:p>/scotland/news-updates/news/pressreleases/2010/jun/countryoforiginlabelling</text:p>
          </table:table-cell>
        </table:table-row>
        <table:table-row table:style-name="ro1">
          <table:table-cell office:value-type="float" office:value="625022">
            <text:p>625022</text:p>
          </table:table-cell>
          <table:table-cell office:value-type="string">
            <text:p>/scotland/news-updates/news/pressreleases/2010/jun/foodexpertsaberdeen100602</text:p>
          </table:table-cell>
        </table:table-row>
        <table:table-row table:style-name="ro1">
          <table:table-cell office:value-type="float" office:value="625026">
            <text:p>625026</text:p>
          </table:table-cell>
          <table:table-cell office:value-type="string">
            <text:p>/scotland/news-updates/news/pressreleases/2010/jun/fsaseatsafeaward</text:p>
          </table:table-cell>
        </table:table-row>
        <table:table-row table:style-name="ro1">
          <table:table-cell office:value-type="float" office:value="625050">
            <text:p>625050</text:p>
          </table:table-cell>
          <table:table-cell office:value-type="string">
            <text:p>/scotland/news-updates/news/pressreleases/2010/jun/honeyadvicebabies</text:p>
          </table:table-cell>
        </table:table-row>
        <table:table-row table:style-name="ro1">
          <table:table-cell office:value-type="float" office:value="625042">
            <text:p>625042</text:p>
          </table:table-cell>
          <table:table-cell office:value-type="string">
            <text:p>/scotland/news-updates/news/pressreleases/2010/jun/royalhighlandshow</text:p>
          </table:table-cell>
        </table:table-row>
        <table:table-row table:style-name="ro1">
          <table:table-cell office:value-type="float" office:value="625066">
            <text:p>625066</text:p>
          </table:table-cell>
          <table:table-cell office:value-type="string">
            <text:p>/scotland/news-updates/news/pressreleases/2010/jun/safeoutdooreating</text:p>
          </table:table-cell>
        </table:table-row>
        <table:table-row table:style-name="ro1">
          <table:table-cell office:value-type="float" office:value="624925">
            <text:p>624925</text:p>
          </table:table-cell>
          <table:table-cell office:value-type="string">
            <text:p>/scotland/news-updates/news/pressreleases/2010/mar/foodexpertsdundee24032010</text:p>
          </table:table-cell>
        </table:table-row>
        <table:table-row table:style-name="ro1">
          <table:table-cell office:value-type="float" office:value="625182">
            <text:p>625182</text:p>
          </table:table-cell>
          <table:table-cell office:value-type="string">
            <text:p>/scotland/news-updates/news/pressreleases/2010/oct/foodexpertsaberdeen03112010</text:p>
          </table:table-cell>
        </table:table-row>
        <table:table-row table:style-name="ro1">
          <table:table-cell office:value-type="float" office:value="623707">
            <text:p>623707</text:p>
          </table:table-cell>
          <table:table-cell office:value-type="string">
            <text:p>/scotland/news-updates/news/pressreleases/2010/sep/foodexpertsaberdeen10092010</text:p>
          </table:table-cell>
        </table:table-row>
        <table:table-row table:style-name="ro1">
          <table:table-cell office:value-type="float" office:value="625130">
            <text:p>625130</text:p>
          </table:table-cell>
          <table:table-cell office:value-type="string">
            <text:p>/scotland/news-updates/news/pressreleases/2011/aug/foodexpertsaberdeen24082011</text:p>
          </table:table-cell>
        </table:table-row>
        <table:table-row table:style-name="ro1">
          <table:table-cell office:value-type="float" office:value="625082">
            <text:p>625082</text:p>
          </table:table-cell>
          <table:table-cell office:value-type="string">
            <text:p>/scotland/news-updates/news/pressreleases/2011/dec/christmasfoodhygienesafetymessages</text:p>
          </table:table-cell>
        </table:table-row>
        <table:table-row table:style-name="ro1">
          <table:table-cell office:value-type="float" office:value="625166">
            <text:p>625166</text:p>
          </table:table-cell>
          <table:table-cell office:value-type="string">
            <text:p>/scotland/news-updates/news/pressreleases/2011/jan/foodexpertsdundee110118</text:p>
          </table:table-cell>
        </table:table-row>
        <table:table-row table:style-name="ro1">
          <table:table-cell office:value-type="float" office:value="624330">
            <text:p>624330</text:p>
          </table:table-cell>
          <table:table-cell office:value-type="string">
            <text:p>/scotland/news-updates/news/pressreleases/2011/jul/foodexpertsedinburgh06072011</text:p>
          </table:table-cell>
        </table:table-row>
        <table:table-row table:style-name="ro1">
          <table:table-cell office:value-type="float" office:value="625118">
            <text:p>625118</text:p>
          </table:table-cell>
          <table:table-cell office:value-type="string">
            <text:p>/scotland/news-updates/news/pressreleases/2011/jun/foodsafetyweekscotland</text:p>
          </table:table-cell>
        </table:table-row>
        <table:table-row table:style-name="ro1">
          <table:table-cell office:value-type="float" office:value="625194">
            <text:p>625194</text:p>
          </table:table-cell>
          <table:table-cell office:value-type="string">
            <text:p>/scotland/news-updates/news/pressreleases/2011/jun/royalhighlandshow</text:p>
          </table:table-cell>
        </table:table-row>
        <table:table-row table:style-name="ro1">
          <table:table-cell office:value-type="float" office:value="625190">
            <text:p>625190</text:p>
          </table:table-cell>
          <table:table-cell office:value-type="string">
            <text:p>/scotland/news-updates/news/pressreleases/2011/jun/tasteofgrampian</text:p>
          </table:table-cell>
        </table:table-row>
        <table:table-row table:style-name="ro1">
          <table:table-cell office:value-type="float" office:value="625086">
            <text:p>625086</text:p>
          </table:table-cell>
          <table:table-cell office:value-type="string">
            <text:p>/scotland/news-updates/news/pressreleases/2011/mar/foodexpertsaberdeen10032011</text:p>
          </table:table-cell>
        </table:table-row>
        <table:table-row table:style-name="ro1">
          <table:table-cell office:value-type="float" office:value="625114">
            <text:p>625114</text:p>
          </table:table-cell>
          <table:table-cell office:value-type="string">
            <text:p>/scotland/news-updates/news/pressreleases/2011/may/foodexpertsaberdeen19052011</text:p>
          </table:table-cell>
        </table:table-row>
        <table:table-row table:style-name="ro1">
          <table:table-cell office:value-type="float" office:value="625078">
            <text:p>625078</text:p>
          </table:table-cell>
          <table:table-cell office:value-type="string">
            <text:p>/scotland/news-updates/news/pressreleases/2011/nov/foodexpertsaberdeen</text:p>
          </table:table-cell>
        </table:table-row>
        <table:table-row table:style-name="ro1">
          <table:table-cell office:value-type="float" office:value="625110">
            <text:p>625110</text:p>
          </table:table-cell>
          <table:table-cell office:value-type="string">
            <text:p>/scotland/news-updates/news/pressreleases/2011/nov/vegcampaignscot</text:p>
          </table:table-cell>
        </table:table-row>
        <table:table-row table:style-name="ro1">
          <table:table-cell office:value-type="float" office:value="625154">
            <text:p>625154</text:p>
          </table:table-cell>
          <table:table-cell office:value-type="string">
            <text:p>/scotland/news-updates/news/pressreleases/2011/sep/eatwellweek</text:p>
          </table:table-cell>
        </table:table-row>
        <table:table-row table:style-name="ro1">
          <table:table-cell office:value-type="float" office:value="625146">
            <text:p>625146</text:p>
          </table:table-cell>
          <table:table-cell office:value-type="string">
            <text:p>/scotland/news-updates/news/pressreleases/2011/sep/foodinformationregulations</text:p>
          </table:table-cell>
        </table:table-row>
        <table:table-row table:style-name="ro1">
          <table:table-cell office:value-type="float" office:value="625174">
            <text:p>625174</text:p>
          </table:table-cell>
          <table:table-cell office:value-type="string">
            <text:p>/scotland/news-updates/news/pressreleases/2011/sep/freshersfestival</text:p>
          </table:table-cell>
        </table:table-row>
        <table:table-row table:style-name="ro1">
          <table:table-cell office:value-type="float" office:value="625227">
            <text:p>625227</text:p>
          </table:table-cell>
          <table:table-cell office:value-type="string">
            <text:p>/scotland/news-updates/news/pressreleases/2012/jan/fiveadaydesign</text:p>
          </table:table-cell>
        </table:table-row>
        <table:table-row table:style-name="ro1">
          <table:table-cell office:value-type="float" office:value="625222">
            <text:p>625222</text:p>
          </table:table-cell>
          <table:table-cell office:value-type="string">
            <text:p>/scotland/news-updates/news/pressreleases/2012/jan/foodexpertsaberdeen</text:p>
          </table:table-cell>
        </table:table-row>
        <table:table-row table:style-name="ro1">
          <table:table-cell office:value-type="float" office:value="623723">
            <text:p>623723</text:p>
          </table:table-cell>
          <table:table-cell office:value-type="string">
            <text:p>/scotland/news-updates/news/pressreleases/2012/jul/sfacjuly</text:p>
          </table:table-cell>
        </table:table-row>
        <table:table-row table:style-name="ro1">
          <table:table-cell office:value-type="float" office:value="623719">
            <text:p>623719</text:p>
          </table:table-cell>
          <table:table-cell office:value-type="string">
            <text:p>/scotland/news-updates/news/pressreleases/2012/jun/clean-hands-pr</text:p>
          </table:table-cell>
        </table:table-row>
        <table:table-row table:style-name="ro1">
          <table:table-cell office:value-type="float" office:value="624009">
            <text:p>624009</text:p>
          </table:table-cell>
          <table:table-cell office:value-type="string">
            <text:p>/scotland/news-updates/news/pressreleases/2012/jun/food-safety</text:p>
          </table:table-cell>
        </table:table-row>
        <table:table-row table:style-name="ro1">
          <table:table-cell office:value-type="float" office:value="625210">
            <text:p>625210</text:p>
          </table:table-cell>
          <table:table-cell office:value-type="string">
            <text:p>/scotland/news-updates/news/pressreleases/2012/mar/cookroadshow</text:p>
          </table:table-cell>
        </table:table-row>
        <table:table-row table:style-name="ro1">
          <table:table-cell office:value-type="float" office:value="625214">
            <text:p>625214</text:p>
          </table:table-cell>
          <table:table-cell office:value-type="string">
            <text:p>/scotland/news-updates/news/pressreleases/2012/mar/foodexpertsaberdeen</text:p>
          </table:table-cell>
        </table:table-row>
        <table:table-row table:style-name="ro1">
          <table:table-cell office:value-type="float" office:value="625239">
            <text:p>625239</text:p>
          </table:table-cell>
          <table:table-cell office:value-type="string">
            <text:p>/scotland/news-updates/news/pressreleases/2012/mar/obanroadshow</text:p>
          </table:table-cell>
        </table:table-row>
        <table:table-row table:style-name="ro1">
          <table:table-cell office:value-type="float" office:value="625235">
            <text:p>625235</text:p>
          </table:table-cell>
          <table:table-cell office:value-type="string">
            <text:p>/scotland/news-updates/news/pressreleases/2012/mar/sfacnewmembs</text:p>
          </table:table-cell>
        </table:table-row>
        <table:table-row table:style-name="ro1">
          <table:table-cell office:value-type="float" office:value="623711">
            <text:p>623711</text:p>
          </table:table-cell>
          <table:table-cell office:value-type="string">
            <text:p>/scotland/news-updates/news/pressreleases/2012/may/meal-fortune-scot</text:p>
          </table:table-cell>
        </table:table-row>
        <table:table-row table:style-name="ro1">
          <table:table-cell office:value-type="float" office:value="623787">
            <text:p>623787</text:p>
          </table:table-cell>
          <table:table-cell office:value-type="string">
            <text:p>/scotland/news-updates/news/pressreleases/2012/may/scotopenmeet</text:p>
          </table:table-cell>
        </table:table-row>
        <table:table-row table:style-name="ro2">
          <table:table-cell table:number-columns-repeated="2"/>
        </table:table-row>
        <table:table-row table:style-name="ro1">
          <table:table-cell office:value-type="float" office:value="625102">
            <text:p>625102</text:p>
          </table:table-cell>
          <table:table-cell office:value-type="string">
            <text:p>/wales/news-updates/news/pressreleases/2011/dec/limiteddisplayfhrswales</text:p>
          </table:table-cell>
        </table:table-row>
        <table:table-row table:style-name="ro1">
          <table:table-cell office:value-type="float" office:value="625074">
            <text:p>625074</text:p>
          </table:table-cell>
          <table:table-cell office:value-type="string">
            <text:p>/wales/news-updates/news/pressreleases/2011/feb/fhrswalesadvertisingcampaign</text:p>
          </table:table-cell>
        </table:table-row>
        <table:table-row table:style-name="ro1">
          <table:table-cell office:value-type="float" office:value="625170">
            <text:p>625170</text:p>
          </table:table-cell>
          <table:table-cell office:value-type="string">
            <text:p>/wales/news-updates/news/pressreleases/2011/jan/auditswanseacouncil</text:p>
          </table:table-cell>
        </table:table-row>
        <table:table-row table:style-name="ro1">
          <table:table-cell office:value-type="float" office:value="625134">
            <text:p>625134</text:p>
          </table:table-cell>
          <table:table-cell office:value-type="string">
            <text:p>/wales/news-updates/news/pressreleases/2011/jan/audittorfaencbc</text:p>
          </table:table-cell>
        </table:table-row>
        <table:table-row table:style-name="ro1">
          <table:table-cell office:value-type="float" office:value="625178">
            <text:p>625178</text:p>
          </table:table-cell>
          <table:table-cell office:value-type="string">
            <text:p>/wales/news-updates/news/pressreleases/2011/mar/wfacmembers</text:p>
          </table:table-cell>
        </table:table-row>
        <table:table-row table:style-name="ro1">
          <table:table-cell office:value-type="float" office:value="625090">
            <text:p>625090</text:p>
          </table:table-cell>
          <table:table-cell office:value-type="string">
            <text:p>/wales/news-updates/news/pressreleases/2011/nov/vegcampaignwales</text:p>
          </table:table-cell>
        </table:table-row>
        <table:table-row table:style-name="ro1">
          <table:table-cell office:value-type="float" office:value="625158">
            <text:p>625158</text:p>
          </table:table-cell>
          <table:table-cell office:value-type="string">
            <text:p>/wales/news-updates/news/pressreleases/2011/oct/auditwrexhamcountycouncil</text:p>
          </table:table-cell>
        </table:table-row>
        <table:table-row table:style-name="ro1">
          <table:table-cell office:value-type="float" office:value="625243">
            <text:p>625243</text:p>
          </table:table-cell>
          <table:table-cell office:value-type="string">
            <text:p>/wales/news-updates/news/pressreleases/2012/apr/cardiff-food-safety-squad</text:p>
          </table:table-cell>
        </table:table-row>
        <table:table-row table:style-name="ro1">
          <table:table-cell office:value-type="float" office:value="625202">
            <text:p>625202</text:p>
          </table:table-cell>
          <table:table-cell office:value-type="string">
            <text:p>/wales/news-updates/news/pressreleases/2012/feb/audittorfaen</text:p>
          </table:table-cell>
        </table:table-row>
        <table:table-row table:style-name="ro1">
          <table:table-cell office:value-type="float" office:value="625231">
            <text:p>625231</text:p>
          </table:table-cell>
          <table:table-cell office:value-type="string">
            <text:p>/wales/news-updates/news/pressreleases/2012/feb/valeofglamorganauditpr</text:p>
          </table:table-cell>
        </table:table-row>
        <table:table-row table:style-name="ro1">
          <table:table-cell office:value-type="float" office:value="625198">
            <text:p>625198</text:p>
          </table:table-cell>
          <table:table-cell office:value-type="string">
            <text:p>/wales/news-updates/news/pressreleases/2012/jan/elearning</text:p>
          </table:table-cell>
        </table:table-row>
        <table:table-row table:style-name="ro1">
          <table:table-cell office:value-type="float" office:value="624049">
            <text:p>624049</text:p>
          </table:table-cell>
          <table:table-cell office:value-type="string">
            <text:p>/wales/news-updates/news/pressreleases/2012/jun/fsw-wales</text:p>
          </table:table-cell>
        </table:table-row>
      </table:table>
      <table:named-expressions/>
      <table:database-ranges>
        <table:database-range table:name="__Anonymous_Sheet_DB__0" table:target-range-address="Sheet1.A1:Sheet1.AMJ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26T15:16:00.66</meta:creation-date>
    <dc:date>2014-07-26T15:20:27.33</dc:date>
    <meta:editing-duration>P0D</meta:editing-duration>
    <meta:editing-cycles>1</meta:editing-cycles>
    <meta:document-statistic meta:table-count="2" meta:cell-count="4344" meta:object-count="0"/>
    <meta:generator>LibreOffice/4.0.5.2$Windows_x86 LibreOffice_project/5464147a081647a250913f19c0715bca595af2f</meta:generator>
  </office:meta>
</office:document-meta>
</file>